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-1.058cm" fo:line-height="100%" fo:margin-top="0cm" fo:border-bottom="#808080 0.053cm solid" fo:margin-left="1.058cm" fo:margin-right="1.411cm" style:writing-mode="lr-tb">
        <style:tab-stops>
          <style:tab-stop style:type="left" style:leader-style="none" style:position="-0.423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fo:color="#cc7a17" fo:font-size="12pt" style:font-size-asian="12pt" style:font-size-complex="12pt"/>
    </style:style>
    <style:style style:name="P2" style:family="paragraph" style:parent-style-name="Standard">
      <style:paragraph-properties fo:text-align="left" fo:break-before="auto" fo:text-indent="-1.058cm" fo:line-height="100%" fo:margin-top="0cm" fo:margin-left="1.058cm" fo:margin-right="1.411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353cm" fo:margin-left="0.635cm" fo:margin-right="1.411cm" style:writing-mode="lr-tb"/>
    </style:style>
    <style:style style:name="T3_1" style:family="text">
      <style:text-properties fo:color="#666666" fo:font-size="8pt" style:font-size-asian="8pt" style:font-size-complex="8pt"/>
    </style:style>
    <style:style style:name="T3_2" style:family="text">
      <style:text-properties fo:color="#666666" fo:font-size="8pt" style:font-size-asian="8pt" style:font-size-complex="8pt"/>
    </style:style>
    <style:style style:name="T3_3" style:family="text">
      <style:text-properties fo:color="#666666" fo:font-size="8pt" style:font-size-asian="8pt" style:font-size-complex="8pt"/>
    </style:style>
    <style:style style:name="T3_4" style:family="text">
      <style:text-properties fo:color="#666666" fo:font-size="8pt" style:font-size-asian="8pt" style:font-size-complex="8pt"/>
    </style:style>
    <style:style style:name="T3_5" style:family="text">
      <style:text-properties fo:color="#666666" fo:font-size="8pt" style:font-size-asian="8pt" style:font-size-complex="8pt"/>
    </style:style>
    <style:style style:name="T3_6" style:family="text">
      <style:text-properties fo:color="#666666" fo:font-size="8pt" style:font-size-asian="8pt" style:font-size-complex="8pt"/>
    </style:style>
    <style:style style:name="T3_7" style:family="text">
      <style:text-properties fo:color="#666666" fo:font-size="8pt" style:font-size-asian="8pt" style:font-size-complex="8pt"/>
    </style:style>
    <style:style style:name="T3_8" style:family="text">
      <style:text-properties fo:color="#666666" fo:font-size="8pt" style:font-size-asian="8pt" style:font-size-complex="8pt"/>
    </style:style>
    <style:style style:name="T3_9" style:family="text">
      <style:text-properties fo:color="#666666" fo:font-size="8pt" style:font-size-asian="8pt" style:font-size-complex="8pt"/>
    </style:style>
    <style:style style:name="T3_10" style:family="text">
      <style:text-properties fo:color="#666666" fo:font-size="8pt" style:font-size-asian="8pt" style:font-size-complex="8pt"/>
    </style:style>
    <style:style style:name="T3_11" style:family="text">
      <style:text-properties fo:color="#666666" fo:font-size="8pt" style:font-size-asian="8pt" style:font-size-complex="8pt"/>
    </style:style>
    <style:style style:name="T3_12" style:family="text">
      <style:text-properties fo:color="#666666" fo:font-size="8pt" style:font-size-asian="8pt" style:font-size-complex="8pt"/>
    </style:style>
    <style:style style:name="T3_13" style:family="text">
      <style:text-properties fo:color="#666666" fo:font-size="8pt" style:font-size-asian="8pt" style:font-size-complex="8pt"/>
    </style:style>
    <style:style style:name="T3_14" style:family="text">
      <style:text-properties fo:color="#666666" fo:font-size="8pt" style:font-size-asian="8pt" style:font-size-complex="8pt"/>
    </style:style>
    <style:style style:name="T3_15" style:family="text">
      <style:text-properties fo:color="#666666" fo:font-size="8pt" style:font-size-asian="8pt" style:font-size-complex="8pt"/>
    </style:style>
    <style:style style:name="T3_16" style:family="text">
      <style:text-properties fo:color="#666666" fo:font-size="8pt" style:font-size-asian="8pt" style:font-size-complex="8pt"/>
    </style:style>
    <style:style style:name="T3_17" style:family="text">
      <style:text-properties fo:color="#666666" fo:font-size="8pt" style:font-size-asian="8pt" style:font-size-complex="8pt"/>
    </style:style>
    <style:style style:name="T3_18" style:family="text">
      <style:text-properties fo:color="#666666" fo:font-size="8pt" style:font-size-asian="8pt" style:font-size-complex="8pt"/>
    </style:style>
    <style:style style:name="T3_19" style:family="text">
      <style:text-properties fo:color="#666666" fo:font-size="8pt" style:font-size-asian="8pt" style:font-size-complex="8pt"/>
    </style:style>
    <style:style style:name="T3_20" style:family="text">
      <style:text-properties fo:color="#666666" fo:font-size="8pt" style:font-size-asian="8pt" style:font-size-complex="8pt"/>
    </style:style>
    <style:style style:name="T3_21" style:family="text">
      <style:text-properties fo:color="#666666" fo:font-size="8pt" style:font-size-asian="8pt" style:font-size-complex="8pt"/>
    </style:style>
    <style:style style:name="T3_22" style:family="text">
      <style:text-properties fo:color="#666666" fo:font-size="8pt" style:font-size-asian="8pt" style:font-size-complex="8pt"/>
    </style:style>
    <style:style style:name="T3_23" style:family="text">
      <style:text-properties fo:color="#666666" fo:font-size="8pt" style:font-size-asian="8pt" style:font-size-complex="8pt"/>
    </style:style>
    <style:style style:name="T3_24" style:family="text">
      <style:text-properties fo:color="#666666" fo:font-size="8pt" style:font-size-asian="8pt" style:font-size-complex="8pt"/>
    </style:style>
    <style:style style:name="T3_25" style:family="text">
      <style:text-properties fo:color="#666666" fo:font-size="8pt" style:font-size-asian="8pt" style:font-size-complex="8pt"/>
    </style:style>
    <style:style style:name="T3_26" style:family="text">
      <style:text-properties fo:color="#666666" fo:font-size="8pt" style:font-size-asian="8pt" style:font-size-complex="8pt"/>
    </style:style>
    <style:style style:name="T3_27" style:family="text">
      <style:text-properties fo:color="#666666" fo:font-size="8pt" style:font-size-asian="8pt" style:font-size-complex="8pt"/>
    </style:style>
    <style:style style:name="T3_28" style:family="text">
      <style:text-properties fo:color="#666666" fo:font-size="8pt" style:font-size-asian="8pt" style:font-size-complex="8pt"/>
    </style:style>
    <style:style style:name="T3_29" style:family="text">
      <style:text-properties fo:color="#666666" fo:font-size="8pt" style:font-size-asian="8pt" style:font-size-complex="8pt"/>
    </style:style>
    <style:style style:name="T3_30" style:family="text">
      <style:text-properties fo:color="#666666" fo:font-size="8pt" style:font-size-asian="8pt" style:font-size-complex="8pt"/>
    </style:style>
    <style:style style:name="T3_31" style:family="text">
      <style:text-properties fo:color="#666666" fo:font-size="8pt" style:font-size-asian="8pt" style:font-size-complex="8pt"/>
    </style:style>
    <style:style style:name="T3_32" style:family="text">
      <style:text-properties fo:color="#666666" fo:font-size="8pt" style:font-size-asian="8pt" style:font-size-complex="8pt"/>
    </style:style>
    <style:style style:name="T3_33" style:family="text">
      <style:text-properties fo:color="#666666" fo:font-size="8pt" style:font-size-asian="8pt" style:font-size-complex="8pt"/>
    </style:style>
    <style:style style:name="T3_34" style:family="text">
      <style:text-properties fo:color="#666666" fo:font-size="8pt" style:font-size-asian="8pt" style:font-size-complex="8pt"/>
    </style:style>
    <style:style style:name="T3_35" style:family="text">
      <style:text-properties fo:color="#666666" fo:font-size="8pt" style:font-size-asian="8pt" style:font-size-complex="8pt"/>
    </style:style>
    <style:style style:name="T3_36" style:family="text">
      <style:text-properties fo:color="#666666" fo:font-size="8pt" style:font-size-asian="8pt" style:font-size-complex="8pt"/>
    </style:style>
    <style:style style:name="T3_37" style:family="text">
      <style:text-properties fo:color="#666666" fo:font-size="8pt" style:font-size-asian="8pt" style:font-size-complex="8pt"/>
    </style:style>
    <style:style style:name="T3_38" style:family="text">
      <style:text-properties fo:color="#666666" fo:font-size="8pt" style:font-size-asian="8pt" style:font-size-complex="8pt"/>
    </style:style>
    <style:style style:name="T3_39" style:family="text">
      <style:text-properties fo:color="#666666" fo:font-size="8pt" style:font-size-asian="8pt" style:font-size-complex="8pt"/>
    </style:style>
    <style:style style:name="T3_40" style:family="text">
      <style:text-properties fo:color="#666666" fo:font-size="8pt" style:font-size-asian="8pt" style:font-size-complex="8pt"/>
    </style:style>
    <style:style style:name="T3_41" style:family="text">
      <style:text-properties fo:color="#666666" fo:font-size="8pt" style:font-size-asian="8pt" style:font-size-complex="8pt"/>
    </style:style>
    <style:style style:name="T3_42" style:family="text">
      <style:text-properties fo:color="#666666" fo:font-size="8pt" style:font-size-asian="8pt" style:font-size-complex="8pt"/>
    </style:style>
    <style:style style:name="T3_43" style:family="text">
      <style:text-properties fo:color="#666666" fo:font-size="8pt" style:font-size-asian="8pt" style:font-size-complex="8pt"/>
    </style:style>
    <style:style style:name="T3_44" style:family="text">
      <style:text-properties fo:color="#666666" fo:font-size="8pt" style:font-size-asian="8pt" style:font-size-complex="8pt"/>
    </style:style>
    <style:style style:name="T3_45" style:family="text">
      <style:text-properties fo:color="#666666" fo:font-size="8pt" style:font-size-asian="8pt" style:font-size-complex="8pt"/>
    </style:style>
    <style:style style:name="T3_46" style:family="text">
      <style:text-properties fo:color="#666666" fo:font-size="8pt" style:font-size-asian="8pt" style:font-size-complex="8pt"/>
    </style:style>
    <style:style style:name="T3_47" style:family="text">
      <style:text-properties fo:color="#666666" fo:font-size="8pt" style:font-size-asian="8pt" style:font-size-complex="8pt"/>
    </style:style>
    <style:style style:name="T3_48" style:family="text">
      <style:text-properties fo:color="#666666" fo:font-size="8pt" style:font-size-asian="8pt" style:font-size-complex="8pt"/>
    </style:style>
    <style:style style:name="T3_49" style:family="text">
      <style:text-properties fo:color="#666666" fo:font-size="8pt" style:font-size-asian="8pt" style:font-size-complex="8pt"/>
    </style:style>
    <style:style style:name="T3_50" style:family="text">
      <style:text-properties fo:color="#666666" fo:font-size="8pt" style:font-size-asian="8pt" style:font-size-complex="8pt"/>
    </style:style>
    <style:style style:name="T3_51" style:family="text">
      <style:text-properties fo:color="#666666" fo:font-size="8pt" style:font-size-asian="8pt" style:font-size-complex="8pt"/>
    </style:style>
    <style:style style:name="T3_52" style:family="text">
      <style:text-properties fo:color="#666666" fo:font-size="8pt" style:font-size-asian="8pt" style:font-size-complex="8pt"/>
    </style:style>
    <style:style style:name="T3_53" style:family="text">
      <style:text-properties fo:color="#666666" fo:font-size="8pt" style:font-size-asian="8pt" style:font-size-complex="8pt"/>
    </style:style>
    <style:style style:name="T3_54" style:family="text">
      <style:text-properties fo:color="#666666" fo:font-size="8pt" style:font-size-asian="8pt" style:font-size-complex="8pt"/>
    </style:style>
    <style:style style:name="T3_55" style:family="text">
      <style:text-properties fo:color="#666666" fo:font-size="8pt" style:font-size-asian="8pt" style:font-size-complex="8pt"/>
    </style:style>
    <style:style style:name="T3_56" style:family="text">
      <style:text-properties fo:color="#666666" fo:font-size="8pt" style:font-size-asian="8pt" style:font-size-complex="8pt"/>
    </style:style>
    <style:style style:name="T3_57" style:family="text">
      <style:text-properties fo:color="#666666" fo:font-size="8pt" style:font-size-asian="8pt" style:font-size-complex="8pt"/>
    </style:style>
    <style:style style:name="T3_58" style:family="text">
      <style:text-properties fo:color="#666666" fo:font-size="8pt" style:font-size-asian="8pt" style:font-size-complex="8pt"/>
    </style:style>
    <style:style style:name="T3_59" style:family="text">
      <style:text-properties fo:color="#666666" fo:font-size="8pt" style:font-size-asian="8pt" style:font-size-complex="8pt"/>
    </style:style>
    <style:style style:name="T3_60" style:family="text">
      <style:text-properties fo:color="#666666" fo:font-size="8pt" style:font-size-asian="8pt" style:font-size-complex="8pt"/>
    </style:style>
    <style:style style:name="P4" style:family="paragraph" style:parent-style-name="Standard">
      <style:paragraph-properties fo:text-align="left" fo:break-before="auto" fo:text-indent="-1.058cm" fo:line-height="100%" fo:margin-top="0cm" fo:border-bottom="#808080 0.053cm solid" fo:margin-left="1.058cm" fo:margin-right="1.411cm" style:writing-mode="lr-tb">
        <style:tab-stops>
          <style:tab-stop style:type="left" style:leader-style="none" style:position="-0.423cm"/>
        </style:tab-stops>
      </style:paragraph-properties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cc7a17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-1.058cm" fo:line-height="100%" fo:margin-top="0cm" fo:margin-left="1.058cm" fo:margin-right="1.411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353cm" fo:margin-left="0.635cm" fo:margin-right="1.411cm" style:writing-mode="lr-tb"/>
    </style:style>
    <style:style style:name="T6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6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6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6_4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6_5" style:family="text"/>
    <style:style style:name="T6_6" style:family="text">
      <style:text-properties fo:color="#1155cc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T6_7" style:family="text"/>
    <style:style style:name="T6_8" style:family="text">
      <style:text-properties fo:color="#1155cc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T6_9" style:family="text"/>
    <style:style style:name="T6_10" style:family="text">
      <style:text-properties fo:color="#1155cc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T6_11" style:family="text"/>
    <style:style style:name="T6_12" style:family="text">
      <style:text-properties fo:color="#1155cc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T6_13" style:family="text"/>
    <style:style style:name="T6_14" style:family="text">
      <style:text-properties fo:color="#1155cc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T6_15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6_16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6_17" style:family="text">
      <style:text-properties fo:color="#666666" fo:font-size="8pt" style:font-size-asian="8pt" style:font-size-complex="8pt"/>
    </style:style>
    <style:style style:name="T6_18" style:family="text">
      <style:text-properties fo:color="#666666" fo:font-size="8pt" style:font-size-asian="8pt" style:font-size-complex="8pt"/>
    </style:style>
    <style:style style:name="T6_19" style:family="text">
      <style:text-properties fo:color="#666666" fo:font-size="8pt" style:font-size-asian="8pt" style:font-size-complex="8pt"/>
    </style:style>
    <style:style style:name="T6_20" style:family="text">
      <style:text-properties fo:color="#666666" fo:font-size="8pt" style:font-size-asian="8pt" style:font-size-complex="8pt"/>
    </style:style>
    <style:style style:name="T6_21" style:family="text">
      <style:text-properties fo:color="#666666" fo:font-size="8pt" style:font-size-asian="8pt" style:font-size-complex="8pt"/>
    </style:style>
    <style:style style:name="T6_22" style:family="text">
      <style:text-properties fo:color="#666666" fo:font-size="8pt" style:font-size-asian="8pt" style:font-size-complex="8pt"/>
    </style:style>
    <style:style style:name="T6_23" style:family="text">
      <style:text-properties fo:color="#666666" fo:font-size="8pt" style:font-size-asian="8pt" style:font-size-complex="8pt"/>
    </style:style>
    <style:style style:name="T6_24" style:family="text">
      <style:text-properties fo:color="#666666" fo:font-size="8pt" style:font-size-asian="8pt" style:font-size-complex="8pt"/>
    </style:style>
    <style:style style:name="T6_25" style:family="text">
      <style:text-properties fo:color="#666666" fo:font-size="8pt" style:font-size-asian="8pt" style:font-size-complex="8pt"/>
    </style:style>
    <style:style style:name="T6_26" style:family="text">
      <style:text-properties fo:color="#666666" fo:font-size="8pt" style:font-size-asian="8pt" style:font-size-complex="8pt"/>
    </style:style>
    <style:style style:name="T6_27" style:family="text">
      <style:text-properties fo:color="#666666" fo:font-size="8pt" style:font-size-asian="8pt" style:font-size-complex="8pt"/>
    </style:style>
    <style:style style:name="T6_28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T6_29" style:family="text">
      <style:text-properties fo:color="#666666" fo:font-size="8pt" style:font-size-asian="8pt" style:font-size-complex="8pt"/>
    </style:style>
    <style:style style:name="P7" style:family="paragraph" style:parent-style-name="Standard">
      <style:paragraph-properties fo:text-align="left" fo:break-before="auto" fo:text-indent="-1.058cm" fo:line-height="100%" fo:margin-top="0cm" fo:border-bottom="#808080 0.053cm solid" fo:margin-left="1.058cm" fo:margin-right="1.411cm" style:writing-mode="lr-tb">
        <style:tab-stops>
          <style:tab-stop style:type="left" style:leader-style="none" style:position="-0.423cm"/>
        </style:tab-stops>
      </style:paragraph-properties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cc7a17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-1.058cm" fo:line-height="100%" fo:margin-top="0cm" fo:margin-left="1.058cm" fo:margin-right="1.411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.353cm" fo:margin-left="0.635cm" fo:margin-right="1.411cm" style:writing-mode="lr-tb"/>
    </style:style>
    <style:style style:name="T9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9_2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9_3" style:family="text">
      <style:text-properties fo:color="#666666" fo:font-size="8pt" style:font-size-asian="8pt" style:font-size-complex="8pt"/>
    </style:style>
    <style:style style:name="T9_4" style:family="text">
      <style:text-properties fo:color="#666666" fo:font-size="8pt" style:font-size-asian="8pt" style:font-size-complex="8pt"/>
    </style:style>
    <style:style style:name="T9_5" style:family="text">
      <style:text-properties fo:color="#666666" fo:font-size="8pt" style:font-size-asian="8pt" style:font-size-complex="8pt"/>
    </style:style>
    <style:style style:name="T9_6" style:family="text">
      <style:text-properties fo:color="#666666" fo:font-size="8pt" style:font-size-asian="8pt" style:font-size-complex="8pt"/>
    </style:style>
    <style:style style:name="T9_7" style:family="text">
      <style:text-properties fo:color="#666666" fo:font-size="8pt" style:font-size-asian="8pt" style:font-size-complex="8pt"/>
    </style:style>
    <style:style style:name="T9_8" style:family="text">
      <style:text-properties fo:color="#666666" fo:font-size="8pt" style:font-size-asian="8pt" style:font-size-complex="8pt"/>
    </style:style>
    <style:style style:name="T9_9" style:family="text">
      <style:text-properties fo:color="#666666" fo:font-size="8pt" style:font-size-asian="8pt" style:font-size-complex="8pt"/>
    </style:style>
    <style:style style:name="T9_10" style:family="text">
      <style:text-properties fo:color="#666666" fo:font-size="8pt" style:font-size-asian="8pt" style:font-size-complex="8pt"/>
    </style:style>
    <style:style style:name="T9_11" style:family="text">
      <style:text-properties fo:color="#666666" fo:font-size="8pt" style:font-size-asian="8pt" style:font-size-complex="8pt"/>
    </style:style>
    <style:style style:name="T9_12" style:family="text">
      <style:text-properties fo:color="#666666" fo:font-size="8pt" style:font-size-asian="8pt" style:font-size-complex="8pt"/>
    </style:style>
    <style:style style:name="T9_13" style:family="text">
      <style:text-properties fo:color="#666666" fo:font-size="8pt" style:font-size-asian="8pt" style:font-size-complex="8pt"/>
    </style:style>
    <style:style style:name="T9_14" style:family="text">
      <style:text-properties fo:color="#666666" fo:font-size="8pt" style:font-size-asian="8pt" style:font-size-complex="8pt"/>
    </style:style>
    <style:style style:name="T9_15" style:family="text">
      <style:text-properties fo:color="#666666" fo:font-size="8pt" style:font-size-asian="8pt" style:font-size-complex="8pt"/>
    </style:style>
    <style:style style:name="T9_16" style:family="text">
      <style:text-properties fo:color="#666666" fo:font-size="8pt" style:font-size-asian="8pt" style:font-size-complex="8pt"/>
    </style:style>
    <style:style style:name="T9_17" style:family="text">
      <style:text-properties fo:color="#666666" fo:font-size="8pt" style:font-size-asian="8pt" style:font-size-complex="8pt"/>
    </style:style>
    <style:style style:name="T9_18" style:family="text">
      <style:text-properties fo:color="#666666" fo:font-size="8pt" style:font-size-asian="8pt" style:font-size-complex="8pt"/>
    </style:style>
    <style:style style:name="T9_19" style:family="text">
      <style:text-properties fo:color="#666666" fo:font-size="8pt" style:font-size-asian="8pt" style:font-size-complex="8pt"/>
    </style:style>
    <style:style style:name="T9_20" style:family="text">
      <style:text-properties fo:color="#666666" fo:font-size="8pt" style:font-size-asian="8pt" style:font-size-complex="8pt"/>
    </style:style>
    <style:style style:name="T9_21" style:family="text">
      <style:text-properties fo:color="#666666" fo:font-size="8pt" style:font-size-asian="8pt" style:font-size-complex="8pt"/>
    </style:style>
    <style:style style:name="T9_22" style:family="text">
      <style:text-properties fo:color="#666666" fo:font-size="8pt" style:font-size-asian="8pt" style:font-size-complex="8pt"/>
    </style:style>
    <style:style style:name="T9_23" style:family="text">
      <style:text-properties fo:color="#666666" fo:font-size="8pt" style:font-size-asian="8pt" style:font-size-complex="8pt"/>
    </style:style>
    <style:style style:name="T9_24" style:family="text">
      <style:text-properties fo:color="#666666" fo:font-size="8pt" style:font-size-asian="8pt" style:font-size-complex="8pt"/>
    </style:style>
    <style:style style:name="T9_25" style:family="text">
      <style:text-properties fo:color="#666666" fo:font-size="8pt" style:font-size-asian="8pt" style:font-size-complex="8pt"/>
    </style:style>
    <style:style style:name="T9_26" style:family="text">
      <style:text-properties fo:color="#666666" fo:font-size="8pt" style:font-size-asian="8pt" style:font-size-complex="8pt"/>
    </style:style>
    <style:style style:name="T9_27" style:family="text">
      <style:text-properties fo:color="#666666" fo:font-size="8pt" style:font-size-asian="8pt" style:font-size-complex="8pt"/>
    </style:style>
    <style:style style:name="T9_28" style:family="text">
      <style:text-properties fo:color="#666666" fo:font-size="8pt" style:font-size-asian="8pt" style:font-size-complex="8pt"/>
    </style:style>
    <style:style style:name="T9_29" style:family="text">
      <style:text-properties fo:color="#666666" fo:font-size="8pt" style:font-size-asian="8pt" style:font-size-complex="8pt"/>
    </style:style>
    <style:style style:name="T9_30" style:family="text">
      <style:text-properties fo:color="#666666" fo:font-size="8pt" style:font-size-asian="8pt" style:font-size-complex="8pt"/>
    </style:style>
    <style:style style:name="T9_31" style:family="text">
      <style:text-properties fo:color="#666666" fo:font-size="8pt" style:font-size-asian="8pt" style:font-size-complex="8pt"/>
    </style:style>
    <style:style style:name="T9_32" style:family="text">
      <style:text-properties fo:color="#666666" fo:font-size="8pt" style:font-size-asian="8pt" style:font-size-complex="8pt"/>
    </style:style>
    <style:style style:name="T9_33" style:family="text">
      <style:text-properties fo:color="#666666" fo:font-size="8pt" style:font-size-asian="8pt" style:font-size-complex="8pt"/>
    </style:style>
    <style:style style:name="T9_34" style:family="text">
      <style:text-properties fo:color="#666666" fo:font-size="8pt" style:font-size-asian="8pt" style:font-size-complex="8pt"/>
    </style:style>
    <style:style style:name="T9_35" style:family="text">
      <style:text-properties fo:color="#666666" fo:font-size="8pt" style:font-size-asian="8pt" style:font-size-complex="8pt"/>
    </style:style>
    <style:style style:name="T9_36" style:family="text">
      <style:text-properties fo:color="#666666" fo:font-size="8pt" style:font-size-asian="8pt" style:font-size-complex="8pt"/>
    </style:style>
    <style:style style:name="T9_37" style:family="text">
      <style:text-properties fo:color="#666666" fo:font-size="8pt" style:font-size-asian="8pt" style:font-size-complex="8pt"/>
    </style:style>
    <style:style style:name="T9_38" style:family="text">
      <style:text-properties fo:color="#666666" fo:font-size="8pt" style:font-size-asian="8pt" style:font-size-complex="8pt"/>
    </style:style>
    <style:style style:name="T9_39" style:family="text">
      <style:text-properties fo:color="#666666" fo:font-size="8pt" style:font-size-asian="8pt" style:font-size-complex="8pt"/>
    </style:style>
    <style:style style:name="T9_40" style:family="text">
      <style:text-properties fo:color="#666666" fo:font-size="8pt" style:font-size-asian="8pt" style:font-size-complex="8pt"/>
    </style:style>
    <style:style style:name="T9_41" style:family="text">
      <style:text-properties fo:color="#666666" fo:font-size="8pt" style:font-size-asian="8pt" style:font-size-complex="8pt"/>
    </style:style>
    <style:style style:name="T9_42" style:family="text">
      <style:text-properties fo:color="#666666" fo:font-size="8pt" style:font-size-asian="8pt" style:font-size-complex="8pt"/>
    </style:style>
    <style:style style:name="T9_43" style:family="text">
      <style:text-properties fo:color="#666666" fo:font-size="8pt" style:font-size-asian="8pt" style:font-size-complex="8pt"/>
    </style:style>
    <style:style style:name="T9_44" style:family="text">
      <style:text-properties fo:color="#666666" fo:font-size="8pt" style:font-size-asian="8pt" style:font-size-complex="8pt"/>
    </style:style>
    <style:style style:name="T9_45" style:family="text">
      <style:text-properties fo:color="#666666" fo:font-size="8pt" style:font-size-asian="8pt" style:font-size-complex="8pt"/>
    </style:style>
    <style:style style:name="T9_46" style:family="text">
      <style:text-properties fo:color="#666666" fo:font-size="8pt" style:font-size-asian="8pt" style:font-size-complex="8pt"/>
    </style:style>
    <style:style style:name="T9_47" style:family="text">
      <style:text-properties fo:color="#666666" fo:font-size="8pt" style:font-size-asian="8pt" style:font-size-complex="8pt"/>
    </style:style>
    <style:style style:name="T9_48" style:family="text">
      <style:text-properties fo:color="#666666" fo:font-size="8pt" style:font-size-asian="8pt" style:font-size-complex="8pt"/>
    </style:style>
    <style:style style:name="T9_49" style:family="text">
      <style:text-properties fo:color="#666666" fo:font-size="8pt" style:font-size-asian="8pt" style:font-size-complex="8pt"/>
    </style:style>
    <style:style style:name="T9_50" style:family="text">
      <style:text-properties fo:color="#666666" fo:font-size="8pt" style:font-size-asian="8pt" style:font-size-complex="8pt"/>
    </style:style>
    <style:style style:name="T9_51" style:family="text">
      <style:text-properties fo:color="#666666" fo:font-size="8pt" style:font-size-asian="8pt" style:font-size-complex="8pt"/>
    </style:style>
    <style:style style:name="T9_52" style:family="text">
      <style:text-properties fo:color="#666666" fo:font-size="8pt" style:font-size-asian="8pt" style:font-size-complex="8pt"/>
    </style:style>
    <style:style style:name="T9_53" style:family="text">
      <style:text-properties fo:color="#666666" fo:font-size="8pt" style:font-size-asian="8pt" style:font-size-complex="8pt"/>
    </style:style>
    <style:style style:name="T9_54" style:family="text">
      <style:text-properties fo:color="#666666" fo:font-size="8pt" style:font-size-asian="8pt" style:font-size-complex="8pt"/>
    </style:style>
    <style:style style:name="T9_55" style:family="text">
      <style:text-properties fo:color="#666666" fo:font-size="8pt" style:font-size-asian="8pt" style:font-size-complex="8pt"/>
    </style:style>
    <style:style style:name="T9_56" style:family="text">
      <style:text-properties fo:color="#666666" fo:font-size="8pt" style:font-size-asian="8pt" style:font-size-complex="8pt"/>
    </style:style>
    <style:style style:name="T9_57" style:family="text">
      <style:text-properties fo:color="#666666" fo:font-size="8pt" style:font-size-asian="8pt" style:font-size-complex="8pt"/>
    </style:style>
    <style:style style:name="T9_58" style:family="text">
      <style:text-properties fo:color="#666666" fo:font-size="8pt" style:font-size-asian="8pt" style:font-size-complex="8pt"/>
    </style:style>
    <style:style style:name="T9_59" style:family="text">
      <style:text-properties fo:color="#666666" fo:font-size="8pt" style:font-size-asian="8pt" style:font-size-complex="8pt"/>
    </style:style>
    <style:style style:name="T9_60" style:family="text">
      <style:text-properties fo:color="#666666" fo:font-size="8pt" style:font-size-asian="8pt" style:font-size-complex="8pt"/>
    </style:style>
    <style:style style:name="P10" style:family="paragraph" style:parent-style-name="Standard">
      <style:paragraph-properties fo:text-align="left" fo:break-before="auto" fo:text-indent="0cm" fo:line-height="100%" fo:margin-top="0cm" fo:margin-bottom="0.353cm" fo:margin-left="0.635cm" fo:margin-right="1.411cm" style:writing-mode="lr-tb"/>
    </style:style>
    <style:style style:name="T10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0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0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0_4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10_5" style:family="text">
      <style:text-properties fo:color="#666666" fo:font-size="8pt" style:font-size-asian="8pt" style:font-size-complex="8pt"/>
    </style:style>
    <style:style style:name="T10_6" style:family="text">
      <style:text-properties fo:color="#666666" fo:font-size="8pt" style:font-size-asian="8pt" style:font-size-complex="8pt"/>
    </style:style>
    <style:style style:name="T10_7" style:family="text">
      <style:text-properties fo:color="#666666" fo:font-size="8pt" style:font-size-asian="8pt" style:font-size-complex="8pt"/>
    </style:style>
    <style:style style:name="T10_8" style:family="text">
      <style:text-properties fo:color="#666666" fo:font-size="8pt" style:font-size-asian="8pt" style:font-size-complex="8pt"/>
    </style:style>
    <style:style style:name="T10_9" style:family="text">
      <style:text-properties fo:color="#666666" fo:font-size="8pt" style:font-size-asian="8pt" style:font-size-complex="8pt"/>
    </style:style>
    <style:style style:name="T10_10" style:family="text">
      <style:text-properties fo:color="#666666" fo:font-size="8pt" style:font-size-asian="8pt" style:font-size-complex="8pt"/>
    </style:style>
    <style:style style:name="T10_11" style:family="text">
      <style:text-properties fo:color="#666666" fo:font-size="8pt" style:font-size-asian="8pt" style:font-size-complex="8pt"/>
    </style:style>
    <style:style style:name="T10_12" style:family="text">
      <style:text-properties fo:color="#666666" fo:font-size="8pt" style:font-size-asian="8pt" style:font-size-complex="8pt"/>
    </style:style>
    <style:style style:name="T10_13" style:family="text">
      <style:text-properties fo:color="#666666" fo:font-size="8pt" style:font-size-asian="8pt" style:font-size-complex="8pt"/>
    </style:style>
    <style:style style:name="T10_14" style:family="text">
      <style:text-properties fo:color="#666666" fo:font-size="8pt" style:font-size-asian="8pt" style:font-size-complex="8pt"/>
    </style:style>
    <style:style style:name="T10_15" style:family="text">
      <style:text-properties fo:color="#666666" fo:font-size="8pt" style:font-size-asian="8pt" style:font-size-complex="8pt"/>
    </style:style>
    <style:style style:name="T10_16" style:family="text">
      <style:text-properties fo:color="#666666" fo:font-size="8pt" style:font-size-asian="8pt" style:font-size-complex="8pt"/>
    </style:style>
    <style:style style:name="T10_17" style:family="text">
      <style:text-properties fo:color="#666666" fo:font-size="8pt" style:font-size-asian="8pt" style:font-size-complex="8pt"/>
    </style:style>
    <style:style style:name="T10_18" style:family="text">
      <style:text-properties fo:color="#666666" fo:font-size="8pt" style:font-size-asian="8pt" style:font-size-complex="8pt"/>
    </style:style>
    <style:style style:name="T10_19" style:family="text">
      <style:text-properties fo:color="#666666" fo:font-size="8pt" style:font-size-asian="8pt" style:font-size-complex="8pt"/>
    </style:style>
    <style:style style:name="T10_20" style:family="text">
      <style:text-properties fo:color="#666666" fo:font-size="8pt" style:font-size-asian="8pt" style:font-size-complex="8pt"/>
    </style:style>
    <style:style style:name="T10_21" style:family="text">
      <style:text-properties fo:color="#666666" fo:font-size="8pt" style:font-size-asian="8pt" style:font-size-complex="8pt"/>
    </style:style>
    <style:style style:name="T10_22" style:family="text">
      <style:text-properties fo:color="#666666" fo:font-size="8pt" style:font-size-asian="8pt" style:font-size-complex="8pt"/>
    </style:style>
    <style:style style:name="T10_23" style:family="text">
      <style:text-properties fo:color="#666666" fo:font-size="8pt" style:font-size-asian="8pt" style:font-size-complex="8pt"/>
    </style:style>
    <style:style style:name="T10_24" style:family="text">
      <style:text-properties fo:color="#666666" fo:font-size="8pt" style:font-size-asian="8pt" style:font-size-complex="8pt"/>
    </style:style>
    <style:style style:name="T10_25" style:family="text">
      <style:text-properties fo:color="#666666" fo:font-size="8pt" style:font-size-asian="8pt" style:font-size-complex="8pt"/>
    </style:style>
    <style:style style:name="T10_26" style:family="text">
      <style:text-properties fo:color="#666666" fo:font-size="8pt" style:font-size-asian="8pt" style:font-size-complex="8pt"/>
    </style:style>
    <style:style style:name="T10_27" style:family="text">
      <style:text-properties fo:color="#666666" fo:font-size="8pt" style:font-size-asian="8pt" style:font-size-complex="8pt"/>
    </style:style>
    <style:style style:name="T10_28" style:family="text">
      <style:text-properties fo:color="#666666" fo:font-size="8pt" style:font-size-asian="8pt" style:font-size-complex="8pt"/>
    </style:style>
    <style:style style:name="T10_29" style:family="text">
      <style:text-properties fo:color="#666666" fo:font-size="8pt" style:font-size-asian="8pt" style:font-size-complex="8pt"/>
    </style:style>
    <style:style style:name="T10_30" style:family="text">
      <style:text-properties fo:color="#666666" fo:font-size="8pt" style:font-size-asian="8pt" style:font-size-complex="8pt"/>
    </style:style>
    <style:style style:name="T10_31" style:family="text">
      <style:text-properties fo:color="#666666" fo:font-size="8pt" style:font-size-asian="8pt" style:font-size-complex="8pt"/>
    </style:style>
    <style:style style:name="T10_32" style:family="text">
      <style:text-properties fo:color="#666666" fo:font-size="8pt" style:font-size-asian="8pt" style:font-size-complex="8pt"/>
    </style:style>
    <style:style style:name="T10_33" style:family="text">
      <style:text-properties fo:color="#666666" fo:font-size="8pt" style:font-size-asian="8pt" style:font-size-complex="8pt"/>
    </style:style>
    <style:style style:name="T10_34" style:family="text">
      <style:text-properties fo:color="#666666" fo:font-size="8pt" style:font-size-asian="8pt" style:font-size-complex="8pt"/>
    </style:style>
    <style:style style:name="T10_35" style:family="text">
      <style:text-properties fo:color="#666666" fo:font-size="8pt" style:font-size-asian="8pt" style:font-size-complex="8pt"/>
    </style:style>
    <style:style style:name="T10_36" style:family="text">
      <style:text-properties fo:color="#666666" fo:font-size="8pt" style:font-size-asian="8pt" style:font-size-complex="8pt"/>
    </style:style>
    <style:style style:name="T10_37" style:family="text">
      <style:text-properties fo:color="#666666" fo:font-size="8pt" style:font-size-asian="8pt" style:font-size-complex="8pt"/>
    </style:style>
    <style:style style:name="T10_38" style:family="text">
      <style:text-properties fo:color="#666666" fo:font-size="8pt" style:font-size-asian="8pt" style:font-size-complex="8pt"/>
    </style:style>
    <style:style style:name="T10_39" style:family="text">
      <style:text-properties fo:color="#666666" fo:font-size="8pt" style:font-size-asian="8pt" style:font-size-complex="8pt"/>
    </style:style>
    <style:style style:name="T10_40" style:family="text">
      <style:text-properties fo:color="#666666" fo:font-size="8pt" style:font-size-asian="8pt" style:font-size-complex="8pt"/>
    </style:style>
    <style:style style:name="T10_41" style:family="text">
      <style:text-properties fo:color="#666666" fo:font-size="8pt" style:font-size-asian="8pt" style:font-size-complex="8pt"/>
    </style:style>
    <style:style style:name="T10_42" style:family="text">
      <style:text-properties fo:color="#666666" fo:font-size="8pt" style:font-size-asian="8pt" style:font-size-complex="8pt"/>
    </style:style>
    <style:style style:name="T10_43" style:family="text">
      <style:text-properties fo:color="#666666" fo:font-size="8pt" style:font-size-asian="8pt" style:font-size-complex="8pt"/>
    </style:style>
    <style:style style:name="T10_44" style:family="text">
      <style:text-properties fo:color="#666666" fo:font-size="8pt" style:font-size-asian="8pt" style:font-size-complex="8pt"/>
    </style:style>
    <style:style style:name="T10_45" style:family="text">
      <style:text-properties fo:color="#666666" fo:font-size="8pt" style:font-size-asian="8pt" style:font-size-complex="8pt"/>
    </style:style>
    <style:style style:name="T10_46" style:family="text">
      <style:text-properties fo:color="#666666" fo:font-size="8pt" style:font-size-asian="8pt" style:font-size-complex="8pt"/>
    </style:style>
    <style:style style:name="T10_47" style:family="text">
      <style:text-properties fo:color="#666666" fo:font-size="8pt" style:font-size-asian="8pt" style:font-size-complex="8pt"/>
    </style:style>
    <style:style style:name="T10_48" style:family="text">
      <style:text-properties fo:color="#666666" fo:font-size="8pt" style:font-size-asian="8pt" style:font-size-complex="8pt"/>
    </style:style>
    <style:style style:name="T10_49" style:family="text">
      <style:text-properties fo:color="#666666" fo:font-size="8pt" style:font-size-asian="8pt" style:font-size-complex="8pt"/>
    </style:style>
    <style:style style:name="T10_50" style:family="text">
      <style:text-properties fo:color="#666666" fo:font-size="8pt" style:font-size-asian="8pt" style:font-size-complex="8pt"/>
    </style:style>
    <style:style style:name="T10_51" style:family="text">
      <style:text-properties fo:color="#666666" fo:font-size="8pt" style:font-size-asian="8pt" style:font-size-complex="8pt"/>
    </style:style>
    <style:style style:name="T10_52" style:family="text">
      <style:text-properties fo:color="#666666" fo:font-size="8pt" style:font-size-asian="8pt" style:font-size-complex="8pt"/>
    </style:style>
    <style:style style:name="T10_53" style:family="text">
      <style:text-properties fo:color="#666666" fo:font-size="8pt" style:font-size-asian="8pt" style:font-size-complex="8pt"/>
    </style:style>
    <style:style style:name="T10_54" style:family="text">
      <style:text-properties fo:color="#666666" fo:font-size="8pt" style:font-size-asian="8pt" style:font-size-complex="8pt"/>
    </style:style>
    <style:style style:name="T10_55" style:family="text">
      <style:text-properties fo:color="#666666" fo:font-size="8pt" style:font-size-asian="8pt" style:font-size-complex="8pt"/>
    </style:style>
    <style:style style:name="T10_56" style:family="text">
      <style:text-properties fo:color="#666666" fo:font-size="8pt" style:font-size-asian="8pt" style:font-size-complex="8pt"/>
    </style:style>
    <style:style style:name="T10_57" style:family="text">
      <style:text-properties fo:color="#666666" fo:font-size="8pt" style:font-size-asian="8pt" style:font-size-complex="8pt"/>
    </style:style>
    <style:style style:name="T10_58" style:family="text">
      <style:text-properties fo:color="#666666" fo:font-size="8pt" style:font-size-asian="8pt" style:font-size-complex="8pt"/>
    </style:style>
    <style:style style:name="T10_59" style:family="text">
      <style:text-properties fo:color="#666666" fo:font-size="8pt" style:font-size-asian="8pt" style:font-size-complex="8pt"/>
    </style:style>
    <style:style style:name="T10_60" style:family="text">
      <style:text-properties fo:color="#666666" fo:font-size="8pt" style:font-size-asian="8pt" style:font-size-complex="8pt"/>
    </style:style>
    <style:style style:name="T10_61" style:family="text">
      <style:text-properties fo:color="#666666" fo:font-size="8pt" style:font-size-asian="8pt" style:font-size-complex="8pt"/>
    </style:style>
    <style:style style:name="T10_62" style:family="text">
      <style:text-properties fo:color="#666666" fo:font-size="8pt" style:font-size-asian="8pt" style:font-size-complex="8pt"/>
    </style:style>
    <style:style style:name="T10_63" style:family="text">
      <style:text-properties fo:color="#666666" fo:font-size="8pt" style:font-size-asian="8pt" style:font-size-complex="8pt"/>
    </style:style>
    <style:style style:name="T10_64" style:family="text">
      <style:text-properties fo:color="#666666" fo:font-size="8pt" style:font-size-asian="8pt" style:font-size-complex="8pt"/>
    </style:style>
    <style:style style:name="T10_65" style:family="text">
      <style:text-properties fo:color="#666666" fo:font-size="8pt" style:font-size-asian="8pt" style:font-size-complex="8pt"/>
    </style:style>
    <style:style style:name="T10_66" style:family="text">
      <style:text-properties fo:color="#666666" fo:font-size="8pt" style:font-size-asian="8pt" style:font-size-complex="8pt"/>
    </style:style>
    <style:style style:name="T10_67" style:family="text">
      <style:text-properties fo:color="#666666" fo:font-size="8pt" style:font-size-asian="8pt" style:font-size-complex="8pt"/>
    </style:style>
    <style:style style:name="T10_68" style:family="text">
      <style:text-properties fo:color="#666666" fo:font-size="8pt" style:font-size-asian="8pt" style:font-size-complex="8pt"/>
    </style:style>
    <style:style style:name="T10_69" style:family="text">
      <style:text-properties fo:color="#666666" fo:font-size="8pt" style:font-size-asian="8pt" style:font-size-complex="8pt"/>
    </style:style>
    <style:style style:name="P11" style:family="paragraph" style:parent-style-name="Standard">
      <style:paragraph-properties fo:text-align="left" fo:break-before="auto" fo:text-indent="0cm" fo:line-height="100%" fo:margin-top="0cm" fo:margin-bottom="0.353cm" fo:margin-left="0.635cm" fo:margin-right="1.411cm" style:writing-mode="lr-tb"/>
    </style:style>
    <style:style style:name="T11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1_2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T11_3" style:family="text">
      <style:text-properties fo:color="#666666" fo:font-size="8pt" style:font-size-asian="8pt" style:font-size-complex="8pt"/>
    </style:style>
    <style:style style:name="T11_4" style:family="text">
      <style:text-properties fo:color="#666666" fo:font-size="8pt" style:font-size-asian="8pt" style:font-size-complex="8pt"/>
    </style:style>
    <style:style style:name="T11_5" style:family="text">
      <style:text-properties fo:color="#666666" fo:font-size="8pt" style:font-size-asian="8pt" style:font-size-complex="8pt"/>
    </style:style>
    <style:style style:name="T11_6" style:family="text">
      <style:text-properties fo:color="#666666" fo:font-size="8pt" style:font-size-asian="8pt" style:font-size-complex="8pt"/>
    </style:style>
    <style:style style:name="T11_7" style:family="text">
      <style:text-properties fo:color="#666666" fo:font-size="8pt" style:font-size-asian="8pt" style:font-size-complex="8pt"/>
    </style:style>
    <style:style style:name="T11_8" style:family="text">
      <style:text-properties fo:color="#666666" fo:font-size="8pt" style:font-size-asian="8pt" style:font-size-complex="8pt"/>
    </style:style>
    <style:style style:name="T11_9" style:family="text">
      <style:text-properties fo:color="#666666" fo:font-size="8pt" style:font-size-asian="8pt" style:font-size-complex="8pt"/>
    </style:style>
    <style:style style:name="T11_10" style:family="text">
      <style:text-properties fo:color="#666666" fo:font-size="8pt" style:font-size-asian="8pt" style:font-size-complex="8pt"/>
    </style:style>
    <style:style style:name="T11_11" style:family="text">
      <style:text-properties fo:color="#666666" fo:font-size="8pt" style:font-size-asian="8pt" style:font-size-complex="8pt"/>
    </style:style>
    <style:style style:name="T11_12" style:family="text">
      <style:text-properties fo:color="#666666" fo:font-size="8pt" style:font-size-asian="8pt" style:font-size-complex="8pt"/>
    </style:style>
    <style:style style:name="T11_13" style:family="text">
      <style:text-properties fo:color="#666666" fo:font-size="8pt" style:font-size-asian="8pt" style:font-size-complex="8pt"/>
    </style:style>
    <style:style style:name="T11_14" style:family="text">
      <style:text-properties fo:color="#666666" fo:font-size="8pt" style:font-size-asian="8pt" style:font-size-complex="8pt"/>
    </style:style>
    <style:style style:name="T11_15" style:family="text">
      <style:text-properties fo:color="#666666" fo:font-size="8pt" style:font-size-asian="8pt" style:font-size-complex="8pt"/>
    </style:style>
    <style:style style:name="T11_16" style:family="text">
      <style:text-properties fo:color="#666666" fo:font-size="8pt" style:font-size-asian="8pt" style:font-size-complex="8pt"/>
    </style:style>
    <style:style style:name="T11_17" style:family="text">
      <style:text-properties fo:color="#666666" fo:font-size="8pt" style:font-size-asian="8pt" style:font-size-complex="8pt"/>
    </style:style>
    <style:style style:name="T11_18" style:family="text">
      <style:text-properties fo:color="#666666" fo:font-size="8pt" style:font-size-asian="8pt" style:font-size-complex="8pt"/>
    </style:style>
    <style:style style:name="T11_19" style:family="text">
      <style:text-properties fo:color="#666666" fo:font-size="8pt" style:font-size-asian="8pt" style:font-size-complex="8pt"/>
    </style:style>
    <style:style style:name="T11_20" style:family="text">
      <style:text-properties fo:color="#666666" fo:font-size="8pt" style:font-size-asian="8pt" style:font-size-complex="8pt"/>
    </style:style>
    <style:style style:name="T11_21" style:family="text">
      <style:text-properties fo:color="#666666" fo:font-size="8pt" style:font-size-asian="8pt" style:font-size-complex="8pt"/>
    </style:style>
    <style:style style:name="T11_22" style:family="text">
      <style:text-properties fo:color="#666666" fo:font-size="8pt" style:font-size-asian="8pt" style:font-size-complex="8pt"/>
    </style:style>
    <style:style style:name="T11_23" style:family="text">
      <style:text-properties fo:color="#666666" fo:font-size="8pt" style:font-size-asian="8pt" style:font-size-complex="8pt"/>
    </style:style>
    <style:style style:name="T11_24" style:family="text">
      <style:text-properties fo:color="#666666" fo:font-size="8pt" style:font-size-asian="8pt" style:font-size-complex="8pt"/>
    </style:style>
    <style:style style:name="T11_25" style:family="text">
      <style:text-properties fo:color="#666666" fo:font-size="8pt" style:font-size-asian="8pt" style:font-size-complex="8pt"/>
    </style:style>
    <style:style style:name="P12" style:family="paragraph" style:parent-style-name="Standard">
      <style:paragraph-properties fo:break-before="auto" fo:text-indent="0cm" fo:line-height="100%" fo:margin-top="0cm" fo:margin-bottom="0.353cm" fo:margin-left="0.635cm" fo:margin-right="1.411cm" style:writing-mode="lr-tb"/>
    </style:style>
    <style:style style:name="T12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2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2_3" style:family="text">
      <style:text-properties fo:color="#666666" fo:font-size="8pt" style:font-size-asian="8pt" style:font-size-complex="8pt"/>
    </style:style>
    <style:style style:name="T12_4" style:family="text">
      <style:text-properties fo:color="#666666" fo:font-size="8pt" style:font-size-asian="8pt" style:font-size-complex="8pt"/>
    </style:style>
    <style:style style:name="T12_5" style:family="text">
      <style:text-properties fo:color="#666666" fo:font-size="8pt" style:font-size-asian="8pt" style:font-size-complex="8pt"/>
    </style:style>
    <style:style style:name="T12_6" style:family="text">
      <style:text-properties fo:color="#666666" fo:font-size="8pt" style:font-size-asian="8pt" style:font-size-complex="8pt"/>
    </style:style>
    <style:style style:name="T12_7" style:family="text">
      <style:text-properties fo:color="#666666" fo:font-size="8pt" style:font-size-asian="8pt" style:font-size-complex="8pt"/>
    </style:style>
    <style:style style:name="T12_8" style:family="text">
      <style:text-properties fo:color="#666666" fo:font-size="8pt" style:font-size-asian="8pt" style:font-size-complex="8pt"/>
    </style:style>
    <style:style style:name="T12_9" style:family="text">
      <style:text-properties fo:color="#666666" fo:font-size="8pt" style:font-size-asian="8pt" style:font-size-complex="8pt"/>
    </style:style>
    <style:style style:name="T12_10" style:family="text">
      <style:text-properties fo:color="#666666" fo:font-size="8pt" style:font-size-asian="8pt" style:font-size-complex="8pt"/>
    </style:style>
    <style:style style:name="T12_11" style:family="text">
      <style:text-properties fo:color="#666666" fo:font-size="8pt" style:font-size-asian="8pt" style:font-size-complex="8pt"/>
    </style:style>
    <style:style style:name="T12_12" style:family="text">
      <style:text-properties fo:color="#666666" fo:font-size="8pt" style:font-size-asian="8pt" style:font-size-complex="8pt"/>
    </style:style>
    <style:style style:name="T12_13" style:family="text">
      <style:text-properties fo:color="#666666" fo:font-size="8pt" style:font-size-asian="8pt" style:font-size-complex="8pt"/>
    </style:style>
    <style:style style:name="T12_14" style:family="text">
      <style:text-properties fo:color="#666666" fo:font-size="8pt" style:font-size-asian="8pt" style:font-size-complex="8pt"/>
    </style:style>
    <style:style style:name="T12_15" style:family="text">
      <style:text-properties fo:color="#666666" fo:font-size="8pt" style:font-size-asian="8pt" style:font-size-complex="8pt"/>
    </style:style>
    <style:style style:name="T12_16" style:family="text">
      <style:text-properties fo:color="#666666" fo:font-size="8pt" style:font-size-asian="8pt" style:font-size-complex="8pt"/>
    </style:style>
    <style:style style:name="T12_17" style:family="text">
      <style:text-properties fo:color="#666666" fo:font-size="8pt" style:font-size-asian="8pt" style:font-size-complex="8pt"/>
    </style:style>
    <style:style style:name="T12_18" style:family="text">
      <style:text-properties fo:color="#666666" fo:font-size="8pt" style:font-size-asian="8pt" style:font-size-complex="8pt"/>
    </style:style>
    <style:style style:name="T12_19" style:family="text">
      <style:text-properties fo:color="#666666" fo:font-size="8pt" style:font-size-asian="8pt" style:font-size-complex="8pt"/>
    </style:style>
    <style:style style:name="T12_20" style:family="text">
      <style:text-properties fo:color="#666666" fo:font-size="8pt" style:font-size-asian="8pt" style:font-size-complex="8pt"/>
    </style:style>
    <style:style style:name="T12_21" style:family="text">
      <style:text-properties fo:color="#666666" fo:font-size="8pt" style:font-size-asian="8pt" style:font-size-complex="8pt"/>
    </style:style>
    <style:style style:name="T12_22" style:family="text">
      <style:text-properties fo:color="#666666" fo:font-size="8pt" style:font-size-asian="8pt" style:font-size-complex="8pt"/>
    </style:style>
    <style:style style:name="T12_23" style:family="text">
      <style:text-properties fo:color="#666666" fo:font-size="8pt" style:font-size-asian="8pt" style:font-size-complex="8pt"/>
    </style:style>
    <style:style style:name="T12_24" style:family="text">
      <style:text-properties fo:color="#666666" fo:font-size="8pt" style:font-size-asian="8pt" style:font-size-complex="8pt"/>
    </style:style>
    <style:style style:name="T12_25" style:family="text">
      <style:text-properties fo:color="#666666" fo:font-size="8pt" style:font-size-asian="8pt" style:font-size-complex="8pt"/>
    </style:style>
    <style:style style:name="T12_26" style:family="text">
      <style:text-properties fo:color="#666666" fo:font-size="8pt" style:font-size-asian="8pt" style:font-size-complex="8pt"/>
    </style:style>
    <style:style style:name="T12_27" style:family="text">
      <style:text-properties fo:color="#666666" fo:font-size="8pt" style:font-size-asian="8pt" style:font-size-complex="8pt"/>
    </style:style>
    <style:style style:name="T12_28" style:family="text">
      <style:text-properties fo:color="#666666" fo:font-size="8pt" style:font-size-asian="8pt" style:font-size-complex="8pt"/>
    </style:style>
    <style:style style:name="T12_29" style:family="text">
      <style:text-properties fo:color="#666666" fo:font-size="8pt" style:font-size-asian="8pt" style:font-size-complex="8pt"/>
    </style:style>
    <style:style style:name="T12_30" style:family="text">
      <style:text-properties fo:color="#666666" fo:font-size="8pt" style:font-size-asian="8pt" style:font-size-complex="8pt"/>
    </style:style>
    <style:style style:name="T12_31" style:family="text">
      <style:text-properties fo:color="#666666" fo:font-size="8pt" style:font-size-asian="8pt" style:font-size-complex="8pt"/>
    </style:style>
    <style:style style:name="T12_32" style:family="text">
      <style:text-properties fo:color="#666666" fo:font-size="8pt" style:font-size-asian="8pt" style:font-size-complex="8pt"/>
    </style:style>
    <style:style style:name="T12_33" style:family="text">
      <style:text-properties fo:color="#666666" fo:font-size="8pt" style:font-size-asian="8pt" style:font-size-complex="8pt"/>
    </style:style>
    <style:style style:name="T12_34" style:family="text">
      <style:text-properties fo:color="#666666" fo:font-size="8pt" style:font-size-asian="8pt" style:font-size-complex="8pt"/>
    </style:style>
    <style:style style:name="T12_35" style:family="text">
      <style:text-properties fo:color="#666666" fo:font-size="8pt" style:font-size-asian="8pt" style:font-size-complex="8pt"/>
    </style:style>
    <style:style style:name="T12_36" style:family="text">
      <style:text-properties fo:color="#666666" fo:font-size="8pt" style:font-size-asian="8pt" style:font-size-complex="8pt"/>
    </style:style>
    <style:style style:name="T12_37" style:family="text">
      <style:text-properties fo:color="#666666" fo:font-size="8pt" style:font-size-asian="8pt" style:font-size-complex="8pt"/>
    </style:style>
    <style:style style:name="T12_38" style:family="text">
      <style:text-properties fo:color="#666666" fo:font-size="8pt" style:font-size-asian="8pt" style:font-size-complex="8pt"/>
    </style:style>
    <style:style style:name="T12_39" style:family="text">
      <style:text-properties fo:color="#666666" fo:font-size="8pt" style:font-size-asian="8pt" style:font-size-complex="8pt"/>
    </style:style>
    <style:style style:name="T12_40" style:family="text">
      <style:text-properties fo:color="#666666" fo:font-size="8pt" style:font-size-asian="8pt" style:font-size-complex="8pt"/>
    </style:style>
    <style:style style:name="T12_41" style:family="text">
      <style:text-properties fo:color="#666666" fo:font-size="8pt" style:font-size-asian="8pt" style:font-size-complex="8pt"/>
    </style:style>
    <style:style style:name="T12_42" style:family="text">
      <style:text-properties fo:color="#666666" fo:font-size="8pt" style:font-size-asian="8pt" style:font-size-complex="8pt"/>
    </style:style>
    <style:style style:name="T12_43" style:family="text">
      <style:text-properties fo:color="#666666" fo:font-size="8pt" style:font-size-asian="8pt" style:font-size-complex="8pt"/>
    </style:style>
    <style:style style:name="T12_44" style:family="text">
      <style:text-properties fo:color="#666666" fo:font-size="8pt" style:font-size-asian="8pt" style:font-size-complex="8pt"/>
    </style:style>
    <style:style style:name="T12_45" style:family="text">
      <style:text-properties fo:color="#666666" fo:font-size="8pt" style:font-size-asian="8pt" style:font-size-complex="8pt"/>
    </style:style>
    <style:style style:name="P13" style:family="paragraph" style:parent-style-name="Standard">
      <style:paragraph-properties fo:break-before="auto" fo:text-indent="0cm" fo:line-height="100%" fo:margin-top="0cm" fo:margin-bottom="0.353cm" fo:margin-left="0.635cm" fo:margin-right="1.411cm" style:writing-mode="lr-tb"/>
    </style:style>
    <style:style style:name="T13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3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3_3" style:family="text">
      <style:text-properties fo:color="#666666" fo:font-size="8pt" style:font-size-asian="8pt" style:font-size-complex="8pt"/>
    </style:style>
    <style:style style:name="T13_4" style:family="text">
      <style:text-properties fo:color="#666666" fo:font-size="8pt" style:font-size-asian="8pt" style:font-size-complex="8pt"/>
    </style:style>
    <style:style style:name="T13_5" style:family="text">
      <style:text-properties fo:color="#666666" fo:font-size="8pt" style:font-size-asian="8pt" style:font-size-complex="8pt"/>
    </style:style>
    <style:style style:name="T13_6" style:family="text">
      <style:text-properties fo:color="#666666" fo:font-size="8pt" style:font-size-asian="8pt" style:font-size-complex="8pt"/>
    </style:style>
    <style:style style:name="T13_7" style:family="text">
      <style:text-properties fo:color="#666666" fo:font-size="8pt" style:font-size-asian="8pt" style:font-size-complex="8pt"/>
    </style:style>
    <style:style style:name="T13_8" style:family="text">
      <style:text-properties fo:color="#666666" fo:font-size="8pt" style:font-size-asian="8pt" style:font-size-complex="8pt"/>
    </style:style>
    <style:style style:name="T13_9" style:family="text">
      <style:text-properties fo:color="#666666" fo:font-size="8pt" style:font-size-asian="8pt" style:font-size-complex="8pt"/>
    </style:style>
    <style:style style:name="T13_10" style:family="text">
      <style:text-properties fo:color="#666666" fo:font-size="8pt" style:font-size-asian="8pt" style:font-size-complex="8pt"/>
    </style:style>
    <style:style style:name="T13_11" style:family="text">
      <style:text-properties fo:color="#666666" fo:font-size="8pt" style:font-size-asian="8pt" style:font-size-complex="8pt"/>
    </style:style>
    <style:style style:name="T13_12" style:family="text">
      <style:text-properties fo:color="#666666" fo:font-size="8pt" style:font-size-asian="8pt" style:font-size-complex="8pt"/>
    </style:style>
    <style:style style:name="T13_13" style:family="text">
      <style:text-properties fo:color="#666666" fo:font-size="8pt" style:font-size-asian="8pt" style:font-size-complex="8pt"/>
    </style:style>
    <style:style style:name="T13_14" style:family="text">
      <style:text-properties fo:color="#666666" fo:font-size="8pt" style:font-size-asian="8pt" style:font-size-complex="8pt"/>
    </style:style>
    <style:style style:name="T13_15" style:family="text">
      <style:text-properties fo:color="#666666" fo:font-size="8pt" style:font-size-asian="8pt" style:font-size-complex="8pt"/>
    </style:style>
    <style:style style:name="T13_16" style:family="text">
      <style:text-properties fo:color="#666666" fo:font-size="8pt" style:font-size-asian="8pt" style:font-size-complex="8pt"/>
    </style:style>
    <style:style style:name="T13_17" style:family="text">
      <style:text-properties fo:color="#666666" fo:font-size="8pt" style:font-size-asian="8pt" style:font-size-complex="8pt"/>
    </style:style>
    <style:style style:name="T13_18" style:family="text">
      <style:text-properties fo:color="#666666" fo:font-size="8pt" style:font-size-asian="8pt" style:font-size-complex="8pt"/>
    </style:style>
    <style:style style:name="T13_19" style:family="text">
      <style:text-properties fo:color="#666666" fo:font-size="8pt" style:font-size-asian="8pt" style:font-size-complex="8pt"/>
    </style:style>
    <style:style style:name="P14" style:family="paragraph" style:parent-style-name="Standard">
      <style:paragraph-properties fo:break-before="auto" fo:text-indent="0cm" fo:line-height="100%" fo:margin-top="0cm" fo:margin-bottom="0.353cm" fo:margin-left="0.635cm" fo:margin-right="1.411cm" style:writing-mode="lr-tb"/>
    </style:style>
    <style:style style:name="T14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4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4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4_4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14_5" style:family="text">
      <style:text-properties fo:color="#666666" fo:font-size="8pt" style:font-size-asian="8pt" style:font-size-complex="8pt"/>
    </style:style>
    <style:style style:name="T14_6" style:family="text">
      <style:text-properties fo:color="#666666" fo:font-size="8pt" style:font-size-asian="8pt" style:font-size-complex="8pt"/>
    </style:style>
    <style:style style:name="T14_7" style:family="text">
      <style:text-properties fo:color="#666666" fo:font-size="8pt" style:font-size-asian="8pt" style:font-size-complex="8pt"/>
    </style:style>
    <style:style style:name="T14_8" style:family="text">
      <style:text-properties fo:color="#666666" fo:font-size="8pt" style:font-size-asian="8pt" style:font-size-complex="8pt"/>
    </style:style>
    <style:style style:name="T14_9" style:family="text">
      <style:text-properties fo:color="#666666" fo:font-size="8pt" style:font-size-asian="8pt" style:font-size-complex="8pt"/>
    </style:style>
    <style:style style:name="T14_10" style:family="text">
      <style:text-properties fo:color="#666666" fo:font-size="8pt" style:font-size-asian="8pt" style:font-size-complex="8pt"/>
    </style:style>
    <style:style style:name="T14_11" style:family="text">
      <style:text-properties fo:color="#666666" fo:font-size="8pt" style:font-size-asian="8pt" style:font-size-complex="8pt"/>
    </style:style>
    <style:style style:name="T14_12" style:family="text">
      <style:text-properties fo:color="#666666" fo:font-size="8pt" style:font-size-asian="8pt" style:font-size-complex="8pt"/>
    </style:style>
    <style:style style:name="T14_13" style:family="text">
      <style:text-properties fo:color="#666666" fo:font-size="8pt" style:font-size-asian="8pt" style:font-size-complex="8pt"/>
    </style:style>
    <style:style style:name="T14_14" style:family="text">
      <style:text-properties fo:color="#666666" fo:font-size="8pt" style:font-size-asian="8pt" style:font-size-complex="8pt"/>
    </style:style>
    <style:style style:name="T14_15" style:family="text">
      <style:text-properties fo:color="#666666" fo:font-size="8pt" style:font-size-asian="8pt" style:font-size-complex="8pt"/>
    </style:style>
    <style:style style:name="T14_16" style:family="text">
      <style:text-properties fo:color="#666666" fo:font-size="8pt" style:font-size-asian="8pt" style:font-size-complex="8pt"/>
    </style:style>
    <style:style style:name="T14_17" style:family="text">
      <style:text-properties fo:color="#666666" fo:font-size="8pt" style:font-size-asian="8pt" style:font-size-complex="8pt"/>
    </style:style>
    <style:style style:name="T14_18" style:family="text">
      <style:text-properties fo:color="#666666" fo:font-size="8pt" style:font-size-asian="8pt" style:font-size-complex="8pt"/>
    </style:style>
    <style:style style:name="T14_19" style:family="text">
      <style:text-properties fo:color="#666666" fo:font-size="8pt" style:font-size-asian="8pt" style:font-size-complex="8pt"/>
    </style:style>
    <style:style style:name="T14_20" style:family="text">
      <style:text-properties fo:color="#666666" fo:font-size="8pt" style:font-size-asian="8pt" style:font-size-complex="8pt"/>
    </style:style>
    <style:style style:name="T14_21" style:family="text">
      <style:text-properties fo:color="#666666" fo:font-size="8pt" style:font-size-asian="8pt" style:font-size-complex="8pt"/>
    </style:style>
    <style:style style:name="T14_22" style:family="text">
      <style:text-properties fo:color="#666666" fo:font-size="8pt" style:font-size-asian="8pt" style:font-size-complex="8pt"/>
    </style:style>
    <style:style style:name="T14_23" style:family="text">
      <style:text-properties fo:color="#666666" fo:font-size="8pt" style:font-size-asian="8pt" style:font-size-complex="8pt"/>
    </style:style>
    <style:style style:name="T14_24" style:family="text">
      <style:text-properties fo:color="#666666" fo:font-size="8pt" style:font-size-asian="8pt" style:font-size-complex="8pt"/>
    </style:style>
    <style:style style:name="T14_25" style:family="text">
      <style:text-properties fo:color="#666666" fo:font-size="8pt" style:font-size-asian="8pt" style:font-size-complex="8pt"/>
    </style:style>
    <style:style style:name="T14_26" style:family="text">
      <style:text-properties fo:color="#666666" fo:font-size="8pt" style:font-size-asian="8pt" style:font-size-complex="8pt"/>
    </style:style>
    <style:style style:name="T14_27" style:family="text">
      <style:text-properties fo:color="#666666" fo:font-size="8pt" style:font-size-asian="8pt" style:font-size-complex="8pt"/>
    </style:style>
    <style:style style:name="T14_28" style:family="text">
      <style:text-properties fo:color="#666666" fo:font-size="8pt" style:font-size-asian="8pt" style:font-size-complex="8pt"/>
    </style:style>
    <style:style style:name="T14_29" style:family="text">
      <style:text-properties fo:color="#666666" fo:font-size="8pt" style:font-size-asian="8pt" style:font-size-complex="8pt"/>
    </style:style>
    <style:style style:name="T14_30" style:family="text">
      <style:text-properties fo:color="#666666" fo:font-size="8pt" style:font-size-asian="8pt" style:font-size-complex="8pt"/>
    </style:style>
    <style:style style:name="T14_31" style:family="text">
      <style:text-properties fo:color="#666666" fo:font-size="8pt" style:font-size-asian="8pt" style:font-size-complex="8pt"/>
    </style:style>
    <style:style style:name="T14_32" style:family="text">
      <style:text-properties fo:color="#666666" fo:font-size="8pt" style:font-size-asian="8pt" style:font-size-complex="8pt"/>
    </style:style>
    <style:style style:name="T14_33" style:family="text">
      <style:text-properties fo:color="#666666" fo:font-size="8pt" style:font-size-asian="8pt" style:font-size-complex="8pt"/>
    </style:style>
    <style:style style:name="T14_34" style:family="text">
      <style:text-properties fo:color="#666666" fo:font-size="8pt" style:font-size-asian="8pt" style:font-size-complex="8pt"/>
    </style:style>
    <style:style style:name="T14_35" style:family="text">
      <style:text-properties fo:color="#666666" fo:font-size="8pt" style:font-size-asian="8pt" style:font-size-complex="8pt"/>
    </style:style>
    <style:style style:name="T14_36" style:family="text">
      <style:text-properties fo:color="#666666" fo:font-size="8pt" style:font-size-asian="8pt" style:font-size-complex="8pt"/>
    </style:style>
    <style:style style:name="T14_37" style:family="text">
      <style:text-properties fo:color="#666666" fo:font-size="8pt" style:font-size-asian="8pt" style:font-size-complex="8pt"/>
    </style:style>
    <style:style style:name="T14_38" style:family="text">
      <style:text-properties fo:color="#666666" fo:font-size="8pt" style:font-size-asian="8pt" style:font-size-complex="8pt"/>
    </style:style>
    <style:style style:name="T14_39" style:family="text">
      <style:text-properties fo:color="#666666" fo:font-size="8pt" style:font-size-asian="8pt" style:font-size-complex="8pt"/>
    </style:style>
    <style:style style:name="T14_40" style:family="text">
      <style:text-properties fo:color="#666666" fo:font-size="8pt" style:font-size-asian="8pt" style:font-size-complex="8pt"/>
    </style:style>
    <style:style style:name="T14_41" style:family="text">
      <style:text-properties fo:color="#666666" fo:font-size="8pt" style:font-size-asian="8pt" style:font-size-complex="8pt"/>
    </style:style>
    <style:style style:name="T14_42" style:family="text">
      <style:text-properties fo:color="#666666" fo:font-size="8pt" style:font-size-asian="8pt" style:font-size-complex="8pt"/>
    </style:style>
    <style:style style:name="T14_43" style:family="text">
      <style:text-properties fo:color="#666666" fo:font-size="8pt" style:font-size-asian="8pt" style:font-size-complex="8pt"/>
    </style:style>
    <style:style style:name="T14_44" style:family="text">
      <style:text-properties fo:color="#666666" fo:font-size="8pt" style:font-size-asian="8pt" style:font-size-complex="8pt"/>
    </style:style>
    <style:style style:name="T14_45" style:family="text">
      <style:text-properties fo:color="#666666" fo:font-size="8pt" style:font-size-asian="8pt" style:font-size-complex="8pt"/>
    </style:style>
    <style:style style:name="T14_46" style:family="text">
      <style:text-properties fo:color="#666666" fo:font-size="8pt" style:font-size-asian="8pt" style:font-size-complex="8pt"/>
    </style:style>
    <style:style style:name="T14_47" style:family="text">
      <style:text-properties fo:color="#666666" fo:font-size="8pt" style:font-size-asian="8pt" style:font-size-complex="8pt"/>
    </style:style>
    <style:style style:name="T14_48" style:family="text">
      <style:text-properties fo:color="#666666" fo:font-size="8pt" style:font-size-asian="8pt" style:font-size-complex="8pt"/>
    </style:style>
    <style:style style:name="T14_49" style:family="text">
      <style:text-properties fo:color="#666666" fo:font-size="8pt" style:font-size-asian="8pt" style:font-size-complex="8pt"/>
    </style:style>
    <style:style style:name="T14_50" style:family="text">
      <style:text-properties fo:color="#666666" fo:font-size="8pt" style:font-size-asian="8pt" style:font-size-complex="8pt"/>
    </style:style>
    <style:style style:name="T14_51" style:family="text">
      <style:text-properties fo:color="#666666" fo:font-size="8pt" style:font-size-asian="8pt" style:font-size-complex="8pt"/>
    </style:style>
    <style:style style:name="T14_52" style:family="text">
      <style:text-properties fo:color="#666666" fo:font-size="8pt" style:font-size-asian="8pt" style:font-size-complex="8pt"/>
    </style:style>
    <style:style style:name="T14_53" style:family="text">
      <style:text-properties fo:color="#666666" fo:font-size="8pt" style:font-size-asian="8pt" style:font-size-complex="8pt"/>
    </style:style>
    <style:style style:name="T14_54" style:family="text">
      <style:text-properties fo:color="#666666" fo:font-size="8pt" style:font-size-asian="8pt" style:font-size-complex="8pt"/>
    </style:style>
    <style:style style:name="T14_55" style:family="text">
      <style:text-properties fo:color="#666666" fo:font-size="8pt" style:font-size-asian="8pt" style:font-size-complex="8pt"/>
    </style:style>
    <style:style style:name="T14_56" style:family="text">
      <style:text-properties fo:color="#666666" fo:font-size="8pt" style:font-size-asian="8pt" style:font-size-complex="8pt"/>
    </style:style>
    <style:style style:name="T14_57" style:family="text">
      <style:text-properties fo:color="#666666" fo:font-size="8pt" style:font-size-asian="8pt" style:font-size-complex="8pt"/>
    </style:style>
    <style:style style:name="T14_58" style:family="text">
      <style:text-properties fo:color="#666666" fo:font-size="8pt" style:font-size-asian="8pt" style:font-size-complex="8pt"/>
    </style:style>
    <style:style style:name="T14_59" style:family="text">
      <style:text-properties fo:color="#666666" fo:font-size="8pt" style:font-size-asian="8pt" style:font-size-complex="8pt"/>
    </style:style>
    <style:style style:name="T14_60" style:family="text">
      <style:text-properties fo:color="#666666" fo:font-size="8pt" style:font-size-asian="8pt" style:font-size-complex="8pt"/>
    </style:style>
    <style:style style:name="T14_61" style:family="text">
      <style:text-properties fo:color="#666666" fo:font-size="8pt" style:font-size-asian="8pt" style:font-size-complex="8pt"/>
    </style:style>
    <style:style style:name="T14_62" style:family="text">
      <style:text-properties fo:color="#666666" fo:font-size="8pt" style:font-size-asian="8pt" style:font-size-complex="8pt"/>
    </style:style>
    <style:style style:name="T14_63" style:family="text">
      <style:text-properties fo:color="#666666" fo:font-size="8pt" style:font-size-asian="8pt" style:font-size-complex="8pt"/>
    </style:style>
    <style:style style:name="T14_64" style:family="text">
      <style:text-properties fo:color="#666666" fo:font-size="8pt" style:font-size-asian="8pt" style:font-size-complex="8pt"/>
    </style:style>
    <style:style style:name="T14_65" style:family="text">
      <style:text-properties fo:color="#666666" fo:font-size="8pt" style:font-size-asian="8pt" style:font-size-complex="8pt"/>
    </style:style>
    <style:style style:name="T14_66" style:family="text">
      <style:text-properties fo:color="#666666" fo:font-size="8pt" style:font-size-asian="8pt" style:font-size-complex="8pt"/>
    </style:style>
    <style:style style:name="T14_67" style:family="text">
      <style:text-properties fo:color="#666666" fo:font-size="8pt" style:font-size-asian="8pt" style:font-size-complex="8pt"/>
    </style:style>
    <style:style style:name="T14_68" style:family="text">
      <style:text-properties fo:color="#666666" fo:font-size="8pt" style:font-size-asian="8pt" style:font-size-complex="8pt"/>
    </style:style>
    <style:style style:name="T14_69" style:family="text">
      <style:text-properties fo:color="#666666" fo:font-size="8pt" style:font-size-asian="8pt" style:font-size-complex="8pt"/>
    </style:style>
    <style:style style:name="T14_70" style:family="text">
      <style:text-properties fo:color="#666666" fo:font-size="8pt" style:font-size-asian="8pt" style:font-size-complex="8pt"/>
    </style:style>
    <style:style style:name="T14_71" style:family="text">
      <style:text-properties fo:color="#666666" fo:font-size="8pt" style:font-size-asian="8pt" style:font-size-complex="8pt"/>
    </style:style>
    <style:style style:name="T14_72" style:family="text">
      <style:text-properties fo:color="#666666" fo:font-size="8pt" style:font-size-asian="8pt" style:font-size-complex="8pt"/>
    </style:style>
    <style:style style:name="T14_73" style:family="text">
      <style:text-properties fo:color="#666666" fo:font-size="8pt" style:font-size-asian="8pt" style:font-size-complex="8pt"/>
    </style:style>
    <style:style style:name="T14_74" style:family="text">
      <style:text-properties fo:color="#666666" fo:font-size="8pt" style:font-size-asian="8pt" style:font-size-complex="8pt"/>
    </style:style>
    <style:style style:name="T14_75" style:family="text">
      <style:text-properties fo:color="#666666" fo:font-size="8pt" style:font-size-asian="8pt" style:font-size-complex="8pt"/>
    </style:style>
    <style:style style:name="T14_76" style:family="text">
      <style:text-properties fo:color="#666666" fo:font-size="8pt" style:font-size-asian="8pt" style:font-size-complex="8pt"/>
    </style:style>
    <style:style style:name="T14_77" style:family="text">
      <style:text-properties fo:color="#666666" fo:font-size="8pt" style:font-size-asian="8pt" style:font-size-complex="8pt"/>
    </style:style>
    <style:style style:name="P15" style:family="paragraph" style:parent-style-name="Standard">
      <style:paragraph-properties fo:break-before="auto" fo:line-height="100%" fo:margin-top="0cm" fo:margin-left="0cm" fo:margin-right="1.411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15_1" style:family="text">
      <style:text-properties fo:color="#cc7a17"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00%" fo:margin-top="0cm" fo:margin-left="0.635cm" fo:margin-right="0cm" style:writing-mode="lr-tb"/>
    </style:style>
    <style:style style:name="T16_1" style:family="text">
      <style:text-properties fo:color="#666666" fo:font-size="8pt" style:font-size-asian="8pt" style:font-size-complex="8pt"/>
    </style:style>
    <style:style style:name="T16_2" style:family="text">
      <style:text-properties fo:color="#666666" fo:font-size="8pt" style:font-size-asian="8pt" style:font-size-complex="8pt"/>
    </style:style>
    <style:style style:name="T16_3" style:family="text">
      <style:text-properties fo:color="#666666" fo:font-size="8pt" style:font-size-asian="8pt" style:font-size-complex="8pt"/>
    </style:style>
    <style:style style:name="T16_4" style:family="text">
      <style:text-properties fo:color="#666666" fo:font-size="8pt" style:font-size-asian="8pt" style:font-size-complex="8pt"/>
    </style:style>
    <style:style style:name="T16_5" style:family="text">
      <style:text-properties fo:color="#666666" fo:font-size="8pt" style:font-size-asian="8pt" style:font-size-complex="8pt"/>
    </style:style>
    <style:style style:name="T16_6" style:family="text">
      <style:text-properties fo:color="#666666" fo:font-size="8pt" style:font-size-asian="8pt" style:font-size-complex="8pt"/>
    </style:style>
    <style:style style:name="P17" style:family="paragraph" style:parent-style-name="Standard">
      <style:paragraph-properties fo:break-before="auto" fo:text-indent="0cm" fo:line-height="100%" fo:margin-top="0cm" fo:margin-left="0.635cm" fo:margin-right="0cm" style:writing-mode="lr-tb"/>
      <style:text-properties fo:color="#666666" fo:font-size="8pt" style:font-size-asian="8pt" style:font-size-complex="8pt"/>
    </style:style>
    <style:style style:name="P18" style:family="paragraph" style:parent-style-name="Standard">
      <style:paragraph-properties fo:text-align="left" fo:break-before="auto" fo:text-indent="-1.058cm" fo:line-height="100%" fo:margin-top="0cm" fo:border-bottom="#808080 0.053cm solid" fo:margin-left="1.058cm" fo:margin-right="1.411cm" style:writing-mode="lr-tb">
        <style:tab-stops>
          <style:tab-stop style:type="left" style:leader-style="none" style:position="-0.423cm"/>
        </style:tab-stops>
      </style:paragraph-properties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cc7a17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cc7a17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cc7a17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-1.058cm" fo:line-height="100%" fo:margin-top="0cm" fo:margin-left="1.058cm" fo:margin-right="1.411cm" style:writing-mode="lr-tb"/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0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20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20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1_1" style:family="text">
      <style:text-properties fo:color="#666666" fo:font-size="8pt" style:font-size-asian="8pt" style:font-size-complex="8pt"/>
    </style:style>
    <style:style style:name="T21_2" style:family="text"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style:text-underline-style="none"/>
    </style:style>
    <style:style style:name="T21_3" style:family="text">
      <style:text-properties fo:color="#666666" fo:font-size="8pt" style:font-size-asian="8pt" style:font-size-complex="8pt"/>
    </style:style>
    <style:style style:name="T21_4" style:family="text">
      <style:text-properties fo:color="#666666" fo:font-size="8pt" style:font-size-asian="8pt" style:font-size-complex="8pt"/>
    </style:style>
    <style:style style:name="T21_5" style:family="text"/>
    <style:style style:name="T21_6" style:family="text">
      <style:text-properties fo:color="#1155cc" fo:font-size="8pt" style:font-size-asian="8pt" style:font-size-complex="8pt" style:text-underline-style="solid" style:text-underline-color="font-color"/>
    </style:style>
    <style:style style:name="T21_7" style:family="text"/>
    <style:style style:name="T21_8" style:family="text">
      <style:text-properties fo:color="#1155cc" fo:font-size="8pt" style:font-size-asian="8pt" style:font-size-complex="8pt" style:text-underline-style="solid" style:text-underline-color="font-color"/>
    </style:style>
    <style:style style:name="T21_9" style:family="text"/>
    <style:style style:name="T21_10" style:family="text">
      <style:text-properties fo:color="#1155cc" fo:font-size="8pt" style:font-size-asian="8pt" style:font-size-complex="8pt" style:text-underline-style="solid" style:text-underline-color="font-color"/>
    </style:style>
    <style:style style:name="T21_11" style:family="text"/>
    <style:style style:name="T21_12" style:family="text">
      <style:text-properties fo:color="#1155cc" fo:font-size="8pt" style:font-size-asian="8pt" style:font-size-complex="8pt" style:text-underline-style="solid" style:text-underline-color="font-color"/>
    </style:style>
    <style:style style:name="T21_13" style:family="text"/>
    <style:style style:name="T21_14" style:family="text">
      <style:text-properties fo:color="#1155cc" fo:font-size="8pt" style:font-size-asian="8pt" style:font-size-complex="8pt" style:text-underline-style="solid" style:text-underline-color="font-color"/>
    </style:style>
    <style:style style:name="T21_15" style:family="text"/>
    <style:style style:name="T21_16" style:family="text">
      <style:text-properties fo:color="#1155cc" fo:font-size="8pt" style:font-size-asian="8pt" style:font-size-complex="8pt" style:text-underline-style="solid" style:text-underline-color="font-color"/>
    </style:style>
    <style:style style:name="T21_17" style:family="text"/>
    <style:style style:name="T21_18" style:family="text">
      <style:text-properties fo:color="#1155cc" fo:font-size="8pt" style:font-size-asian="8pt" style:font-size-complex="8pt" style:text-underline-style="solid" style:text-underline-color="font-color"/>
    </style:style>
    <style:style style:name="T21_19" style:family="text"/>
    <style:style style:name="T21_20" style:family="text">
      <style:text-properties fo:color="#1155cc" fo:font-size="8pt" style:font-size-asian="8pt" style:font-size-complex="8pt" style:text-underline-style="solid" style:text-underline-color="font-color"/>
    </style:style>
    <style:style style:name="T21_21" style:family="text">
      <style:text-properties fo:color="#666666" fo:font-size="8pt" style:font-size-asian="8pt" style:font-size-complex="8pt"/>
    </style:style>
    <style:style style:name="P2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2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22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22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24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4_1" style:family="text">
      <style:text-properties fo:color="#444444" fo:font-size="8pt" style:font-size-asian="8pt" style:font-size-complex="8pt"/>
    </style:style>
    <style:style style:name="T24_2" style:family="text">
      <style:text-properties fo:color="#444444" fo:font-size="8pt" style:font-size-asian="8pt" style:font-size-complex="8pt"/>
    </style:style>
    <style:style style:name="T24_3" style:family="text">
      <style:text-properties fo:color="#444444" fo:font-size="8pt" style:font-size-asian="8pt" style:font-size-complex="8pt"/>
    </style:style>
    <style:style style:name="T24_4" style:family="text">
      <style:text-properties fo:color="#444444" fo:font-size="8pt" style:font-size-asian="8pt" style:font-size-complex="8pt"/>
    </style:style>
    <style:style style:name="T24_5" style:family="text">
      <style:text-properties fo:color="#444444" fo:font-size="8pt" style:font-size-asian="8pt" style:font-size-complex="8pt"/>
    </style:style>
    <style:style style:name="T24_6" style:family="text">
      <style:text-properties fo:color="#444444" fo:font-size="8pt" style:font-size-asian="8pt" style:font-size-complex="8pt"/>
    </style:style>
    <style:style style:name="T24_7" style:family="text">
      <style:text-properties fo:color="#444444" fo:font-size="8pt" style:font-size-asian="8pt" style:font-size-complex="8pt"/>
    </style:style>
    <style:style style:name="T24_8" style:family="text">
      <style:text-properties fo:color="#444444" fo:font-size="8pt" style:font-size-asian="8pt" style:font-size-complex="8pt"/>
    </style:style>
    <style:style style:name="T24_9" style:family="text">
      <style:text-properties fo:color="#444444" fo:font-size="8pt" style:font-size-asian="8pt" style:font-size-complex="8pt"/>
    </style:style>
    <style:style style:name="T24_10" style:family="text">
      <style:text-properties fo:color="#444444" fo:font-size="8pt" style:font-size-asian="8pt" style:font-size-complex="8pt"/>
    </style:style>
    <style:style style:name="T24_11" style:family="text">
      <style:text-properties fo:color="#444444" fo:font-size="8pt" style:font-size-asian="8pt" style:font-size-complex="8pt"/>
    </style:style>
    <style:style style:name="T24_12" style:family="text">
      <style:text-properties fo:color="#444444" fo:font-size="8pt" style:font-size-asian="8pt" style:font-size-complex="8pt"/>
    </style:style>
    <style:style style:name="T24_13" style:family="text">
      <style:text-properties fo:color="#444444" fo:font-size="8pt" style:font-size-asian="8pt" style:font-size-complex="8pt"/>
    </style:style>
    <style:style style:name="T24_14" style:family="text">
      <style:text-properties fo:color="#444444" fo:font-size="8pt" style:font-size-asian="8pt" style:font-size-complex="8pt"/>
    </style:style>
    <style:style style:name="T24_15" style:family="text">
      <style:text-properties fo:color="#444444" fo:font-size="8pt" style:font-size-asian="8pt" style:font-size-complex="8pt"/>
    </style:style>
    <style:style style:name="T24_16" style:family="text">
      <style:text-properties fo:color="#444444" fo:font-size="8pt" style:font-size-asian="8pt" style:font-size-complex="8pt"/>
    </style:style>
    <style:style style:name="T24_17" style:family="text">
      <style:text-properties fo:color="#444444" fo:font-size="8pt" style:font-size-asian="8pt" style:font-size-complex="8pt"/>
    </style:style>
    <style:style style:name="T24_18" style:family="text">
      <style:text-properties fo:color="#444444" fo:font-size="8pt" style:font-size-asian="8pt" style:font-size-complex="8pt"/>
    </style:style>
    <style:style style:name="T24_19" style:family="text">
      <style:text-properties fo:color="#444444" fo:font-size="8pt" style:font-size-asian="8pt" style:font-size-complex="8pt"/>
    </style:style>
    <style:style style:name="T24_20" style:family="text">
      <style:text-properties fo:color="#444444" fo:font-size="8pt" style:font-size-asian="8pt" style:font-size-complex="8pt"/>
    </style:style>
    <style:style style:name="T24_21" style:family="text">
      <style:text-properties fo:color="#444444" fo:font-size="8pt" style:font-size-asian="8pt" style:font-size-complex="8pt"/>
    </style:style>
    <style:style style:name="T24_22" style:family="text">
      <style:text-properties fo:color="#444444" fo:font-size="8pt" style:font-size-asian="8pt" style:font-size-complex="8pt"/>
    </style:style>
    <style:style style:name="T24_23" style:family="text">
      <style:text-properties fo:color="#444444" fo:font-size="8pt" style:font-size-asian="8pt" style:font-size-complex="8pt"/>
    </style:style>
    <style:style style:name="T24_24" style:family="text">
      <style:text-properties fo:color="#444444" fo:font-size="8pt" style:font-size-asian="8pt" style:font-size-complex="8pt"/>
    </style:style>
    <style:style style:name="T24_25" style:family="text">
      <style:text-properties fo:color="#444444" fo:font-size="8pt" style:font-size-asian="8pt" style:font-size-complex="8pt"/>
    </style:style>
    <style:style style:name="T24_26" style:family="text">
      <style:text-properties fo:color="#444444" fo:font-size="8pt" style:font-size-asian="8pt" style:font-size-complex="8pt"/>
    </style:style>
    <style:style style:name="T24_27" style:family="text">
      <style:text-properties fo:color="#444444" fo:font-size="8pt" style:font-size-asian="8pt" style:font-size-complex="8pt"/>
    </style:style>
    <style:style style:name="T24_28" style:family="text">
      <style:text-properties fo:color="#444444" fo:font-size="8pt" style:font-size-asian="8pt" style:font-size-complex="8pt"/>
    </style:style>
    <style:style style:name="T24_29" style:family="text">
      <style:text-properties fo:color="#444444" fo:font-size="8pt" style:font-size-asian="8pt" style:font-size-complex="8pt"/>
    </style:style>
    <style:style style:name="T24_30" style:family="text">
      <style:text-properties fo:color="#444444" fo:font-size="8pt" style:font-size-asian="8pt" style:font-size-complex="8pt"/>
    </style:style>
    <style:style style:name="T24_31" style:family="text">
      <style:text-properties fo:color="#444444" fo:font-size="8pt" style:font-size-asian="8pt" style:font-size-complex="8pt"/>
    </style:style>
    <style:style style:name="T24_32" style:family="text">
      <style:text-properties fo:color="#444444" fo:font-size="8pt" style:font-size-asian="8pt" style:font-size-complex="8pt"/>
    </style:style>
    <style:style style:name="T24_33" style:family="text">
      <style:text-properties fo:color="#444444" fo:font-size="8pt" style:font-size-asian="8pt" style:font-size-complex="8pt"/>
    </style:style>
    <style:style style:name="T24_34" style:family="text">
      <style:text-properties fo:color="#444444" fo:font-size="8pt" style:font-size-asian="8pt" style:font-size-complex="8pt"/>
    </style:style>
    <style:style style:name="T24_35" style:family="text">
      <style:text-properties fo:color="#444444" fo:font-size="8pt" style:font-size-asian="8pt" style:font-size-complex="8pt"/>
    </style:style>
    <style:style style:name="T24_36" style:family="text">
      <style:text-properties fo:color="#444444" fo:font-size="8pt" style:font-size-asian="8pt" style:font-size-complex="8pt"/>
    </style:style>
    <style:style style:name="T24_37" style:family="text">
      <style:text-properties fo:color="#444444" fo:font-size="8pt" style:font-size-asian="8pt" style:font-size-complex="8pt"/>
    </style:style>
    <style:style style:name="T24_38" style:family="text">
      <style:text-properties fo:color="#444444" fo:font-size="8pt" style:font-size-asian="8pt" style:font-size-complex="8pt"/>
    </style:style>
    <style:style style:name="T24_39" style:family="text">
      <style:text-properties fo:color="#444444" fo:font-size="8pt" style:font-size-asian="8pt" style:font-size-complex="8pt"/>
    </style:style>
    <style:style style:name="T24_40" style:family="text">
      <style:text-properties fo:color="#444444" fo:font-size="8pt" style:font-size-asian="8pt" style:font-size-complex="8pt"/>
    </style:style>
    <style:style style:name="T24_41" style:family="text">
      <style:text-properties fo:color="#444444" fo:font-size="8pt" style:font-size-asian="8pt" style:font-size-complex="8pt"/>
    </style:style>
    <style:style style:name="T24_42" style:family="text">
      <style:text-properties fo:color="#444444" fo:font-size="8pt" style:font-size-asian="8pt" style:font-size-complex="8pt"/>
    </style:style>
    <style:style style:name="T24_43" style:family="text">
      <style:text-properties fo:color="#444444" fo:font-size="8pt" style:font-size-asian="8pt" style:font-size-complex="8pt"/>
    </style:style>
    <style:style style:name="T24_44" style:family="text">
      <style:text-properties fo:color="#444444" fo:font-size="8pt" style:font-size-asian="8pt" style:font-size-complex="8pt"/>
    </style:style>
    <style:style style:name="T24_45" style:family="text">
      <style:text-properties fo:color="#444444" fo:font-size="8pt" style:font-size-asian="8pt" style:font-size-complex="8pt"/>
    </style:style>
    <style:style style:name="T24_46" style:family="text">
      <style:text-properties fo:color="#444444" fo:font-size="8pt" style:font-size-asian="8pt" style:font-size-complex="8pt"/>
    </style:style>
    <style:style style:name="T24_47" style:family="text">
      <style:text-properties fo:color="#444444" fo:font-size="8pt" style:font-size-asian="8pt" style:font-size-complex="8pt"/>
    </style:style>
    <style:style style:name="T24_48" style:family="text">
      <style:text-properties fo:color="#444444" fo:font-size="8pt" style:font-size-asian="8pt" style:font-size-complex="8pt"/>
    </style:style>
    <style:style style:name="T24_49" style:family="text">
      <style:text-properties fo:color="#444444" fo:font-size="8pt" style:font-size-asian="8pt" style:font-size-complex="8pt"/>
    </style:style>
    <style:style style:name="T24_50" style:family="text">
      <style:text-properties fo:color="#444444" fo:font-size="8pt" style:font-size-asian="8pt" style:font-size-complex="8pt"/>
    </style:style>
    <style:style style:name="T24_51" style:family="text">
      <style:text-properties fo:color="#444444" fo:font-size="8pt" style:font-size-asian="8pt" style:font-size-complex="8pt"/>
    </style:style>
    <style:style style:name="T24_52" style:family="text">
      <style:text-properties fo:color="#444444" fo:font-size="8pt" style:font-size-asian="8pt" style:font-size-complex="8pt"/>
    </style:style>
    <style:style style:name="T24_53" style:family="text">
      <style:text-properties fo:color="#444444" fo:font-size="8pt" style:font-size-asian="8pt" style:font-size-complex="8pt"/>
    </style:style>
    <style:style style:name="T24_54" style:family="text">
      <style:text-properties fo:color="#444444" fo:font-size="8pt" style:font-size-asian="8pt" style:font-size-complex="8pt"/>
    </style:style>
    <style:style style:name="T24_55" style:family="text">
      <style:text-properties fo:color="#444444" fo:font-size="8pt" style:font-size-asian="8pt" style:font-size-complex="8pt"/>
    </style:style>
    <style:style style:name="T24_56" style:family="text">
      <style:text-properties fo:color="#444444" fo:font-size="8pt" style:font-size-asian="8pt" style:font-size-complex="8pt"/>
    </style:style>
    <style:style style:name="T24_57" style:family="text">
      <style:text-properties fo:color="#444444" fo:font-size="8pt" style:font-size-asian="8pt" style:font-size-complex="8pt"/>
    </style:style>
    <style:style style:name="T24_58" style:family="text">
      <style:text-properties fo:color="#444444" fo:font-size="8pt" style:font-size-asian="8pt" style:font-size-complex="8pt"/>
    </style:style>
    <style:style style:name="T24_59" style:family="text">
      <style:text-properties fo:color="#444444" fo:font-size="8pt" style:font-size-asian="8pt" style:font-size-complex="8pt"/>
    </style:style>
    <style:style style:name="T24_60" style:family="text">
      <style:text-properties fo:color="#444444" fo:font-size="8pt" style:font-size-asian="8pt" style:font-size-complex="8pt"/>
    </style:style>
    <style:style style:name="T24_61" style:family="text">
      <style:text-properties fo:color="#444444" fo:font-size="8pt" style:font-size-asian="8pt" style:font-size-complex="8pt"/>
    </style:style>
    <style:style style:name="T24_62" style:family="text">
      <style:text-properties fo:color="#444444" fo:font-size="8pt" style:font-size-asian="8pt" style:font-size-complex="8pt"/>
    </style:style>
    <style:style style:name="T24_63" style:family="text">
      <style:text-properties fo:color="#444444" fo:font-size="8pt" style:font-size-asian="8pt" style:font-size-complex="8pt"/>
    </style:style>
    <style:style style:name="T24_64" style:family="text">
      <style:text-properties fo:color="#444444" fo:font-size="8pt" style:font-size-asian="8pt" style:font-size-complex="8pt"/>
    </style:style>
    <style:style style:name="T24_65" style:family="text">
      <style:text-properties fo:color="#444444" fo:font-size="8pt" style:font-size-asian="8pt" style:font-size-complex="8pt"/>
    </style:style>
    <style:style style:name="T24_66" style:family="text">
      <style:text-properties fo:color="#444444" fo:font-size="8pt" style:font-size-asian="8pt" style:font-size-complex="8pt"/>
    </style:style>
    <style:style style:name="T24_67" style:family="text">
      <style:text-properties fo:color="#444444" fo:font-size="8pt" style:font-size-asian="8pt" style:font-size-complex="8pt"/>
    </style:style>
    <style:style style:name="T24_68" style:family="text">
      <style:text-properties fo:color="#444444" fo:font-size="8pt" style:font-size-asian="8pt" style:font-size-complex="8pt"/>
    </style:style>
    <style:style style:name="T24_69" style:family="text">
      <style:text-properties fo:color="#444444" fo:font-size="8pt" style:font-size-asian="8pt" style:font-size-complex="8pt"/>
    </style:style>
    <style:style style:name="T24_70" style:family="text">
      <style:text-properties fo:color="#444444" fo:font-size="8pt" style:font-size-asian="8pt" style:font-size-complex="8pt"/>
    </style:style>
    <style:style style:name="T24_71" style:family="text">
      <style:text-properties fo:color="#444444" fo:font-size="8pt" style:font-size-asian="8pt" style:font-size-complex="8pt"/>
    </style:style>
    <style:style style:name="T24_72" style:family="text">
      <style:text-properties fo:color="#444444" fo:font-size="8pt" style:font-size-asian="8pt" style:font-size-complex="8pt"/>
    </style:style>
    <style:style style:name="T24_73" style:family="text">
      <style:text-properties fo:color="#444444" fo:font-size="8pt" style:font-size-asian="8pt" style:font-size-complex="8pt"/>
    </style:style>
    <style:style style:name="T24_74" style:family="text">
      <style:text-properties fo:color="#444444" fo:font-size="8pt" style:font-size-asian="8pt" style:font-size-complex="8pt"/>
    </style:style>
    <style:style style:name="T24_75" style:family="text">
      <style:text-properties fo:color="#444444" fo:font-size="8pt" style:font-size-asian="8pt" style:font-size-complex="8pt"/>
    </style:style>
    <style:style style:name="T24_76" style:family="text">
      <style:text-properties fo:color="#444444" fo:font-size="8pt" style:font-size-asian="8pt" style:font-size-complex="8pt"/>
    </style:style>
    <style:style style:name="T24_77" style:family="text">
      <style:text-properties fo:color="#444444" fo:font-size="8pt" style:font-size-asian="8pt" style:font-size-complex="8pt"/>
    </style:style>
    <style:style style:name="T24_78" style:family="text">
      <style:text-properties fo:color="#444444" fo:font-size="8pt" style:font-size-asian="8pt" style:font-size-complex="8pt"/>
    </style:style>
    <style:style style:name="T24_79" style:family="text">
      <style:text-properties fo:color="#444444" fo:font-size="8pt" style:font-size-asian="8pt" style:font-size-complex="8pt"/>
    </style:style>
    <style:style style:name="T24_80" style:family="text">
      <style:text-properties fo:color="#444444" fo:font-size="8pt" style:font-size-asian="8pt" style:font-size-complex="8pt"/>
    </style:style>
    <style:style style:name="T24_81" style:family="text">
      <style:text-properties fo:color="#444444" fo:font-size="8pt" style:font-size-asian="8pt" style:font-size-complex="8pt"/>
    </style:style>
    <style:style style:name="T24_82" style:family="text">
      <style:text-properties fo:color="#444444" fo:font-size="8pt" style:font-size-asian="8pt" style:font-size-complex="8pt"/>
    </style:style>
    <style:style style:name="T24_83" style:family="text">
      <style:text-properties fo:color="#444444" fo:font-size="8pt" style:font-size-asian="8pt" style:font-size-complex="8pt"/>
    </style:style>
    <style:style style:name="T24_84" style:family="text">
      <style:text-properties fo:color="#444444" fo:font-size="8pt" style:font-size-asian="8pt" style:font-size-complex="8pt"/>
    </style:style>
    <style:style style:name="T24_85" style:family="text">
      <style:text-properties fo:color="#444444" fo:font-size="8pt" style:font-size-asian="8pt" style:font-size-complex="8pt"/>
    </style:style>
    <style:style style:name="T24_86" style:family="text">
      <style:text-properties fo:color="#444444" fo:font-size="8pt" style:font-size-asian="8pt" style:font-size-complex="8pt"/>
    </style:style>
    <style:style style:name="T24_87" style:family="text">
      <style:text-properties fo:color="#444444" fo:font-size="8pt" style:font-size-asian="8pt" style:font-size-complex="8pt"/>
    </style:style>
    <style:style style:name="T24_88" style:family="text">
      <style:text-properties fo:color="#444444" fo:font-size="8pt" style:font-size-asian="8pt" style:font-size-complex="8pt"/>
    </style:style>
    <style:style style:name="T24_89" style:family="text">
      <style:text-properties fo:color="#444444" fo:font-size="8pt" style:font-size-asian="8pt" style:font-size-complex="8pt"/>
    </style:style>
    <style:style style:name="T24_90" style:family="text">
      <style:text-properties fo:color="#444444" fo:font-size="8pt" style:font-size-asian="8pt" style:font-size-complex="8pt"/>
    </style:style>
    <style:style style:name="T24_91" style:family="text">
      <style:text-properties fo:color="#444444" fo:font-size="8pt" style:font-size-asian="8pt" style:font-size-complex="8pt"/>
    </style:style>
    <style:style style:name="T24_92" style:family="text">
      <style:text-properties fo:color="#444444" fo:font-size="8pt" style:font-size-asian="8pt" style:font-size-complex="8pt"/>
    </style:style>
    <style:style style:name="T24_93" style:family="text">
      <style:text-properties fo:color="#444444" fo:font-size="8pt" style:font-size-asian="8pt" style:font-size-complex="8pt"/>
    </style:style>
    <style:style style:name="T24_94" style:family="text">
      <style:text-properties fo:color="#444444" fo:font-size="8pt" style:font-size-asian="8pt" style:font-size-complex="8pt"/>
    </style:style>
    <style:style style:name="T24_95" style:family="text">
      <style:text-properties fo:color="#444444" fo:font-size="8pt" style:font-size-asian="8pt" style:font-size-complex="8pt"/>
    </style:style>
    <style:style style:name="T24_96" style:family="text">
      <style:text-properties fo:color="#444444" fo:font-size="8pt" style:font-size-asian="8pt" style:font-size-complex="8pt"/>
    </style:style>
    <style:style style:name="T24_97" style:family="text">
      <style:text-properties fo:color="#444444" fo:font-size="8pt" style:font-size-asian="8pt" style:font-size-complex="8pt"/>
    </style:style>
    <style:style style:name="T24_98" style:family="text">
      <style:text-properties fo:color="#444444" fo:font-size="8pt" style:font-size-asian="8pt" style:font-size-complex="8pt"/>
    </style:style>
    <style:style style:name="T24_99" style:family="text">
      <style:text-properties fo:color="#444444" fo:font-size="8pt" style:font-size-asian="8pt" style:font-size-complex="8pt"/>
    </style:style>
    <style:style style:name="T24_100" style:family="text">
      <style:text-properties fo:color="#444444" fo:font-size="8pt" style:font-size-asian="8pt" style:font-size-complex="8pt"/>
    </style:style>
    <style:style style:name="T24_101" style:family="text">
      <style:text-properties fo:color="#444444" fo:font-size="8pt" style:font-size-asian="8pt" style:font-size-complex="8pt"/>
    </style:style>
    <style:style style:name="T24_102" style:family="text">
      <style:text-properties fo:color="#444444" fo:font-size="8pt" style:font-size-asian="8pt" style:font-size-complex="8pt"/>
    </style:style>
    <style:style style:name="T24_103" style:family="text">
      <style:text-properties fo:color="#444444" fo:font-size="8pt" style:font-size-asian="8pt" style:font-size-complex="8pt"/>
    </style:style>
    <style:style style:name="T24_104" style:family="text">
      <style:text-properties fo:color="#444444" fo:font-size="8pt" style:font-size-asian="8pt" style:font-size-complex="8pt"/>
    </style:style>
    <style:style style:name="T24_105" style:family="text">
      <style:text-properties fo:color="#444444" fo:font-size="8pt" style:font-size-asian="8pt" style:font-size-complex="8pt"/>
    </style:style>
    <style:style style:name="T24_106" style:family="text">
      <style:text-properties fo:color="#444444" fo:font-size="8pt" style:font-size-asian="8pt" style:font-size-complex="8pt"/>
    </style:style>
    <style:style style:name="T24_107" style:family="text">
      <style:text-properties fo:color="#444444" fo:font-size="8pt" style:font-size-asian="8pt" style:font-size-complex="8pt"/>
    </style:style>
    <style:style style:name="T24_108" style:family="text">
      <style:text-properties fo:color="#444444" fo:font-size="8pt" style:font-size-asian="8pt" style:font-size-complex="8pt"/>
    </style:style>
    <style:style style:name="T24_109" style:family="text">
      <style:text-properties fo:color="#444444" fo:font-size="8pt" style:font-size-asian="8pt" style:font-size-complex="8pt"/>
    </style:style>
    <style:style style:name="T24_110" style:family="text">
      <style:text-properties fo:color="#444444" fo:font-size="8pt" style:font-size-asian="8pt" style:font-size-complex="8pt"/>
    </style:style>
    <style:style style:name="T24_111" style:family="text">
      <style:text-properties fo:color="#444444" fo:font-size="8pt" style:font-size-asian="8pt" style:font-size-complex="8pt"/>
    </style:style>
    <style:style style:name="T24_112" style:family="text">
      <style:text-properties fo:color="#444444" fo:font-size="8pt" style:font-size-asian="8pt" style:font-size-complex="8pt"/>
    </style:style>
    <style:style style:name="T24_113" style:family="text">
      <style:text-properties fo:color="#444444" fo:font-size="8pt" style:font-size-asian="8pt" style:font-size-complex="8pt"/>
    </style:style>
    <style:style style:name="T24_114" style:family="text">
      <style:text-properties fo:color="#444444" fo:font-size="8pt" style:font-size-asian="8pt" style:font-size-complex="8pt"/>
    </style:style>
    <style:style style:name="T24_115" style:family="text">
      <style:text-properties fo:color="#444444" fo:font-size="8pt" style:font-size-asian="8pt" style:font-size-complex="8pt"/>
    </style:style>
    <style:style style:name="T24_116" style:family="text">
      <style:text-properties fo:color="#444444" fo:font-size="8pt" style:font-size-asian="8pt" style:font-size-complex="8pt"/>
    </style:style>
    <style:style style:name="T24_117" style:family="text">
      <style:text-properties fo:color="#444444" fo:font-size="8pt" style:font-size-asian="8pt" style:font-size-complex="8pt"/>
    </style:style>
    <style:style style:name="T24_118" style:family="text">
      <style:text-properties fo:color="#444444" fo:font-size="8pt" style:font-size-asian="8pt" style:font-size-complex="8pt"/>
    </style:style>
    <style:style style:name="T24_119" style:family="text">
      <style:text-properties fo:color="#444444" fo:font-size="8pt" style:font-size-asian="8pt" style:font-size-complex="8pt"/>
    </style:style>
    <style:style style:name="T24_120" style:family="text">
      <style:text-properties fo:color="#444444" fo:font-size="8pt" style:font-size-asian="8pt" style:font-size-complex="8pt"/>
    </style:style>
    <style:style style:name="T24_121" style:family="text">
      <style:text-properties fo:color="#444444" fo:font-size="8pt" style:font-size-asian="8pt" style:font-size-complex="8pt"/>
    </style:style>
    <style:style style:name="T24_122" style:family="text">
      <style:text-properties fo:color="#444444" fo:font-size="8pt" style:font-size-asian="8pt" style:font-size-complex="8pt"/>
    </style:style>
    <style:style style:name="P25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26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6_1" style:family="text">
      <style:text-properties fo:color="#444444" fo:font-size="8pt" style:font-size-asian="8pt" style:font-size-complex="8pt" style:text-underline-style="solid" style:text-underline-color="font-color"/>
    </style:style>
    <style:style style:name="T26_2" style:family="text">
      <style:text-properties fo:color="#444444" fo:font-size="8pt" style:font-size-asian="8pt" style:font-size-complex="8pt" style:text-underline-style="solid" style:text-underline-color="font-color"/>
    </style:style>
    <style:style style:name="T26_3" style:family="text">
      <style:text-properties fo:color="#444444" fo:font-size="8pt" style:font-size-asian="8pt" style:font-size-complex="8pt" style:text-underline-style="solid" style:text-underline-color="font-color"/>
    </style:style>
    <style:style style:name="T26_4" style:family="text">
      <style:text-properties fo:color="#444444" fo:font-size="8pt" style:font-size-asian="8pt" style:font-size-complex="8pt" style:text-underline-style="solid" style:text-underline-color="font-color"/>
    </style:style>
    <style:style style:name="T26_5" style:family="text">
      <style:text-properties fo:color="#444444" fo:font-size="8pt" style:font-size-asian="8pt" style:font-size-complex="8pt" style:text-underline-style="solid" style:text-underline-color="font-color"/>
    </style:style>
    <style:style style:name="T26_6" style:family="text">
      <style:text-properties fo:color="#444444" fo:font-size="8pt" style:font-size-asian="8pt" style:font-size-complex="8pt" style:text-underline-style="solid" style:text-underline-color="font-color"/>
    </style:style>
    <style:style style:name="T26_7" style:family="text">
      <style:text-properties fo:color="#444444" fo:font-size="8pt" style:font-size-asian="8pt" style:font-size-complex="8pt" style:text-underline-style="solid" style:text-underline-color="font-color"/>
    </style:style>
    <style:style style:name="T26_8" style:family="text">
      <style:text-properties fo:color="#444444" fo:font-size="8pt" style:font-size-asian="8pt" style:font-size-complex="8pt" style:text-underline-style="solid" style:text-underline-color="font-color"/>
    </style:style>
    <style:style style:name="T26_9" style:family="text">
      <style:text-properties fo:color="#444444" fo:font-size="8pt" style:font-size-asian="8pt" style:font-size-complex="8pt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7_1" style:family="text">
      <style:text-properties fo:color="#444444" fo:font-size="8pt" style:font-size-asian="8pt" style:font-size-complex="8pt"/>
    </style:style>
    <style:style style:name="T27_2" style:family="text">
      <style:text-properties fo:color="#444444" fo:font-size="8pt" style:font-size-asian="8pt" style:font-size-complex="8pt"/>
    </style:style>
    <style:style style:name="T27_3" style:family="text">
      <style:text-properties fo:color="#444444" fo:font-size="8pt" style:font-size-asian="8pt" style:font-size-complex="8pt"/>
    </style:style>
    <style:style style:name="T27_4" style:family="text">
      <style:text-properties fo:color="#444444" fo:font-size="8pt" style:font-size-asian="8pt" style:font-size-complex="8pt"/>
    </style:style>
    <style:style style:name="T27_5" style:family="text">
      <style:text-properties fo:color="#444444" fo:font-size="8pt" style:font-size-asian="8pt" style:font-size-complex="8pt"/>
    </style:style>
    <style:style style:name="T27_6" style:family="text">
      <style:text-properties fo:color="#444444" fo:font-size="8pt" style:font-size-asian="8pt" style:font-size-complex="8pt"/>
    </style:style>
    <style:style style:name="T27_7" style:family="text">
      <style:text-properties fo:color="#444444" fo:font-size="8pt" style:font-size-asian="8pt" style:font-size-complex="8pt"/>
    </style:style>
    <style:style style:name="T27_8" style:family="text">
      <style:text-properties fo:color="#444444" fo:font-size="8pt" style:font-size-asian="8pt" style:font-size-complex="8pt"/>
    </style:style>
    <style:style style:name="T27_9" style:family="text">
      <style:text-properties fo:color="#444444" fo:font-size="8pt" style:font-size-asian="8pt" style:font-size-complex="8pt"/>
    </style:style>
    <style:style style:name="T27_10" style:family="text">
      <style:text-properties fo:color="#444444" fo:font-size="8pt" style:font-size-asian="8pt" style:font-size-complex="8pt"/>
    </style:style>
    <style:style style:name="T27_11" style:family="text">
      <style:text-properties fo:color="#444444" fo:font-size="8pt" style:font-size-asian="8pt" style:font-size-complex="8pt"/>
    </style:style>
    <style:style style:name="T27_12" style:family="text">
      <style:text-properties fo:color="#444444" fo:font-size="8pt" style:font-size-asian="8pt" style:font-size-complex="8pt"/>
    </style:style>
    <style:style style:name="T27_13" style:family="text">
      <style:text-properties fo:color="#444444" fo:font-size="8pt" style:font-size-asian="8pt" style:font-size-complex="8pt"/>
    </style:style>
    <style:style style:name="T27_14" style:family="text">
      <style:text-properties fo:color="#444444" fo:font-size="8pt" style:font-size-asian="8pt" style:font-size-complex="8pt"/>
    </style:style>
    <style:style style:name="T27_15" style:family="text">
      <style:text-properties fo:color="#444444" fo:font-size="8pt" style:font-size-asian="8pt" style:font-size-complex="8pt"/>
    </style:style>
    <style:style style:name="T27_16" style:family="text">
      <style:text-properties fo:color="#444444" fo:font-size="8pt" style:font-size-asian="8pt" style:font-size-complex="8pt"/>
    </style:style>
    <style:style style:name="T27_17" style:family="text">
      <style:text-properties fo:color="#444444" fo:font-size="8pt" style:font-size-asian="8pt" style:font-size-complex="8pt"/>
    </style:style>
    <style:style style:name="T27_18" style:family="text">
      <style:text-properties fo:color="#444444" fo:font-size="8pt" style:font-size-asian="8pt" style:font-size-complex="8pt"/>
    </style:style>
    <style:style style:name="T27_19" style:family="text">
      <style:text-properties fo:color="#444444" fo:font-size="8pt" style:font-size-asian="8pt" style:font-size-complex="8pt"/>
    </style:style>
    <style:style style:name="T27_20" style:family="text">
      <style:text-properties fo:color="#444444" fo:font-size="8pt" style:font-size-asian="8pt" style:font-size-complex="8pt"/>
    </style:style>
    <style:style style:name="T27_21" style:family="text">
      <style:text-properties fo:color="#444444" fo:font-size="8pt" style:font-size-asian="8pt" style:font-size-complex="8pt"/>
    </style:style>
    <style:style style:name="T27_22" style:family="text">
      <style:text-properties fo:color="#444444" fo:font-size="8pt" style:font-size-asian="8pt" style:font-size-complex="8pt"/>
    </style:style>
    <style:style style:name="T27_23" style:family="text">
      <style:text-properties fo:color="#444444" fo:font-size="8pt" style:font-size-asian="8pt" style:font-size-complex="8pt"/>
    </style:style>
    <style:style style:name="T27_24" style:family="text">
      <style:text-properties fo:color="#444444" fo:font-size="8pt" style:font-size-asian="8pt" style:font-size-complex="8pt"/>
    </style:style>
    <style:style style:name="T27_25" style:family="text">
      <style:text-properties fo:color="#444444" fo:font-size="8pt" style:font-size-asian="8pt" style:font-size-complex="8pt"/>
    </style:style>
    <style:style style:name="T27_26" style:family="text">
      <style:text-properties fo:color="#444444" fo:font-size="8pt" style:font-size-asian="8pt" style:font-size-complex="8pt"/>
    </style:style>
    <style:style style:name="T27_27" style:family="text">
      <style:text-properties fo:color="#444444" fo:font-size="8pt" style:font-size-asian="8pt" style:font-size-complex="8pt"/>
    </style:style>
    <style:style style:name="T27_28" style:family="text">
      <style:text-properties fo:color="#444444" fo:font-size="8pt" style:font-size-asian="8pt" style:font-size-complex="8pt"/>
    </style:style>
    <style:style style:name="T27_29" style:family="text">
      <style:text-properties fo:color="#444444" fo:font-size="8pt" style:font-size-asian="8pt" style:font-size-complex="8pt"/>
    </style:style>
    <style:style style:name="T27_30" style:family="text">
      <style:text-properties fo:color="#444444" fo:font-size="8pt" style:font-size-asian="8pt" style:font-size-complex="8pt"/>
    </style:style>
    <style:style style:name="T27_31" style:family="text">
      <style:text-properties fo:color="#444444" fo:font-size="8pt" style:font-size-asian="8pt" style:font-size-complex="8pt"/>
    </style:style>
    <style:style style:name="T27_32" style:family="text">
      <style:text-properties fo:color="#444444" fo:font-size="8pt" style:font-size-asian="8pt" style:font-size-complex="8pt"/>
    </style:style>
    <style:style style:name="T27_33" style:family="text">
      <style:text-properties fo:color="#444444" fo:font-size="8pt" style:font-size-asian="8pt" style:font-size-complex="8pt"/>
    </style:style>
    <style:style style:name="T27_34" style:family="text">
      <style:text-properties fo:color="#444444" fo:font-size="8pt" style:font-size-asian="8pt" style:font-size-complex="8pt"/>
    </style:style>
    <style:style style:name="T27_35" style:family="text">
      <style:text-properties fo:color="#444444" fo:font-size="8pt" style:font-size-asian="8pt" style:font-size-complex="8pt"/>
    </style:style>
    <style:style style:name="T27_36" style:family="text">
      <style:text-properties fo:color="#444444" fo:font-size="8pt" style:font-size-asian="8pt" style:font-size-complex="8pt"/>
    </style:style>
    <style:style style:name="T27_37" style:family="text">
      <style:text-properties fo:color="#444444" fo:font-size="8pt" style:font-size-asian="8pt" style:font-size-complex="8pt"/>
    </style:style>
    <style:style style:name="T27_38" style:family="text">
      <style:text-properties fo:color="#444444" fo:font-size="8pt" style:font-size-asian="8pt" style:font-size-complex="8pt"/>
    </style:style>
    <style:style style:name="T27_39" style:family="text">
      <style:text-properties fo:color="#444444" fo:font-size="8pt" style:font-size-asian="8pt" style:font-size-complex="8pt"/>
    </style:style>
    <style:style style:name="T27_40" style:family="text">
      <style:text-properties fo:color="#444444" fo:font-size="8pt" style:font-size-asian="8pt" style:font-size-complex="8pt"/>
    </style:style>
    <style:style style:name="T27_41" style:family="text">
      <style:text-properties fo:color="#444444" fo:font-size="8pt" style:font-size-asian="8pt" style:font-size-complex="8pt"/>
    </style:style>
    <style:style style:name="T27_42" style:family="text">
      <style:text-properties fo:color="#444444" fo:font-size="8pt" style:font-size-asian="8pt" style:font-size-complex="8pt"/>
    </style:style>
    <style:style style:name="T27_43" style:family="text">
      <style:text-properties fo:color="#444444" fo:font-size="8pt" style:font-size-asian="8pt" style:font-size-complex="8pt"/>
    </style:style>
    <style:style style:name="T27_44" style:family="text">
      <style:text-properties fo:color="#444444" fo:font-size="8pt" style:font-size-asian="8pt" style:font-size-complex="8pt"/>
    </style:style>
    <style:style style:name="T27_45" style:family="text">
      <style:text-properties fo:color="#444444" fo:font-size="8pt" style:font-size-asian="8pt" style:font-size-complex="8pt"/>
    </style:style>
    <style:style style:name="T27_46" style:family="text">
      <style:text-properties fo:color="#444444" fo:font-size="8pt" style:font-size-asian="8pt" style:font-size-complex="8pt"/>
    </style:style>
    <style:style style:name="T27_47" style:family="text">
      <style:text-properties fo:color="#444444" fo:font-size="8pt" style:font-size-asian="8pt" style:font-size-complex="8pt"/>
    </style:style>
    <style:style style:name="T27_48" style:family="text">
      <style:text-properties fo:color="#444444" fo:font-size="8pt" style:font-size-asian="8pt" style:font-size-complex="8pt"/>
    </style:style>
    <style:style style:name="T27_49" style:family="text">
      <style:text-properties fo:color="#444444" fo:font-size="8pt" style:font-size-asian="8pt" style:font-size-complex="8pt"/>
    </style:style>
    <style:style style:name="T27_50" style:family="text">
      <style:text-properties fo:color="#444444" fo:font-size="8pt" style:font-size-asian="8pt" style:font-size-complex="8pt"/>
    </style:style>
    <style:style style:name="T27_51" style:family="text">
      <style:text-properties fo:color="#444444" fo:font-size="8pt" style:font-size-asian="8pt" style:font-size-complex="8pt"/>
    </style:style>
    <style:style style:name="T27_52" style:family="text">
      <style:text-properties fo:color="#444444" fo:font-size="8pt" style:font-size-asian="8pt" style:font-size-complex="8pt"/>
    </style:style>
    <style:style style:name="T27_53" style:family="text">
      <style:text-properties fo:color="#444444" fo:font-size="8pt" style:font-size-asian="8pt" style:font-size-complex="8pt"/>
    </style:style>
    <style:style style:name="T27_54" style:family="text">
      <style:text-properties fo:color="#444444" fo:font-size="8pt" style:font-size-asian="8pt" style:font-size-complex="8pt"/>
    </style:style>
    <style:style style:name="T27_55" style:family="text">
      <style:text-properties fo:color="#444444" fo:font-size="8pt" style:font-size-asian="8pt" style:font-size-complex="8pt"/>
    </style:style>
    <style:style style:name="T27_56" style:family="text">
      <style:text-properties fo:color="#444444" fo:font-size="8pt" style:font-size-asian="8pt" style:font-size-complex="8pt"/>
    </style:style>
    <style:style style:name="T27_57" style:family="text">
      <style:text-properties fo:color="#444444" fo:font-size="8pt" style:font-size-asian="8pt" style:font-size-complex="8pt"/>
    </style:style>
    <style:style style:name="T27_58" style:family="text">
      <style:text-properties fo:color="#444444" fo:font-size="8pt" style:font-size-asian="8pt" style:font-size-complex="8pt"/>
    </style:style>
    <style:style style:name="T27_59" style:family="text">
      <style:text-properties fo:color="#444444" fo:font-size="8pt" style:font-size-asian="8pt" style:font-size-complex="8pt"/>
    </style:style>
    <style:style style:name="T27_60" style:family="text">
      <style:text-properties fo:color="#444444" fo:font-size="8pt" style:font-size-asian="8pt" style:font-size-complex="8pt"/>
    </style:style>
    <style:style style:name="T27_61" style:family="text">
      <style:text-properties fo:color="#444444" fo:font-size="8pt" style:font-size-asian="8pt" style:font-size-complex="8pt"/>
    </style:style>
    <style:style style:name="T27_62" style:family="text">
      <style:text-properties fo:color="#444444" fo:font-size="8pt" style:font-size-asian="8pt" style:font-size-complex="8pt"/>
    </style:style>
    <style:style style:name="T27_63" style:family="text">
      <style:text-properties fo:color="#444444" fo:font-size="8pt" style:font-size-asian="8pt" style:font-size-complex="8pt"/>
    </style:style>
    <style:style style:name="T27_64" style:family="text">
      <style:text-properties fo:color="#444444" fo:font-size="8pt" style:font-size-asian="8pt" style:font-size-complex="8pt"/>
    </style:style>
    <style:style style:name="T27_65" style:family="text">
      <style:text-properties fo:color="#444444" fo:font-size="8pt" style:font-size-asian="8pt" style:font-size-complex="8pt"/>
    </style:style>
    <style:style style:name="T27_66" style:family="text">
      <style:text-properties fo:color="#444444" fo:font-size="8pt" style:font-size-asian="8pt" style:font-size-complex="8pt"/>
    </style:style>
    <style:style style:name="T27_67" style:family="text">
      <style:text-properties fo:color="#444444" fo:font-size="8pt" style:font-size-asian="8pt" style:font-size-complex="8pt"/>
    </style:style>
    <style:style style:name="T27_68" style:family="text">
      <style:text-properties fo:color="#444444" fo:font-size="8pt" style:font-size-asian="8pt" style:font-size-complex="8pt"/>
    </style:style>
    <style:style style:name="T27_69" style:family="text">
      <style:text-properties fo:color="#444444" fo:font-size="8pt" style:font-size-asian="8pt" style:font-size-complex="8pt"/>
    </style:style>
    <style:style style:name="T27_70" style:family="text">
      <style:text-properties fo:color="#444444" fo:font-size="8pt" style:font-size-asian="8pt" style:font-size-complex="8pt"/>
    </style:style>
    <style:style style:name="T27_71" style:family="text">
      <style:text-properties fo:color="#444444" fo:font-size="8pt" style:font-size-asian="8pt" style:font-size-complex="8pt"/>
    </style:style>
    <style:style style:name="T27_72" style:family="text">
      <style:text-properties fo:color="#444444" fo:font-size="8pt" style:font-size-asian="8pt" style:font-size-complex="8pt"/>
    </style:style>
    <style:style style:name="T27_73" style:family="text">
      <style:text-properties fo:color="#444444" fo:font-size="8pt" style:font-size-asian="8pt" style:font-size-complex="8pt"/>
    </style:style>
    <style:style style:name="T27_74" style:family="text">
      <style:text-properties fo:color="#444444" fo:font-size="8pt" style:font-size-asian="8pt" style:font-size-complex="8pt"/>
    </style:style>
    <style:style style:name="T27_75" style:family="text">
      <style:text-properties fo:color="#444444" fo:font-size="8pt" style:font-size-asian="8pt" style:font-size-complex="8pt"/>
    </style:style>
    <style:style style:name="T27_76" style:family="text">
      <style:text-properties fo:color="#444444" fo:font-size="8pt" style:font-size-asian="8pt" style:font-size-complex="8pt"/>
    </style:style>
    <style:style style:name="T27_77" style:family="text">
      <style:text-properties fo:color="#444444" fo:font-size="8pt" style:font-size-asian="8pt" style:font-size-complex="8pt"/>
    </style:style>
    <style:style style:name="T27_78" style:family="text">
      <style:text-properties fo:color="#444444" fo:font-size="8pt" style:font-size-asian="8pt" style:font-size-complex="8pt"/>
    </style:style>
    <style:style style:name="T27_79" style:family="text">
      <style:text-properties fo:color="#444444" fo:font-size="8pt" style:font-size-asian="8pt" style:font-size-complex="8pt"/>
    </style:style>
    <style:style style:name="T27_80" style:family="text">
      <style:text-properties fo:color="#444444" fo:font-size="8pt" style:font-size-asian="8pt" style:font-size-complex="8pt"/>
    </style:style>
    <style:style style:name="T27_81" style:family="text">
      <style:text-properties fo:color="#444444" fo:font-size="8pt" style:font-size-asian="8pt" style:font-size-complex="8pt"/>
    </style:style>
    <style:style style:name="T27_82" style:family="text">
      <style:text-properties fo:color="#444444" fo:font-size="8pt" style:font-size-asian="8pt" style:font-size-complex="8pt"/>
    </style:style>
    <style:style style:name="T27_83" style:family="text">
      <style:text-properties fo:color="#444444" fo:font-size="8pt" style:font-size-asian="8pt" style:font-size-complex="8pt"/>
    </style:style>
    <style:style style:name="T27_84" style:family="text">
      <style:text-properties fo:color="#444444" fo:font-size="8pt" style:font-size-asian="8pt" style:font-size-complex="8pt"/>
    </style:style>
    <style:style style:name="T27_85" style:family="text">
      <style:text-properties fo:color="#444444" fo:font-size="8pt" style:font-size-asian="8pt" style:font-size-complex="8pt"/>
    </style:style>
    <style:style style:name="T27_86" style:family="text">
      <style:text-properties fo:color="#444444" fo:font-size="8pt" style:font-size-asian="8pt" style:font-size-complex="8pt"/>
    </style:style>
    <style:style style:name="T27_87" style:family="text">
      <style:text-properties fo:color="#444444" fo:font-size="8pt" style:font-size-asian="8pt" style:font-size-complex="8pt"/>
    </style:style>
    <style:style style:name="T27_88" style:family="text">
      <style:text-properties fo:color="#444444" fo:font-size="8pt" style:font-size-asian="8pt" style:font-size-complex="8pt"/>
    </style:style>
    <style:style style:name="T27_89" style:family="text">
      <style:text-properties fo:color="#444444" fo:font-size="8pt" style:font-size-asian="8pt" style:font-size-complex="8pt"/>
    </style:style>
    <style:style style:name="T27_90" style:family="text">
      <style:text-properties fo:color="#444444" fo:font-size="8pt" style:font-size-asian="8pt" style:font-size-complex="8pt"/>
    </style:style>
    <style:style style:name="T27_91" style:family="text">
      <style:text-properties fo:color="#444444" fo:font-size="8pt" style:font-size-asian="8pt" style:font-size-complex="8pt"/>
    </style:style>
    <style:style style:name="T27_92" style:family="text">
      <style:text-properties fo:color="#444444" fo:font-size="8pt" style:font-size-asian="8pt" style:font-size-complex="8pt"/>
    </style:style>
    <style:style style:name="T27_93" style:family="text">
      <style:text-properties fo:color="#444444" fo:font-size="8pt" style:font-size-asian="8pt" style:font-size-complex="8pt"/>
    </style:style>
    <style:style style:name="T27_94" style:family="text">
      <style:text-properties fo:color="#444444" fo:font-size="8pt" style:font-size-asian="8pt" style:font-size-complex="8pt"/>
    </style:style>
    <style:style style:name="T27_95" style:family="text">
      <style:text-properties fo:color="#444444" fo:font-size="8pt" style:font-size-asian="8pt" style:font-size-complex="8pt"/>
    </style:style>
    <style:style style:name="T27_96" style:family="text">
      <style:text-properties fo:color="#444444" fo:font-size="8pt" style:font-size-asian="8pt" style:font-size-complex="8pt"/>
    </style:style>
    <style:style style:name="T27_97" style:family="text">
      <style:text-properties fo:color="#444444" fo:font-size="8pt" style:font-size-asian="8pt" style:font-size-complex="8pt"/>
    </style:style>
    <style:style style:name="T27_98" style:family="text">
      <style:text-properties fo:color="#444444" fo:font-size="8pt" style:font-size-asian="8pt" style:font-size-complex="8pt"/>
    </style:style>
    <style:style style:name="T27_99" style:family="text">
      <style:text-properties fo:color="#444444" fo:font-size="8pt" style:font-size-asian="8pt" style:font-size-complex="8pt"/>
    </style:style>
    <style:style style:name="T27_100" style:family="text">
      <style:text-properties fo:color="#444444" fo:font-size="8pt" style:font-size-asian="8pt" style:font-size-complex="8pt"/>
    </style:style>
    <style:style style:name="T27_101" style:family="text">
      <style:text-properties fo:color="#444444" fo:font-size="8pt" style:font-size-asian="8pt" style:font-size-complex="8pt"/>
    </style:style>
    <style:style style:name="T27_102" style:family="text">
      <style:text-properties fo:color="#444444" fo:font-size="8pt" style:font-size-asian="8pt" style:font-size-complex="8pt"/>
    </style:style>
    <style:style style:name="T27_103" style:family="text">
      <style:text-properties fo:color="#444444" fo:font-size="8pt" style:font-size-asian="8pt" style:font-size-complex="8pt"/>
    </style:style>
    <style:style style:name="T27_104" style:family="text">
      <style:text-properties fo:color="#444444" fo:font-size="8pt" style:font-size-asian="8pt" style:font-size-complex="8pt"/>
    </style:style>
    <style:style style:name="T27_105" style:family="text">
      <style:text-properties fo:color="#444444" fo:font-size="8pt" style:font-size-asian="8pt" style:font-size-complex="8pt"/>
    </style:style>
    <style:style style:name="T27_106" style:family="text">
      <style:text-properties fo:color="#444444" fo:font-size="8pt" style:font-size-asian="8pt" style:font-size-complex="8pt"/>
    </style:style>
    <style:style style:name="T27_107" style:family="text">
      <style:text-properties fo:color="#444444" fo:font-size="8pt" style:font-size-asian="8pt" style:font-size-complex="8pt"/>
    </style:style>
    <style:style style:name="T27_108" style:family="text">
      <style:text-properties fo:color="#444444" fo:font-size="8pt" style:font-size-asian="8pt" style:font-size-complex="8pt"/>
    </style:style>
    <style:style style:name="T27_109" style:family="text">
      <style:text-properties fo:color="#444444" fo:font-size="8pt" style:font-size-asian="8pt" style:font-size-complex="8pt"/>
    </style:style>
    <style:style style:name="T27_110" style:family="text">
      <style:text-properties fo:color="#444444" fo:font-size="8pt" style:font-size-asian="8pt" style:font-size-complex="8pt"/>
    </style:style>
    <style:style style:name="T27_111" style:family="text">
      <style:text-properties fo:color="#444444" fo:font-size="8pt" style:font-size-asian="8pt" style:font-size-complex="8pt"/>
    </style:style>
    <style:style style:name="T27_112" style:family="text">
      <style:text-properties fo:color="#444444" fo:font-size="8pt" style:font-size-asian="8pt" style:font-size-complex="8pt"/>
    </style:style>
    <style:style style:name="T27_113" style:family="text">
      <style:text-properties fo:color="#444444" fo:font-size="8pt" style:font-size-asian="8pt" style:font-size-complex="8pt"/>
    </style:style>
    <style:style style:name="T27_114" style:family="text">
      <style:text-properties fo:color="#444444" fo:font-size="8pt" style:font-size-asian="8pt" style:font-size-complex="8pt"/>
    </style:style>
    <style:style style:name="T27_115" style:family="text">
      <style:text-properties fo:color="#444444" fo:font-size="8pt" style:font-size-asian="8pt" style:font-size-complex="8pt"/>
    </style:style>
    <style:style style:name="T27_116" style:family="text">
      <style:text-properties fo:color="#444444" fo:font-size="8pt" style:font-size-asian="8pt" style:font-size-complex="8pt"/>
    </style:style>
    <style:style style:name="T27_117" style:family="text">
      <style:text-properties fo:color="#444444" fo:font-size="8pt" style:font-size-asian="8pt" style:font-size-complex="8pt"/>
    </style:style>
    <style:style style:name="T27_118" style:family="text">
      <style:text-properties fo:color="#444444" fo:font-size="8pt" style:font-size-asian="8pt" style:font-size-complex="8pt"/>
    </style:style>
    <style:style style:name="T27_119" style:family="text">
      <style:text-properties fo:color="#444444" fo:font-size="8pt" style:font-size-asian="8pt" style:font-size-complex="8pt"/>
    </style:style>
    <style:style style:name="T27_120" style:family="text">
      <style:text-properties fo:color="#444444" fo:font-size="8pt" style:font-size-asian="8pt" style:font-size-complex="8pt"/>
    </style:style>
    <style:style style:name="T27_121" style:family="text">
      <style:text-properties fo:color="#444444" fo:font-size="8pt" style:font-size-asian="8pt" style:font-size-complex="8pt"/>
    </style:style>
    <style:style style:name="T27_122" style:family="text">
      <style:text-properties fo:color="#444444" fo:font-size="8pt" style:font-size-asian="8pt" style:font-size-complex="8pt"/>
    </style:style>
    <style:style style:name="T27_123" style:family="text">
      <style:text-properties fo:color="#444444" fo:font-size="8pt" style:font-size-asian="8pt" style:font-size-complex="8pt"/>
    </style:style>
    <style:style style:name="T27_124" style:family="text">
      <style:text-properties fo:color="#444444" fo:font-size="8pt" style:font-size-asian="8pt" style:font-size-complex="8pt"/>
    </style:style>
    <style:style style:name="T27_125" style:family="text">
      <style:text-properties fo:color="#444444" fo:font-size="8pt" style:font-size-asian="8pt" style:font-size-complex="8pt"/>
    </style:style>
    <style:style style:name="T27_126" style:family="text">
      <style:text-properties fo:color="#444444" fo:font-size="8pt" style:font-size-asian="8pt" style:font-size-complex="8pt"/>
    </style:style>
    <style:style style:name="T27_127" style:family="text">
      <style:text-properties fo:color="#444444" fo:font-size="8pt" style:font-size-asian="8pt" style:font-size-complex="8pt"/>
    </style:style>
    <style:style style:name="T27_128" style:family="text">
      <style:text-properties fo:color="#444444" fo:font-size="8pt" style:font-size-asian="8pt" style:font-size-complex="8pt"/>
    </style:style>
    <style:style style:name="T27_129" style:family="text">
      <style:text-properties fo:color="#444444" fo:font-size="8pt" style:font-size-asian="8pt" style:font-size-complex="8pt"/>
    </style:style>
    <style:style style:name="T27_130" style:family="text">
      <style:text-properties fo:color="#444444" fo:font-size="8pt" style:font-size-asian="8pt" style:font-size-complex="8pt"/>
    </style:style>
    <style:style style:name="T27_131" style:family="text">
      <style:text-properties fo:color="#444444" fo:font-size="8pt" style:font-size-asian="8pt" style:font-size-complex="8pt"/>
    </style:style>
    <style:style style:name="T27_132" style:family="text">
      <style:text-properties fo:color="#444444" fo:font-size="8pt" style:font-size-asian="8pt" style:font-size-complex="8pt"/>
    </style:style>
    <style:style style:name="T27_133" style:family="text">
      <style:text-properties fo:color="#444444" fo:font-size="8pt" style:font-size-asian="8pt" style:font-size-complex="8pt"/>
    </style:style>
    <style:style style:name="T27_134" style:family="text">
      <style:text-properties fo:color="#444444" fo:font-size="8pt" style:font-size-asian="8pt" style:font-size-complex="8pt"/>
    </style:style>
    <style:style style:name="T27_135" style:family="text">
      <style:text-properties fo:color="#444444" fo:font-size="8pt" style:font-size-asian="8pt" style:font-size-complex="8pt"/>
    </style:style>
    <style:style style:name="T27_136" style:family="text">
      <style:text-properties fo:color="#444444" fo:font-size="8pt" style:font-size-asian="8pt" style:font-size-complex="8pt"/>
    </style:style>
    <style:style style:name="T27_137" style:family="text">
      <style:text-properties fo:color="#444444" fo:font-size="8pt" style:font-size-asian="8pt" style:font-size-complex="8pt"/>
    </style:style>
    <style:style style:name="T27_138" style:family="text">
      <style:text-properties fo:color="#444444" fo:font-size="8pt" style:font-size-asian="8pt" style:font-size-complex="8pt"/>
    </style:style>
    <style:style style:name="T27_139" style:family="text">
      <style:text-properties fo:color="#444444" fo:font-size="8pt" style:font-size-asian="8pt" style:font-size-complex="8pt"/>
    </style:style>
    <style:style style:name="T27_140" style:family="text">
      <style:text-properties fo:color="#444444" fo:font-size="8pt" style:font-size-asian="8pt" style:font-size-complex="8pt"/>
    </style:style>
    <style:style style:name="T27_141" style:family="text">
      <style:text-properties fo:color="#444444" fo:font-size="8pt" style:font-size-asian="8pt" style:font-size-complex="8pt"/>
    </style:style>
    <style:style style:name="T27_142" style:family="text">
      <style:text-properties fo:color="#444444" fo:font-size="8pt" style:font-size-asian="8pt" style:font-size-complex="8pt"/>
    </style:style>
    <style:style style:name="T27_143" style:family="text">
      <style:text-properties fo:color="#444444" fo:font-size="8pt" style:font-size-asian="8pt" style:font-size-complex="8pt"/>
    </style:style>
    <style:style style:name="T27_144" style:family="text">
      <style:text-properties fo:color="#444444" fo:font-size="8pt" style:font-size-asian="8pt" style:font-size-complex="8pt"/>
    </style:style>
    <style:style style:name="T27_145" style:family="text">
      <style:text-properties fo:color="#444444" fo:font-size="8pt" style:font-size-asian="8pt" style:font-size-complex="8pt"/>
    </style:style>
    <style:style style:name="T27_146" style:family="text">
      <style:text-properties fo:color="#444444" fo:font-size="8pt" style:font-size-asian="8pt" style:font-size-complex="8pt"/>
    </style:style>
    <style:style style:name="T27_147" style:family="text">
      <style:text-properties fo:color="#444444" fo:font-size="8pt" style:font-size-asian="8pt" style:font-size-complex="8pt"/>
    </style:style>
    <style:style style:name="T27_148" style:family="text">
      <style:text-properties fo:color="#444444" fo:font-size="8pt" style:font-size-asian="8pt" style:font-size-complex="8pt"/>
    </style:style>
    <style:style style:name="T27_149" style:family="text">
      <style:text-properties fo:color="#444444" fo:font-size="8pt" style:font-size-asian="8pt" style:font-size-complex="8pt"/>
    </style:style>
    <style:style style:name="T27_150" style:family="text">
      <style:text-properties fo:color="#444444" fo:font-size="8pt" style:font-size-asian="8pt" style:font-size-complex="8pt"/>
    </style:style>
    <style:style style:name="T27_151" style:family="text">
      <style:text-properties fo:color="#444444" fo:font-size="8pt" style:font-size-asian="8pt" style:font-size-complex="8pt"/>
    </style:style>
    <style:style style:name="T27_152" style:family="text">
      <style:text-properties fo:color="#444444" fo:font-size="8pt" style:font-size-asian="8pt" style:font-size-complex="8pt"/>
    </style:style>
    <style:style style:name="T27_153" style:family="text">
      <style:text-properties fo:color="#444444" fo:font-size="8pt" style:font-size-asian="8pt" style:font-size-complex="8pt"/>
    </style:style>
    <style:style style:name="T27_154" style:family="text">
      <style:text-properties fo:color="#444444" fo:font-size="8pt" style:font-size-asian="8pt" style:font-size-complex="8pt"/>
    </style:style>
    <style:style style:name="T27_155" style:family="text">
      <style:text-properties fo:color="#444444" fo:font-size="8pt" style:font-size-asian="8pt" style:font-size-complex="8pt"/>
    </style:style>
    <style:style style:name="T27_156" style:family="text">
      <style:text-properties fo:color="#444444" fo:font-size="8pt" style:font-size-asian="8pt" style:font-size-complex="8pt"/>
    </style:style>
    <style:style style:name="T27_157" style:family="text">
      <style:text-properties fo:color="#444444" fo:font-size="8pt" style:font-size-asian="8pt" style:font-size-complex="8pt"/>
    </style:style>
    <style:style style:name="T27_158" style:family="text">
      <style:text-properties fo:color="#444444" fo:font-size="8pt" style:font-size-asian="8pt" style:font-size-complex="8pt"/>
    </style:style>
    <style:style style:name="T27_159" style:family="text">
      <style:text-properties fo:color="#444444" fo:font-size="8pt" style:font-size-asian="8pt" style:font-size-complex="8pt"/>
    </style:style>
    <style:style style:name="T27_160" style:family="text">
      <style:text-properties fo:color="#444444" fo:font-size="8pt" style:font-size-asian="8pt" style:font-size-complex="8pt"/>
    </style:style>
    <style:style style:name="T27_161" style:family="text">
      <style:text-properties fo:color="#444444" fo:font-size="8pt" style:font-size-asian="8pt" style:font-size-complex="8pt"/>
    </style:style>
    <style:style style:name="T27_162" style:family="text">
      <style:text-properties fo:color="#444444" fo:font-size="8pt" style:font-size-asian="8pt" style:font-size-complex="8pt"/>
    </style:style>
    <style:style style:name="T27_163" style:family="text">
      <style:text-properties fo:color="#444444" fo:font-size="8pt" style:font-size-asian="8pt" style:font-size-complex="8pt"/>
    </style:style>
    <style:style style:name="T27_164" style:family="text">
      <style:text-properties fo:color="#444444" fo:font-size="8pt" style:font-size-asian="8pt" style:font-size-complex="8pt"/>
    </style:style>
    <style:style style:name="T27_165" style:family="text">
      <style:text-properties fo:color="#444444" fo:font-size="8pt" style:font-size-asian="8pt" style:font-size-complex="8pt"/>
    </style:style>
    <style:style style:name="T27_166" style:family="text">
      <style:text-properties fo:color="#444444" fo:font-size="8pt" style:font-size-asian="8pt" style:font-size-complex="8pt"/>
    </style:style>
    <style:style style:name="T27_167" style:family="text">
      <style:text-properties fo:color="#444444" fo:font-size="8pt" style:font-size-asian="8pt" style:font-size-complex="8pt"/>
    </style:style>
    <style:style style:name="T27_168" style:family="text">
      <style:text-properties fo:color="#444444" fo:font-size="8pt" style:font-size-asian="8pt" style:font-size-complex="8pt"/>
    </style:style>
    <style:style style:name="T27_169" style:family="text">
      <style:text-properties fo:color="#444444" fo:font-size="8pt" style:font-size-asian="8pt" style:font-size-complex="8pt"/>
    </style:style>
    <style:style style:name="T27_170" style:family="text">
      <style:text-properties fo:color="#444444" fo:font-size="8pt" style:font-size-asian="8pt" style:font-size-complex="8pt"/>
    </style:style>
    <style:style style:name="T27_171" style:family="text">
      <style:text-properties fo:color="#444444" fo:font-size="8pt" style:font-size-asian="8pt" style:font-size-complex="8pt"/>
    </style:style>
    <style:style style:name="T27_172" style:family="text">
      <style:text-properties fo:color="#444444" fo:font-size="8pt" style:font-size-asian="8pt" style:font-size-complex="8pt"/>
    </style:style>
    <style:style style:name="T27_173" style:family="text">
      <style:text-properties fo:color="#444444" fo:font-size="8pt" style:font-size-asian="8pt" style:font-size-complex="8pt"/>
    </style:style>
    <style:style style:name="T27_174" style:family="text">
      <style:text-properties fo:color="#444444" fo:font-size="8pt" style:font-size-asian="8pt" style:font-size-complex="8pt"/>
    </style:style>
    <style:style style:name="T27_175" style:family="text">
      <style:text-properties fo:color="#444444" fo:font-size="8pt" style:font-size-asian="8pt" style:font-size-complex="8pt"/>
    </style:style>
    <style:style style:name="T27_176" style:family="text">
      <style:text-properties fo:color="#444444" fo:font-size="8pt" style:font-size-asian="8pt" style:font-size-complex="8pt"/>
    </style:style>
    <style:style style:name="T27_177" style:family="text">
      <style:text-properties fo:color="#444444" fo:font-size="8pt" style:font-size-asian="8pt" style:font-size-complex="8pt"/>
    </style:style>
    <style:style style:name="T27_178" style:family="text">
      <style:text-properties fo:color="#444444" fo:font-size="8pt" style:font-size-asian="8pt" style:font-size-complex="8pt"/>
    </style:style>
    <style:style style:name="T27_179" style:family="text">
      <style:text-properties fo:color="#444444" fo:font-size="8pt" style:font-size-asian="8pt" style:font-size-complex="8pt"/>
    </style:style>
    <style:style style:name="T27_180" style:family="text">
      <style:text-properties fo:color="#444444" fo:font-size="8pt" style:font-size-asian="8pt" style:font-size-complex="8pt"/>
    </style:style>
    <style:style style:name="T27_181" style:family="text">
      <style:text-properties fo:color="#444444" fo:font-size="8pt" style:font-size-asian="8pt" style:font-size-complex="8pt"/>
    </style:style>
    <style:style style:name="T27_182" style:family="text">
      <style:text-properties fo:color="#444444" fo:font-size="8pt" style:font-size-asian="8pt" style:font-size-complex="8pt"/>
    </style:style>
    <style:style style:name="T27_183" style:family="text">
      <style:text-properties fo:color="#444444" fo:font-size="8pt" style:font-size-asian="8pt" style:font-size-complex="8pt"/>
    </style:style>
    <style:style style:name="T27_184" style:family="text">
      <style:text-properties fo:color="#444444" fo:font-size="8pt" style:font-size-asian="8pt" style:font-size-complex="8pt"/>
    </style:style>
    <style:style style:name="T27_185" style:family="text">
      <style:text-properties fo:color="#444444" fo:font-size="8pt" style:font-size-asian="8pt" style:font-size-complex="8pt"/>
    </style:style>
    <style:style style:name="T27_186" style:family="text">
      <style:text-properties fo:color="#444444" fo:font-size="8pt" style:font-size-asian="8pt" style:font-size-complex="8pt"/>
    </style:style>
    <style:style style:name="T27_187" style:family="text">
      <style:text-properties fo:color="#444444" fo:font-size="8pt" style:font-size-asian="8pt" style:font-size-complex="8pt"/>
    </style:style>
    <style:style style:name="T27_188" style:family="text">
      <style:text-properties fo:color="#444444" fo:font-size="8pt" style:font-size-asian="8pt" style:font-size-complex="8pt"/>
    </style:style>
    <style:style style:name="T27_189" style:family="text">
      <style:text-properties fo:color="#444444" fo:font-size="8pt" style:font-size-asian="8pt" style:font-size-complex="8pt"/>
    </style:style>
    <style:style style:name="T27_190" style:family="text">
      <style:text-properties fo:color="#444444" fo:font-size="8pt" style:font-size-asian="8pt" style:font-size-complex="8pt"/>
    </style:style>
    <style:style style:name="T27_191" style:family="text">
      <style:text-properties fo:color="#444444" fo:font-size="8pt" style:font-size-asian="8pt" style:font-size-complex="8pt"/>
    </style:style>
    <style:style style:name="T27_192" style:family="text">
      <style:text-properties fo:color="#444444" fo:font-size="8pt" style:font-size-asian="8pt" style:font-size-complex="8pt"/>
    </style:style>
    <style:style style:name="T27_193" style:family="text">
      <style:text-properties fo:color="#444444" fo:font-size="8pt" style:font-size-asian="8pt" style:font-size-complex="8pt"/>
    </style:style>
    <style:style style:name="T27_194" style:family="text">
      <style:text-properties fo:color="#444444" fo:font-size="8pt" style:font-size-asian="8pt" style:font-size-complex="8pt"/>
    </style:style>
    <style:style style:name="T27_195" style:family="text">
      <style:text-properties fo:color="#444444" fo:font-size="8pt" style:font-size-asian="8pt" style:font-size-complex="8pt"/>
    </style:style>
    <style:style style:name="T27_196" style:family="text">
      <style:text-properties fo:color="#444444" fo:font-size="8pt" style:font-size-asian="8pt" style:font-size-complex="8pt"/>
    </style:style>
    <style:style style:name="T27_197" style:family="text">
      <style:text-properties fo:color="#444444" fo:font-size="8pt" style:font-size-asian="8pt" style:font-size-complex="8pt"/>
    </style:style>
    <style:style style:name="T27_198" style:family="text">
      <style:text-properties fo:color="#444444" fo:font-size="8pt" style:font-size-asian="8pt" style:font-size-complex="8pt"/>
    </style:style>
    <style:style style:name="T27_199" style:family="text">
      <style:text-properties fo:color="#444444" fo:font-size="8pt" style:font-size-asian="8pt" style:font-size-complex="8pt"/>
    </style:style>
    <style:style style:name="T27_200" style:family="text">
      <style:text-properties fo:color="#444444" fo:font-size="8pt" style:font-size-asian="8pt" style:font-size-complex="8pt"/>
    </style:style>
    <style:style style:name="T27_201" style:family="text">
      <style:text-properties fo:color="#444444" fo:font-size="8pt" style:font-size-asian="8pt" style:font-size-complex="8pt"/>
    </style:style>
    <style:style style:name="T27_202" style:family="text">
      <style:text-properties fo:color="#444444" fo:font-size="8pt" style:font-size-asian="8pt" style:font-size-complex="8pt"/>
    </style:style>
    <style:style style:name="T27_203" style:family="text">
      <style:text-properties fo:color="#444444" fo:font-size="8pt" style:font-size-asian="8pt" style:font-size-complex="8pt"/>
    </style:style>
    <style:style style:name="T27_204" style:family="text">
      <style:text-properties fo:color="#444444" fo:font-size="8pt" style:font-size-asian="8pt" style:font-size-complex="8pt"/>
    </style:style>
    <style:style style:name="T27_205" style:family="text">
      <style:text-properties fo:color="#444444" fo:font-size="8pt" style:font-size-asian="8pt" style:font-size-complex="8pt"/>
    </style:style>
    <style:style style:name="T27_206" style:family="text">
      <style:text-properties fo:color="#444444" fo:font-size="8pt" style:font-size-asian="8pt" style:font-size-complex="8pt"/>
    </style:style>
    <style:style style:name="T27_207" style:family="text">
      <style:text-properties fo:color="#444444" fo:font-size="8pt" style:font-size-asian="8pt" style:font-size-complex="8pt"/>
    </style:style>
    <style:style style:name="T27_208" style:family="text">
      <style:text-properties fo:color="#444444" fo:font-size="8pt" style:font-size-asian="8pt" style:font-size-complex="8pt"/>
    </style:style>
    <style:style style:name="T27_209" style:family="text">
      <style:text-properties fo:color="#444444" fo:font-size="8pt" style:font-size-asian="8pt" style:font-size-complex="8pt"/>
    </style:style>
    <style:style style:name="T27_210" style:family="text">
      <style:text-properties fo:color="#444444" fo:font-size="8pt" style:font-size-asian="8pt" style:font-size-complex="8pt"/>
    </style:style>
    <style:style style:name="T27_211" style:family="text">
      <style:text-properties fo:color="#444444" fo:font-size="8pt" style:font-size-asian="8pt" style:font-size-complex="8pt"/>
    </style:style>
    <style:style style:name="T27_212" style:family="text">
      <style:text-properties fo:color="#444444" fo:font-size="8pt" style:font-size-asian="8pt" style:font-size-complex="8pt"/>
    </style:style>
    <style:style style:name="T27_213" style:family="text">
      <style:text-properties fo:color="#444444" fo:font-size="8pt" style:font-size-asian="8pt" style:font-size-complex="8pt"/>
    </style:style>
    <style:style style:name="T27_214" style:family="text">
      <style:text-properties fo:color="#444444" fo:font-size="8pt" style:font-size-asian="8pt" style:font-size-complex="8pt"/>
    </style:style>
    <style:style style:name="T27_215" style:family="text">
      <style:text-properties fo:color="#444444" fo:font-size="8pt" style:font-size-asian="8pt" style:font-size-complex="8pt"/>
    </style:style>
    <style:style style:name="T27_216" style:family="text">
      <style:text-properties fo:color="#444444" fo:font-size="8pt" style:font-size-asian="8pt" style:font-size-complex="8pt"/>
    </style:style>
    <style:style style:name="T27_217" style:family="text">
      <style:text-properties fo:color="#444444" fo:font-size="8pt" style:font-size-asian="8pt" style:font-size-complex="8pt"/>
    </style:style>
    <style:style style:name="T27_218" style:family="text">
      <style:text-properties fo:color="#444444" fo:font-size="8pt" style:font-size-asian="8pt" style:font-size-complex="8pt"/>
    </style:style>
    <style:style style:name="T27_219" style:family="text">
      <style:text-properties fo:color="#444444" fo:font-size="8pt" style:font-size-asian="8pt" style:font-size-complex="8pt"/>
    </style:style>
    <style:style style:name="T27_220" style:family="text">
      <style:text-properties fo:color="#444444" fo:font-size="8pt" style:font-size-asian="8pt" style:font-size-complex="8pt"/>
    </style:style>
    <style:style style:name="T27_221" style:family="text">
      <style:text-properties fo:color="#444444" fo:font-size="8pt" style:font-size-asian="8pt" style:font-size-complex="8pt"/>
    </style:style>
    <style:style style:name="T27_222" style:family="text">
      <style:text-properties fo:color="#444444" fo:font-size="8pt" style:font-size-asian="8pt" style:font-size-complex="8pt"/>
    </style:style>
    <style:style style:name="T27_223" style:family="text">
      <style:text-properties fo:color="#444444" fo:font-size="8pt" style:font-size-asian="8pt" style:font-size-complex="8pt"/>
    </style:style>
    <style:style style:name="T27_224" style:family="text">
      <style:text-properties fo:color="#444444" fo:font-size="8pt" style:font-size-asian="8pt" style:font-size-complex="8pt"/>
    </style:style>
    <style:style style:name="T27_225" style:family="text">
      <style:text-properties fo:color="#444444" fo:font-size="8pt" style:font-size-asian="8pt" style:font-size-complex="8pt"/>
    </style:style>
    <style:style style:name="T27_226" style:family="text">
      <style:text-properties fo:color="#444444" fo:font-size="8pt" style:font-size-asian="8pt" style:font-size-complex="8pt"/>
    </style:style>
    <style:style style:name="T27_227" style:family="text">
      <style:text-properties fo:color="#444444" fo:font-size="8pt" style:font-size-asian="8pt" style:font-size-complex="8pt"/>
    </style:style>
    <style:style style:name="T27_228" style:family="text">
      <style:text-properties fo:color="#444444" fo:font-size="8pt" style:font-size-asian="8pt" style:font-size-complex="8pt"/>
    </style:style>
    <style:style style:name="T27_229" style:family="text">
      <style:text-properties fo:color="#444444" fo:font-size="8pt" style:font-size-asian="8pt" style:font-size-complex="8pt"/>
    </style:style>
    <style:style style:name="T27_230" style:family="text">
      <style:text-properties fo:color="#444444" fo:font-size="8pt" style:font-size-asian="8pt" style:font-size-complex="8pt"/>
    </style:style>
    <style:style style:name="T27_231" style:family="text">
      <style:text-properties fo:color="#444444" fo:font-size="8pt" style:font-size-asian="8pt" style:font-size-complex="8pt"/>
    </style:style>
    <style:style style:name="T27_232" style:family="text">
      <style:text-properties fo:color="#444444" fo:font-size="8pt" style:font-size-asian="8pt" style:font-size-complex="8pt"/>
    </style:style>
    <style:style style:name="T27_233" style:family="text">
      <style:text-properties fo:color="#444444" fo:font-size="8pt" style:font-size-asian="8pt" style:font-size-complex="8pt"/>
    </style:style>
    <style:style style:name="T27_234" style:family="text">
      <style:text-properties fo:color="#444444" fo:font-size="8pt" style:font-size-asian="8pt" style:font-size-complex="8pt"/>
    </style:style>
    <style:style style:name="T27_235" style:family="text">
      <style:text-properties fo:color="#444444" fo:font-size="8pt" style:font-size-asian="8pt" style:font-size-complex="8pt"/>
    </style:style>
    <style:style style:name="T27_236" style:family="text">
      <style:text-properties fo:color="#444444" fo:font-size="8pt" style:font-size-asian="8pt" style:font-size-complex="8pt"/>
    </style:style>
    <style:style style:name="T27_237" style:family="text">
      <style:text-properties fo:color="#444444" fo:font-size="8pt" style:font-size-asian="8pt" style:font-size-complex="8pt"/>
    </style:style>
    <style:style style:name="T27_238" style:family="text">
      <style:text-properties fo:color="#444444" fo:font-size="8pt" style:font-size-asian="8pt" style:font-size-complex="8pt"/>
    </style:style>
    <style:style style:name="T27_239" style:family="text">
      <style:text-properties fo:color="#444444" fo:font-size="8pt" style:font-size-asian="8pt" style:font-size-complex="8pt"/>
    </style:style>
    <style:style style:name="T27_240" style:family="text">
      <style:text-properties fo:color="#444444" fo:font-size="8pt" style:font-size-asian="8pt" style:font-size-complex="8pt"/>
    </style:style>
    <style:style style:name="T27_241" style:family="text">
      <style:text-properties fo:color="#444444" fo:font-size="8pt" style:font-size-asian="8pt" style:font-size-complex="8pt"/>
    </style:style>
    <style:style style:name="T27_242" style:family="text">
      <style:text-properties fo:color="#444444" fo:font-size="8pt" style:font-size-asian="8pt" style:font-size-complex="8pt"/>
    </style:style>
    <style:style style:name="T27_243" style:family="text">
      <style:text-properties fo:color="#444444" fo:font-size="8pt" style:font-size-asian="8pt" style:font-size-complex="8pt"/>
    </style:style>
    <style:style style:name="T27_244" style:family="text">
      <style:text-properties fo:color="#444444" fo:font-size="8pt" style:font-size-asian="8pt" style:font-size-complex="8pt"/>
    </style:style>
    <style:style style:name="T27_245" style:family="text">
      <style:text-properties fo:color="#444444" fo:font-size="8pt" style:font-size-asian="8pt" style:font-size-complex="8pt"/>
    </style:style>
    <style:style style:name="T27_246" style:family="text">
      <style:text-properties fo:color="#444444" fo:font-size="8pt" style:font-size-asian="8pt" style:font-size-complex="8pt"/>
    </style:style>
    <style:style style:name="T27_247" style:family="text">
      <style:text-properties fo:color="#444444" fo:font-size="8pt" style:font-size-asian="8pt" style:font-size-complex="8pt"/>
    </style:style>
    <style:style style:name="T27_248" style:family="text">
      <style:text-properties fo:color="#444444" fo:font-size="8pt" style:font-size-asian="8pt" style:font-size-complex="8pt"/>
    </style:style>
    <style:style style:name="T27_249" style:family="text">
      <style:text-properties fo:color="#444444" fo:font-size="8pt" style:font-size-asian="8pt" style:font-size-complex="8pt"/>
    </style:style>
    <style:style style:name="T27_250" style:family="text">
      <style:text-properties fo:color="#444444" fo:font-size="8pt" style:font-size-asian="8pt" style:font-size-complex="8pt"/>
    </style:style>
    <style:style style:name="T27_251" style:family="text">
      <style:text-properties fo:color="#444444" fo:font-size="8pt" style:font-size-asian="8pt" style:font-size-complex="8pt"/>
    </style:style>
    <style:style style:name="T27_252" style:family="text">
      <style:text-properties fo:color="#444444" fo:font-size="8pt" style:font-size-asian="8pt" style:font-size-complex="8pt"/>
    </style:style>
    <style:style style:name="T27_253" style:family="text">
      <style:text-properties fo:color="#444444" fo:font-size="8pt" style:font-size-asian="8pt" style:font-size-complex="8pt"/>
    </style:style>
    <style:style style:name="T27_254" style:family="text">
      <style:text-properties fo:color="#444444" fo:font-size="8pt" style:font-size-asian="8pt" style:font-size-complex="8pt"/>
    </style:style>
    <style:style style:name="T27_255" style:family="text">
      <style:text-properties fo:color="#444444" fo:font-size="8pt" style:font-size-asian="8pt" style:font-size-complex="8pt"/>
    </style:style>
    <style:style style:name="T27_256" style:family="text">
      <style:text-properties fo:color="#444444" fo:font-size="8pt" style:font-size-asian="8pt" style:font-size-complex="8pt"/>
    </style:style>
    <style:style style:name="T27_257" style:family="text">
      <style:text-properties fo:color="#444444" fo:font-size="8pt" style:font-size-asian="8pt" style:font-size-complex="8pt"/>
    </style:style>
    <style:style style:name="T27_258" style:family="text">
      <style:text-properties fo:color="#444444" fo:font-size="8pt" style:font-size-asian="8pt" style:font-size-complex="8pt"/>
    </style:style>
    <style:style style:name="T27_259" style:family="text">
      <style:text-properties fo:color="#444444" fo:font-size="8pt" style:font-size-asian="8pt" style:font-size-complex="8pt"/>
    </style:style>
    <style:style style:name="T27_260" style:family="text">
      <style:text-properties fo:color="#444444" fo:font-size="8pt" style:font-size-asian="8pt" style:font-size-complex="8pt"/>
    </style:style>
    <style:style style:name="T27_261" style:family="text">
      <style:text-properties fo:color="#444444" fo:font-size="8pt" style:font-size-asian="8pt" style:font-size-complex="8pt"/>
    </style:style>
    <style:style style:name="T27_262" style:family="text">
      <style:text-properties fo:color="#444444" fo:font-size="8pt" style:font-size-asian="8pt" style:font-size-complex="8pt"/>
    </style:style>
    <style:style style:name="T27_263" style:family="text">
      <style:text-properties fo:color="#444444" fo:font-size="8pt" style:font-size-asian="8pt" style:font-size-complex="8pt"/>
    </style:style>
    <style:style style:name="T27_264" style:family="text">
      <style:text-properties fo:color="#444444" fo:font-size="8pt" style:font-size-asian="8pt" style:font-size-complex="8pt"/>
    </style:style>
    <style:style style:name="P2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28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28_7" style:family="text">
      <style:text-properties fo:color="#444444" fo:font-size="8pt" style:font-size-asian="8pt" style:font-size-complex="8pt"/>
    </style:style>
    <style:style style:name="T28_8" style:family="text">
      <style:text-properties fo:color="#444444" fo:font-size="8pt" style:font-size-asian="8pt" style:font-size-complex="8pt"/>
    </style:style>
    <style:style style:name="T28_9" style:family="text">
      <style:text-properties fo:color="#444444" fo:font-size="8pt" style:font-size-asian="8pt" style:font-size-complex="8pt"/>
    </style:style>
    <style:style style:name="T28_10" style:family="text">
      <style:text-properties fo:color="#444444" fo:font-size="8pt" style:font-size-asian="8pt" style:font-size-complex="8pt"/>
    </style:style>
    <style:style style:name="T28_11" style:family="text">
      <style:text-properties fo:color="#444444" fo:font-size="8pt" style:font-size-asian="8pt" style:font-size-complex="8pt"/>
    </style:style>
    <style:style style:name="T28_12" style:family="text">
      <style:text-properties fo:color="#444444" fo:font-size="8pt" style:font-size-asian="8pt" style:font-size-complex="8pt"/>
    </style:style>
    <style:style style:name="T28_13" style:family="text">
      <style:text-properties fo:color="#444444" fo:font-size="8pt" style:font-size-asian="8pt" style:font-size-complex="8pt"/>
    </style:style>
    <style:style style:name="T28_14" style:family="text">
      <style:text-properties fo:color="#444444" fo:font-size="8pt" style:font-size-asian="8pt" style:font-size-complex="8pt"/>
    </style:style>
    <style:style style:name="T28_15" style:family="text">
      <style:text-properties fo:color="#444444" fo:font-size="8pt" style:font-size-asian="8pt" style:font-size-complex="8pt"/>
    </style:style>
    <style:style style:name="T28_16" style:family="text">
      <style:text-properties fo:color="#444444" fo:font-size="8pt" style:font-size-asian="8pt" style:font-size-complex="8pt"/>
    </style:style>
    <style:style style:name="T28_17" style:family="text">
      <style:text-properties fo:color="#444444" fo:font-size="8pt" style:font-size-asian="8pt" style:font-size-complex="8pt"/>
    </style:style>
    <style:style style:name="T28_18" style:family="text">
      <style:text-properties fo:color="#444444" fo:font-size="8pt" style:font-size-asian="8pt" style:font-size-complex="8pt"/>
    </style:style>
    <style:style style:name="T28_19" style:family="text">
      <style:text-properties fo:color="#444444" fo:font-size="8pt" style:font-size-asian="8pt" style:font-size-complex="8pt"/>
    </style:style>
    <style:style style:name="T28_20" style:family="text">
      <style:text-properties fo:color="#444444" fo:font-size="8pt" style:font-size-asian="8pt" style:font-size-complex="8pt"/>
    </style:style>
    <style:style style:name="T28_21" style:family="text">
      <style:text-properties fo:color="#444444" fo:font-size="8pt" style:font-size-asian="8pt" style:font-size-complex="8pt"/>
    </style:style>
    <style:style style:name="T28_22" style:family="text">
      <style:text-properties fo:color="#444444" fo:font-size="8pt" style:font-size-asian="8pt" style:font-size-complex="8pt"/>
    </style:style>
    <style:style style:name="T28_23" style:family="text">
      <style:text-properties fo:color="#444444" fo:font-size="8pt" style:font-size-asian="8pt" style:font-size-complex="8pt"/>
    </style:style>
    <style:style style:name="T28_24" style:family="text">
      <style:text-properties fo:color="#444444" fo:font-size="8pt" style:font-size-asian="8pt" style:font-size-complex="8pt"/>
    </style:style>
    <style:style style:name="T28_25" style:family="text">
      <style:text-properties fo:color="#444444" fo:font-size="8pt" style:font-size-asian="8pt" style:font-size-complex="8pt"/>
    </style:style>
    <style:style style:name="T28_26" style:family="text">
      <style:text-properties fo:color="#444444" fo:font-size="8pt" style:font-size-asian="8pt" style:font-size-complex="8pt"/>
    </style:style>
    <style:style style:name="T28_27" style:family="text">
      <style:text-properties fo:color="#444444" fo:font-size="8pt" style:font-size-asian="8pt" style:font-size-complex="8pt"/>
    </style:style>
    <style:style style:name="T28_28" style:family="text">
      <style:text-properties fo:color="#444444" fo:font-size="8pt" style:font-size-asian="8pt" style:font-size-complex="8pt"/>
    </style:style>
    <style:style style:name="P29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 style:text-underline-style="solid" style:text-underline-color="font-color"/>
    </style:style>
    <style:style style:name="P3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0_1" style:family="text">
      <style:text-properties fo:color="#444444" fo:font-size="8pt" style:font-size-asian="8pt" style:font-size-complex="8pt" style:text-underline-style="solid" style:text-underline-color="font-color"/>
    </style:style>
    <style:style style:name="T30_2" style:family="text">
      <style:text-properties fo:color="#444444" fo:font-size="8pt" style:font-size-asian="8pt" style:font-size-complex="8pt" style:text-underline-style="solid" style:text-underline-color="font-color"/>
    </style:style>
    <style:style style:name="T30_3" style:family="text">
      <style:text-properties fo:color="#444444" fo:font-size="8pt" style:font-size-asian="8pt" style:font-size-complex="8pt" style:text-underline-style="solid" style:text-underline-color="font-color"/>
    </style:style>
    <style:style style:name="T30_4" style:family="text">
      <style:text-properties fo:color="#444444" fo:font-size="8pt" style:font-size-asian="8pt" style:font-size-complex="8pt" style:text-underline-style="solid" style:text-underline-color="font-color"/>
    </style:style>
    <style:style style:name="T30_5" style:family="text">
      <style:text-properties fo:color="#444444" fo:font-size="8pt" style:font-size-asian="8pt" style:font-size-complex="8pt" style:text-underline-style="solid" style:text-underline-color="font-color"/>
    </style:style>
    <style:style style:name="T30_6" style:family="text">
      <style:text-properties fo:color="#444444" fo:font-size="8pt" style:font-size-asian="8pt" style:font-size-complex="8pt" style:text-underline-style="solid" style:text-underline-color="font-color"/>
    </style:style>
    <style:style style:name="T30_7" style:family="text">
      <style:text-properties fo:color="#444444" fo:font-size="8pt" style:font-size-asian="8pt" style:font-size-complex="8pt" style:text-underline-style="solid" style:text-underline-color="font-color"/>
    </style:style>
    <style:style style:name="T30_8" style:family="text">
      <style:text-properties fo:color="#444444" fo:font-size="8pt" style:font-size-asian="8pt" style:font-size-complex="8pt" style:text-underline-style="solid" style:text-underline-color="font-color"/>
    </style:style>
    <style:style style:name="T30_9" style:family="text">
      <style:text-properties fo:color="#444444" fo:font-size="8pt" style:font-size-asian="8pt" style:font-size-complex="8pt" style:text-underline-style="solid" style:text-underline-color="font-color"/>
    </style:style>
    <style:style style:name="P3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1_1" style:family="text">
      <style:text-properties fo:color="#444444" fo:font-size="8pt" style:font-size-asian="8pt" style:font-size-complex="8pt"/>
    </style:style>
    <style:style style:name="T31_2" style:family="text">
      <style:text-properties fo:color="#444444" fo:font-size="8pt" style:font-size-asian="8pt" style:font-size-complex="8pt"/>
    </style:style>
    <style:style style:name="T31_3" style:family="text">
      <style:text-properties fo:color="#444444" fo:font-size="8pt" style:font-size-asian="8pt" style:font-size-complex="8pt"/>
    </style:style>
    <style:style style:name="T31_4" style:family="text">
      <style:text-properties fo:color="#444444" fo:font-size="8pt" style:font-size-asian="8pt" style:font-size-complex="8pt"/>
    </style:style>
    <style:style style:name="T31_5" style:family="text">
      <style:text-properties fo:color="#444444" fo:font-size="8pt" style:font-size-asian="8pt" style:font-size-complex="8pt"/>
    </style:style>
    <style:style style:name="T31_6" style:family="text">
      <style:text-properties fo:color="#444444" fo:font-size="8pt" style:font-size-asian="8pt" style:font-size-complex="8pt"/>
    </style:style>
    <style:style style:name="T31_7" style:family="text">
      <style:text-properties fo:color="#444444" fo:font-size="8pt" style:font-size-asian="8pt" style:font-size-complex="8pt"/>
    </style:style>
    <style:style style:name="T31_8" style:family="text">
      <style:text-properties fo:color="#444444" fo:font-size="8pt" style:font-size-asian="8pt" style:font-size-complex="8pt"/>
    </style:style>
    <style:style style:name="T31_9" style:family="text">
      <style:text-properties fo:color="#444444" fo:font-size="8pt" style:font-size-asian="8pt" style:font-size-complex="8pt"/>
    </style:style>
    <style:style style:name="T31_10" style:family="text">
      <style:text-properties fo:color="#444444" fo:font-size="8pt" style:font-size-asian="8pt" style:font-size-complex="8pt"/>
    </style:style>
    <style:style style:name="T31_11" style:family="text">
      <style:text-properties fo:color="#444444" fo:font-size="8pt" style:font-size-asian="8pt" style:font-size-complex="8pt"/>
    </style:style>
    <style:style style:name="T31_12" style:family="text">
      <style:text-properties fo:color="#444444" fo:font-size="8pt" style:font-size-asian="8pt" style:font-size-complex="8pt"/>
    </style:style>
    <style:style style:name="T31_13" style:family="text">
      <style:text-properties fo:color="#444444" fo:font-size="8pt" style:font-size-asian="8pt" style:font-size-complex="8pt"/>
    </style:style>
    <style:style style:name="T31_14" style:family="text">
      <style:text-properties fo:color="#444444" fo:font-size="8pt" style:font-size-asian="8pt" style:font-size-complex="8pt"/>
    </style:style>
    <style:style style:name="T31_15" style:family="text">
      <style:text-properties fo:color="#444444" fo:font-size="8pt" style:font-size-asian="8pt" style:font-size-complex="8pt"/>
    </style:style>
    <style:style style:name="T31_16" style:family="text">
      <style:text-properties fo:color="#444444" fo:font-size="8pt" style:font-size-asian="8pt" style:font-size-complex="8pt"/>
    </style:style>
    <style:style style:name="T31_17" style:family="text">
      <style:text-properties fo:color="#444444" fo:font-size="8pt" style:font-size-asian="8pt" style:font-size-complex="8pt"/>
    </style:style>
    <style:style style:name="T31_18" style:family="text">
      <style:text-properties fo:color="#444444" fo:font-size="8pt" style:font-size-asian="8pt" style:font-size-complex="8pt"/>
    </style:style>
    <style:style style:name="T31_19" style:family="text">
      <style:text-properties fo:color="#444444" fo:font-size="8pt" style:font-size-asian="8pt" style:font-size-complex="8pt"/>
    </style:style>
    <style:style style:name="T31_20" style:family="text">
      <style:text-properties fo:color="#444444" fo:font-size="8pt" style:font-size-asian="8pt" style:font-size-complex="8pt"/>
    </style:style>
    <style:style style:name="T31_21" style:family="text">
      <style:text-properties fo:color="#444444" fo:font-size="8pt" style:font-size-asian="8pt" style:font-size-complex="8pt"/>
    </style:style>
    <style:style style:name="T31_22" style:family="text">
      <style:text-properties fo:color="#444444" fo:font-size="8pt" style:font-size-asian="8pt" style:font-size-complex="8pt"/>
    </style:style>
    <style:style style:name="T31_23" style:family="text">
      <style:text-properties fo:color="#444444" fo:font-size="8pt" style:font-size-asian="8pt" style:font-size-complex="8pt"/>
    </style:style>
    <style:style style:name="T31_24" style:family="text">
      <style:text-properties fo:color="#444444" fo:font-size="8pt" style:font-size-asian="8pt" style:font-size-complex="8pt"/>
    </style:style>
    <style:style style:name="T31_25" style:family="text">
      <style:text-properties fo:color="#444444" fo:font-size="8pt" style:font-size-asian="8pt" style:font-size-complex="8pt"/>
    </style:style>
    <style:style style:name="T31_26" style:family="text">
      <style:text-properties fo:color="#444444" fo:font-size="8pt" style:font-size-asian="8pt" style:font-size-complex="8pt"/>
    </style:style>
    <style:style style:name="T31_27" style:family="text">
      <style:text-properties fo:color="#444444" fo:font-size="8pt" style:font-size-asian="8pt" style:font-size-complex="8pt"/>
    </style:style>
    <style:style style:name="T31_28" style:family="text">
      <style:text-properties fo:color="#444444" fo:font-size="8pt" style:font-size-asian="8pt" style:font-size-complex="8pt"/>
    </style:style>
    <style:style style:name="T31_29" style:family="text">
      <style:text-properties fo:color="#444444" fo:font-size="8pt" style:font-size-asian="8pt" style:font-size-complex="8pt"/>
    </style:style>
    <style:style style:name="T31_30" style:family="text">
      <style:text-properties fo:color="#444444" fo:font-size="8pt" style:font-size-asian="8pt" style:font-size-complex="8pt"/>
    </style:style>
    <style:style style:name="T31_31" style:family="text">
      <style:text-properties fo:color="#444444" fo:font-size="8pt" style:font-size-asian="8pt" style:font-size-complex="8pt"/>
    </style:style>
    <style:style style:name="T31_32" style:family="text">
      <style:text-properties fo:color="#444444" fo:font-size="8pt" style:font-size-asian="8pt" style:font-size-complex="8pt"/>
    </style:style>
    <style:style style:name="T31_33" style:family="text">
      <style:text-properties fo:color="#444444" fo:font-size="8pt" style:font-size-asian="8pt" style:font-size-complex="8pt"/>
    </style:style>
    <style:style style:name="T31_34" style:family="text">
      <style:text-properties fo:color="#444444" fo:font-size="8pt" style:font-size-asian="8pt" style:font-size-complex="8pt"/>
    </style:style>
    <style:style style:name="T31_35" style:family="text">
      <style:text-properties fo:color="#444444" fo:font-size="8pt" style:font-size-asian="8pt" style:font-size-complex="8pt"/>
    </style:style>
    <style:style style:name="T31_36" style:family="text">
      <style:text-properties fo:color="#444444" fo:font-size="8pt" style:font-size-asian="8pt" style:font-size-complex="8pt"/>
    </style:style>
    <style:style style:name="T31_37" style:family="text">
      <style:text-properties fo:color="#444444" fo:font-size="8pt" style:font-size-asian="8pt" style:font-size-complex="8pt"/>
    </style:style>
    <style:style style:name="T31_38" style:family="text">
      <style:text-properties fo:color="#444444" fo:font-size="8pt" style:font-size-asian="8pt" style:font-size-complex="8pt"/>
    </style:style>
    <style:style style:name="T31_39" style:family="text">
      <style:text-properties fo:color="#444444" fo:font-size="8pt" style:font-size-asian="8pt" style:font-size-complex="8pt"/>
    </style:style>
    <style:style style:name="T31_40" style:family="text">
      <style:text-properties fo:color="#444444" fo:font-size="8pt" style:font-size-asian="8pt" style:font-size-complex="8pt"/>
    </style:style>
    <style:style style:name="T31_41" style:family="text">
      <style:text-properties fo:color="#444444" fo:font-size="8pt" style:font-size-asian="8pt" style:font-size-complex="8pt"/>
    </style:style>
    <style:style style:name="T31_42" style:family="text">
      <style:text-properties fo:color="#444444" fo:font-size="8pt" style:font-size-asian="8pt" style:font-size-complex="8pt"/>
    </style:style>
    <style:style style:name="T31_43" style:family="text">
      <style:text-properties fo:color="#444444" fo:font-size="8pt" style:font-size-asian="8pt" style:font-size-complex="8pt"/>
    </style:style>
    <style:style style:name="T31_44" style:family="text">
      <style:text-properties fo:color="#444444" fo:font-size="8pt" style:font-size-asian="8pt" style:font-size-complex="8pt"/>
    </style:style>
    <style:style style:name="T31_45" style:family="text">
      <style:text-properties fo:color="#444444" fo:font-size="8pt" style:font-size-asian="8pt" style:font-size-complex="8pt"/>
    </style:style>
    <style:style style:name="T31_46" style:family="text">
      <style:text-properties fo:color="#444444" fo:font-size="8pt" style:font-size-asian="8pt" style:font-size-complex="8pt"/>
    </style:style>
    <style:style style:name="T31_47" style:family="text">
      <style:text-properties fo:color="#444444" fo:font-size="8pt" style:font-size-asian="8pt" style:font-size-complex="8pt"/>
    </style:style>
    <style:style style:name="T31_48" style:family="text">
      <style:text-properties fo:color="#444444" fo:font-size="8pt" style:font-size-asian="8pt" style:font-size-complex="8pt"/>
    </style:style>
    <style:style style:name="T31_49" style:family="text">
      <style:text-properties fo:color="#444444" fo:font-size="8pt" style:font-size-asian="8pt" style:font-size-complex="8pt"/>
    </style:style>
    <style:style style:name="T31_50" style:family="text">
      <style:text-properties fo:color="#444444" fo:font-size="8pt" style:font-size-asian="8pt" style:font-size-complex="8pt"/>
    </style:style>
    <style:style style:name="T31_51" style:family="text">
      <style:text-properties fo:color="#444444" fo:font-size="8pt" style:font-size-asian="8pt" style:font-size-complex="8pt"/>
    </style:style>
    <style:style style:name="T31_52" style:family="text">
      <style:text-properties fo:color="#444444" fo:font-size="8pt" style:font-size-asian="8pt" style:font-size-complex="8pt"/>
    </style:style>
    <style:style style:name="T31_53" style:family="text">
      <style:text-properties fo:color="#444444" fo:font-size="8pt" style:font-size-asian="8pt" style:font-size-complex="8pt"/>
    </style:style>
    <style:style style:name="T31_54" style:family="text">
      <style:text-properties fo:color="#444444" fo:font-size="8pt" style:font-size-asian="8pt" style:font-size-complex="8pt"/>
    </style:style>
    <style:style style:name="T31_55" style:family="text">
      <style:text-properties fo:color="#444444" fo:font-size="8pt" style:font-size-asian="8pt" style:font-size-complex="8pt"/>
    </style:style>
    <style:style style:name="T31_56" style:family="text">
      <style:text-properties fo:color="#444444" fo:font-size="8pt" style:font-size-asian="8pt" style:font-size-complex="8pt"/>
    </style:style>
    <style:style style:name="T31_57" style:family="text">
      <style:text-properties fo:color="#444444" fo:font-size="8pt" style:font-size-asian="8pt" style:font-size-complex="8pt"/>
    </style:style>
    <style:style style:name="T31_58" style:family="text">
      <style:text-properties fo:color="#444444" fo:font-size="8pt" style:font-size-asian="8pt" style:font-size-complex="8pt"/>
    </style:style>
    <style:style style:name="T31_59" style:family="text">
      <style:text-properties fo:color="#444444" fo:font-size="8pt" style:font-size-asian="8pt" style:font-size-complex="8pt"/>
    </style:style>
    <style:style style:name="T31_60" style:family="text">
      <style:text-properties fo:color="#444444" fo:font-size="8pt" style:font-size-asian="8pt" style:font-size-complex="8pt"/>
    </style:style>
    <style:style style:name="T31_61" style:family="text">
      <style:text-properties fo:color="#444444" fo:font-size="8pt" style:font-size-asian="8pt" style:font-size-complex="8pt"/>
    </style:style>
    <style:style style:name="T31_62" style:family="text">
      <style:text-properties fo:color="#444444" fo:font-size="8pt" style:font-size-asian="8pt" style:font-size-complex="8pt"/>
    </style:style>
    <style:style style:name="T31_63" style:family="text">
      <style:text-properties fo:color="#444444" fo:font-size="8pt" style:font-size-asian="8pt" style:font-size-complex="8pt"/>
    </style:style>
    <style:style style:name="T31_64" style:family="text">
      <style:text-properties fo:color="#444444" fo:font-size="8pt" style:font-size-asian="8pt" style:font-size-complex="8pt"/>
    </style:style>
    <style:style style:name="T31_65" style:family="text">
      <style:text-properties fo:color="#444444" fo:font-size="8pt" style:font-size-asian="8pt" style:font-size-complex="8pt"/>
    </style:style>
    <style:style style:name="T31_66" style:family="text">
      <style:text-properties fo:color="#444444" fo:font-size="8pt" style:font-size-asian="8pt" style:font-size-complex="8pt"/>
    </style:style>
    <style:style style:name="T31_67" style:family="text">
      <style:text-properties fo:color="#444444" fo:font-size="8pt" style:font-size-asian="8pt" style:font-size-complex="8pt"/>
    </style:style>
    <style:style style:name="T31_68" style:family="text">
      <style:text-properties fo:color="#444444" fo:font-size="8pt" style:font-size-asian="8pt" style:font-size-complex="8pt"/>
    </style:style>
    <style:style style:name="T31_69" style:family="text">
      <style:text-properties fo:color="#444444" fo:font-size="8pt" style:font-size-asian="8pt" style:font-size-complex="8pt"/>
    </style:style>
    <style:style style:name="T31_70" style:family="text">
      <style:text-properties fo:color="#444444" fo:font-size="8pt" style:font-size-asian="8pt" style:font-size-complex="8pt"/>
    </style:style>
    <style:style style:name="T31_71" style:family="text">
      <style:text-properties fo:color="#444444" fo:font-size="8pt" style:font-size-asian="8pt" style:font-size-complex="8pt"/>
    </style:style>
    <style:style style:name="T31_72" style:family="text">
      <style:text-properties fo:color="#444444" fo:font-size="8pt" style:font-size-asian="8pt" style:font-size-complex="8pt"/>
    </style:style>
    <style:style style:name="T31_73" style:family="text">
      <style:text-properties fo:color="#444444" fo:font-size="8pt" style:font-size-asian="8pt" style:font-size-complex="8pt"/>
    </style:style>
    <style:style style:name="T31_74" style:family="text">
      <style:text-properties fo:color="#444444" fo:font-size="8pt" style:font-size-asian="8pt" style:font-size-complex="8pt"/>
    </style:style>
    <style:style style:name="T31_75" style:family="text">
      <style:text-properties fo:color="#444444" fo:font-size="8pt" style:font-size-asian="8pt" style:font-size-complex="8pt"/>
    </style:style>
    <style:style style:name="T31_76" style:family="text">
      <style:text-properties fo:color="#444444" fo:font-size="8pt" style:font-size-asian="8pt" style:font-size-complex="8pt"/>
    </style:style>
    <style:style style:name="T31_77" style:family="text">
      <style:text-properties fo:color="#444444" fo:font-size="8pt" style:font-size-asian="8pt" style:font-size-complex="8pt"/>
    </style:style>
    <style:style style:name="T31_78" style:family="text">
      <style:text-properties fo:color="#444444" fo:font-size="8pt" style:font-size-asian="8pt" style:font-size-complex="8pt"/>
    </style:style>
    <style:style style:name="T31_79" style:family="text">
      <style:text-properties fo:color="#444444" fo:font-size="8pt" style:font-size-asian="8pt" style:font-size-complex="8pt"/>
    </style:style>
    <style:style style:name="T31_80" style:family="text">
      <style:text-properties fo:color="#444444" fo:font-size="8pt" style:font-size-asian="8pt" style:font-size-complex="8pt"/>
    </style:style>
    <style:style style:name="T31_81" style:family="text">
      <style:text-properties fo:color="#444444" fo:font-size="8pt" style:font-size-asian="8pt" style:font-size-complex="8pt"/>
    </style:style>
    <style:style style:name="T31_82" style:family="text">
      <style:text-properties fo:color="#444444" fo:font-size="8pt" style:font-size-asian="8pt" style:font-size-complex="8pt"/>
    </style:style>
    <style:style style:name="T31_83" style:family="text">
      <style:text-properties fo:color="#444444" fo:font-size="8pt" style:font-size-asian="8pt" style:font-size-complex="8pt"/>
    </style:style>
    <style:style style:name="T31_84" style:family="text">
      <style:text-properties fo:color="#444444" fo:font-size="8pt" style:font-size-asian="8pt" style:font-size-complex="8pt"/>
    </style:style>
    <style:style style:name="T31_85" style:family="text">
      <style:text-properties fo:color="#444444" fo:font-size="8pt" style:font-size-asian="8pt" style:font-size-complex="8pt"/>
    </style:style>
    <style:style style:name="T31_86" style:family="text">
      <style:text-properties fo:color="#444444" fo:font-size="8pt" style:font-size-asian="8pt" style:font-size-complex="8pt"/>
    </style:style>
    <style:style style:name="T31_87" style:family="text">
      <style:text-properties fo:color="#444444" fo:font-size="8pt" style:font-size-asian="8pt" style:font-size-complex="8pt"/>
    </style:style>
    <style:style style:name="T31_88" style:family="text">
      <style:text-properties fo:color="#444444" fo:font-size="8pt" style:font-size-asian="8pt" style:font-size-complex="8pt"/>
    </style:style>
    <style:style style:name="T31_89" style:family="text">
      <style:text-properties fo:color="#444444" fo:font-size="8pt" style:font-size-asian="8pt" style:font-size-complex="8pt"/>
    </style:style>
    <style:style style:name="T31_90" style:family="text">
      <style:text-properties fo:color="#444444" fo:font-size="8pt" style:font-size-asian="8pt" style:font-size-complex="8pt"/>
    </style:style>
    <style:style style:name="T31_91" style:family="text">
      <style:text-properties fo:color="#444444" fo:font-size="8pt" style:font-size-asian="8pt" style:font-size-complex="8pt"/>
    </style:style>
    <style:style style:name="T31_92" style:family="text">
      <style:text-properties fo:color="#444444" fo:font-size="8pt" style:font-size-asian="8pt" style:font-size-complex="8pt"/>
    </style:style>
    <style:style style:name="T31_93" style:family="text">
      <style:text-properties fo:color="#444444" fo:font-size="8pt" style:font-size-asian="8pt" style:font-size-complex="8pt"/>
    </style:style>
    <style:style style:name="T31_94" style:family="text">
      <style:text-properties fo:color="#444444" fo:font-size="8pt" style:font-size-asian="8pt" style:font-size-complex="8pt"/>
    </style:style>
    <style:style style:name="T31_95" style:family="text">
      <style:text-properties fo:color="#444444" fo:font-size="8pt" style:font-size-asian="8pt" style:font-size-complex="8pt"/>
    </style:style>
    <style:style style:name="T31_96" style:family="text">
      <style:text-properties fo:color="#444444" fo:font-size="8pt" style:font-size-asian="8pt" style:font-size-complex="8pt"/>
    </style:style>
    <style:style style:name="T31_97" style:family="text">
      <style:text-properties fo:color="#444444" fo:font-size="8pt" style:font-size-asian="8pt" style:font-size-complex="8pt"/>
    </style:style>
    <style:style style:name="T31_98" style:family="text">
      <style:text-properties fo:color="#444444" fo:font-size="8pt" style:font-size-asian="8pt" style:font-size-complex="8pt"/>
    </style:style>
    <style:style style:name="T31_99" style:family="text">
      <style:text-properties fo:color="#444444" fo:font-size="8pt" style:font-size-asian="8pt" style:font-size-complex="8pt"/>
    </style:style>
    <style:style style:name="T31_100" style:family="text">
      <style:text-properties fo:color="#444444" fo:font-size="8pt" style:font-size-asian="8pt" style:font-size-complex="8pt"/>
    </style:style>
    <style:style style:name="T31_101" style:family="text">
      <style:text-properties fo:color="#444444" fo:font-size="8pt" style:font-size-asian="8pt" style:font-size-complex="8pt"/>
    </style:style>
    <style:style style:name="T31_102" style:family="text">
      <style:text-properties fo:color="#444444" fo:font-size="8pt" style:font-size-asian="8pt" style:font-size-complex="8pt"/>
    </style:style>
    <style:style style:name="T31_103" style:family="text">
      <style:text-properties fo:color="#444444" fo:font-size="8pt" style:font-size-asian="8pt" style:font-size-complex="8pt"/>
    </style:style>
    <style:style style:name="T31_104" style:family="text">
      <style:text-properties fo:color="#444444" fo:font-size="8pt" style:font-size-asian="8pt" style:font-size-complex="8pt"/>
    </style:style>
    <style:style style:name="T31_105" style:family="text">
      <style:text-properties fo:color="#444444" fo:font-size="8pt" style:font-size-asian="8pt" style:font-size-complex="8pt"/>
    </style:style>
    <style:style style:name="T31_106" style:family="text">
      <style:text-properties fo:color="#444444" fo:font-size="8pt" style:font-size-asian="8pt" style:font-size-complex="8pt"/>
    </style:style>
    <style:style style:name="T31_107" style:family="text">
      <style:text-properties fo:color="#444444" fo:font-size="8pt" style:font-size-asian="8pt" style:font-size-complex="8pt"/>
    </style:style>
    <style:style style:name="T31_108" style:family="text">
      <style:text-properties fo:color="#444444" fo:font-size="8pt" style:font-size-asian="8pt" style:font-size-complex="8pt"/>
    </style:style>
    <style:style style:name="T31_109" style:family="text">
      <style:text-properties fo:color="#444444" fo:font-size="8pt" style:font-size-asian="8pt" style:font-size-complex="8pt"/>
    </style:style>
    <style:style style:name="T31_110" style:family="text">
      <style:text-properties fo:color="#444444" fo:font-size="8pt" style:font-size-asian="8pt" style:font-size-complex="8pt"/>
    </style:style>
    <style:style style:name="T31_111" style:family="text">
      <style:text-properties fo:color="#444444" fo:font-size="8pt" style:font-size-asian="8pt" style:font-size-complex="8pt"/>
    </style:style>
    <style:style style:name="T31_112" style:family="text">
      <style:text-properties fo:color="#444444" fo:font-size="8pt" style:font-size-asian="8pt" style:font-size-complex="8pt"/>
    </style:style>
    <style:style style:name="T31_113" style:family="text">
      <style:text-properties fo:color="#444444" fo:font-size="8pt" style:font-size-asian="8pt" style:font-size-complex="8pt"/>
    </style:style>
    <style:style style:name="T31_114" style:family="text">
      <style:text-properties fo:color="#444444" fo:font-size="8pt" style:font-size-asian="8pt" style:font-size-complex="8pt"/>
    </style:style>
    <style:style style:name="T31_115" style:family="text">
      <style:text-properties fo:color="#444444" fo:font-size="8pt" style:font-size-asian="8pt" style:font-size-complex="8pt"/>
    </style:style>
    <style:style style:name="T31_116" style:family="text">
      <style:text-properties fo:color="#444444" fo:font-size="8pt" style:font-size-asian="8pt" style:font-size-complex="8pt"/>
    </style:style>
    <style:style style:name="T31_117" style:family="text">
      <style:text-properties fo:color="#444444" fo:font-size="8pt" style:font-size-asian="8pt" style:font-size-complex="8pt"/>
    </style:style>
    <style:style style:name="T31_118" style:family="text">
      <style:text-properties fo:color="#444444" fo:font-size="8pt" style:font-size-asian="8pt" style:font-size-complex="8pt"/>
    </style:style>
    <style:style style:name="T31_119" style:family="text">
      <style:text-properties fo:color="#444444" fo:font-size="8pt" style:font-size-asian="8pt" style:font-size-complex="8pt"/>
    </style:style>
    <style:style style:name="T31_120" style:family="text">
      <style:text-properties fo:color="#444444" fo:font-size="8pt" style:font-size-asian="8pt" style:font-size-complex="8pt"/>
    </style:style>
    <style:style style:name="T31_121" style:family="text">
      <style:text-properties fo:color="#444444" fo:font-size="8pt" style:font-size-asian="8pt" style:font-size-complex="8pt"/>
    </style:style>
    <style:style style:name="T31_122" style:family="text">
      <style:text-properties fo:color="#444444" fo:font-size="8pt" style:font-size-asian="8pt" style:font-size-complex="8pt"/>
    </style:style>
    <style:style style:name="P3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2_1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2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3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4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5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6" style:family="text">
      <style:text-properties fo:font-style="italic" style:font-style-asian="italic" style:font-style-complex="italic" fo:color="#444444" fo:font-size="8pt" style:font-size-asian="8pt" style:font-size-complex="8pt" fo:font-weight="bold" style:font-weight-asian="bold" style:font-weight-complex="bold"/>
    </style:style>
    <style:style style:name="T32_7" style:family="text">
      <style:text-properties fo:color="#444444" fo:font-size="8pt" style:font-size-asian="8pt" style:font-size-complex="8pt"/>
    </style:style>
    <style:style style:name="T32_8" style:family="text">
      <style:text-properties fo:color="#444444" fo:font-size="8pt" style:font-size-asian="8pt" style:font-size-complex="8pt"/>
    </style:style>
    <style:style style:name="T32_9" style:family="text">
      <style:text-properties fo:color="#444444" fo:font-size="8pt" style:font-size-asian="8pt" style:font-size-complex="8pt"/>
    </style:style>
    <style:style style:name="T32_10" style:family="text">
      <style:text-properties fo:color="#444444" fo:font-size="8pt" style:font-size-asian="8pt" style:font-size-complex="8pt"/>
    </style:style>
    <style:style style:name="T32_11" style:family="text">
      <style:text-properties fo:color="#444444" fo:font-size="8pt" style:font-size-asian="8pt" style:font-size-complex="8pt"/>
    </style:style>
    <style:style style:name="T32_12" style:family="text">
      <style:text-properties fo:color="#444444" fo:font-size="8pt" style:font-size-asian="8pt" style:font-size-complex="8pt"/>
    </style:style>
    <style:style style:name="T32_13" style:family="text">
      <style:text-properties fo:color="#444444" fo:font-size="8pt" style:font-size-asian="8pt" style:font-size-complex="8pt"/>
    </style:style>
    <style:style style:name="T32_14" style:family="text">
      <style:text-properties fo:color="#444444" fo:font-size="8pt" style:font-size-asian="8pt" style:font-size-complex="8pt"/>
    </style:style>
    <style:style style:name="T32_15" style:family="text">
      <style:text-properties fo:color="#444444" fo:font-size="8pt" style:font-size-asian="8pt" style:font-size-complex="8pt"/>
    </style:style>
    <style:style style:name="T32_16" style:family="text">
      <style:text-properties fo:color="#444444" fo:font-size="8pt" style:font-size-asian="8pt" style:font-size-complex="8pt"/>
    </style:style>
    <style:style style:name="T32_17" style:family="text">
      <style:text-properties fo:color="#444444" fo:font-size="8pt" style:font-size-asian="8pt" style:font-size-complex="8pt"/>
    </style:style>
    <style:style style:name="T32_18" style:family="text">
      <style:text-properties fo:color="#444444" fo:font-size="8pt" style:font-size-asian="8pt" style:font-size-complex="8pt"/>
    </style:style>
    <style:style style:name="T32_19" style:family="text">
      <style:text-properties fo:color="#444444" fo:font-size="8pt" style:font-size-asian="8pt" style:font-size-complex="8pt"/>
    </style:style>
    <style:style style:name="T32_20" style:family="text">
      <style:text-properties fo:color="#444444" fo:font-size="8pt" style:font-size-asian="8pt" style:font-size-complex="8pt"/>
    </style:style>
    <style:style style:name="T32_21" style:family="text">
      <style:text-properties fo:color="#444444" fo:font-size="8pt" style:font-size-asian="8pt" style:font-size-complex="8pt"/>
    </style:style>
    <style:style style:name="T32_22" style:family="text">
      <style:text-properties fo:color="#444444" fo:font-size="8pt" style:font-size-asian="8pt" style:font-size-complex="8pt"/>
    </style:style>
    <style:style style:name="T32_23" style:family="text">
      <style:text-properties fo:color="#444444" fo:font-size="8pt" style:font-size-asian="8pt" style:font-size-complex="8pt"/>
    </style:style>
    <style:style style:name="T32_24" style:family="text">
      <style:text-properties fo:color="#444444" fo:font-size="8pt" style:font-size-asian="8pt" style:font-size-complex="8pt"/>
    </style:style>
    <style:style style:name="T32_25" style:family="text">
      <style:text-properties fo:color="#444444" fo:font-size="8pt" style:font-size-asian="8pt" style:font-size-complex="8pt"/>
    </style:style>
    <style:style style:name="T32_26" style:family="text">
      <style:text-properties fo:color="#444444" fo:font-size="8pt" style:font-size-asian="8pt" style:font-size-complex="8pt"/>
    </style:style>
    <style:style style:name="T32_27" style:family="text">
      <style:text-properties fo:color="#444444" fo:font-size="8pt" style:font-size-asian="8pt" style:font-size-complex="8pt"/>
    </style:style>
    <style:style style:name="T32_28" style:family="text">
      <style:text-properties fo:color="#444444" fo:font-size="8pt" style:font-size-asian="8pt" style:font-size-complex="8pt"/>
    </style:style>
    <style:style style:name="T32_29" style:family="text">
      <style:text-properties fo:color="#444444" fo:font-size="8pt" style:font-size-asian="8pt" style:font-size-complex="8pt"/>
    </style:style>
    <style:style style:name="T32_30" style:family="text">
      <style:text-properties fo:color="#444444" fo:font-size="8pt" style:font-size-asian="8pt" style:font-size-complex="8pt"/>
    </style:style>
    <style:style style:name="T32_31" style:family="text">
      <style:text-properties fo:color="#444444" fo:font-size="8pt" style:font-size-asian="8pt" style:font-size-complex="8pt"/>
    </style:style>
    <style:style style:name="T32_32" style:family="text">
      <style:text-properties fo:color="#444444" fo:font-size="8pt" style:font-size-asian="8pt" style:font-size-complex="8pt"/>
    </style:style>
    <style:style style:name="T32_33" style:family="text">
      <style:text-properties fo:color="#444444" fo:font-size="8pt" style:font-size-asian="8pt" style:font-size-complex="8pt"/>
    </style:style>
    <style:style style:name="T32_34" style:family="text">
      <style:text-properties fo:color="#444444" fo:font-size="8pt" style:font-size-asian="8pt" style:font-size-complex="8pt"/>
    </style:style>
    <style:style style:name="T32_35" style:family="text">
      <style:text-properties fo:color="#444444" fo:font-size="8pt" style:font-size-asian="8pt" style:font-size-complex="8pt"/>
    </style:style>
    <style:style style:name="T32_36" style:family="text">
      <style:text-properties fo:color="#444444" fo:font-size="8pt" style:font-size-asian="8pt" style:font-size-complex="8pt"/>
    </style:style>
    <style:style style:name="T32_37" style:family="text">
      <style:text-properties fo:color="#444444" fo:font-size="8pt" style:font-size-asian="8pt" style:font-size-complex="8pt"/>
    </style:style>
    <style:style style:name="T32_38" style:family="text">
      <style:text-properties fo:color="#444444" fo:font-size="8pt" style:font-size-asian="8pt" style:font-size-complex="8pt"/>
    </style:style>
    <style:style style:name="T32_39" style:family="text">
      <style:text-properties fo:color="#444444" fo:font-size="8pt" style:font-size-asian="8pt" style:font-size-complex="8pt"/>
    </style:style>
    <style:style style:name="T32_40" style:family="text">
      <style:text-properties fo:color="#444444" fo:font-size="8pt" style:font-size-asian="8pt" style:font-size-complex="8pt"/>
    </style:style>
    <style:style style:name="T32_41" style:family="text">
      <style:text-properties fo:color="#444444" fo:font-size="8pt" style:font-size-asian="8pt" style:font-size-complex="8pt"/>
    </style:style>
    <style:style style:name="P33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34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4_1" style:family="text">
      <style:text-properties fo:color="#444444" fo:font-size="8pt" style:font-size-asian="8pt" style:font-size-complex="8pt" style:text-underline-style="solid" style:text-underline-color="font-color"/>
    </style:style>
    <style:style style:name="T34_2" style:family="text">
      <style:text-properties fo:color="#444444" fo:font-size="8pt" style:font-size-asian="8pt" style:font-size-complex="8pt" style:text-underline-style="solid" style:text-underline-color="font-color"/>
    </style:style>
    <style:style style:name="T34_3" style:family="text">
      <style:text-properties fo:color="#444444" fo:font-size="8pt" style:font-size-asian="8pt" style:font-size-complex="8pt" style:text-underline-style="solid" style:text-underline-color="font-color"/>
    </style:style>
    <style:style style:name="T34_4" style:family="text">
      <style:text-properties fo:color="#444444" fo:font-size="8pt" style:font-size-asian="8pt" style:font-size-complex="8pt" style:text-underline-style="solid" style:text-underline-color="font-color"/>
    </style:style>
    <style:style style:name="T34_5" style:family="text">
      <style:text-properties fo:color="#444444" fo:font-size="8pt" style:font-size-asian="8pt" style:font-size-complex="8pt" style:text-underline-style="solid" style:text-underline-color="font-color"/>
    </style:style>
    <style:style style:name="T34_6" style:family="text">
      <style:text-properties fo:color="#444444" fo:font-size="8pt" style:font-size-asian="8pt" style:font-size-complex="8pt" style:text-underline-style="solid" style:text-underline-color="font-color"/>
    </style:style>
    <style:style style:name="T34_7" style:family="text">
      <style:text-properties fo:color="#444444" fo:font-size="8pt" style:font-size-asian="8pt" style:font-size-complex="8pt" style:text-underline-style="solid" style:text-underline-color="font-color"/>
    </style:style>
    <style:style style:name="T34_8" style:family="text">
      <style:text-properties fo:color="#444444" fo:font-size="8pt" style:font-size-asian="8pt" style:font-size-complex="8pt" style:text-underline-style="solid" style:text-underline-color="font-color"/>
    </style:style>
    <style:style style:name="T34_9" style:family="text">
      <style:text-properties fo:color="#444444" fo:font-size="8pt" style:font-size-asian="8pt" style:font-size-complex="8pt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5_1" style:family="text">
      <style:text-properties fo:color="#444444" fo:font-size="8pt" style:font-size-asian="8pt" style:font-size-complex="8pt"/>
    </style:style>
    <style:style style:name="T35_2" style:family="text">
      <style:text-properties fo:color="#444444" fo:font-size="8pt" style:font-size-asian="8pt" style:font-size-complex="8pt"/>
    </style:style>
    <style:style style:name="T35_3" style:family="text">
      <style:text-properties fo:color="#444444" fo:font-size="8pt" style:font-size-asian="8pt" style:font-size-complex="8pt"/>
    </style:style>
    <style:style style:name="T35_4" style:family="text">
      <style:text-properties fo:color="#444444" fo:font-size="8pt" style:font-size-asian="8pt" style:font-size-complex="8pt"/>
    </style:style>
    <style:style style:name="T35_5" style:family="text">
      <style:text-properties fo:color="#444444" fo:font-size="8pt" style:font-size-asian="8pt" style:font-size-complex="8pt"/>
    </style:style>
    <style:style style:name="T35_6" style:family="text">
      <style:text-properties fo:color="#444444" fo:font-size="8pt" style:font-size-asian="8pt" style:font-size-complex="8pt"/>
    </style:style>
    <style:style style:name="T35_7" style:family="text">
      <style:text-properties fo:color="#444444" fo:font-size="8pt" style:font-size-asian="8pt" style:font-size-complex="8pt"/>
    </style:style>
    <style:style style:name="T35_8" style:family="text">
      <style:text-properties fo:color="#444444" fo:font-size="8pt" style:font-size-asian="8pt" style:font-size-complex="8pt"/>
    </style:style>
    <style:style style:name="T35_9" style:family="text">
      <style:text-properties fo:color="#444444" fo:font-size="8pt" style:font-size-asian="8pt" style:font-size-complex="8pt"/>
    </style:style>
    <style:style style:name="T35_10" style:family="text">
      <style:text-properties fo:color="#444444" fo:font-size="8pt" style:font-size-asian="8pt" style:font-size-complex="8pt"/>
    </style:style>
    <style:style style:name="T35_11" style:family="text">
      <style:text-properties fo:color="#444444" fo:font-size="8pt" style:font-size-asian="8pt" style:font-size-complex="8pt"/>
    </style:style>
    <style:style style:name="T35_12" style:family="text">
      <style:text-properties fo:color="#444444" fo:font-size="8pt" style:font-size-asian="8pt" style:font-size-complex="8pt"/>
    </style:style>
    <style:style style:name="T35_13" style:family="text">
      <style:text-properties fo:color="#444444" fo:font-size="8pt" style:font-size-asian="8pt" style:font-size-complex="8pt"/>
    </style:style>
    <style:style style:name="T35_14" style:family="text">
      <style:text-properties fo:color="#444444" fo:font-size="8pt" style:font-size-asian="8pt" style:font-size-complex="8pt"/>
    </style:style>
    <style:style style:name="T35_15" style:family="text">
      <style:text-properties fo:color="#444444" fo:font-size="8pt" style:font-size-asian="8pt" style:font-size-complex="8pt"/>
    </style:style>
    <style:style style:name="T35_16" style:family="text">
      <style:text-properties fo:color="#444444" fo:font-size="8pt" style:font-size-asian="8pt" style:font-size-complex="8pt"/>
    </style:style>
    <style:style style:name="T35_17" style:family="text">
      <style:text-properties fo:color="#444444" fo:font-size="8pt" style:font-size-asian="8pt" style:font-size-complex="8pt"/>
    </style:style>
    <style:style style:name="T35_18" style:family="text">
      <style:text-properties fo:color="#444444" fo:font-size="8pt" style:font-size-asian="8pt" style:font-size-complex="8pt"/>
    </style:style>
    <style:style style:name="T35_19" style:family="text">
      <style:text-properties fo:color="#444444" fo:font-size="8pt" style:font-size-asian="8pt" style:font-size-complex="8pt"/>
    </style:style>
    <style:style style:name="T35_20" style:family="text">
      <style:text-properties fo:color="#444444" fo:font-size="8pt" style:font-size-asian="8pt" style:font-size-complex="8pt"/>
    </style:style>
    <style:style style:name="T35_21" style:family="text">
      <style:text-properties fo:color="#444444" fo:font-size="8pt" style:font-size-asian="8pt" style:font-size-complex="8pt"/>
    </style:style>
    <style:style style:name="T35_22" style:family="text">
      <style:text-properties fo:color="#444444" fo:font-size="8pt" style:font-size-asian="8pt" style:font-size-complex="8pt"/>
    </style:style>
    <style:style style:name="T35_23" style:family="text">
      <style:text-properties fo:color="#444444" fo:font-size="8pt" style:font-size-asian="8pt" style:font-size-complex="8pt"/>
    </style:style>
    <style:style style:name="T35_24" style:family="text">
      <style:text-properties fo:color="#444444" fo:font-size="8pt" style:font-size-asian="8pt" style:font-size-complex="8pt"/>
    </style:style>
    <style:style style:name="T35_25" style:family="text">
      <style:text-properties fo:color="#444444" fo:font-size="8pt" style:font-size-asian="8pt" style:font-size-complex="8pt"/>
    </style:style>
    <style:style style:name="T35_26" style:family="text">
      <style:text-properties fo:color="#444444" fo:font-size="8pt" style:font-size-asian="8pt" style:font-size-complex="8pt"/>
    </style:style>
    <style:style style:name="T35_27" style:family="text">
      <style:text-properties fo:color="#444444" fo:font-size="8pt" style:font-size-asian="8pt" style:font-size-complex="8pt"/>
    </style:style>
    <style:style style:name="T35_28" style:family="text">
      <style:text-properties fo:color="#444444" fo:font-size="8pt" style:font-size-asian="8pt" style:font-size-complex="8pt"/>
    </style:style>
    <style:style style:name="T35_29" style:family="text">
      <style:text-properties fo:color="#444444" fo:font-size="8pt" style:font-size-asian="8pt" style:font-size-complex="8pt"/>
    </style:style>
    <style:style style:name="T35_30" style:family="text">
      <style:text-properties fo:color="#444444" fo:font-size="8pt" style:font-size-asian="8pt" style:font-size-complex="8pt"/>
    </style:style>
    <style:style style:name="T35_31" style:family="text">
      <style:text-properties fo:color="#444444" fo:font-size="8pt" style:font-size-asian="8pt" style:font-size-complex="8pt"/>
    </style:style>
    <style:style style:name="T35_32" style:family="text">
      <style:text-properties fo:color="#444444" fo:font-size="8pt" style:font-size-asian="8pt" style:font-size-complex="8pt"/>
    </style:style>
    <style:style style:name="T35_33" style:family="text">
      <style:text-properties fo:color="#444444" fo:font-size="8pt" style:font-size-asian="8pt" style:font-size-complex="8pt"/>
    </style:style>
    <style:style style:name="T35_34" style:family="text">
      <style:text-properties fo:color="#444444" fo:font-size="8pt" style:font-size-asian="8pt" style:font-size-complex="8pt"/>
    </style:style>
    <style:style style:name="T35_35" style:family="text">
      <style:text-properties fo:color="#444444" fo:font-size="8pt" style:font-size-asian="8pt" style:font-size-complex="8pt"/>
    </style:style>
    <style:style style:name="T35_36" style:family="text">
      <style:text-properties fo:color="#444444" fo:font-size="8pt" style:font-size-asian="8pt" style:font-size-complex="8pt"/>
    </style:style>
    <style:style style:name="T35_37" style:family="text">
      <style:text-properties fo:color="#444444" fo:font-size="8pt" style:font-size-asian="8pt" style:font-size-complex="8pt"/>
    </style:style>
    <style:style style:name="T35_38" style:family="text">
      <style:text-properties fo:color="#444444" fo:font-size="8pt" style:font-size-asian="8pt" style:font-size-complex="8pt"/>
    </style:style>
    <style:style style:name="T35_39" style:family="text">
      <style:text-properties fo:color="#444444" fo:font-size="8pt" style:font-size-asian="8pt" style:font-size-complex="8pt"/>
    </style:style>
    <style:style style:name="T35_40" style:family="text">
      <style:text-properties fo:color="#444444" fo:font-size="8pt" style:font-size-asian="8pt" style:font-size-complex="8pt"/>
    </style:style>
    <style:style style:name="T35_41" style:family="text">
      <style:text-properties fo:color="#444444" fo:font-size="8pt" style:font-size-asian="8pt" style:font-size-complex="8pt"/>
    </style:style>
    <style:style style:name="T35_42" style:family="text">
      <style:text-properties fo:color="#444444" fo:font-size="8pt" style:font-size-asian="8pt" style:font-size-complex="8pt"/>
    </style:style>
    <style:style style:name="T35_43" style:family="text">
      <style:text-properties fo:color="#444444" fo:font-size="8pt" style:font-size-asian="8pt" style:font-size-complex="8pt"/>
    </style:style>
    <style:style style:name="T35_44" style:family="text">
      <style:text-properties fo:color="#444444" fo:font-size="8pt" style:font-size-asian="8pt" style:font-size-complex="8pt"/>
    </style:style>
    <style:style style:name="T35_45" style:family="text">
      <style:text-properties fo:color="#444444" fo:font-size="8pt" style:font-size-asian="8pt" style:font-size-complex="8pt"/>
    </style:style>
    <style:style style:name="T35_46" style:family="text">
      <style:text-properties fo:color="#444444" fo:font-size="8pt" style:font-size-asian="8pt" style:font-size-complex="8pt"/>
    </style:style>
    <style:style style:name="T35_47" style:family="text">
      <style:text-properties fo:color="#444444" fo:font-size="8pt" style:font-size-asian="8pt" style:font-size-complex="8pt"/>
    </style:style>
    <style:style style:name="T35_48" style:family="text">
      <style:text-properties fo:color="#444444" fo:font-size="8pt" style:font-size-asian="8pt" style:font-size-complex="8pt"/>
    </style:style>
    <style:style style:name="T35_49" style:family="text">
      <style:text-properties fo:color="#444444" fo:font-size="8pt" style:font-size-asian="8pt" style:font-size-complex="8pt"/>
    </style:style>
    <style:style style:name="T35_50" style:family="text">
      <style:text-properties fo:color="#444444" fo:font-size="8pt" style:font-size-asian="8pt" style:font-size-complex="8pt"/>
    </style:style>
    <style:style style:name="T35_51" style:family="text">
      <style:text-properties fo:color="#444444" fo:font-size="8pt" style:font-size-asian="8pt" style:font-size-complex="8pt"/>
    </style:style>
    <style:style style:name="T35_52" style:family="text">
      <style:text-properties fo:color="#444444" fo:font-size="8pt" style:font-size-asian="8pt" style:font-size-complex="8pt"/>
    </style:style>
    <style:style style:name="T35_53" style:family="text">
      <style:text-properties fo:color="#444444" fo:font-size="8pt" style:font-size-asian="8pt" style:font-size-complex="8pt"/>
    </style:style>
    <style:style style:name="T35_54" style:family="text">
      <style:text-properties fo:color="#444444" fo:font-size="8pt" style:font-size-asian="8pt" style:font-size-complex="8pt"/>
    </style:style>
    <style:style style:name="T35_55" style:family="text">
      <style:text-properties fo:color="#444444" fo:font-size="8pt" style:font-size-asian="8pt" style:font-size-complex="8pt"/>
    </style:style>
    <style:style style:name="T35_56" style:family="text">
      <style:text-properties fo:color="#444444" fo:font-size="8pt" style:font-size-asian="8pt" style:font-size-complex="8pt"/>
    </style:style>
    <style:style style:name="T35_57" style:family="text">
      <style:text-properties fo:color="#444444" fo:font-size="8pt" style:font-size-asian="8pt" style:font-size-complex="8pt"/>
    </style:style>
    <style:style style:name="T35_58" style:family="text">
      <style:text-properties fo:color="#444444" fo:font-size="8pt" style:font-size-asian="8pt" style:font-size-complex="8pt"/>
    </style:style>
    <style:style style:name="T35_59" style:family="text">
      <style:text-properties fo:color="#444444" fo:font-size="8pt" style:font-size-asian="8pt" style:font-size-complex="8pt"/>
    </style:style>
    <style:style style:name="T35_60" style:family="text">
      <style:text-properties fo:color="#444444" fo:font-size="8pt" style:font-size-asian="8pt" style:font-size-complex="8pt"/>
    </style:style>
    <style:style style:name="T35_61" style:family="text">
      <style:text-properties fo:color="#444444" fo:font-size="8pt" style:font-size-asian="8pt" style:font-size-complex="8pt"/>
    </style:style>
    <style:style style:name="T35_62" style:family="text">
      <style:text-properties fo:color="#444444" fo:font-size="8pt" style:font-size-asian="8pt" style:font-size-complex="8pt"/>
    </style:style>
    <style:style style:name="T35_63" style:family="text">
      <style:text-properties fo:color="#444444" fo:font-size="8pt" style:font-size-asian="8pt" style:font-size-complex="8pt"/>
    </style:style>
    <style:style style:name="T35_64" style:family="text">
      <style:text-properties fo:color="#444444" fo:font-size="8pt" style:font-size-asian="8pt" style:font-size-complex="8pt"/>
    </style:style>
    <style:style style:name="T35_65" style:family="text">
      <style:text-properties fo:color="#444444" fo:font-size="8pt" style:font-size-asian="8pt" style:font-size-complex="8pt"/>
    </style:style>
    <style:style style:name="T35_66" style:family="text">
      <style:text-properties fo:color="#444444" fo:font-size="8pt" style:font-size-asian="8pt" style:font-size-complex="8pt"/>
    </style:style>
    <style:style style:name="T35_67" style:family="text">
      <style:text-properties fo:color="#444444" fo:font-size="8pt" style:font-size-asian="8pt" style:font-size-complex="8pt"/>
    </style:style>
    <style:style style:name="T35_68" style:family="text">
      <style:text-properties fo:color="#444444" fo:font-size="8pt" style:font-size-asian="8pt" style:font-size-complex="8pt"/>
    </style:style>
    <style:style style:name="T35_69" style:family="text">
      <style:text-properties fo:color="#444444" fo:font-size="8pt" style:font-size-asian="8pt" style:font-size-complex="8pt"/>
    </style:style>
    <style:style style:name="T35_70" style:family="text">
      <style:text-properties fo:color="#444444" fo:font-size="8pt" style:font-size-asian="8pt" style:font-size-complex="8pt"/>
    </style:style>
    <style:style style:name="T35_71" style:family="text">
      <style:text-properties fo:color="#444444" fo:font-size="8pt" style:font-size-asian="8pt" style:font-size-complex="8pt"/>
    </style:style>
    <style:style style:name="T35_72" style:family="text">
      <style:text-properties fo:color="#444444" fo:font-size="8pt" style:font-size-asian="8pt" style:font-size-complex="8pt"/>
    </style:style>
    <style:style style:name="T35_73" style:family="text">
      <style:text-properties fo:color="#444444" fo:font-size="8pt" style:font-size-asian="8pt" style:font-size-complex="8pt"/>
    </style:style>
    <style:style style:name="T35_74" style:family="text">
      <style:text-properties fo:color="#444444" fo:font-size="8pt" style:font-size-asian="8pt" style:font-size-complex="8pt"/>
    </style:style>
    <style:style style:name="T35_75" style:family="text">
      <style:text-properties fo:color="#444444" fo:font-size="8pt" style:font-size-asian="8pt" style:font-size-complex="8pt"/>
    </style:style>
    <style:style style:name="T35_76" style:family="text">
      <style:text-properties fo:color="#444444" fo:font-size="8pt" style:font-size-asian="8pt" style:font-size-complex="8pt"/>
    </style:style>
    <style:style style:name="T35_77" style:family="text">
      <style:text-properties fo:color="#444444" fo:font-size="8pt" style:font-size-asian="8pt" style:font-size-complex="8pt"/>
    </style:style>
    <style:style style:name="T35_78" style:family="text">
      <style:text-properties fo:color="#444444" fo:font-size="8pt" style:font-size-asian="8pt" style:font-size-complex="8pt"/>
    </style:style>
    <style:style style:name="T35_79" style:family="text">
      <style:text-properties fo:color="#444444" fo:font-size="8pt" style:font-size-asian="8pt" style:font-size-complex="8pt"/>
    </style:style>
    <style:style style:name="T35_80" style:family="text">
      <style:text-properties fo:color="#444444" fo:font-size="8pt" style:font-size-asian="8pt" style:font-size-complex="8pt"/>
    </style:style>
    <style:style style:name="T35_81" style:family="text">
      <style:text-properties fo:color="#444444" fo:font-size="8pt" style:font-size-asian="8pt" style:font-size-complex="8pt"/>
    </style:style>
    <style:style style:name="T35_82" style:family="text">
      <style:text-properties fo:color="#444444" fo:font-size="8pt" style:font-size-asian="8pt" style:font-size-complex="8pt"/>
    </style:style>
    <style:style style:name="T35_83" style:family="text">
      <style:text-properties fo:color="#444444" fo:font-size="8pt" style:font-size-asian="8pt" style:font-size-complex="8pt"/>
    </style:style>
    <style:style style:name="T35_84" style:family="text">
      <style:text-properties fo:color="#444444" fo:font-size="8pt" style:font-size-asian="8pt" style:font-size-complex="8pt"/>
    </style:style>
    <style:style style:name="T35_85" style:family="text">
      <style:text-properties fo:color="#444444" fo:font-size="8pt" style:font-size-asian="8pt" style:font-size-complex="8pt"/>
    </style:style>
    <style:style style:name="T35_86" style:family="text">
      <style:text-properties fo:color="#444444" fo:font-size="8pt" style:font-size-asian="8pt" style:font-size-complex="8pt"/>
    </style:style>
    <style:style style:name="T35_87" style:family="text">
      <style:text-properties fo:color="#444444" fo:font-size="8pt" style:font-size-asian="8pt" style:font-size-complex="8pt"/>
    </style:style>
    <style:style style:name="T35_88" style:family="text">
      <style:text-properties fo:color="#444444" fo:font-size="8pt" style:font-size-asian="8pt" style:font-size-complex="8pt"/>
    </style:style>
    <style:style style:name="T35_89" style:family="text">
      <style:text-properties fo:color="#444444" fo:font-size="8pt" style:font-size-asian="8pt" style:font-size-complex="8pt"/>
    </style:style>
    <style:style style:name="T35_90" style:family="text">
      <style:text-properties fo:color="#444444" fo:font-size="8pt" style:font-size-asian="8pt" style:font-size-complex="8pt"/>
    </style:style>
    <style:style style:name="T35_91" style:family="text">
      <style:text-properties fo:color="#444444" fo:font-size="8pt" style:font-size-asian="8pt" style:font-size-complex="8pt"/>
    </style:style>
    <style:style style:name="T35_92" style:family="text">
      <style:text-properties fo:color="#444444" fo:font-size="8pt" style:font-size-asian="8pt" style:font-size-complex="8pt"/>
    </style:style>
    <style:style style:name="T35_93" style:family="text">
      <style:text-properties fo:color="#444444" fo:font-size="8pt" style:font-size-asian="8pt" style:font-size-complex="8pt"/>
    </style:style>
    <style:style style:name="T35_94" style:family="text">
      <style:text-properties fo:color="#444444" fo:font-size="8pt" style:font-size-asian="8pt" style:font-size-complex="8pt"/>
    </style:style>
    <style:style style:name="T35_95" style:family="text">
      <style:text-properties fo:color="#444444" fo:font-size="8pt" style:font-size-asian="8pt" style:font-size-complex="8pt"/>
    </style:style>
    <style:style style:name="T35_96" style:family="text">
      <style:text-properties fo:color="#444444" fo:font-size="8pt" style:font-size-asian="8pt" style:font-size-complex="8pt"/>
    </style:style>
    <style:style style:name="T35_97" style:family="text">
      <style:text-properties fo:color="#444444" fo:font-size="8pt" style:font-size-asian="8pt" style:font-size-complex="8pt"/>
    </style:style>
    <style:style style:name="T35_98" style:family="text">
      <style:text-properties fo:color="#444444" fo:font-size="8pt" style:font-size-asian="8pt" style:font-size-complex="8pt"/>
    </style:style>
    <style:style style:name="T35_99" style:family="text">
      <style:text-properties fo:color="#444444" fo:font-size="8pt" style:font-size-asian="8pt" style:font-size-complex="8pt"/>
    </style:style>
    <style:style style:name="T35_100" style:family="text">
      <style:text-properties fo:color="#444444" fo:font-size="8pt" style:font-size-asian="8pt" style:font-size-complex="8pt"/>
    </style:style>
    <style:style style:name="T35_101" style:family="text">
      <style:text-properties fo:color="#444444" fo:font-size="8pt" style:font-size-asian="8pt" style:font-size-complex="8pt"/>
    </style:style>
    <style:style style:name="T35_102" style:family="text">
      <style:text-properties fo:color="#444444" fo:font-size="8pt" style:font-size-asian="8pt" style:font-size-complex="8pt"/>
    </style:style>
    <style:style style:name="T35_103" style:family="text">
      <style:text-properties fo:color="#444444" fo:font-size="8pt" style:font-size-asian="8pt" style:font-size-complex="8pt"/>
    </style:style>
    <style:style style:name="T35_104" style:family="text">
      <style:text-properties fo:color="#444444" fo:font-size="8pt" style:font-size-asian="8pt" style:font-size-complex="8pt"/>
    </style:style>
    <style:style style:name="T35_105" style:family="text">
      <style:text-properties fo:color="#444444" fo:font-size="8pt" style:font-size-asian="8pt" style:font-size-complex="8pt"/>
    </style:style>
    <style:style style:name="T35_106" style:family="text">
      <style:text-properties fo:color="#444444" fo:font-size="8pt" style:font-size-asian="8pt" style:font-size-complex="8pt"/>
    </style:style>
    <style:style style:name="T35_107" style:family="text">
      <style:text-properties fo:color="#444444" fo:font-size="8pt" style:font-size-asian="8pt" style:font-size-complex="8pt"/>
    </style:style>
    <style:style style:name="T35_108" style:family="text">
      <style:text-properties fo:color="#444444" fo:font-size="8pt" style:font-size-asian="8pt" style:font-size-complex="8pt"/>
    </style:style>
    <style:style style:name="T35_109" style:family="text">
      <style:text-properties fo:color="#444444" fo:font-size="8pt" style:font-size-asian="8pt" style:font-size-complex="8pt"/>
    </style:style>
    <style:style style:name="T35_110" style:family="text">
      <style:text-properties fo:color="#444444" fo:font-size="8pt" style:font-size-asian="8pt" style:font-size-complex="8pt"/>
    </style:style>
    <style:style style:name="T35_111" style:family="text">
      <style:text-properties fo:color="#444444" fo:font-size="8pt" style:font-size-asian="8pt" style:font-size-complex="8pt"/>
    </style:style>
    <style:style style:name="T35_112" style:family="text">
      <style:text-properties fo:color="#444444" fo:font-size="8pt" style:font-size-asian="8pt" style:font-size-complex="8pt"/>
    </style:style>
    <style:style style:name="T35_113" style:family="text">
      <style:text-properties fo:color="#444444" fo:font-size="8pt" style:font-size-asian="8pt" style:font-size-complex="8pt"/>
    </style:style>
    <style:style style:name="T35_114" style:family="text">
      <style:text-properties fo:color="#444444" fo:font-size="8pt" style:font-size-asian="8pt" style:font-size-complex="8pt"/>
    </style:style>
    <style:style style:name="T35_115" style:family="text">
      <style:text-properties fo:color="#444444" fo:font-size="8pt" style:font-size-asian="8pt" style:font-size-complex="8pt"/>
    </style:style>
    <style:style style:name="T35_116" style:family="text">
      <style:text-properties fo:color="#444444" fo:font-size="8pt" style:font-size-asian="8pt" style:font-size-complex="8pt"/>
    </style:style>
    <style:style style:name="T35_117" style:family="text">
      <style:text-properties fo:color="#444444" fo:font-size="8pt" style:font-size-asian="8pt" style:font-size-complex="8pt"/>
    </style:style>
    <style:style style:name="T35_118" style:family="text">
      <style:text-properties fo:color="#444444" fo:font-size="8pt" style:font-size-asian="8pt" style:font-size-complex="8pt"/>
    </style:style>
    <style:style style:name="T35_119" style:family="text">
      <style:text-properties fo:color="#444444" fo:font-size="8pt" style:font-size-asian="8pt" style:font-size-complex="8pt"/>
    </style:style>
    <style:style style:name="T35_120" style:family="text">
      <style:text-properties fo:color="#444444" fo:font-size="8pt" style:font-size-asian="8pt" style:font-size-complex="8pt"/>
    </style:style>
    <style:style style:name="T35_121" style:family="text">
      <style:text-properties fo:color="#444444" fo:font-size="8pt" style:font-size-asian="8pt" style:font-size-complex="8pt"/>
    </style:style>
    <style:style style:name="T35_122" style:family="text">
      <style:text-properties fo:color="#444444" fo:font-size="8pt" style:font-size-asian="8pt" style:font-size-complex="8pt"/>
    </style:style>
    <style:style style:name="T35_123" style:family="text">
      <style:text-properties fo:color="#444444" fo:font-size="8pt" style:font-size-asian="8pt" style:font-size-complex="8pt"/>
    </style:style>
    <style:style style:name="T35_124" style:family="text">
      <style:text-properties fo:color="#444444" fo:font-size="8pt" style:font-size-asian="8pt" style:font-size-complex="8pt"/>
    </style:style>
    <style:style style:name="T35_125" style:family="text">
      <style:text-properties fo:color="#444444" fo:font-size="8pt" style:font-size-asian="8pt" style:font-size-complex="8pt"/>
    </style:style>
    <style:style style:name="T35_126" style:family="text">
      <style:text-properties fo:color="#444444" fo:font-size="8pt" style:font-size-asian="8pt" style:font-size-complex="8pt"/>
    </style:style>
    <style:style style:name="T35_127" style:family="text">
      <style:text-properties fo:color="#444444" fo:font-size="8pt" style:font-size-asian="8pt" style:font-size-complex="8pt"/>
    </style:style>
    <style:style style:name="T35_128" style:family="text">
      <style:text-properties fo:color="#444444" fo:font-size="8pt" style:font-size-asian="8pt" style:font-size-complex="8pt"/>
    </style:style>
    <style:style style:name="T35_129" style:family="text">
      <style:text-properties fo:color="#444444" fo:font-size="8pt" style:font-size-asian="8pt" style:font-size-complex="8pt"/>
    </style:style>
    <style:style style:name="T35_130" style:family="text">
      <style:text-properties fo:color="#444444" fo:font-size="8pt" style:font-size-asian="8pt" style:font-size-complex="8pt"/>
    </style:style>
    <style:style style:name="T35_131" style:family="text">
      <style:text-properties fo:color="#444444" fo:font-size="8pt" style:font-size-asian="8pt" style:font-size-complex="8pt"/>
    </style:style>
    <style:style style:name="T35_132" style:family="text">
      <style:text-properties fo:color="#444444" fo:font-size="8pt" style:font-size-asian="8pt" style:font-size-complex="8pt"/>
    </style:style>
    <style:style style:name="T35_133" style:family="text">
      <style:text-properties fo:color="#444444" fo:font-size="8pt" style:font-size-asian="8pt" style:font-size-complex="8pt"/>
    </style:style>
    <style:style style:name="T35_134" style:family="text">
      <style:text-properties fo:color="#444444" fo:font-size="8pt" style:font-size-asian="8pt" style:font-size-complex="8pt"/>
    </style:style>
    <style:style style:name="T35_135" style:family="text">
      <style:text-properties fo:color="#444444" fo:font-size="8pt" style:font-size-asian="8pt" style:font-size-complex="8pt"/>
    </style:style>
    <style:style style:name="T35_136" style:family="text">
      <style:text-properties fo:color="#444444" fo:font-size="8pt" style:font-size-asian="8pt" style:font-size-complex="8pt"/>
    </style:style>
    <style:style style:name="T35_137" style:family="text">
      <style:text-properties fo:color="#444444" fo:font-size="8pt" style:font-size-asian="8pt" style:font-size-complex="8pt"/>
    </style:style>
    <style:style style:name="T35_138" style:family="text">
      <style:text-properties fo:color="#444444" fo:font-size="8pt" style:font-size-asian="8pt" style:font-size-complex="8pt"/>
    </style:style>
    <style:style style:name="T35_139" style:family="text">
      <style:text-properties fo:color="#444444" fo:font-size="8pt" style:font-size-asian="8pt" style:font-size-complex="8pt"/>
    </style:style>
    <style:style style:name="T35_140" style:family="text">
      <style:text-properties fo:color="#444444" fo:font-size="8pt" style:font-size-asian="8pt" style:font-size-complex="8pt"/>
    </style:style>
    <style:style style:name="T35_141" style:family="text">
      <style:text-properties fo:color="#444444" fo:font-size="8pt" style:font-size-asian="8pt" style:font-size-complex="8pt"/>
    </style:style>
    <style:style style:name="T35_142" style:family="text">
      <style:text-properties fo:color="#444444" fo:font-size="8pt" style:font-size-asian="8pt" style:font-size-complex="8pt"/>
    </style:style>
    <style:style style:name="T35_143" style:family="text">
      <style:text-properties fo:color="#444444" fo:font-size="8pt" style:font-size-asian="8pt" style:font-size-complex="8pt"/>
    </style:style>
    <style:style style:name="T35_144" style:family="text">
      <style:text-properties fo:color="#444444" fo:font-size="8pt" style:font-size-asian="8pt" style:font-size-complex="8pt"/>
    </style:style>
    <style:style style:name="T35_145" style:family="text">
      <style:text-properties fo:color="#444444" fo:font-size="8pt" style:font-size-asian="8pt" style:font-size-complex="8pt"/>
    </style:style>
    <style:style style:name="T35_146" style:family="text">
      <style:text-properties fo:color="#444444" fo:font-size="8pt" style:font-size-asian="8pt" style:font-size-complex="8pt"/>
    </style:style>
    <style:style style:name="T35_147" style:family="text">
      <style:text-properties fo:color="#444444" fo:font-size="8pt" style:font-size-asian="8pt" style:font-size-complex="8pt"/>
    </style:style>
    <style:style style:name="T35_148" style:family="text">
      <style:text-properties fo:color="#444444" fo:font-size="8pt" style:font-size-asian="8pt" style:font-size-complex="8pt"/>
    </style:style>
    <style:style style:name="T35_149" style:family="text">
      <style:text-properties fo:color="#444444" fo:font-size="8pt" style:font-size-asian="8pt" style:font-size-complex="8pt"/>
    </style:style>
    <style:style style:name="T35_150" style:family="text">
      <style:text-properties fo:color="#444444" fo:font-size="8pt" style:font-size-asian="8pt" style:font-size-complex="8pt"/>
    </style:style>
    <style:style style:name="T35_151" style:family="text">
      <style:text-properties fo:color="#444444" fo:font-size="8pt" style:font-size-asian="8pt" style:font-size-complex="8pt"/>
    </style:style>
    <style:style style:name="T35_152" style:family="text">
      <style:text-properties fo:color="#444444" fo:font-size="8pt" style:font-size-asian="8pt" style:font-size-complex="8pt"/>
    </style:style>
    <style:style style:name="T35_153" style:family="text">
      <style:text-properties fo:color="#444444" fo:font-size="8pt" style:font-size-asian="8pt" style:font-size-complex="8pt"/>
    </style:style>
    <style:style style:name="T35_154" style:family="text">
      <style:text-properties fo:color="#444444" fo:font-size="8pt" style:font-size-asian="8pt" style:font-size-complex="8pt"/>
    </style:style>
    <style:style style:name="T35_155" style:family="text">
      <style:text-properties fo:color="#444444" fo:font-size="8pt" style:font-size-asian="8pt" style:font-size-complex="8pt"/>
    </style:style>
    <style:style style:name="T35_156" style:family="text">
      <style:text-properties fo:color="#444444" fo:font-size="8pt" style:font-size-asian="8pt" style:font-size-complex="8pt"/>
    </style:style>
    <style:style style:name="T35_157" style:family="text">
      <style:text-properties fo:color="#444444" fo:font-size="8pt" style:font-size-asian="8pt" style:font-size-complex="8pt"/>
    </style:style>
    <style:style style:name="T35_158" style:family="text">
      <style:text-properties fo:color="#444444" fo:font-size="8pt" style:font-size-asian="8pt" style:font-size-complex="8pt"/>
    </style:style>
    <style:style style:name="T35_159" style:family="text">
      <style:text-properties fo:color="#444444" fo:font-size="8pt" style:font-size-asian="8pt" style:font-size-complex="8pt"/>
    </style:style>
    <style:style style:name="T35_160" style:family="text">
      <style:text-properties fo:color="#444444" fo:font-size="8pt" style:font-size-asian="8pt" style:font-size-complex="8pt"/>
    </style:style>
    <style:style style:name="T35_161" style:family="text">
      <style:text-properties fo:color="#444444" fo:font-size="8pt" style:font-size-asian="8pt" style:font-size-complex="8pt"/>
    </style:style>
    <style:style style:name="T35_162" style:family="text">
      <style:text-properties fo:color="#444444" fo:font-size="8pt" style:font-size-asian="8pt" style:font-size-complex="8pt"/>
    </style:style>
    <style:style style:name="T35_163" style:family="text">
      <style:text-properties fo:color="#444444" fo:font-size="8pt" style:font-size-asian="8pt" style:font-size-complex="8pt"/>
    </style:style>
    <style:style style:name="T35_164" style:family="text">
      <style:text-properties fo:color="#444444" fo:font-size="8pt" style:font-size-asian="8pt" style:font-size-complex="8pt"/>
    </style:style>
    <style:style style:name="T35_165" style:family="text">
      <style:text-properties fo:color="#444444" fo:font-size="8pt" style:font-size-asian="8pt" style:font-size-complex="8pt"/>
    </style:style>
    <style:style style:name="T35_166" style:family="text">
      <style:text-properties fo:color="#444444" fo:font-size="8pt" style:font-size-asian="8pt" style:font-size-complex="8pt"/>
    </style:style>
    <style:style style:name="T35_167" style:family="text">
      <style:text-properties fo:color="#444444" fo:font-size="8pt" style:font-size-asian="8pt" style:font-size-complex="8pt"/>
    </style:style>
    <style:style style:name="T35_168" style:family="text">
      <style:text-properties fo:color="#444444" fo:font-size="8pt" style:font-size-asian="8pt" style:font-size-complex="8pt"/>
    </style:style>
    <style:style style:name="T35_169" style:family="text">
      <style:text-properties fo:color="#444444" fo:font-size="8pt" style:font-size-asian="8pt" style:font-size-complex="8pt"/>
    </style:style>
    <style:style style:name="T35_170" style:family="text">
      <style:text-properties fo:color="#444444" fo:font-size="8pt" style:font-size-asian="8pt" style:font-size-complex="8pt"/>
    </style:style>
    <style:style style:name="T35_171" style:family="text">
      <style:text-properties fo:color="#444444" fo:font-size="8pt" style:font-size-asian="8pt" style:font-size-complex="8pt"/>
    </style:style>
    <style:style style:name="T35_172" style:family="text">
      <style:text-properties fo:color="#444444" fo:font-size="8pt" style:font-size-asian="8pt" style:font-size-complex="8pt"/>
    </style:style>
    <style:style style:name="T35_173" style:family="text">
      <style:text-properties fo:color="#444444" fo:font-size="8pt" style:font-size-asian="8pt" style:font-size-complex="8pt"/>
    </style:style>
    <style:style style:name="T35_174" style:family="text">
      <style:text-properties fo:color="#444444" fo:font-size="8pt" style:font-size-asian="8pt" style:font-size-complex="8pt"/>
    </style:style>
    <style:style style:name="T35_175" style:family="text">
      <style:text-properties fo:color="#444444" fo:font-size="8pt" style:font-size-asian="8pt" style:font-size-complex="8pt"/>
    </style:style>
    <style:style style:name="T35_176" style:family="text">
      <style:text-properties fo:color="#444444" fo:font-size="8pt" style:font-size-asian="8pt" style:font-size-complex="8pt"/>
    </style:style>
    <style:style style:name="T35_177" style:family="text">
      <style:text-properties fo:color="#444444" fo:font-size="8pt" style:font-size-asian="8pt" style:font-size-complex="8pt"/>
    </style:style>
    <style:style style:name="T35_178" style:family="text">
      <style:text-properties fo:color="#444444" fo:font-size="8pt" style:font-size-asian="8pt" style:font-size-complex="8pt"/>
    </style:style>
    <style:style style:name="T35_179" style:family="text">
      <style:text-properties fo:color="#444444" fo:font-size="8pt" style:font-size-asian="8pt" style:font-size-complex="8pt"/>
    </style:style>
    <style:style style:name="T35_180" style:family="text">
      <style:text-properties fo:color="#444444" fo:font-size="8pt" style:font-size-asian="8pt" style:font-size-complex="8pt"/>
    </style:style>
    <style:style style:name="T35_181" style:family="text">
      <style:text-properties fo:color="#444444" fo:font-size="8pt" style:font-size-asian="8pt" style:font-size-complex="8pt"/>
    </style:style>
    <style:style style:name="T35_182" style:family="text">
      <style:text-properties fo:color="#444444" fo:font-size="8pt" style:font-size-asian="8pt" style:font-size-complex="8pt"/>
    </style:style>
    <style:style style:name="T35_183" style:family="text">
      <style:text-properties fo:color="#444444" fo:font-size="8pt" style:font-size-asian="8pt" style:font-size-complex="8pt"/>
    </style:style>
    <style:style style:name="T35_184" style:family="text">
      <style:text-properties fo:color="#444444" fo:font-size="8pt" style:font-size-asian="8pt" style:font-size-complex="8pt"/>
    </style:style>
    <style:style style:name="T35_185" style:family="text">
      <style:text-properties fo:color="#444444" fo:font-size="8pt" style:font-size-asian="8pt" style:font-size-complex="8pt"/>
    </style:style>
    <style:style style:name="T35_186" style:family="text">
      <style:text-properties fo:color="#444444" fo:font-size="8pt" style:font-size-asian="8pt" style:font-size-complex="8pt"/>
    </style:style>
    <style:style style:name="T35_187" style:family="text">
      <style:text-properties fo:color="#444444" fo:font-size="8pt" style:font-size-asian="8pt" style:font-size-complex="8pt"/>
    </style:style>
    <style:style style:name="T35_188" style:family="text">
      <style:text-properties fo:color="#444444" fo:font-size="8pt" style:font-size-asian="8pt" style:font-size-complex="8pt"/>
    </style:style>
    <style:style style:name="T35_189" style:family="text">
      <style:text-properties fo:color="#444444" fo:font-size="8pt" style:font-size-asian="8pt" style:font-size-complex="8pt"/>
    </style:style>
    <style:style style:name="T35_190" style:family="text">
      <style:text-properties fo:color="#444444" fo:font-size="8pt" style:font-size-asian="8pt" style:font-size-complex="8pt"/>
    </style:style>
    <style:style style:name="P36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6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36_7" style:family="text">
      <style:text-properties fo:color="#444444" fo:font-size="8pt" style:font-size-asian="8pt" style:font-size-complex="8pt"/>
    </style:style>
    <style:style style:name="T36_8" style:family="text">
      <style:text-properties fo:color="#444444" fo:font-size="8pt" style:font-size-asian="8pt" style:font-size-complex="8pt"/>
    </style:style>
    <style:style style:name="T36_9" style:family="text">
      <style:text-properties fo:color="#444444" fo:font-size="8pt" style:font-size-asian="8pt" style:font-size-complex="8pt"/>
    </style:style>
    <style:style style:name="T36_10" style:family="text">
      <style:text-properties fo:color="#444444" fo:font-size="8pt" style:font-size-asian="8pt" style:font-size-complex="8pt"/>
    </style:style>
    <style:style style:name="T36_11" style:family="text">
      <style:text-properties fo:color="#444444" fo:font-size="8pt" style:font-size-asian="8pt" style:font-size-complex="8pt"/>
    </style:style>
    <style:style style:name="T36_12" style:family="text">
      <style:text-properties fo:color="#444444" fo:font-size="8pt" style:font-size-asian="8pt" style:font-size-complex="8pt"/>
    </style:style>
    <style:style style:name="T36_13" style:family="text">
      <style:text-properties fo:color="#444444" fo:font-size="8pt" style:font-size-asian="8pt" style:font-size-complex="8pt"/>
    </style:style>
    <style:style style:name="T36_14" style:family="text">
      <style:text-properties fo:color="#444444" fo:font-size="8pt" style:font-size-asian="8pt" style:font-size-complex="8pt"/>
    </style:style>
    <style:style style:name="T36_15" style:family="text">
      <style:text-properties fo:color="#444444" fo:font-size="8pt" style:font-size-asian="8pt" style:font-size-complex="8pt"/>
    </style:style>
    <style:style style:name="T36_16" style:family="text">
      <style:text-properties fo:color="#444444" fo:font-size="8pt" style:font-size-asian="8pt" style:font-size-complex="8pt"/>
    </style:style>
    <style:style style:name="T36_17" style:family="text">
      <style:text-properties fo:color="#444444" fo:font-size="8pt" style:font-size-asian="8pt" style:font-size-complex="8pt"/>
    </style:style>
    <style:style style:name="T36_18" style:family="text">
      <style:text-properties fo:color="#444444" fo:font-size="8pt" style:font-size-asian="8pt" style:font-size-complex="8pt"/>
    </style:style>
    <style:style style:name="T36_19" style:family="text">
      <style:text-properties fo:color="#444444" fo:font-size="8pt" style:font-size-asian="8pt" style:font-size-complex="8pt"/>
    </style:style>
    <style:style style:name="P37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3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8_1" style:family="text">
      <style:text-properties fo:color="#444444" fo:font-size="8pt" style:font-size-asian="8pt" style:font-size-complex="8pt" style:text-underline-style="solid" style:text-underline-color="font-color"/>
    </style:style>
    <style:style style:name="T38_2" style:family="text">
      <style:text-properties fo:color="#444444" fo:font-size="8pt" style:font-size-asian="8pt" style:font-size-complex="8pt" style:text-underline-style="solid" style:text-underline-color="font-color"/>
    </style:style>
    <style:style style:name="T38_3" style:family="text">
      <style:text-properties fo:color="#444444" fo:font-size="8pt" style:font-size-asian="8pt" style:font-size-complex="8pt" style:text-underline-style="solid" style:text-underline-color="font-color"/>
    </style:style>
    <style:style style:name="T38_4" style:family="text">
      <style:text-properties fo:color="#444444" fo:font-size="8pt" style:font-size-asian="8pt" style:font-size-complex="8pt" style:text-underline-style="solid" style:text-underline-color="font-color"/>
    </style:style>
    <style:style style:name="T38_5" style:family="text">
      <style:text-properties fo:color="#444444" fo:font-size="8pt" style:font-size-asian="8pt" style:font-size-complex="8pt" style:text-underline-style="solid" style:text-underline-color="font-color"/>
    </style:style>
    <style:style style:name="T38_6" style:family="text">
      <style:text-properties fo:color="#444444" fo:font-size="8pt" style:font-size-asian="8pt" style:font-size-complex="8pt" style:text-underline-style="solid" style:text-underline-color="font-color"/>
    </style:style>
    <style:style style:name="T38_7" style:family="text">
      <style:text-properties fo:color="#444444" fo:font-size="8pt" style:font-size-asian="8pt" style:font-size-complex="8pt" style:text-underline-style="solid" style:text-underline-color="font-color"/>
    </style:style>
    <style:style style:name="P39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39_1" style:family="text">
      <style:text-properties fo:color="#444444" fo:font-size="8pt" style:font-size-asian="8pt" style:font-size-complex="8pt"/>
    </style:style>
    <style:style style:name="T39_2" style:family="text">
      <style:text-properties fo:color="#444444" fo:font-size="8pt" style:font-size-asian="8pt" style:font-size-complex="8pt"/>
    </style:style>
    <style:style style:name="T39_3" style:family="text">
      <style:text-properties fo:color="#444444" fo:font-size="8pt" style:font-size-asian="8pt" style:font-size-complex="8pt"/>
    </style:style>
    <style:style style:name="T39_4" style:family="text">
      <style:text-properties fo:color="#444444" fo:font-size="8pt" style:font-size-asian="8pt" style:font-size-complex="8pt"/>
    </style:style>
    <style:style style:name="T39_5" style:family="text">
      <style:text-properties fo:color="#444444" fo:font-size="8pt" style:font-size-asian="8pt" style:font-size-complex="8pt"/>
    </style:style>
    <style:style style:name="T39_6" style:family="text">
      <style:text-properties fo:color="#444444" fo:font-size="8pt" style:font-size-asian="8pt" style:font-size-complex="8pt"/>
    </style:style>
    <style:style style:name="T39_7" style:family="text">
      <style:text-properties fo:color="#444444" fo:font-size="8pt" style:font-size-asian="8pt" style:font-size-complex="8pt"/>
    </style:style>
    <style:style style:name="T39_8" style:family="text">
      <style:text-properties fo:color="#444444" fo:font-size="8pt" style:font-size-asian="8pt" style:font-size-complex="8pt"/>
    </style:style>
    <style:style style:name="T39_9" style:family="text">
      <style:text-properties fo:color="#444444" fo:font-size="8pt" style:font-size-asian="8pt" style:font-size-complex="8pt"/>
    </style:style>
    <style:style style:name="T39_10" style:family="text">
      <style:text-properties fo:color="#444444" fo:font-size="8pt" style:font-size-asian="8pt" style:font-size-complex="8pt"/>
    </style:style>
    <style:style style:name="T39_11" style:family="text">
      <style:text-properties fo:color="#444444" fo:font-size="8pt" style:font-size-asian="8pt" style:font-size-complex="8pt"/>
    </style:style>
    <style:style style:name="T39_12" style:family="text">
      <style:text-properties fo:color="#444444" fo:font-size="8pt" style:font-size-asian="8pt" style:font-size-complex="8pt"/>
    </style:style>
    <style:style style:name="T39_13" style:family="text">
      <style:text-properties fo:color="#444444" fo:font-size="8pt" style:font-size-asian="8pt" style:font-size-complex="8pt"/>
    </style:style>
    <style:style style:name="T39_14" style:family="text">
      <style:text-properties fo:color="#444444" fo:font-size="8pt" style:font-size-asian="8pt" style:font-size-complex="8pt"/>
    </style:style>
    <style:style style:name="T39_15" style:family="text">
      <style:text-properties fo:color="#444444" fo:font-size="8pt" style:font-size-asian="8pt" style:font-size-complex="8pt"/>
    </style:style>
    <style:style style:name="T39_16" style:family="text">
      <style:text-properties fo:color="#444444" fo:font-size="8pt" style:font-size-asian="8pt" style:font-size-complex="8pt"/>
    </style:style>
    <style:style style:name="T39_17" style:family="text">
      <style:text-properties fo:color="#444444" fo:font-size="8pt" style:font-size-asian="8pt" style:font-size-complex="8pt"/>
    </style:style>
    <style:style style:name="T39_18" style:family="text">
      <style:text-properties fo:color="#444444" fo:font-size="8pt" style:font-size-asian="8pt" style:font-size-complex="8pt"/>
    </style:style>
    <style:style style:name="T39_19" style:family="text">
      <style:text-properties fo:color="#444444" fo:font-size="8pt" style:font-size-asian="8pt" style:font-size-complex="8pt"/>
    </style:style>
    <style:style style:name="T39_20" style:family="text">
      <style:text-properties fo:color="#444444" fo:font-size="8pt" style:font-size-asian="8pt" style:font-size-complex="8pt"/>
    </style:style>
    <style:style style:name="T39_21" style:family="text">
      <style:text-properties fo:color="#444444" fo:font-size="8pt" style:font-size-asian="8pt" style:font-size-complex="8pt"/>
    </style:style>
    <style:style style:name="T39_22" style:family="text">
      <style:text-properties fo:color="#444444" fo:font-size="8pt" style:font-size-asian="8pt" style:font-size-complex="8pt"/>
    </style:style>
    <style:style style:name="T39_23" style:family="text">
      <style:text-properties fo:color="#444444" fo:font-size="8pt" style:font-size-asian="8pt" style:font-size-complex="8pt"/>
    </style:style>
    <style:style style:name="T39_24" style:family="text">
      <style:text-properties fo:color="#444444" fo:font-size="8pt" style:font-size-asian="8pt" style:font-size-complex="8pt"/>
    </style:style>
    <style:style style:name="T39_25" style:family="text">
      <style:text-properties fo:color="#444444" fo:font-size="8pt" style:font-size-asian="8pt" style:font-size-complex="8pt"/>
    </style:style>
    <style:style style:name="T39_26" style:family="text">
      <style:text-properties fo:color="#444444" fo:font-size="8pt" style:font-size-asian="8pt" style:font-size-complex="8pt"/>
    </style:style>
    <style:style style:name="T39_27" style:family="text">
      <style:text-properties fo:color="#444444" fo:font-size="8pt" style:font-size-asian="8pt" style:font-size-complex="8pt"/>
    </style:style>
    <style:style style:name="T39_28" style:family="text">
      <style:text-properties fo:color="#444444" fo:font-size="8pt" style:font-size-asian="8pt" style:font-size-complex="8pt"/>
    </style:style>
    <style:style style:name="T39_29" style:family="text">
      <style:text-properties fo:color="#444444" fo:font-size="8pt" style:font-size-asian="8pt" style:font-size-complex="8pt"/>
    </style:style>
    <style:style style:name="T39_30" style:family="text">
      <style:text-properties fo:color="#444444" fo:font-size="8pt" style:font-size-asian="8pt" style:font-size-complex="8pt"/>
    </style:style>
    <style:style style:name="T39_31" style:family="text">
      <style:text-properties fo:color="#444444" fo:font-size="8pt" style:font-size-asian="8pt" style:font-size-complex="8pt"/>
    </style:style>
    <style:style style:name="T39_32" style:family="text">
      <style:text-properties fo:color="#444444" fo:font-size="8pt" style:font-size-asian="8pt" style:font-size-complex="8pt"/>
    </style:style>
    <style:style style:name="T39_33" style:family="text">
      <style:text-properties fo:color="#444444" fo:font-size="8pt" style:font-size-asian="8pt" style:font-size-complex="8pt"/>
    </style:style>
    <style:style style:name="T39_34" style:family="text">
      <style:text-properties fo:color="#444444" fo:font-size="8pt" style:font-size-asian="8pt" style:font-size-complex="8pt"/>
    </style:style>
    <style:style style:name="T39_35" style:family="text">
      <style:text-properties fo:color="#444444" fo:font-size="8pt" style:font-size-asian="8pt" style:font-size-complex="8pt"/>
    </style:style>
    <style:style style:name="T39_36" style:family="text">
      <style:text-properties fo:color="#444444" fo:font-size="8pt" style:font-size-asian="8pt" style:font-size-complex="8pt"/>
    </style:style>
    <style:style style:name="T39_37" style:family="text">
      <style:text-properties fo:color="#444444" fo:font-size="8pt" style:font-size-asian="8pt" style:font-size-complex="8pt"/>
    </style:style>
    <style:style style:name="T39_38" style:family="text">
      <style:text-properties fo:color="#444444" fo:font-size="8pt" style:font-size-asian="8pt" style:font-size-complex="8pt"/>
    </style:style>
    <style:style style:name="T39_39" style:family="text">
      <style:text-properties fo:color="#444444" fo:font-size="8pt" style:font-size-asian="8pt" style:font-size-complex="8pt"/>
    </style:style>
    <style:style style:name="T39_40" style:family="text">
      <style:text-properties fo:color="#444444" fo:font-size="8pt" style:font-size-asian="8pt" style:font-size-complex="8pt"/>
    </style:style>
    <style:style style:name="T39_41" style:family="text">
      <style:text-properties fo:color="#444444" fo:font-size="8pt" style:font-size-asian="8pt" style:font-size-complex="8pt"/>
    </style:style>
    <style:style style:name="T39_42" style:family="text">
      <style:text-properties fo:color="#444444" fo:font-size="8pt" style:font-size-asian="8pt" style:font-size-complex="8pt"/>
    </style:style>
    <style:style style:name="T39_43" style:family="text">
      <style:text-properties fo:color="#444444" fo:font-size="8pt" style:font-size-asian="8pt" style:font-size-complex="8pt"/>
    </style:style>
    <style:style style:name="T39_44" style:family="text">
      <style:text-properties fo:color="#444444" fo:font-size="8pt" style:font-size-asian="8pt" style:font-size-complex="8pt"/>
    </style:style>
    <style:style style:name="T39_45" style:family="text">
      <style:text-properties fo:color="#444444" fo:font-size="8pt" style:font-size-asian="8pt" style:font-size-complex="8pt"/>
    </style:style>
    <style:style style:name="T39_46" style:family="text">
      <style:text-properties fo:color="#444444" fo:font-size="8pt" style:font-size-asian="8pt" style:font-size-complex="8pt"/>
    </style:style>
    <style:style style:name="T39_47" style:family="text">
      <style:text-properties fo:color="#444444" fo:font-size="8pt" style:font-size-asian="8pt" style:font-size-complex="8pt"/>
    </style:style>
    <style:style style:name="T39_48" style:family="text">
      <style:text-properties fo:color="#444444" fo:font-size="8pt" style:font-size-asian="8pt" style:font-size-complex="8pt"/>
    </style:style>
    <style:style style:name="T39_49" style:family="text">
      <style:text-properties fo:color="#444444" fo:font-size="8pt" style:font-size-asian="8pt" style:font-size-complex="8pt"/>
    </style:style>
    <style:style style:name="T39_50" style:family="text">
      <style:text-properties fo:color="#444444" fo:font-size="8pt" style:font-size-asian="8pt" style:font-size-complex="8pt"/>
    </style:style>
    <style:style style:name="T39_51" style:family="text">
      <style:text-properties fo:color="#444444" fo:font-size="8pt" style:font-size-asian="8pt" style:font-size-complex="8pt"/>
    </style:style>
    <style:style style:name="T39_52" style:family="text">
      <style:text-properties fo:color="#444444" fo:font-size="8pt" style:font-size-asian="8pt" style:font-size-complex="8pt"/>
    </style:style>
    <style:style style:name="T39_53" style:family="text">
      <style:text-properties fo:color="#444444" fo:font-size="8pt" style:font-size-asian="8pt" style:font-size-complex="8pt"/>
    </style:style>
    <style:style style:name="T39_54" style:family="text">
      <style:text-properties fo:color="#444444" fo:font-size="8pt" style:font-size-asian="8pt" style:font-size-complex="8pt"/>
    </style:style>
    <style:style style:name="T39_55" style:family="text">
      <style:text-properties fo:color="#444444" fo:font-size="8pt" style:font-size-asian="8pt" style:font-size-complex="8pt"/>
    </style:style>
    <style:style style:name="T39_56" style:family="text">
      <style:text-properties fo:color="#444444" fo:font-size="8pt" style:font-size-asian="8pt" style:font-size-complex="8pt"/>
    </style:style>
    <style:style style:name="T39_57" style:family="text">
      <style:text-properties fo:color="#444444" fo:font-size="8pt" style:font-size-asian="8pt" style:font-size-complex="8pt"/>
    </style:style>
    <style:style style:name="T39_58" style:family="text">
      <style:text-properties fo:color="#444444" fo:font-size="8pt" style:font-size-asian="8pt" style:font-size-complex="8pt"/>
    </style:style>
    <style:style style:name="T39_59" style:family="text">
      <style:text-properties fo:color="#444444" fo:font-size="8pt" style:font-size-asian="8pt" style:font-size-complex="8pt"/>
    </style:style>
    <style:style style:name="T39_60" style:family="text">
      <style:text-properties fo:color="#444444" fo:font-size="8pt" style:font-size-asian="8pt" style:font-size-complex="8pt"/>
    </style:style>
    <style:style style:name="T39_61" style:family="text">
      <style:text-properties fo:color="#444444" fo:font-size="8pt" style:font-size-asian="8pt" style:font-size-complex="8pt"/>
    </style:style>
    <style:style style:name="T39_62" style:family="text">
      <style:text-properties fo:color="#444444" fo:font-size="8pt" style:font-size-asian="8pt" style:font-size-complex="8pt"/>
    </style:style>
    <style:style style:name="T39_63" style:family="text">
      <style:text-properties fo:color="#444444" fo:font-size="8pt" style:font-size-asian="8pt" style:font-size-complex="8pt"/>
    </style:style>
    <style:style style:name="T39_64" style:family="text">
      <style:text-properties fo:color="#444444" fo:font-size="8pt" style:font-size-asian="8pt" style:font-size-complex="8pt"/>
    </style:style>
    <style:style style:name="T39_65" style:family="text">
      <style:text-properties fo:color="#444444" fo:font-size="8pt" style:font-size-asian="8pt" style:font-size-complex="8pt"/>
    </style:style>
    <style:style style:name="T39_66" style:family="text">
      <style:text-properties fo:color="#444444" fo:font-size="8pt" style:font-size-asian="8pt" style:font-size-complex="8pt"/>
    </style:style>
    <style:style style:name="T39_67" style:family="text">
      <style:text-properties fo:color="#444444" fo:font-size="8pt" style:font-size-asian="8pt" style:font-size-complex="8pt"/>
    </style:style>
    <style:style style:name="T39_68" style:family="text">
      <style:text-properties fo:color="#444444" fo:font-size="8pt" style:font-size-asian="8pt" style:font-size-complex="8pt"/>
    </style:style>
    <style:style style:name="T39_69" style:family="text">
      <style:text-properties fo:color="#444444" fo:font-size="8pt" style:font-size-asian="8pt" style:font-size-complex="8pt"/>
    </style:style>
    <style:style style:name="T39_70" style:family="text">
      <style:text-properties fo:color="#444444" fo:font-size="8pt" style:font-size-asian="8pt" style:font-size-complex="8pt"/>
    </style:style>
    <style:style style:name="T39_71" style:family="text">
      <style:text-properties fo:color="#444444" fo:font-size="8pt" style:font-size-asian="8pt" style:font-size-complex="8pt"/>
    </style:style>
    <style:style style:name="T39_72" style:family="text">
      <style:text-properties fo:color="#444444" fo:font-size="8pt" style:font-size-asian="8pt" style:font-size-complex="8pt"/>
    </style:style>
    <style:style style:name="T39_73" style:family="text">
      <style:text-properties fo:color="#444444" fo:font-size="8pt" style:font-size-asian="8pt" style:font-size-complex="8pt"/>
    </style:style>
    <style:style style:name="T39_74" style:family="text">
      <style:text-properties fo:color="#444444" fo:font-size="8pt" style:font-size-asian="8pt" style:font-size-complex="8pt"/>
    </style:style>
    <style:style style:name="T39_75" style:family="text">
      <style:text-properties fo:color="#444444" fo:font-size="8pt" style:font-size-asian="8pt" style:font-size-complex="8pt"/>
    </style:style>
    <style:style style:name="T39_76" style:family="text">
      <style:text-properties fo:color="#444444" fo:font-size="8pt" style:font-size-asian="8pt" style:font-size-complex="8pt"/>
    </style:style>
    <style:style style:name="T39_77" style:family="text">
      <style:text-properties fo:color="#444444" fo:font-size="8pt" style:font-size-asian="8pt" style:font-size-complex="8pt"/>
    </style:style>
    <style:style style:name="T39_78" style:family="text">
      <style:text-properties fo:color="#444444" fo:font-size="8pt" style:font-size-asian="8pt" style:font-size-complex="8pt"/>
    </style:style>
    <style:style style:name="T39_79" style:family="text">
      <style:text-properties fo:color="#444444" fo:font-size="8pt" style:font-size-asian="8pt" style:font-size-complex="8pt"/>
    </style:style>
    <style:style style:name="T39_80" style:family="text">
      <style:text-properties fo:color="#444444" fo:font-size="8pt" style:font-size-asian="8pt" style:font-size-complex="8pt"/>
    </style:style>
    <style:style style:name="T39_81" style:family="text">
      <style:text-properties fo:color="#444444" fo:font-size="8pt" style:font-size-asian="8pt" style:font-size-complex="8pt"/>
    </style:style>
    <style:style style:name="T39_82" style:family="text">
      <style:text-properties fo:color="#444444" fo:font-size="8pt" style:font-size-asian="8pt" style:font-size-complex="8pt"/>
    </style:style>
    <style:style style:name="T39_83" style:family="text">
      <style:text-properties fo:color="#444444" fo:font-size="8pt" style:font-size-asian="8pt" style:font-size-complex="8pt"/>
    </style:style>
    <style:style style:name="T39_84" style:family="text">
      <style:text-properties fo:color="#444444" fo:font-size="8pt" style:font-size-asian="8pt" style:font-size-complex="8pt"/>
    </style:style>
    <style:style style:name="T39_85" style:family="text">
      <style:text-properties fo:color="#444444" fo:font-size="8pt" style:font-size-asian="8pt" style:font-size-complex="8pt"/>
    </style:style>
    <style:style style:name="T39_86" style:family="text">
      <style:text-properties fo:color="#444444" fo:font-size="8pt" style:font-size-asian="8pt" style:font-size-complex="8pt"/>
    </style:style>
    <style:style style:name="T39_87" style:family="text">
      <style:text-properties fo:color="#444444" fo:font-size="8pt" style:font-size-asian="8pt" style:font-size-complex="8pt"/>
    </style:style>
    <style:style style:name="T39_88" style:family="text">
      <style:text-properties fo:color="#444444" fo:font-size="8pt" style:font-size-asian="8pt" style:font-size-complex="8pt"/>
    </style:style>
    <style:style style:name="T39_89" style:family="text">
      <style:text-properties fo:color="#444444" fo:font-size="8pt" style:font-size-asian="8pt" style:font-size-complex="8pt"/>
    </style:style>
    <style:style style:name="T39_90" style:family="text">
      <style:text-properties fo:color="#444444" fo:font-size="8pt" style:font-size-asian="8pt" style:font-size-complex="8pt"/>
    </style:style>
    <style:style style:name="T39_91" style:family="text">
      <style:text-properties fo:color="#444444" fo:font-size="8pt" style:font-size-asian="8pt" style:font-size-complex="8pt"/>
    </style:style>
    <style:style style:name="T39_92" style:family="text">
      <style:text-properties fo:color="#444444" fo:font-size="8pt" style:font-size-asian="8pt" style:font-size-complex="8pt"/>
    </style:style>
    <style:style style:name="T39_93" style:family="text">
      <style:text-properties fo:color="#444444" fo:font-size="8pt" style:font-size-asian="8pt" style:font-size-complex="8pt"/>
    </style:style>
    <style:style style:name="T39_94" style:family="text">
      <style:text-properties fo:color="#444444" fo:font-size="8pt" style:font-size-asian="8pt" style:font-size-complex="8pt"/>
    </style:style>
    <style:style style:name="T39_95" style:family="text">
      <style:text-properties fo:color="#444444" fo:font-size="8pt" style:font-size-asian="8pt" style:font-size-complex="8pt"/>
    </style:style>
    <style:style style:name="T39_96" style:family="text">
      <style:text-properties fo:color="#444444" fo:font-size="8pt" style:font-size-asian="8pt" style:font-size-complex="8pt"/>
    </style:style>
    <style:style style:name="T39_97" style:family="text">
      <style:text-properties fo:color="#444444" fo:font-size="8pt" style:font-size-asian="8pt" style:font-size-complex="8pt"/>
    </style:style>
    <style:style style:name="T39_98" style:family="text">
      <style:text-properties fo:color="#444444" fo:font-size="8pt" style:font-size-asian="8pt" style:font-size-complex="8pt"/>
    </style:style>
    <style:style style:name="T39_99" style:family="text">
      <style:text-properties fo:color="#444444" fo:font-size="8pt" style:font-size-asian="8pt" style:font-size-complex="8pt"/>
    </style:style>
    <style:style style:name="T39_100" style:family="text">
      <style:text-properties fo:color="#444444" fo:font-size="8pt" style:font-size-asian="8pt" style:font-size-complex="8pt"/>
    </style:style>
    <style:style style:name="T39_101" style:family="text">
      <style:text-properties fo:color="#444444" fo:font-size="8pt" style:font-size-asian="8pt" style:font-size-complex="8pt"/>
    </style:style>
    <style:style style:name="T39_102" style:family="text">
      <style:text-properties fo:color="#444444" fo:font-size="8pt" style:font-size-asian="8pt" style:font-size-complex="8pt"/>
    </style:style>
    <style:style style:name="T39_103" style:family="text">
      <style:text-properties fo:color="#444444" fo:font-size="8pt" style:font-size-asian="8pt" style:font-size-complex="8pt"/>
    </style:style>
    <style:style style:name="T39_104" style:family="text">
      <style:text-properties fo:color="#444444" fo:font-size="8pt" style:font-size-asian="8pt" style:font-size-complex="8pt"/>
    </style:style>
    <style:style style:name="T39_105" style:family="text">
      <style:text-properties fo:color="#444444" fo:font-size="8pt" style:font-size-asian="8pt" style:font-size-complex="8pt"/>
    </style:style>
    <style:style style:name="T39_106" style:family="text">
      <style:text-properties fo:color="#444444" fo:font-size="8pt" style:font-size-asian="8pt" style:font-size-complex="8pt"/>
    </style:style>
    <style:style style:name="T39_107" style:family="text">
      <style:text-properties fo:color="#444444" fo:font-size="8pt" style:font-size-asian="8pt" style:font-size-complex="8pt"/>
    </style:style>
    <style:style style:name="T39_108" style:family="text">
      <style:text-properties fo:color="#444444" fo:font-size="8pt" style:font-size-asian="8pt" style:font-size-complex="8pt"/>
    </style:style>
    <style:style style:name="T39_109" style:family="text">
      <style:text-properties fo:color="#444444" fo:font-size="8pt" style:font-size-asian="8pt" style:font-size-complex="8pt"/>
    </style:style>
    <style:style style:name="T39_110" style:family="text">
      <style:text-properties fo:color="#444444" fo:font-size="8pt" style:font-size-asian="8pt" style:font-size-complex="8pt"/>
    </style:style>
    <style:style style:name="T39_111" style:family="text">
      <style:text-properties fo:color="#444444" fo:font-size="8pt" style:font-size-asian="8pt" style:font-size-complex="8pt"/>
    </style:style>
    <style:style style:name="T39_112" style:family="text">
      <style:text-properties fo:color="#444444" fo:font-size="8pt" style:font-size-asian="8pt" style:font-size-complex="8pt"/>
    </style:style>
    <style:style style:name="T39_113" style:family="text">
      <style:text-properties fo:color="#444444" fo:font-size="8pt" style:font-size-asian="8pt" style:font-size-complex="8pt"/>
    </style:style>
    <style:style style:name="T39_114" style:family="text">
      <style:text-properties fo:color="#444444" fo:font-size="8pt" style:font-size-asian="8pt" style:font-size-complex="8pt"/>
    </style:style>
    <style:style style:name="T39_115" style:family="text">
      <style:text-properties fo:color="#444444" fo:font-size="8pt" style:font-size-asian="8pt" style:font-size-complex="8pt"/>
    </style:style>
    <style:style style:name="T39_116" style:family="text">
      <style:text-properties fo:color="#444444" fo:font-size="8pt" style:font-size-asian="8pt" style:font-size-complex="8pt"/>
    </style:style>
    <style:style style:name="T39_117" style:family="text">
      <style:text-properties fo:color="#444444" fo:font-size="8pt" style:font-size-asian="8pt" style:font-size-complex="8pt"/>
    </style:style>
    <style:style style:name="T39_118" style:family="text">
      <style:text-properties fo:color="#444444" fo:font-size="8pt" style:font-size-asian="8pt" style:font-size-complex="8pt"/>
    </style:style>
    <style:style style:name="T39_119" style:family="text">
      <style:text-properties fo:color="#444444" fo:font-size="8pt" style:font-size-asian="8pt" style:font-size-complex="8pt"/>
    </style:style>
    <style:style style:name="T39_120" style:family="text">
      <style:text-properties fo:color="#444444" fo:font-size="8pt" style:font-size-asian="8pt" style:font-size-complex="8pt"/>
    </style:style>
    <style:style style:name="T39_121" style:family="text">
      <style:text-properties fo:color="#444444" fo:font-size="8pt" style:font-size-asian="8pt" style:font-size-complex="8pt"/>
    </style:style>
    <style:style style:name="T39_122" style:family="text">
      <style:text-properties fo:color="#444444" fo:font-size="8pt" style:font-size-asian="8pt" style:font-size-complex="8pt"/>
    </style:style>
    <style:style style:name="T39_123" style:family="text">
      <style:text-properties fo:color="#444444" fo:font-size="8pt" style:font-size-asian="8pt" style:font-size-complex="8pt"/>
    </style:style>
    <style:style style:name="T39_124" style:family="text">
      <style:text-properties fo:color="#444444" fo:font-size="8pt" style:font-size-asian="8pt" style:font-size-complex="8pt"/>
    </style:style>
    <style:style style:name="T39_125" style:family="text">
      <style:text-properties fo:color="#444444" fo:font-size="8pt" style:font-size-asian="8pt" style:font-size-complex="8pt"/>
    </style:style>
    <style:style style:name="T39_126" style:family="text">
      <style:text-properties fo:color="#444444" fo:font-size="8pt" style:font-size-asian="8pt" style:font-size-complex="8pt"/>
    </style:style>
    <style:style style:name="T39_127" style:family="text">
      <style:text-properties fo:color="#444444" fo:font-size="8pt" style:font-size-asian="8pt" style:font-size-complex="8pt"/>
    </style:style>
    <style:style style:name="T39_128" style:family="text">
      <style:text-properties fo:color="#444444" fo:font-size="8pt" style:font-size-asian="8pt" style:font-size-complex="8pt"/>
    </style:style>
    <style:style style:name="T39_129" style:family="text">
      <style:text-properties fo:color="#444444" fo:font-size="8pt" style:font-size-asian="8pt" style:font-size-complex="8pt"/>
    </style:style>
    <style:style style:name="T39_130" style:family="text">
      <style:text-properties fo:color="#444444" fo:font-size="8pt" style:font-size-asian="8pt" style:font-size-complex="8pt"/>
    </style:style>
    <style:style style:name="T39_131" style:family="text">
      <style:text-properties fo:color="#444444" fo:font-size="8pt" style:font-size-asian="8pt" style:font-size-complex="8pt"/>
    </style:style>
    <style:style style:name="T39_132" style:family="text">
      <style:text-properties fo:color="#444444" fo:font-size="8pt" style:font-size-asian="8pt" style:font-size-complex="8pt"/>
    </style:style>
    <style:style style:name="T39_133" style:family="text">
      <style:text-properties fo:color="#444444" fo:font-size="8pt" style:font-size-asian="8pt" style:font-size-complex="8pt"/>
    </style:style>
    <style:style style:name="T39_134" style:family="text">
      <style:text-properties fo:color="#444444" fo:font-size="8pt" style:font-size-asian="8pt" style:font-size-complex="8pt"/>
    </style:style>
    <style:style style:name="T39_135" style:family="text">
      <style:text-properties fo:color="#444444" fo:font-size="8pt" style:font-size-asian="8pt" style:font-size-complex="8pt"/>
    </style:style>
    <style:style style:name="T39_136" style:family="text">
      <style:text-properties fo:color="#444444" fo:font-size="8pt" style:font-size-asian="8pt" style:font-size-complex="8pt"/>
    </style:style>
    <style:style style:name="T39_137" style:family="text">
      <style:text-properties fo:color="#444444" fo:font-size="8pt" style:font-size-asian="8pt" style:font-size-complex="8pt"/>
    </style:style>
    <style:style style:name="T39_138" style:family="text">
      <style:text-properties fo:color="#444444" fo:font-size="8pt" style:font-size-asian="8pt" style:font-size-complex="8pt"/>
    </style:style>
    <style:style style:name="T39_139" style:family="text">
      <style:text-properties fo:color="#444444" fo:font-size="8pt" style:font-size-asian="8pt" style:font-size-complex="8pt"/>
    </style:style>
    <style:style style:name="T39_140" style:family="text">
      <style:text-properties fo:color="#444444" fo:font-size="8pt" style:font-size-asian="8pt" style:font-size-complex="8pt"/>
    </style:style>
    <style:style style:name="T39_141" style:family="text">
      <style:text-properties fo:color="#444444" fo:font-size="8pt" style:font-size-asian="8pt" style:font-size-complex="8pt"/>
    </style:style>
    <style:style style:name="T39_142" style:family="text">
      <style:text-properties fo:color="#444444" fo:font-size="8pt" style:font-size-asian="8pt" style:font-size-complex="8pt"/>
    </style:style>
    <style:style style:name="T39_143" style:family="text">
      <style:text-properties fo:color="#444444" fo:font-size="8pt" style:font-size-asian="8pt" style:font-size-complex="8pt"/>
    </style:style>
    <style:style style:name="T39_144" style:family="text">
      <style:text-properties fo:color="#444444" fo:font-size="8pt" style:font-size-asian="8pt" style:font-size-complex="8pt"/>
    </style:style>
    <style:style style:name="T39_145" style:family="text">
      <style:text-properties fo:color="#444444" fo:font-size="8pt" style:font-size-asian="8pt" style:font-size-complex="8pt"/>
    </style:style>
    <style:style style:name="T39_146" style:family="text">
      <style:text-properties fo:color="#444444" fo:font-size="8pt" style:font-size-asian="8pt" style:font-size-complex="8pt"/>
    </style:style>
    <style:style style:name="T39_147" style:family="text">
      <style:text-properties fo:color="#444444" fo:font-size="8pt" style:font-size-asian="8pt" style:font-size-complex="8pt"/>
    </style:style>
    <style:style style:name="T39_148" style:family="text">
      <style:text-properties fo:color="#444444" fo:font-size="8pt" style:font-size-asian="8pt" style:font-size-complex="8pt"/>
    </style:style>
    <style:style style:name="T39_149" style:family="text">
      <style:text-properties fo:color="#444444" fo:font-size="8pt" style:font-size-asian="8pt" style:font-size-complex="8pt"/>
    </style:style>
    <style:style style:name="T39_150" style:family="text">
      <style:text-properties fo:color="#444444" fo:font-size="8pt" style:font-size-asian="8pt" style:font-size-complex="8pt"/>
    </style:style>
    <style:style style:name="T39_151" style:family="text">
      <style:text-properties fo:color="#444444" fo:font-size="8pt" style:font-size-asian="8pt" style:font-size-complex="8pt"/>
    </style:style>
    <style:style style:name="T39_152" style:family="text">
      <style:text-properties fo:color="#444444" fo:font-size="8pt" style:font-size-asian="8pt" style:font-size-complex="8pt"/>
    </style:style>
    <style:style style:name="T39_153" style:family="text">
      <style:text-properties fo:color="#444444" fo:font-size="8pt" style:font-size-asian="8pt" style:font-size-complex="8pt"/>
    </style:style>
    <style:style style:name="T39_154" style:family="text">
      <style:text-properties fo:color="#444444" fo:font-size="8pt" style:font-size-asian="8pt" style:font-size-complex="8pt"/>
    </style:style>
    <style:style style:name="T39_155" style:family="text">
      <style:text-properties fo:color="#444444" fo:font-size="8pt" style:font-size-asian="8pt" style:font-size-complex="8pt"/>
    </style:style>
    <style:style style:name="T39_156" style:family="text">
      <style:text-properties fo:color="#444444" fo:font-size="8pt" style:font-size-asian="8pt" style:font-size-complex="8pt"/>
    </style:style>
    <style:style style:name="T39_157" style:family="text">
      <style:text-properties fo:color="#444444" fo:font-size="8pt" style:font-size-asian="8pt" style:font-size-complex="8pt"/>
    </style:style>
    <style:style style:name="T39_158" style:family="text">
      <style:text-properties fo:color="#444444" fo:font-size="8pt" style:font-size-asian="8pt" style:font-size-complex="8pt"/>
    </style:style>
    <style:style style:name="T39_159" style:family="text">
      <style:text-properties fo:color="#444444" fo:font-size="8pt" style:font-size-asian="8pt" style:font-size-complex="8pt"/>
    </style:style>
    <style:style style:name="T39_160" style:family="text">
      <style:text-properties fo:color="#444444" fo:font-size="8pt" style:font-size-asian="8pt" style:font-size-complex="8pt"/>
    </style:style>
    <style:style style:name="T39_161" style:family="text">
      <style:text-properties fo:color="#444444" fo:font-size="8pt" style:font-size-asian="8pt" style:font-size-complex="8pt"/>
    </style:style>
    <style:style style:name="T39_162" style:family="text">
      <style:text-properties fo:color="#444444" fo:font-size="8pt" style:font-size-asian="8pt" style:font-size-complex="8pt"/>
    </style:style>
    <style:style style:name="T39_163" style:family="text">
      <style:text-properties fo:color="#444444" fo:font-size="8pt" style:font-size-asian="8pt" style:font-size-complex="8pt"/>
    </style:style>
    <style:style style:name="T39_164" style:family="text">
      <style:text-properties fo:color="#444444" fo:font-size="8pt" style:font-size-asian="8pt" style:font-size-complex="8pt"/>
    </style:style>
    <style:style style:name="T39_165" style:family="text">
      <style:text-properties fo:color="#444444" fo:font-size="8pt" style:font-size-asian="8pt" style:font-size-complex="8pt"/>
    </style:style>
    <style:style style:name="T39_166" style:family="text">
      <style:text-properties fo:color="#444444" fo:font-size="8pt" style:font-size-asian="8pt" style:font-size-complex="8pt"/>
    </style:style>
    <style:style style:name="T39_167" style:family="text">
      <style:text-properties fo:color="#444444" fo:font-size="8pt" style:font-size-asian="8pt" style:font-size-complex="8pt"/>
    </style:style>
    <style:style style:name="T39_168" style:family="text">
      <style:text-properties fo:color="#444444" fo:font-size="8pt" style:font-size-asian="8pt" style:font-size-complex="8pt"/>
    </style:style>
    <style:style style:name="T39_169" style:family="text">
      <style:text-properties fo:color="#444444" fo:font-size="8pt" style:font-size-asian="8pt" style:font-size-complex="8pt"/>
    </style:style>
    <style:style style:name="T39_170" style:family="text">
      <style:text-properties fo:color="#444444" fo:font-size="8pt" style:font-size-asian="8pt" style:font-size-complex="8pt"/>
    </style:style>
    <style:style style:name="T39_171" style:family="text">
      <style:text-properties fo:color="#444444" fo:font-size="8pt" style:font-size-asian="8pt" style:font-size-complex="8pt"/>
    </style:style>
    <style:style style:name="T39_172" style:family="text">
      <style:text-properties fo:color="#444444" fo:font-size="8pt" style:font-size-asian="8pt" style:font-size-complex="8pt"/>
    </style:style>
    <style:style style:name="T39_173" style:family="text">
      <style:text-properties fo:color="#444444" fo:font-size="8pt" style:font-size-asian="8pt" style:font-size-complex="8pt"/>
    </style:style>
    <style:style style:name="T39_174" style:family="text">
      <style:text-properties fo:color="#444444" fo:font-size="8pt" style:font-size-asian="8pt" style:font-size-complex="8pt"/>
    </style:style>
    <style:style style:name="T39_175" style:family="text">
      <style:text-properties fo:color="#444444" fo:font-size="8pt" style:font-size-asian="8pt" style:font-size-complex="8pt"/>
    </style:style>
    <style:style style:name="T39_176" style:family="text">
      <style:text-properties fo:color="#444444" fo:font-size="8pt" style:font-size-asian="8pt" style:font-size-complex="8pt"/>
    </style:style>
    <style:style style:name="T39_177" style:family="text">
      <style:text-properties fo:color="#444444" fo:font-size="8pt" style:font-size-asian="8pt" style:font-size-complex="8pt"/>
    </style:style>
    <style:style style:name="T39_178" style:family="text">
      <style:text-properties fo:color="#444444" fo:font-size="8pt" style:font-size-asian="8pt" style:font-size-complex="8pt"/>
    </style:style>
    <style:style style:name="T39_179" style:family="text">
      <style:text-properties fo:color="#444444" fo:font-size="8pt" style:font-size-asian="8pt" style:font-size-complex="8pt"/>
    </style:style>
    <style:style style:name="T39_180" style:family="text">
      <style:text-properties fo:color="#444444" fo:font-size="8pt" style:font-size-asian="8pt" style:font-size-complex="8pt"/>
    </style:style>
    <style:style style:name="T39_181" style:family="text">
      <style:text-properties fo:color="#444444" fo:font-size="8pt" style:font-size-asian="8pt" style:font-size-complex="8pt"/>
    </style:style>
    <style:style style:name="T39_182" style:family="text">
      <style:text-properties fo:color="#444444" fo:font-size="8pt" style:font-size-asian="8pt" style:font-size-complex="8pt"/>
    </style:style>
    <style:style style:name="T39_183" style:family="text">
      <style:text-properties fo:color="#444444" fo:font-size="8pt" style:font-size-asian="8pt" style:font-size-complex="8pt"/>
    </style:style>
    <style:style style:name="T39_184" style:family="text">
      <style:text-properties fo:color="#444444" fo:font-size="8pt" style:font-size-asian="8pt" style:font-size-complex="8pt"/>
    </style:style>
    <style:style style:name="T39_185" style:family="text">
      <style:text-properties fo:color="#444444" fo:font-size="8pt" style:font-size-asian="8pt" style:font-size-complex="8pt"/>
    </style:style>
    <style:style style:name="T39_186" style:family="text">
      <style:text-properties fo:color="#444444" fo:font-size="8pt" style:font-size-asian="8pt" style:font-size-complex="8pt"/>
    </style:style>
    <style:style style:name="T39_187" style:family="text">
      <style:text-properties fo:color="#444444" fo:font-size="8pt" style:font-size-asian="8pt" style:font-size-complex="8pt"/>
    </style:style>
    <style:style style:name="T39_188" style:family="text">
      <style:text-properties fo:color="#444444" fo:font-size="8pt" style:font-size-asian="8pt" style:font-size-complex="8pt"/>
    </style:style>
    <style:style style:name="T39_189" style:family="text">
      <style:text-properties fo:color="#444444" fo:font-size="8pt" style:font-size-asian="8pt" style:font-size-complex="8pt"/>
    </style:style>
    <style:style style:name="T39_190" style:family="text">
      <style:text-properties fo:color="#444444" fo:font-size="8pt" style:font-size-asian="8pt" style:font-size-complex="8pt"/>
    </style:style>
    <style:style style:name="T39_191" style:family="text">
      <style:text-properties fo:color="#444444" fo:font-size="8pt" style:font-size-asian="8pt" style:font-size-complex="8pt"/>
    </style:style>
    <style:style style:name="T39_192" style:family="text">
      <style:text-properties fo:color="#444444" fo:font-size="8pt" style:font-size-asian="8pt" style:font-size-complex="8pt"/>
    </style:style>
    <style:style style:name="T39_193" style:family="text">
      <style:text-properties fo:color="#444444" fo:font-size="8pt" style:font-size-asian="8pt" style:font-size-complex="8pt"/>
    </style:style>
    <style:style style:name="T39_194" style:family="text">
      <style:text-properties fo:color="#444444" fo:font-size="8pt" style:font-size-asian="8pt" style:font-size-complex="8pt"/>
    </style:style>
    <style:style style:name="T39_195" style:family="text">
      <style:text-properties fo:color="#444444" fo:font-size="8pt" style:font-size-asian="8pt" style:font-size-complex="8pt"/>
    </style:style>
    <style:style style:name="T39_196" style:family="text">
      <style:text-properties fo:color="#444444" fo:font-size="8pt" style:font-size-asian="8pt" style:font-size-complex="8pt"/>
    </style:style>
    <style:style style:name="T39_197" style:family="text">
      <style:text-properties fo:color="#444444" fo:font-size="8pt" style:font-size-asian="8pt" style:font-size-complex="8pt"/>
    </style:style>
    <style:style style:name="T39_198" style:family="text">
      <style:text-properties fo:color="#444444" fo:font-size="8pt" style:font-size-asian="8pt" style:font-size-complex="8pt"/>
    </style:style>
    <style:style style:name="T39_199" style:family="text">
      <style:text-properties fo:color="#444444" fo:font-size="8pt" style:font-size-asian="8pt" style:font-size-complex="8pt"/>
    </style:style>
    <style:style style:name="T39_200" style:family="text">
      <style:text-properties fo:color="#444444" fo:font-size="8pt" style:font-size-asian="8pt" style:font-size-complex="8pt"/>
    </style:style>
    <style:style style:name="T39_201" style:family="text">
      <style:text-properties fo:color="#444444" fo:font-size="8pt" style:font-size-asian="8pt" style:font-size-complex="8pt"/>
    </style:style>
    <style:style style:name="T39_202" style:family="text">
      <style:text-properties fo:color="#444444" fo:font-size="8pt" style:font-size-asian="8pt" style:font-size-complex="8pt"/>
    </style:style>
    <style:style style:name="T39_203" style:family="text">
      <style:text-properties fo:color="#444444" fo:font-size="8pt" style:font-size-asian="8pt" style:font-size-complex="8pt"/>
    </style:style>
    <style:style style:name="T39_204" style:family="text">
      <style:text-properties fo:color="#444444" fo:font-size="8pt" style:font-size-asian="8pt" style:font-size-complex="8pt"/>
    </style:style>
    <style:style style:name="T39_205" style:family="text">
      <style:text-properties fo:color="#444444" fo:font-size="8pt" style:font-size-asian="8pt" style:font-size-complex="8pt"/>
    </style:style>
    <style:style style:name="T39_206" style:family="text">
      <style:text-properties fo:color="#444444" fo:font-size="8pt" style:font-size-asian="8pt" style:font-size-complex="8pt"/>
    </style:style>
    <style:style style:name="T39_207" style:family="text">
      <style:text-properties fo:color="#444444" fo:font-size="8pt" style:font-size-asian="8pt" style:font-size-complex="8pt"/>
    </style:style>
    <style:style style:name="T39_208" style:family="text">
      <style:text-properties fo:color="#444444" fo:font-size="8pt" style:font-size-asian="8pt" style:font-size-complex="8pt"/>
    </style:style>
    <style:style style:name="T39_209" style:family="text">
      <style:text-properties fo:color="#444444" fo:font-size="8pt" style:font-size-asian="8pt" style:font-size-complex="8pt"/>
    </style:style>
    <style:style style:name="T39_210" style:family="text">
      <style:text-properties fo:color="#444444" fo:font-size="8pt" style:font-size-asian="8pt" style:font-size-complex="8pt"/>
    </style:style>
    <style:style style:name="T39_211" style:family="text">
      <style:text-properties fo:color="#444444" fo:font-size="8pt" style:font-size-asian="8pt" style:font-size-complex="8pt"/>
    </style:style>
    <style:style style:name="T39_212" style:family="text">
      <style:text-properties fo:color="#444444" fo:font-size="8pt" style:font-size-asian="8pt" style:font-size-complex="8pt"/>
    </style:style>
    <style:style style:name="T39_213" style:family="text">
      <style:text-properties fo:color="#444444" fo:font-size="8pt" style:font-size-asian="8pt" style:font-size-complex="8pt"/>
    </style:style>
    <style:style style:name="T39_214" style:family="text">
      <style:text-properties fo:color="#444444" fo:font-size="8pt" style:font-size-asian="8pt" style:font-size-complex="8pt"/>
    </style:style>
    <style:style style:name="T39_215" style:family="text">
      <style:text-properties fo:color="#444444" fo:font-size="8pt" style:font-size-asian="8pt" style:font-size-complex="8pt"/>
    </style:style>
    <style:style style:name="T39_216" style:family="text">
      <style:text-properties fo:color="#444444" fo:font-size="8pt" style:font-size-asian="8pt" style:font-size-complex="8pt"/>
    </style:style>
    <style:style style:name="T39_217" style:family="text">
      <style:text-properties fo:color="#444444" fo:font-size="8pt" style:font-size-asian="8pt" style:font-size-complex="8pt"/>
    </style:style>
    <style:style style:name="T39_218" style:family="text">
      <style:text-properties fo:color="#444444" fo:font-size="8pt" style:font-size-asian="8pt" style:font-size-complex="8pt"/>
    </style:style>
    <style:style style:name="T39_219" style:family="text">
      <style:text-properties fo:color="#444444" fo:font-size="8pt" style:font-size-asian="8pt" style:font-size-complex="8pt"/>
    </style:style>
    <style:style style:name="T39_220" style:family="text">
      <style:text-properties fo:color="#444444" fo:font-size="8pt" style:font-size-asian="8pt" style:font-size-complex="8pt"/>
    </style:style>
    <style:style style:name="T39_221" style:family="text">
      <style:text-properties fo:color="#444444" fo:font-size="8pt" style:font-size-asian="8pt" style:font-size-complex="8pt"/>
    </style:style>
    <style:style style:name="T39_222" style:family="text">
      <style:text-properties fo:color="#444444" fo:font-size="8pt" style:font-size-asian="8pt" style:font-size-complex="8pt"/>
    </style:style>
    <style:style style:name="T39_223" style:family="text">
      <style:text-properties fo:color="#444444" fo:font-size="8pt" style:font-size-asian="8pt" style:font-size-complex="8pt"/>
    </style:style>
    <style:style style:name="T39_224" style:family="text">
      <style:text-properties fo:color="#444444" fo:font-size="8pt" style:font-size-asian="8pt" style:font-size-complex="8pt"/>
    </style:style>
    <style:style style:name="T39_225" style:family="text">
      <style:text-properties fo:color="#444444" fo:font-size="8pt" style:font-size-asian="8pt" style:font-size-complex="8pt"/>
    </style:style>
    <style:style style:name="T39_226" style:family="text">
      <style:text-properties fo:color="#444444" fo:font-size="8pt" style:font-size-asian="8pt" style:font-size-complex="8pt"/>
    </style:style>
    <style:style style:name="T39_227" style:family="text">
      <style:text-properties fo:color="#444444" fo:font-size="8pt" style:font-size-asian="8pt" style:font-size-complex="8pt"/>
    </style:style>
    <style:style style:name="T39_228" style:family="text">
      <style:text-properties fo:color="#444444" fo:font-size="8pt" style:font-size-asian="8pt" style:font-size-complex="8pt"/>
    </style:style>
    <style:style style:name="P4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0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40_7" style:family="text">
      <style:text-properties fo:color="#444444" fo:font-size="8pt" style:font-size-asian="8pt" style:font-size-complex="8pt"/>
    </style:style>
    <style:style style:name="T40_8" style:family="text">
      <style:text-properties fo:color="#444444" fo:font-size="8pt" style:font-size-asian="8pt" style:font-size-complex="8pt"/>
    </style:style>
    <style:style style:name="T40_9" style:family="text">
      <style:text-properties fo:color="#444444" fo:font-size="8pt" style:font-size-asian="8pt" style:font-size-complex="8pt"/>
    </style:style>
    <style:style style:name="T40_10" style:family="text">
      <style:text-properties fo:color="#444444" fo:font-size="8pt" style:font-size-asian="8pt" style:font-size-complex="8pt"/>
    </style:style>
    <style:style style:name="T40_11" style:family="text">
      <style:text-properties fo:color="#444444" fo:font-size="8pt" style:font-size-asian="8pt" style:font-size-complex="8pt"/>
    </style:style>
    <style:style style:name="T40_12" style:family="text">
      <style:text-properties fo:color="#444444" fo:font-size="8pt" style:font-size-asian="8pt" style:font-size-complex="8pt"/>
    </style:style>
    <style:style style:name="T40_13" style:family="text">
      <style:text-properties fo:color="#444444" fo:font-size="8pt" style:font-size-asian="8pt" style:font-size-complex="8pt"/>
    </style:style>
    <style:style style:name="T40_14" style:family="text">
      <style:text-properties fo:color="#444444" fo:font-size="8pt" style:font-size-asian="8pt" style:font-size-complex="8pt"/>
    </style:style>
    <style:style style:name="T40_15" style:family="text">
      <style:text-properties fo:color="#444444" fo:font-size="8pt" style:font-size-asian="8pt" style:font-size-complex="8pt"/>
    </style:style>
    <style:style style:name="T40_16" style:family="text">
      <style:text-properties fo:color="#444444" fo:font-size="8pt" style:font-size-asian="8pt" style:font-size-complex="8pt"/>
    </style:style>
    <style:style style:name="T40_17" style:family="text">
      <style:text-properties fo:color="#444444" fo:font-size="8pt" style:font-size-asian="8pt" style:font-size-complex="8pt"/>
    </style:style>
    <style:style style:name="T40_18" style:family="text">
      <style:text-properties fo:color="#444444" fo:font-size="8pt" style:font-size-asian="8pt" style:font-size-complex="8pt"/>
    </style:style>
    <style:style style:name="T40_19" style:family="text">
      <style:text-properties fo:color="#444444" fo:font-size="8pt" style:font-size-asian="8pt" style:font-size-complex="8pt"/>
    </style:style>
    <style:style style:name="T40_20" style:family="text">
      <style:text-properties fo:color="#444444" fo:font-size="8pt" style:font-size-asian="8pt" style:font-size-complex="8pt"/>
    </style:style>
    <style:style style:name="T40_21" style:family="text">
      <style:text-properties fo:color="#444444" fo:font-size="8pt" style:font-size-asian="8pt" style:font-size-complex="8pt"/>
    </style:style>
    <style:style style:name="T40_22" style:family="text">
      <style:text-properties fo:color="#444444" fo:font-size="8pt" style:font-size-asian="8pt" style:font-size-complex="8pt"/>
    </style:style>
    <style:style style:name="T40_23" style:family="text">
      <style:text-properties fo:color="#444444" fo:font-size="8pt" style:font-size-asian="8pt" style:font-size-complex="8pt"/>
    </style:style>
    <style:style style:name="T40_24" style:family="text">
      <style:text-properties fo:color="#444444" fo:font-size="8pt" style:font-size-asian="8pt" style:font-size-complex="8pt"/>
    </style:style>
    <style:style style:name="T40_25" style:family="text">
      <style:text-properties fo:color="#444444" fo:font-size="8pt" style:font-size-asian="8pt" style:font-size-complex="8pt"/>
    </style:style>
    <style:style style:name="T40_26" style:family="text">
      <style:text-properties fo:color="#444444" fo:font-size="8pt" style:font-size-asian="8pt" style:font-size-complex="8pt"/>
    </style:style>
    <style:style style:name="P4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4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2_1" style:family="text">
      <style:text-properties fo:color="#444444" fo:font-size="8pt" style:font-size-asian="8pt" style:font-size-complex="8pt" style:text-underline-style="solid" style:text-underline-color="font-color"/>
    </style:style>
    <style:style style:name="T42_2" style:family="text">
      <style:text-properties fo:color="#444444" fo:font-size="8pt" style:font-size-asian="8pt" style:font-size-complex="8pt" style:text-underline-style="solid" style:text-underline-color="font-color"/>
    </style:style>
    <style:style style:name="T42_3" style:family="text">
      <style:text-properties fo:color="#444444" fo:font-size="8pt" style:font-size-asian="8pt" style:font-size-complex="8pt" style:text-underline-style="solid" style:text-underline-color="font-color"/>
    </style:style>
    <style:style style:name="T42_4" style:family="text">
      <style:text-properties fo:color="#444444" fo:font-size="8pt" style:font-size-asian="8pt" style:font-size-complex="8pt" style:text-underline-style="solid" style:text-underline-color="font-color"/>
    </style:style>
    <style:style style:name="T42_5" style:family="text">
      <style:text-properties fo:color="#444444" fo:font-size="8pt" style:font-size-asian="8pt" style:font-size-complex="8pt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3_1" style:family="text">
      <style:text-properties fo:color="#444444" fo:font-size="8pt" style:font-size-asian="8pt" style:font-size-complex="8pt"/>
    </style:style>
    <style:style style:name="T43_2" style:family="text">
      <style:text-properties fo:color="#444444" fo:font-size="8pt" style:font-size-asian="8pt" style:font-size-complex="8pt"/>
    </style:style>
    <style:style style:name="T43_3" style:family="text">
      <style:text-properties fo:color="#444444" fo:font-size="8pt" style:font-size-asian="8pt" style:font-size-complex="8pt"/>
    </style:style>
    <style:style style:name="T43_4" style:family="text">
      <style:text-properties fo:color="#444444" fo:font-size="8pt" style:font-size-asian="8pt" style:font-size-complex="8pt"/>
    </style:style>
    <style:style style:name="T43_5" style:family="text">
      <style:text-properties fo:color="#444444" fo:font-size="8pt" style:font-size-asian="8pt" style:font-size-complex="8pt"/>
    </style:style>
    <style:style style:name="T43_6" style:family="text">
      <style:text-properties fo:color="#444444" fo:font-size="8pt" style:font-size-asian="8pt" style:font-size-complex="8pt"/>
    </style:style>
    <style:style style:name="T43_7" style:family="text">
      <style:text-properties fo:color="#444444" fo:font-size="8pt" style:font-size-asian="8pt" style:font-size-complex="8pt"/>
    </style:style>
    <style:style style:name="T43_8" style:family="text">
      <style:text-properties fo:color="#444444" fo:font-size="8pt" style:font-size-asian="8pt" style:font-size-complex="8pt"/>
    </style:style>
    <style:style style:name="T43_9" style:family="text">
      <style:text-properties fo:color="#444444" fo:font-size="8pt" style:font-size-asian="8pt" style:font-size-complex="8pt"/>
    </style:style>
    <style:style style:name="T43_10" style:family="text">
      <style:text-properties fo:color="#444444" fo:font-size="8pt" style:font-size-asian="8pt" style:font-size-complex="8pt"/>
    </style:style>
    <style:style style:name="T43_11" style:family="text">
      <style:text-properties fo:color="#444444" fo:font-size="8pt" style:font-size-asian="8pt" style:font-size-complex="8pt"/>
    </style:style>
    <style:style style:name="T43_12" style:family="text">
      <style:text-properties fo:color="#444444" fo:font-size="8pt" style:font-size-asian="8pt" style:font-size-complex="8pt"/>
    </style:style>
    <style:style style:name="T43_13" style:family="text">
      <style:text-properties fo:color="#444444" fo:font-size="8pt" style:font-size-asian="8pt" style:font-size-complex="8pt"/>
    </style:style>
    <style:style style:name="T43_14" style:family="text">
      <style:text-properties fo:color="#444444" fo:font-size="8pt" style:font-size-asian="8pt" style:font-size-complex="8pt"/>
    </style:style>
    <style:style style:name="T43_15" style:family="text">
      <style:text-properties fo:color="#444444" fo:font-size="8pt" style:font-size-asian="8pt" style:font-size-complex="8pt"/>
    </style:style>
    <style:style style:name="T43_16" style:family="text">
      <style:text-properties fo:color="#444444" fo:font-size="8pt" style:font-size-asian="8pt" style:font-size-complex="8pt"/>
    </style:style>
    <style:style style:name="T43_17" style:family="text">
      <style:text-properties fo:color="#444444" fo:font-size="8pt" style:font-size-asian="8pt" style:font-size-complex="8pt"/>
    </style:style>
    <style:style style:name="T43_18" style:family="text">
      <style:text-properties fo:color="#444444" fo:font-size="8pt" style:font-size-asian="8pt" style:font-size-complex="8pt"/>
    </style:style>
    <style:style style:name="T43_19" style:family="text">
      <style:text-properties fo:color="#444444" fo:font-size="8pt" style:font-size-asian="8pt" style:font-size-complex="8pt"/>
    </style:style>
    <style:style style:name="T43_20" style:family="text">
      <style:text-properties fo:color="#444444" fo:font-size="8pt" style:font-size-asian="8pt" style:font-size-complex="8pt"/>
    </style:style>
    <style:style style:name="T43_21" style:family="text">
      <style:text-properties fo:color="#444444" fo:font-size="8pt" style:font-size-asian="8pt" style:font-size-complex="8pt"/>
    </style:style>
    <style:style style:name="T43_22" style:family="text">
      <style:text-properties fo:color="#444444" fo:font-size="8pt" style:font-size-asian="8pt" style:font-size-complex="8pt"/>
    </style:style>
    <style:style style:name="T43_23" style:family="text">
      <style:text-properties fo:color="#444444" fo:font-size="8pt" style:font-size-asian="8pt" style:font-size-complex="8pt"/>
    </style:style>
    <style:style style:name="T43_24" style:family="text">
      <style:text-properties fo:color="#444444" fo:font-size="8pt" style:font-size-asian="8pt" style:font-size-complex="8pt"/>
    </style:style>
    <style:style style:name="T43_25" style:family="text">
      <style:text-properties fo:color="#444444" fo:font-size="8pt" style:font-size-asian="8pt" style:font-size-complex="8pt"/>
    </style:style>
    <style:style style:name="T43_26" style:family="text">
      <style:text-properties fo:color="#444444" fo:font-size="8pt" style:font-size-asian="8pt" style:font-size-complex="8pt"/>
    </style:style>
    <style:style style:name="T43_27" style:family="text">
      <style:text-properties fo:color="#444444" fo:font-size="8pt" style:font-size-asian="8pt" style:font-size-complex="8pt"/>
    </style:style>
    <style:style style:name="T43_28" style:family="text">
      <style:text-properties fo:color="#444444" fo:font-size="8pt" style:font-size-asian="8pt" style:font-size-complex="8pt"/>
    </style:style>
    <style:style style:name="T43_29" style:family="text">
      <style:text-properties fo:color="#444444" fo:font-size="8pt" style:font-size-asian="8pt" style:font-size-complex="8pt"/>
    </style:style>
    <style:style style:name="T43_30" style:family="text">
      <style:text-properties fo:color="#444444" fo:font-size="8pt" style:font-size-asian="8pt" style:font-size-complex="8pt"/>
    </style:style>
    <style:style style:name="T43_31" style:family="text">
      <style:text-properties fo:color="#444444" fo:font-size="8pt" style:font-size-asian="8pt" style:font-size-complex="8pt"/>
    </style:style>
    <style:style style:name="T43_32" style:family="text">
      <style:text-properties fo:color="#444444" fo:font-size="8pt" style:font-size-asian="8pt" style:font-size-complex="8pt"/>
    </style:style>
    <style:style style:name="T43_33" style:family="text">
      <style:text-properties fo:color="#444444" fo:font-size="8pt" style:font-size-asian="8pt" style:font-size-complex="8pt"/>
    </style:style>
    <style:style style:name="T43_34" style:family="text">
      <style:text-properties fo:color="#444444" fo:font-size="8pt" style:font-size-asian="8pt" style:font-size-complex="8pt"/>
    </style:style>
    <style:style style:name="T43_35" style:family="text">
      <style:text-properties fo:color="#444444" fo:font-size="8pt" style:font-size-asian="8pt" style:font-size-complex="8pt"/>
    </style:style>
    <style:style style:name="T43_36" style:family="text">
      <style:text-properties fo:color="#444444" fo:font-size="8pt" style:font-size-asian="8pt" style:font-size-complex="8pt"/>
    </style:style>
    <style:style style:name="T43_37" style:family="text">
      <style:text-properties fo:color="#444444" fo:font-size="8pt" style:font-size-asian="8pt" style:font-size-complex="8pt"/>
    </style:style>
    <style:style style:name="T43_38" style:family="text">
      <style:text-properties fo:color="#444444" fo:font-size="8pt" style:font-size-asian="8pt" style:font-size-complex="8pt"/>
    </style:style>
    <style:style style:name="T43_39" style:family="text">
      <style:text-properties fo:color="#444444" fo:font-size="8pt" style:font-size-asian="8pt" style:font-size-complex="8pt"/>
    </style:style>
    <style:style style:name="T43_40" style:family="text">
      <style:text-properties fo:color="#444444" fo:font-size="8pt" style:font-size-asian="8pt" style:font-size-complex="8pt"/>
    </style:style>
    <style:style style:name="T43_41" style:family="text">
      <style:text-properties fo:color="#444444" fo:font-size="8pt" style:font-size-asian="8pt" style:font-size-complex="8pt"/>
    </style:style>
    <style:style style:name="T43_42" style:family="text">
      <style:text-properties fo:color="#444444" fo:font-size="8pt" style:font-size-asian="8pt" style:font-size-complex="8pt"/>
    </style:style>
    <style:style style:name="T43_43" style:family="text">
      <style:text-properties fo:color="#444444" fo:font-size="8pt" style:font-size-asian="8pt" style:font-size-complex="8pt"/>
    </style:style>
    <style:style style:name="T43_44" style:family="text">
      <style:text-properties fo:color="#444444" fo:font-size="8pt" style:font-size-asian="8pt" style:font-size-complex="8pt"/>
    </style:style>
    <style:style style:name="T43_45" style:family="text">
      <style:text-properties fo:color="#444444" fo:font-size="8pt" style:font-size-asian="8pt" style:font-size-complex="8pt"/>
    </style:style>
    <style:style style:name="T43_46" style:family="text">
      <style:text-properties fo:color="#444444" fo:font-size="8pt" style:font-size-asian="8pt" style:font-size-complex="8pt"/>
    </style:style>
    <style:style style:name="T43_47" style:family="text">
      <style:text-properties fo:color="#444444" fo:font-size="8pt" style:font-size-asian="8pt" style:font-size-complex="8pt"/>
    </style:style>
    <style:style style:name="T43_48" style:family="text">
      <style:text-properties fo:color="#444444" fo:font-size="8pt" style:font-size-asian="8pt" style:font-size-complex="8pt"/>
    </style:style>
    <style:style style:name="T43_49" style:family="text">
      <style:text-properties fo:color="#444444" fo:font-size="8pt" style:font-size-asian="8pt" style:font-size-complex="8pt"/>
    </style:style>
    <style:style style:name="T43_50" style:family="text">
      <style:text-properties fo:color="#444444" fo:font-size="8pt" style:font-size-asian="8pt" style:font-size-complex="8pt"/>
    </style:style>
    <style:style style:name="T43_51" style:family="text">
      <style:text-properties fo:color="#444444" fo:font-size="8pt" style:font-size-asian="8pt" style:font-size-complex="8pt"/>
    </style:style>
    <style:style style:name="T43_52" style:family="text">
      <style:text-properties fo:color="#444444" fo:font-size="8pt" style:font-size-asian="8pt" style:font-size-complex="8pt"/>
    </style:style>
    <style:style style:name="T43_53" style:family="text">
      <style:text-properties fo:color="#444444" fo:font-size="8pt" style:font-size-asian="8pt" style:font-size-complex="8pt"/>
    </style:style>
    <style:style style:name="T43_54" style:family="text">
      <style:text-properties fo:color="#444444" fo:font-size="8pt" style:font-size-asian="8pt" style:font-size-complex="8pt"/>
    </style:style>
    <style:style style:name="T43_55" style:family="text">
      <style:text-properties fo:color="#444444" fo:font-size="8pt" style:font-size-asian="8pt" style:font-size-complex="8pt"/>
    </style:style>
    <style:style style:name="T43_56" style:family="text">
      <style:text-properties fo:color="#444444" fo:font-size="8pt" style:font-size-asian="8pt" style:font-size-complex="8pt"/>
    </style:style>
    <style:style style:name="T43_57" style:family="text">
      <style:text-properties fo:color="#444444" fo:font-size="8pt" style:font-size-asian="8pt" style:font-size-complex="8pt"/>
    </style:style>
    <style:style style:name="T43_58" style:family="text">
      <style:text-properties fo:color="#444444" fo:font-size="8pt" style:font-size-asian="8pt" style:font-size-complex="8pt"/>
    </style:style>
    <style:style style:name="T43_59" style:family="text">
      <style:text-properties fo:color="#444444" fo:font-size="8pt" style:font-size-asian="8pt" style:font-size-complex="8pt"/>
    </style:style>
    <style:style style:name="T43_60" style:family="text">
      <style:text-properties fo:color="#444444" fo:font-size="8pt" style:font-size-asian="8pt" style:font-size-complex="8pt"/>
    </style:style>
    <style:style style:name="T43_61" style:family="text">
      <style:text-properties fo:color="#444444" fo:font-size="8pt" style:font-size-asian="8pt" style:font-size-complex="8pt"/>
    </style:style>
    <style:style style:name="T43_62" style:family="text">
      <style:text-properties fo:color="#444444" fo:font-size="8pt" style:font-size-asian="8pt" style:font-size-complex="8pt"/>
    </style:style>
    <style:style style:name="T43_63" style:family="text">
      <style:text-properties fo:color="#444444" fo:font-size="8pt" style:font-size-asian="8pt" style:font-size-complex="8pt"/>
    </style:style>
    <style:style style:name="T43_64" style:family="text">
      <style:text-properties fo:color="#444444" fo:font-size="8pt" style:font-size-asian="8pt" style:font-size-complex="8pt"/>
    </style:style>
    <style:style style:name="T43_65" style:family="text">
      <style:text-properties fo:color="#444444" fo:font-size="8pt" style:font-size-asian="8pt" style:font-size-complex="8pt"/>
    </style:style>
    <style:style style:name="T43_66" style:family="text">
      <style:text-properties fo:color="#444444" fo:font-size="8pt" style:font-size-asian="8pt" style:font-size-complex="8pt"/>
    </style:style>
    <style:style style:name="T43_67" style:family="text">
      <style:text-properties fo:color="#444444" fo:font-size="8pt" style:font-size-asian="8pt" style:font-size-complex="8pt"/>
    </style:style>
    <style:style style:name="T43_68" style:family="text">
      <style:text-properties fo:color="#444444" fo:font-size="8pt" style:font-size-asian="8pt" style:font-size-complex="8pt"/>
    </style:style>
    <style:style style:name="T43_69" style:family="text">
      <style:text-properties fo:color="#444444" fo:font-size="8pt" style:font-size-asian="8pt" style:font-size-complex="8pt"/>
    </style:style>
    <style:style style:name="T43_70" style:family="text">
      <style:text-properties fo:color="#444444" fo:font-size="8pt" style:font-size-asian="8pt" style:font-size-complex="8pt"/>
    </style:style>
    <style:style style:name="T43_71" style:family="text">
      <style:text-properties fo:color="#444444" fo:font-size="8pt" style:font-size-asian="8pt" style:font-size-complex="8pt"/>
    </style:style>
    <style:style style:name="T43_72" style:family="text">
      <style:text-properties fo:color="#444444" fo:font-size="8pt" style:font-size-asian="8pt" style:font-size-complex="8pt"/>
    </style:style>
    <style:style style:name="T43_73" style:family="text">
      <style:text-properties fo:color="#444444" fo:font-size="8pt" style:font-size-asian="8pt" style:font-size-complex="8pt"/>
    </style:style>
    <style:style style:name="T43_74" style:family="text">
      <style:text-properties fo:color="#444444" fo:font-size="8pt" style:font-size-asian="8pt" style:font-size-complex="8pt"/>
    </style:style>
    <style:style style:name="T43_75" style:family="text">
      <style:text-properties fo:color="#444444" fo:font-size="8pt" style:font-size-asian="8pt" style:font-size-complex="8pt"/>
    </style:style>
    <style:style style:name="T43_76" style:family="text">
      <style:text-properties fo:color="#444444" fo:font-size="8pt" style:font-size-asian="8pt" style:font-size-complex="8pt"/>
    </style:style>
    <style:style style:name="T43_77" style:family="text">
      <style:text-properties fo:color="#444444" fo:font-size="8pt" style:font-size-asian="8pt" style:font-size-complex="8pt"/>
    </style:style>
    <style:style style:name="T43_78" style:family="text">
      <style:text-properties fo:color="#444444" fo:font-size="8pt" style:font-size-asian="8pt" style:font-size-complex="8pt"/>
    </style:style>
    <style:style style:name="T43_79" style:family="text">
      <style:text-properties fo:color="#444444" fo:font-size="8pt" style:font-size-asian="8pt" style:font-size-complex="8pt"/>
    </style:style>
    <style:style style:name="T43_80" style:family="text">
      <style:text-properties fo:color="#444444" fo:font-size="8pt" style:font-size-asian="8pt" style:font-size-complex="8pt"/>
    </style:style>
    <style:style style:name="T43_81" style:family="text">
      <style:text-properties fo:color="#444444" fo:font-size="8pt" style:font-size-asian="8pt" style:font-size-complex="8pt"/>
    </style:style>
    <style:style style:name="T43_82" style:family="text">
      <style:text-properties fo:color="#444444" fo:font-size="8pt" style:font-size-asian="8pt" style:font-size-complex="8pt"/>
    </style:style>
    <style:style style:name="T43_83" style:family="text">
      <style:text-properties fo:color="#444444" fo:font-size="8pt" style:font-size-asian="8pt" style:font-size-complex="8pt"/>
    </style:style>
    <style:style style:name="T43_84" style:family="text">
      <style:text-properties fo:color="#444444" fo:font-size="8pt" style:font-size-asian="8pt" style:font-size-complex="8pt"/>
    </style:style>
    <style:style style:name="T43_85" style:family="text">
      <style:text-properties fo:color="#444444" fo:font-size="8pt" style:font-size-asian="8pt" style:font-size-complex="8pt"/>
    </style:style>
    <style:style style:name="T43_86" style:family="text">
      <style:text-properties fo:color="#444444" fo:font-size="8pt" style:font-size-asian="8pt" style:font-size-complex="8pt"/>
    </style:style>
    <style:style style:name="T43_87" style:family="text">
      <style:text-properties fo:color="#444444" fo:font-size="8pt" style:font-size-asian="8pt" style:font-size-complex="8pt"/>
    </style:style>
    <style:style style:name="T43_88" style:family="text">
      <style:text-properties fo:color="#444444" fo:font-size="8pt" style:font-size-asian="8pt" style:font-size-complex="8pt"/>
    </style:style>
    <style:style style:name="T43_89" style:family="text">
      <style:text-properties fo:color="#444444" fo:font-size="8pt" style:font-size-asian="8pt" style:font-size-complex="8pt"/>
    </style:style>
    <style:style style:name="T43_90" style:family="text">
      <style:text-properties fo:color="#444444" fo:font-size="8pt" style:font-size-asian="8pt" style:font-size-complex="8pt"/>
    </style:style>
    <style:style style:name="T43_91" style:family="text">
      <style:text-properties fo:color="#444444" fo:font-size="8pt" style:font-size-asian="8pt" style:font-size-complex="8pt"/>
    </style:style>
    <style:style style:name="T43_92" style:family="text">
      <style:text-properties fo:color="#444444" fo:font-size="8pt" style:font-size-asian="8pt" style:font-size-complex="8pt"/>
    </style:style>
    <style:style style:name="T43_93" style:family="text">
      <style:text-properties fo:color="#444444" fo:font-size="8pt" style:font-size-asian="8pt" style:font-size-complex="8pt"/>
    </style:style>
    <style:style style:name="T43_94" style:family="text">
      <style:text-properties fo:color="#444444" fo:font-size="8pt" style:font-size-asian="8pt" style:font-size-complex="8pt"/>
    </style:style>
    <style:style style:name="T43_95" style:family="text">
      <style:text-properties fo:color="#444444" fo:font-size="8pt" style:font-size-asian="8pt" style:font-size-complex="8pt"/>
    </style:style>
    <style:style style:name="T43_96" style:family="text">
      <style:text-properties fo:color="#444444" fo:font-size="8pt" style:font-size-asian="8pt" style:font-size-complex="8pt"/>
    </style:style>
    <style:style style:name="T43_97" style:family="text">
      <style:text-properties fo:color="#444444" fo:font-size="8pt" style:font-size-asian="8pt" style:font-size-complex="8pt"/>
    </style:style>
    <style:style style:name="T43_98" style:family="text">
      <style:text-properties fo:color="#444444" fo:font-size="8pt" style:font-size-asian="8pt" style:font-size-complex="8pt"/>
    </style:style>
    <style:style style:name="T43_99" style:family="text">
      <style:text-properties fo:color="#444444" fo:font-size="8pt" style:font-size-asian="8pt" style:font-size-complex="8pt"/>
    </style:style>
    <style:style style:name="T43_100" style:family="text">
      <style:text-properties fo:color="#444444" fo:font-size="8pt" style:font-size-asian="8pt" style:font-size-complex="8pt"/>
    </style:style>
    <style:style style:name="T43_101" style:family="text">
      <style:text-properties fo:color="#444444" fo:font-size="8pt" style:font-size-asian="8pt" style:font-size-complex="8pt"/>
    </style:style>
    <style:style style:name="T43_102" style:family="text">
      <style:text-properties fo:color="#444444" fo:font-size="8pt" style:font-size-asian="8pt" style:font-size-complex="8pt"/>
    </style:style>
    <style:style style:name="T43_103" style:family="text">
      <style:text-properties fo:color="#444444" fo:font-size="8pt" style:font-size-asian="8pt" style:font-size-complex="8pt"/>
    </style:style>
    <style:style style:name="T43_104" style:family="text">
      <style:text-properties fo:color="#444444" fo:font-size="8pt" style:font-size-asian="8pt" style:font-size-complex="8pt"/>
    </style:style>
    <style:style style:name="T43_105" style:family="text">
      <style:text-properties fo:color="#444444" fo:font-size="8pt" style:font-size-asian="8pt" style:font-size-complex="8pt"/>
    </style:style>
    <style:style style:name="T43_106" style:family="text">
      <style:text-properties fo:color="#444444" fo:font-size="8pt" style:font-size-asian="8pt" style:font-size-complex="8pt"/>
    </style:style>
    <style:style style:name="T43_107" style:family="text">
      <style:text-properties fo:color="#444444" fo:font-size="8pt" style:font-size-asian="8pt" style:font-size-complex="8pt"/>
    </style:style>
    <style:style style:name="T43_108" style:family="text">
      <style:text-properties fo:color="#444444" fo:font-size="8pt" style:font-size-asian="8pt" style:font-size-complex="8pt"/>
    </style:style>
    <style:style style:name="T43_109" style:family="text">
      <style:text-properties fo:color="#444444" fo:font-size="8pt" style:font-size-asian="8pt" style:font-size-complex="8pt"/>
    </style:style>
    <style:style style:name="T43_110" style:family="text">
      <style:text-properties fo:color="#444444" fo:font-size="8pt" style:font-size-asian="8pt" style:font-size-complex="8pt"/>
    </style:style>
    <style:style style:name="T43_111" style:family="text">
      <style:text-properties fo:color="#444444" fo:font-size="8pt" style:font-size-asian="8pt" style:font-size-complex="8pt"/>
    </style:style>
    <style:style style:name="T43_112" style:family="text">
      <style:text-properties fo:color="#444444" fo:font-size="8pt" style:font-size-asian="8pt" style:font-size-complex="8pt"/>
    </style:style>
    <style:style style:name="T43_113" style:family="text">
      <style:text-properties fo:color="#444444" fo:font-size="8pt" style:font-size-asian="8pt" style:font-size-complex="8pt"/>
    </style:style>
    <style:style style:name="T43_114" style:family="text">
      <style:text-properties fo:color="#444444" fo:font-size="8pt" style:font-size-asian="8pt" style:font-size-complex="8pt"/>
    </style:style>
    <style:style style:name="T43_115" style:family="text">
      <style:text-properties fo:color="#444444" fo:font-size="8pt" style:font-size-asian="8pt" style:font-size-complex="8pt"/>
    </style:style>
    <style:style style:name="T43_116" style:family="text">
      <style:text-properties fo:color="#444444" fo:font-size="8pt" style:font-size-asian="8pt" style:font-size-complex="8pt"/>
    </style:style>
    <style:style style:name="T43_117" style:family="text">
      <style:text-properties fo:color="#444444" fo:font-size="8pt" style:font-size-asian="8pt" style:font-size-complex="8pt"/>
    </style:style>
    <style:style style:name="T43_118" style:family="text">
      <style:text-properties fo:color="#444444" fo:font-size="8pt" style:font-size-asian="8pt" style:font-size-complex="8pt"/>
    </style:style>
    <style:style style:name="T43_119" style:family="text">
      <style:text-properties fo:color="#444444" fo:font-size="8pt" style:font-size-asian="8pt" style:font-size-complex="8pt"/>
    </style:style>
    <style:style style:name="T43_120" style:family="text">
      <style:text-properties fo:color="#444444" fo:font-size="8pt" style:font-size-asian="8pt" style:font-size-complex="8pt"/>
    </style:style>
    <style:style style:name="T43_121" style:family="text">
      <style:text-properties fo:color="#444444" fo:font-size="8pt" style:font-size-asian="8pt" style:font-size-complex="8pt"/>
    </style:style>
    <style:style style:name="T43_122" style:family="text">
      <style:text-properties fo:color="#444444" fo:font-size="8pt" style:font-size-asian="8pt" style:font-size-complex="8pt"/>
    </style:style>
    <style:style style:name="T43_123" style:family="text">
      <style:text-properties fo:color="#444444" fo:font-size="8pt" style:font-size-asian="8pt" style:font-size-complex="8pt"/>
    </style:style>
    <style:style style:name="T43_124" style:family="text">
      <style:text-properties fo:color="#444444" fo:font-size="8pt" style:font-size-asian="8pt" style:font-size-complex="8pt"/>
    </style:style>
    <style:style style:name="T43_125" style:family="text">
      <style:text-properties fo:color="#444444" fo:font-size="8pt" style:font-size-asian="8pt" style:font-size-complex="8pt"/>
    </style:style>
    <style:style style:name="T43_126" style:family="text">
      <style:text-properties fo:color="#444444" fo:font-size="8pt" style:font-size-asian="8pt" style:font-size-complex="8pt"/>
    </style:style>
    <style:style style:name="T43_127" style:family="text">
      <style:text-properties fo:color="#444444" fo:font-size="8pt" style:font-size-asian="8pt" style:font-size-complex="8pt"/>
    </style:style>
    <style:style style:name="T43_128" style:family="text">
      <style:text-properties fo:color="#444444" fo:font-size="8pt" style:font-size-asian="8pt" style:font-size-complex="8pt"/>
    </style:style>
    <style:style style:name="T43_129" style:family="text">
      <style:text-properties fo:color="#444444" fo:font-size="8pt" style:font-size-asian="8pt" style:font-size-complex="8pt"/>
    </style:style>
    <style:style style:name="T43_130" style:family="text">
      <style:text-properties fo:color="#444444" fo:font-size="8pt" style:font-size-asian="8pt" style:font-size-complex="8pt"/>
    </style:style>
    <style:style style:name="T43_131" style:family="text">
      <style:text-properties fo:color="#444444" fo:font-size="8pt" style:font-size-asian="8pt" style:font-size-complex="8pt"/>
    </style:style>
    <style:style style:name="T43_132" style:family="text">
      <style:text-properties fo:color="#444444" fo:font-size="8pt" style:font-size-asian="8pt" style:font-size-complex="8pt"/>
    </style:style>
    <style:style style:name="T43_133" style:family="text">
      <style:text-properties fo:color="#444444" fo:font-size="8pt" style:font-size-asian="8pt" style:font-size-complex="8pt"/>
    </style:style>
    <style:style style:name="T43_134" style:family="text">
      <style:text-properties fo:color="#444444" fo:font-size="8pt" style:font-size-asian="8pt" style:font-size-complex="8pt"/>
    </style:style>
    <style:style style:name="T43_135" style:family="text">
      <style:text-properties fo:color="#444444" fo:font-size="8pt" style:font-size-asian="8pt" style:font-size-complex="8pt"/>
    </style:style>
    <style:style style:name="T43_136" style:family="text">
      <style:text-properties fo:color="#444444" fo:font-size="8pt" style:font-size-asian="8pt" style:font-size-complex="8pt"/>
    </style:style>
    <style:style style:name="T43_137" style:family="text">
      <style:text-properties fo:color="#444444" fo:font-size="8pt" style:font-size-asian="8pt" style:font-size-complex="8pt"/>
    </style:style>
    <style:style style:name="T43_138" style:family="text">
      <style:text-properties fo:color="#444444" fo:font-size="8pt" style:font-size-asian="8pt" style:font-size-complex="8pt"/>
    </style:style>
    <style:style style:name="T43_139" style:family="text">
      <style:text-properties fo:color="#444444" fo:font-size="8pt" style:font-size-asian="8pt" style:font-size-complex="8pt"/>
    </style:style>
    <style:style style:name="T43_140" style:family="text">
      <style:text-properties fo:color="#444444" fo:font-size="8pt" style:font-size-asian="8pt" style:font-size-complex="8pt"/>
    </style:style>
    <style:style style:name="T43_141" style:family="text">
      <style:text-properties fo:color="#444444" fo:font-size="8pt" style:font-size-asian="8pt" style:font-size-complex="8pt"/>
    </style:style>
    <style:style style:name="T43_142" style:family="text">
      <style:text-properties fo:color="#444444" fo:font-size="8pt" style:font-size-asian="8pt" style:font-size-complex="8pt"/>
    </style:style>
    <style:style style:name="T43_143" style:family="text">
      <style:text-properties fo:color="#444444" fo:font-size="8pt" style:font-size-asian="8pt" style:font-size-complex="8pt"/>
    </style:style>
    <style:style style:name="T43_144" style:family="text">
      <style:text-properties fo:color="#444444" fo:font-size="8pt" style:font-size-asian="8pt" style:font-size-complex="8pt"/>
    </style:style>
    <style:style style:name="T43_145" style:family="text">
      <style:text-properties fo:color="#444444" fo:font-size="8pt" style:font-size-asian="8pt" style:font-size-complex="8pt"/>
    </style:style>
    <style:style style:name="T43_146" style:family="text">
      <style:text-properties fo:color="#444444" fo:font-size="8pt" style:font-size-asian="8pt" style:font-size-complex="8pt"/>
    </style:style>
    <style:style style:name="T43_147" style:family="text">
      <style:text-properties fo:color="#444444" fo:font-size="8pt" style:font-size-asian="8pt" style:font-size-complex="8pt"/>
    </style:style>
    <style:style style:name="T43_148" style:family="text">
      <style:text-properties fo:color="#444444" fo:font-size="8pt" style:font-size-asian="8pt" style:font-size-complex="8pt"/>
    </style:style>
    <style:style style:name="T43_149" style:family="text">
      <style:text-properties fo:color="#444444" fo:font-size="8pt" style:font-size-asian="8pt" style:font-size-complex="8pt"/>
    </style:style>
    <style:style style:name="T43_150" style:family="text">
      <style:text-properties fo:color="#444444" fo:font-size="8pt" style:font-size-asian="8pt" style:font-size-complex="8pt"/>
    </style:style>
    <style:style style:name="T43_151" style:family="text">
      <style:text-properties fo:color="#444444" fo:font-size="8pt" style:font-size-asian="8pt" style:font-size-complex="8pt"/>
    </style:style>
    <style:style style:name="T43_152" style:family="text">
      <style:text-properties fo:color="#444444" fo:font-size="8pt" style:font-size-asian="8pt" style:font-size-complex="8pt"/>
    </style:style>
    <style:style style:name="T43_153" style:family="text">
      <style:text-properties fo:color="#444444" fo:font-size="8pt" style:font-size-asian="8pt" style:font-size-complex="8pt"/>
    </style:style>
    <style:style style:name="T43_154" style:family="text">
      <style:text-properties fo:color="#444444" fo:font-size="8pt" style:font-size-asian="8pt" style:font-size-complex="8pt"/>
    </style:style>
    <style:style style:name="T43_155" style:family="text">
      <style:text-properties fo:color="#444444" fo:font-size="8pt" style:font-size-asian="8pt" style:font-size-complex="8pt"/>
    </style:style>
    <style:style style:name="T43_156" style:family="text">
      <style:text-properties fo:color="#444444" fo:font-size="8pt" style:font-size-asian="8pt" style:font-size-complex="8pt"/>
    </style:style>
    <style:style style:name="T43_157" style:family="text">
      <style:text-properties fo:color="#444444" fo:font-size="8pt" style:font-size-asian="8pt" style:font-size-complex="8pt"/>
    </style:style>
    <style:style style:name="T43_158" style:family="text">
      <style:text-properties fo:color="#444444" fo:font-size="8pt" style:font-size-asian="8pt" style:font-size-complex="8pt"/>
    </style:style>
    <style:style style:name="T43_159" style:family="text">
      <style:text-properties fo:color="#444444" fo:font-size="8pt" style:font-size-asian="8pt" style:font-size-complex="8pt"/>
    </style:style>
    <style:style style:name="T43_160" style:family="text">
      <style:text-properties fo:color="#444444" fo:font-size="8pt" style:font-size-asian="8pt" style:font-size-complex="8pt"/>
    </style:style>
    <style:style style:name="T43_161" style:family="text">
      <style:text-properties fo:color="#444444" fo:font-size="8pt" style:font-size-asian="8pt" style:font-size-complex="8pt"/>
    </style:style>
    <style:style style:name="T43_162" style:family="text">
      <style:text-properties fo:color="#444444" fo:font-size="8pt" style:font-size-asian="8pt" style:font-size-complex="8pt"/>
    </style:style>
    <style:style style:name="T43_163" style:family="text">
      <style:text-properties fo:color="#444444" fo:font-size="8pt" style:font-size-asian="8pt" style:font-size-complex="8pt"/>
    </style:style>
    <style:style style:name="T43_164" style:family="text">
      <style:text-properties fo:color="#444444" fo:font-size="8pt" style:font-size-asian="8pt" style:font-size-complex="8pt"/>
    </style:style>
    <style:style style:name="T43_165" style:family="text">
      <style:text-properties fo:color="#444444" fo:font-size="8pt" style:font-size-asian="8pt" style:font-size-complex="8pt"/>
    </style:style>
    <style:style style:name="T43_166" style:family="text">
      <style:text-properties fo:color="#444444" fo:font-size="8pt" style:font-size-asian="8pt" style:font-size-complex="8pt"/>
    </style:style>
    <style:style style:name="T43_167" style:family="text">
      <style:text-properties fo:color="#444444" fo:font-size="8pt" style:font-size-asian="8pt" style:font-size-complex="8pt"/>
    </style:style>
    <style:style style:name="T43_168" style:family="text">
      <style:text-properties fo:color="#444444" fo:font-size="8pt" style:font-size-asian="8pt" style:font-size-complex="8pt"/>
    </style:style>
    <style:style style:name="T43_169" style:family="text">
      <style:text-properties fo:color="#444444" fo:font-size="8pt" style:font-size-asian="8pt" style:font-size-complex="8pt"/>
    </style:style>
    <style:style style:name="T43_170" style:family="text">
      <style:text-properties fo:color="#444444" fo:font-size="8pt" style:font-size-asian="8pt" style:font-size-complex="8pt"/>
    </style:style>
    <style:style style:name="T43_171" style:family="text">
      <style:text-properties fo:color="#444444" fo:font-size="8pt" style:font-size-asian="8pt" style:font-size-complex="8pt"/>
    </style:style>
    <style:style style:name="T43_172" style:family="text">
      <style:text-properties fo:color="#444444" fo:font-size="8pt" style:font-size-asian="8pt" style:font-size-complex="8pt"/>
    </style:style>
    <style:style style:name="T43_173" style:family="text">
      <style:text-properties fo:color="#444444" fo:font-size="8pt" style:font-size-asian="8pt" style:font-size-complex="8pt"/>
    </style:style>
    <style:style style:name="T43_174" style:family="text">
      <style:text-properties fo:color="#444444" fo:font-size="8pt" style:font-size-asian="8pt" style:font-size-complex="8pt"/>
    </style:style>
    <style:style style:name="T43_175" style:family="text">
      <style:text-properties fo:color="#444444" fo:font-size="8pt" style:font-size-asian="8pt" style:font-size-complex="8pt"/>
    </style:style>
    <style:style style:name="T43_176" style:family="text">
      <style:text-properties fo:color="#444444" fo:font-size="8pt" style:font-size-asian="8pt" style:font-size-complex="8pt"/>
    </style:style>
    <style:style style:name="T43_177" style:family="text">
      <style:text-properties fo:color="#444444" fo:font-size="8pt" style:font-size-asian="8pt" style:font-size-complex="8pt"/>
    </style:style>
    <style:style style:name="T43_178" style:family="text">
      <style:text-properties fo:color="#444444" fo:font-size="8pt" style:font-size-asian="8pt" style:font-size-complex="8pt"/>
    </style:style>
    <style:style style:name="T43_179" style:family="text">
      <style:text-properties fo:color="#444444" fo:font-size="8pt" style:font-size-asian="8pt" style:font-size-complex="8pt"/>
    </style:style>
    <style:style style:name="T43_180" style:family="text">
      <style:text-properties fo:color="#444444" fo:font-size="8pt" style:font-size-asian="8pt" style:font-size-complex="8pt"/>
    </style:style>
    <style:style style:name="T43_181" style:family="text">
      <style:text-properties fo:color="#444444" fo:font-size="8pt" style:font-size-asian="8pt" style:font-size-complex="8pt"/>
    </style:style>
    <style:style style:name="T43_182" style:family="text">
      <style:text-properties fo:color="#444444" fo:font-size="8pt" style:font-size-asian="8pt" style:font-size-complex="8pt"/>
    </style:style>
    <style:style style:name="T43_183" style:family="text">
      <style:text-properties fo:color="#444444" fo:font-size="8pt" style:font-size-asian="8pt" style:font-size-complex="8pt"/>
    </style:style>
    <style:style style:name="T43_184" style:family="text">
      <style:text-properties fo:color="#444444" fo:font-size="8pt" style:font-size-asian="8pt" style:font-size-complex="8pt"/>
    </style:style>
    <style:style style:name="T43_185" style:family="text">
      <style:text-properties fo:color="#444444" fo:font-size="8pt" style:font-size-asian="8pt" style:font-size-complex="8pt"/>
    </style:style>
    <style:style style:name="T43_186" style:family="text">
      <style:text-properties fo:color="#444444" fo:font-size="8pt" style:font-size-asian="8pt" style:font-size-complex="8pt"/>
    </style:style>
    <style:style style:name="T43_187" style:family="text">
      <style:text-properties fo:color="#444444" fo:font-size="8pt" style:font-size-asian="8pt" style:font-size-complex="8pt"/>
    </style:style>
    <style:style style:name="T43_188" style:family="text">
      <style:text-properties fo:color="#444444" fo:font-size="8pt" style:font-size-asian="8pt" style:font-size-complex="8pt"/>
    </style:style>
    <style:style style:name="T43_189" style:family="text">
      <style:text-properties fo:color="#444444" fo:font-size="8pt" style:font-size-asian="8pt" style:font-size-complex="8pt"/>
    </style:style>
    <style:style style:name="T43_190" style:family="text">
      <style:text-properties fo:color="#444444" fo:font-size="8pt" style:font-size-asian="8pt" style:font-size-complex="8pt"/>
    </style:style>
    <style:style style:name="T43_191" style:family="text">
      <style:text-properties fo:color="#444444" fo:font-size="8pt" style:font-size-asian="8pt" style:font-size-complex="8pt"/>
    </style:style>
    <style:style style:name="T43_192" style:family="text">
      <style:text-properties fo:color="#444444" fo:font-size="8pt" style:font-size-asian="8pt" style:font-size-complex="8pt"/>
    </style:style>
    <style:style style:name="T43_193" style:family="text">
      <style:text-properties fo:color="#444444" fo:font-size="8pt" style:font-size-asian="8pt" style:font-size-complex="8pt"/>
    </style:style>
    <style:style style:name="T43_194" style:family="text">
      <style:text-properties fo:color="#444444" fo:font-size="8pt" style:font-size-asian="8pt" style:font-size-complex="8pt"/>
    </style:style>
    <style:style style:name="T43_195" style:family="text">
      <style:text-properties fo:color="#444444" fo:font-size="8pt" style:font-size-asian="8pt" style:font-size-complex="8pt"/>
    </style:style>
    <style:style style:name="T43_196" style:family="text">
      <style:text-properties fo:color="#444444" fo:font-size="8pt" style:font-size-asian="8pt" style:font-size-complex="8pt"/>
    </style:style>
    <style:style style:name="T43_197" style:family="text">
      <style:text-properties fo:color="#444444" fo:font-size="8pt" style:font-size-asian="8pt" style:font-size-complex="8pt"/>
    </style:style>
    <style:style style:name="T43_198" style:family="text">
      <style:text-properties fo:color="#444444" fo:font-size="8pt" style:font-size-asian="8pt" style:font-size-complex="8pt"/>
    </style:style>
    <style:style style:name="P44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45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5_1" style:family="text">
      <style:text-properties fo:color="#444444" fo:font-size="8pt" style:font-size-asian="8pt" style:font-size-complex="8pt" style:text-underline-style="solid" style:text-underline-color="font-color"/>
    </style:style>
    <style:style style:name="T45_2" style:family="text">
      <style:text-properties fo:color="#444444" fo:font-size="8pt" style:font-size-asian="8pt" style:font-size-complex="8pt" style:text-underline-style="solid" style:text-underline-color="font-color"/>
    </style:style>
    <style:style style:name="T45_3" style:family="text">
      <style:text-properties fo:color="#444444" fo:font-size="8pt" style:font-size-asian="8pt" style:font-size-complex="8pt" style:text-underline-style="solid" style:text-underline-color="font-color"/>
    </style:style>
    <style:style style:name="T45_4" style:family="text">
      <style:text-properties fo:color="#444444" fo:font-size="8pt" style:font-size-asian="8pt" style:font-size-complex="8pt" style:text-underline-style="solid" style:text-underline-color="font-color"/>
    </style:style>
    <style:style style:name="T45_5" style:family="text">
      <style:text-properties fo:color="#444444" fo:font-size="8pt" style:font-size-asian="8pt" style:font-size-complex="8pt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6_1" style:family="text">
      <style:text-properties fo:color="#444444" fo:font-size="8pt" style:font-size-asian="8pt" style:font-size-complex="8pt"/>
    </style:style>
    <style:style style:name="T46_2" style:family="text">
      <style:text-properties fo:color="#444444" fo:font-size="8pt" style:font-size-asian="8pt" style:font-size-complex="8pt"/>
    </style:style>
    <style:style style:name="T46_3" style:family="text">
      <style:text-properties fo:color="#444444" fo:font-size="8pt" style:font-size-asian="8pt" style:font-size-complex="8pt"/>
    </style:style>
    <style:style style:name="T46_4" style:family="text">
      <style:text-properties fo:color="#444444" fo:font-size="8pt" style:font-size-asian="8pt" style:font-size-complex="8pt"/>
    </style:style>
    <style:style style:name="T46_5" style:family="text">
      <style:text-properties fo:color="#444444" fo:font-size="8pt" style:font-size-asian="8pt" style:font-size-complex="8pt"/>
    </style:style>
    <style:style style:name="T46_6" style:family="text">
      <style:text-properties fo:color="#444444" fo:font-size="8pt" style:font-size-asian="8pt" style:font-size-complex="8pt"/>
    </style:style>
    <style:style style:name="T46_7" style:family="text">
      <style:text-properties fo:color="#444444" fo:font-size="8pt" style:font-size-asian="8pt" style:font-size-complex="8pt"/>
    </style:style>
    <style:style style:name="T46_8" style:family="text">
      <style:text-properties fo:color="#444444" fo:font-size="8pt" style:font-size-asian="8pt" style:font-size-complex="8pt"/>
    </style:style>
    <style:style style:name="T46_9" style:family="text">
      <style:text-properties fo:color="#444444" fo:font-size="8pt" style:font-size-asian="8pt" style:font-size-complex="8pt"/>
    </style:style>
    <style:style style:name="T46_10" style:family="text">
      <style:text-properties fo:color="#444444" fo:font-size="8pt" style:font-size-asian="8pt" style:font-size-complex="8pt"/>
    </style:style>
    <style:style style:name="T46_11" style:family="text">
      <style:text-properties fo:color="#444444" fo:font-size="8pt" style:font-size-asian="8pt" style:font-size-complex="8pt"/>
    </style:style>
    <style:style style:name="T46_12" style:family="text">
      <style:text-properties fo:color="#444444" fo:font-size="8pt" style:font-size-asian="8pt" style:font-size-complex="8pt"/>
    </style:style>
    <style:style style:name="T46_13" style:family="text">
      <style:text-properties fo:color="#444444" fo:font-size="8pt" style:font-size-asian="8pt" style:font-size-complex="8pt"/>
    </style:style>
    <style:style style:name="T46_14" style:family="text">
      <style:text-properties fo:color="#444444" fo:font-size="8pt" style:font-size-asian="8pt" style:font-size-complex="8pt"/>
    </style:style>
    <style:style style:name="T46_15" style:family="text">
      <style:text-properties fo:color="#444444" fo:font-size="8pt" style:font-size-asian="8pt" style:font-size-complex="8pt"/>
    </style:style>
    <style:style style:name="T46_16" style:family="text">
      <style:text-properties fo:color="#444444" fo:font-size="8pt" style:font-size-asian="8pt" style:font-size-complex="8pt"/>
    </style:style>
    <style:style style:name="T46_17" style:family="text">
      <style:text-properties fo:color="#444444" fo:font-size="8pt" style:font-size-asian="8pt" style:font-size-complex="8pt"/>
    </style:style>
    <style:style style:name="T46_18" style:family="text">
      <style:text-properties fo:color="#444444" fo:font-size="8pt" style:font-size-asian="8pt" style:font-size-complex="8pt"/>
    </style:style>
    <style:style style:name="T46_19" style:family="text">
      <style:text-properties fo:color="#444444" fo:font-size="8pt" style:font-size-asian="8pt" style:font-size-complex="8pt"/>
    </style:style>
    <style:style style:name="T46_20" style:family="text">
      <style:text-properties fo:color="#444444" fo:font-size="8pt" style:font-size-asian="8pt" style:font-size-complex="8pt"/>
    </style:style>
    <style:style style:name="T46_21" style:family="text">
      <style:text-properties fo:color="#444444" fo:font-size="8pt" style:font-size-asian="8pt" style:font-size-complex="8pt"/>
    </style:style>
    <style:style style:name="T46_22" style:family="text">
      <style:text-properties fo:color="#444444" fo:font-size="8pt" style:font-size-asian="8pt" style:font-size-complex="8pt"/>
    </style:style>
    <style:style style:name="T46_23" style:family="text">
      <style:text-properties fo:color="#444444" fo:font-size="8pt" style:font-size-asian="8pt" style:font-size-complex="8pt"/>
    </style:style>
    <style:style style:name="T46_24" style:family="text">
      <style:text-properties fo:color="#444444" fo:font-size="8pt" style:font-size-asian="8pt" style:font-size-complex="8pt"/>
    </style:style>
    <style:style style:name="T46_25" style:family="text">
      <style:text-properties fo:color="#444444" fo:font-size="8pt" style:font-size-asian="8pt" style:font-size-complex="8pt"/>
    </style:style>
    <style:style style:name="T46_26" style:family="text">
      <style:text-properties fo:color="#444444" fo:font-size="8pt" style:font-size-asian="8pt" style:font-size-complex="8pt"/>
    </style:style>
    <style:style style:name="T46_27" style:family="text">
      <style:text-properties fo:color="#444444" fo:font-size="8pt" style:font-size-asian="8pt" style:font-size-complex="8pt"/>
    </style:style>
    <style:style style:name="T46_28" style:family="text">
      <style:text-properties fo:color="#444444" fo:font-size="8pt" style:font-size-asian="8pt" style:font-size-complex="8pt"/>
    </style:style>
    <style:style style:name="T46_29" style:family="text">
      <style:text-properties fo:color="#444444" fo:font-size="8pt" style:font-size-asian="8pt" style:font-size-complex="8pt"/>
    </style:style>
    <style:style style:name="T46_30" style:family="text">
      <style:text-properties fo:color="#444444" fo:font-size="8pt" style:font-size-asian="8pt" style:font-size-complex="8pt"/>
    </style:style>
    <style:style style:name="T46_31" style:family="text">
      <style:text-properties fo:color="#444444" fo:font-size="8pt" style:font-size-asian="8pt" style:font-size-complex="8pt"/>
    </style:style>
    <style:style style:name="T46_32" style:family="text">
      <style:text-properties fo:color="#444444" fo:font-size="8pt" style:font-size-asian="8pt" style:font-size-complex="8pt"/>
    </style:style>
    <style:style style:name="T46_33" style:family="text">
      <style:text-properties fo:color="#444444" fo:font-size="8pt" style:font-size-asian="8pt" style:font-size-complex="8pt"/>
    </style:style>
    <style:style style:name="T46_34" style:family="text">
      <style:text-properties fo:color="#444444" fo:font-size="8pt" style:font-size-asian="8pt" style:font-size-complex="8pt"/>
    </style:style>
    <style:style style:name="T46_35" style:family="text">
      <style:text-properties fo:color="#444444" fo:font-size="8pt" style:font-size-asian="8pt" style:font-size-complex="8pt"/>
    </style:style>
    <style:style style:name="T46_36" style:family="text">
      <style:text-properties fo:color="#444444" fo:font-size="8pt" style:font-size-asian="8pt" style:font-size-complex="8pt"/>
    </style:style>
    <style:style style:name="T46_37" style:family="text">
      <style:text-properties fo:color="#444444" fo:font-size="8pt" style:font-size-asian="8pt" style:font-size-complex="8pt"/>
    </style:style>
    <style:style style:name="T46_38" style:family="text">
      <style:text-properties fo:color="#444444" fo:font-size="8pt" style:font-size-asian="8pt" style:font-size-complex="8pt"/>
    </style:style>
    <style:style style:name="T46_39" style:family="text">
      <style:text-properties fo:color="#444444" fo:font-size="8pt" style:font-size-asian="8pt" style:font-size-complex="8pt"/>
    </style:style>
    <style:style style:name="T46_40" style:family="text">
      <style:text-properties fo:color="#444444" fo:font-size="8pt" style:font-size-asian="8pt" style:font-size-complex="8pt"/>
    </style:style>
    <style:style style:name="T46_41" style:family="text">
      <style:text-properties fo:color="#444444" fo:font-size="8pt" style:font-size-asian="8pt" style:font-size-complex="8pt"/>
    </style:style>
    <style:style style:name="T46_42" style:family="text">
      <style:text-properties fo:color="#444444" fo:font-size="8pt" style:font-size-asian="8pt" style:font-size-complex="8pt"/>
    </style:style>
    <style:style style:name="T46_43" style:family="text">
      <style:text-properties fo:color="#444444" fo:font-size="8pt" style:font-size-asian="8pt" style:font-size-complex="8pt"/>
    </style:style>
    <style:style style:name="T46_44" style:family="text">
      <style:text-properties fo:color="#444444" fo:font-size="8pt" style:font-size-asian="8pt" style:font-size-complex="8pt"/>
    </style:style>
    <style:style style:name="T46_45" style:family="text">
      <style:text-properties fo:color="#444444" fo:font-size="8pt" style:font-size-asian="8pt" style:font-size-complex="8pt"/>
    </style:style>
    <style:style style:name="T46_46" style:family="text">
      <style:text-properties fo:color="#444444" fo:font-size="8pt" style:font-size-asian="8pt" style:font-size-complex="8pt"/>
    </style:style>
    <style:style style:name="T46_47" style:family="text">
      <style:text-properties fo:color="#444444" fo:font-size="8pt" style:font-size-asian="8pt" style:font-size-complex="8pt"/>
    </style:style>
    <style:style style:name="T46_48" style:family="text">
      <style:text-properties fo:color="#444444" fo:font-size="8pt" style:font-size-asian="8pt" style:font-size-complex="8pt"/>
    </style:style>
    <style:style style:name="T46_49" style:family="text">
      <style:text-properties fo:color="#444444" fo:font-size="8pt" style:font-size-asian="8pt" style:font-size-complex="8pt"/>
    </style:style>
    <style:style style:name="T46_50" style:family="text">
      <style:text-properties fo:color="#444444" fo:font-size="8pt" style:font-size-asian="8pt" style:font-size-complex="8pt"/>
    </style:style>
    <style:style style:name="T46_51" style:family="text">
      <style:text-properties fo:color="#444444" fo:font-size="8pt" style:font-size-asian="8pt" style:font-size-complex="8pt"/>
    </style:style>
    <style:style style:name="T46_52" style:family="text">
      <style:text-properties fo:color="#444444" fo:font-size="8pt" style:font-size-asian="8pt" style:font-size-complex="8pt"/>
    </style:style>
    <style:style style:name="T46_53" style:family="text">
      <style:text-properties fo:color="#444444" fo:font-size="8pt" style:font-size-asian="8pt" style:font-size-complex="8pt"/>
    </style:style>
    <style:style style:name="T46_54" style:family="text">
      <style:text-properties fo:color="#444444" fo:font-size="8pt" style:font-size-asian="8pt" style:font-size-complex="8pt"/>
    </style:style>
    <style:style style:name="T46_55" style:family="text">
      <style:text-properties fo:color="#444444" fo:font-size="8pt" style:font-size-asian="8pt" style:font-size-complex="8pt"/>
    </style:style>
    <style:style style:name="T46_56" style:family="text">
      <style:text-properties fo:color="#444444" fo:font-size="8pt" style:font-size-asian="8pt" style:font-size-complex="8pt"/>
    </style:style>
    <style:style style:name="T46_57" style:family="text">
      <style:text-properties fo:color="#444444" fo:font-size="8pt" style:font-size-asian="8pt" style:font-size-complex="8pt"/>
    </style:style>
    <style:style style:name="T46_58" style:family="text">
      <style:text-properties fo:color="#444444" fo:font-size="8pt" style:font-size-asian="8pt" style:font-size-complex="8pt"/>
    </style:style>
    <style:style style:name="T46_59" style:family="text">
      <style:text-properties fo:color="#444444" fo:font-size="8pt" style:font-size-asian="8pt" style:font-size-complex="8pt"/>
    </style:style>
    <style:style style:name="T46_60" style:family="text">
      <style:text-properties fo:color="#444444" fo:font-size="8pt" style:font-size-asian="8pt" style:font-size-complex="8pt"/>
    </style:style>
    <style:style style:name="T46_61" style:family="text">
      <style:text-properties fo:color="#444444" fo:font-size="8pt" style:font-size-asian="8pt" style:font-size-complex="8pt"/>
    </style:style>
    <style:style style:name="T46_62" style:family="text">
      <style:text-properties fo:color="#444444" fo:font-size="8pt" style:font-size-asian="8pt" style:font-size-complex="8pt"/>
    </style:style>
    <style:style style:name="T46_63" style:family="text">
      <style:text-properties fo:color="#444444" fo:font-size="8pt" style:font-size-asian="8pt" style:font-size-complex="8pt"/>
    </style:style>
    <style:style style:name="T46_64" style:family="text">
      <style:text-properties fo:color="#444444" fo:font-size="8pt" style:font-size-asian="8pt" style:font-size-complex="8pt"/>
    </style:style>
    <style:style style:name="T46_65" style:family="text">
      <style:text-properties fo:color="#444444" fo:font-size="8pt" style:font-size-asian="8pt" style:font-size-complex="8pt"/>
    </style:style>
    <style:style style:name="T46_66" style:family="text">
      <style:text-properties fo:color="#444444" fo:font-size="8pt" style:font-size-asian="8pt" style:font-size-complex="8pt"/>
    </style:style>
    <style:style style:name="T46_67" style:family="text">
      <style:text-properties fo:color="#444444" fo:font-size="8pt" style:font-size-asian="8pt" style:font-size-complex="8pt"/>
    </style:style>
    <style:style style:name="T46_68" style:family="text">
      <style:text-properties fo:color="#444444" fo:font-size="8pt" style:font-size-asian="8pt" style:font-size-complex="8pt"/>
    </style:style>
    <style:style style:name="T46_69" style:family="text">
      <style:text-properties fo:color="#444444" fo:font-size="8pt" style:font-size-asian="8pt" style:font-size-complex="8pt"/>
    </style:style>
    <style:style style:name="T46_70" style:family="text">
      <style:text-properties fo:color="#444444" fo:font-size="8pt" style:font-size-asian="8pt" style:font-size-complex="8pt"/>
    </style:style>
    <style:style style:name="T46_71" style:family="text">
      <style:text-properties fo:color="#444444" fo:font-size="8pt" style:font-size-asian="8pt" style:font-size-complex="8pt"/>
    </style:style>
    <style:style style:name="T46_72" style:family="text">
      <style:text-properties fo:color="#444444" fo:font-size="8pt" style:font-size-asian="8pt" style:font-size-complex="8pt"/>
    </style:style>
    <style:style style:name="T46_73" style:family="text">
      <style:text-properties fo:color="#444444" fo:font-size="8pt" style:font-size-asian="8pt" style:font-size-complex="8pt"/>
    </style:style>
    <style:style style:name="T46_74" style:family="text">
      <style:text-properties fo:color="#444444" fo:font-size="8pt" style:font-size-asian="8pt" style:font-size-complex="8pt"/>
    </style:style>
    <style:style style:name="T46_75" style:family="text">
      <style:text-properties fo:color="#444444" fo:font-size="8pt" style:font-size-asian="8pt" style:font-size-complex="8pt"/>
    </style:style>
    <style:style style:name="T46_76" style:family="text">
      <style:text-properties fo:color="#444444" fo:font-size="8pt" style:font-size-asian="8pt" style:font-size-complex="8pt"/>
    </style:style>
    <style:style style:name="T46_77" style:family="text">
      <style:text-properties fo:color="#444444" fo:font-size="8pt" style:font-size-asian="8pt" style:font-size-complex="8pt"/>
    </style:style>
    <style:style style:name="T46_78" style:family="text">
      <style:text-properties fo:color="#444444" fo:font-size="8pt" style:font-size-asian="8pt" style:font-size-complex="8pt"/>
    </style:style>
    <style:style style:name="T46_79" style:family="text">
      <style:text-properties fo:color="#444444" fo:font-size="8pt" style:font-size-asian="8pt" style:font-size-complex="8pt"/>
    </style:style>
    <style:style style:name="T46_80" style:family="text">
      <style:text-properties fo:color="#444444" fo:font-size="8pt" style:font-size-asian="8pt" style:font-size-complex="8pt"/>
    </style:style>
    <style:style style:name="T46_81" style:family="text">
      <style:text-properties fo:color="#444444" fo:font-size="8pt" style:font-size-asian="8pt" style:font-size-complex="8pt"/>
    </style:style>
    <style:style style:name="T46_82" style:family="text">
      <style:text-properties fo:color="#444444" fo:font-size="8pt" style:font-size-asian="8pt" style:font-size-complex="8pt"/>
    </style:style>
    <style:style style:name="T46_83" style:family="text">
      <style:text-properties fo:color="#444444" fo:font-size="8pt" style:font-size-asian="8pt" style:font-size-complex="8pt"/>
    </style:style>
    <style:style style:name="T46_84" style:family="text">
      <style:text-properties fo:color="#444444" fo:font-size="8pt" style:font-size-asian="8pt" style:font-size-complex="8pt"/>
    </style:style>
    <style:style style:name="T46_85" style:family="text">
      <style:text-properties fo:color="#444444" fo:font-size="8pt" style:font-size-asian="8pt" style:font-size-complex="8pt"/>
    </style:style>
    <style:style style:name="T46_86" style:family="text">
      <style:text-properties fo:color="#444444" fo:font-size="8pt" style:font-size-asian="8pt" style:font-size-complex="8pt"/>
    </style:style>
    <style:style style:name="T46_87" style:family="text">
      <style:text-properties fo:color="#444444" fo:font-size="8pt" style:font-size-asian="8pt" style:font-size-complex="8pt"/>
    </style:style>
    <style:style style:name="T46_88" style:family="text">
      <style:text-properties fo:color="#444444" fo:font-size="8pt" style:font-size-asian="8pt" style:font-size-complex="8pt"/>
    </style:style>
    <style:style style:name="P47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style:text-line-through-style="none" fo:font-style="normal" style:font-style-asian="normal" style:font-style-complex="normal" fo:color="#444444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8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48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48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48_4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P49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49_1" style:family="text">
      <style:text-properties fo:color="#666666" fo:font-size="8pt" style:font-size-asian="8pt" style:font-size-complex="8pt"/>
    </style:style>
    <style:style style:name="T49_2" style:family="text">
      <style:text-properties fo:color="#666666" fo:font-size="8pt" style:font-size-asian="8pt" style:font-size-complex="8pt"/>
    </style:style>
    <style:style style:name="T49_3" style:family="text">
      <style:text-properties fo:color="#666666" fo:font-size="8pt" style:font-size-asian="8pt" style:font-size-complex="8pt"/>
    </style:style>
    <style:style style:name="T49_4" style:family="text">
      <style:text-properties fo:color="#666666" fo:font-size="8pt" style:font-size-asian="8pt" style:font-size-complex="8pt"/>
    </style:style>
    <style:style style:name="T49_5" style:family="text"/>
    <style:style style:name="T49_6" style:family="text">
      <style:text-properties fo:color="#1155cc" fo:font-size="8pt" style:font-size-asian="8pt" style:font-size-complex="8pt" style:text-underline-style="solid" style:text-underline-color="font-color"/>
    </style:style>
    <style:style style:name="T49_7" style:family="text"/>
    <style:style style:name="T49_8" style:family="text">
      <style:text-properties fo:color="#1155cc" fo:font-size="8pt" style:font-size-asian="8pt" style:font-size-complex="8pt" style:text-underline-style="solid" style:text-underline-color="font-color"/>
    </style:style>
    <style:style style:name="T49_9" style:family="text"/>
    <style:style style:name="T49_10" style:family="text">
      <style:text-properties fo:color="#1155cc" fo:font-size="8pt" style:font-size-asian="8pt" style:font-size-complex="8pt" style:text-underline-style="solid" style:text-underline-color="font-color"/>
    </style:style>
    <style:style style:name="T49_11" style:family="text"/>
    <style:style style:name="T49_12" style:family="text">
      <style:text-properties fo:color="#1155cc" fo:font-size="8pt" style:font-size-asian="8pt" style:font-size-complex="8pt" style:text-underline-style="solid" style:text-underline-color="font-color"/>
    </style:style>
    <style:style style:name="T49_13" style:family="text"/>
    <style:style style:name="T49_14" style:family="text">
      <style:text-properties fo:color="#1155cc" fo:font-size="8pt" style:font-size-asian="8pt" style:font-size-complex="8pt" style:text-underline-style="solid" style:text-underline-color="font-color"/>
    </style:style>
    <style:style style:name="T49_15" style:family="text"/>
    <style:style style:name="T49_16" style:family="text">
      <style:text-properties fo:color="#1155cc" fo:font-size="8pt" style:font-size-asian="8pt" style:font-size-complex="8pt" style:text-underline-style="solid" style:text-underline-color="font-color"/>
    </style:style>
    <style:style style:name="T49_17" style:family="text"/>
    <style:style style:name="T49_18" style:family="text">
      <style:text-properties fo:color="#1155cc" fo:font-size="8pt" style:font-size-asian="8pt" style:font-size-complex="8pt" style:text-underline-style="solid" style:text-underline-color="font-color"/>
    </style:style>
    <style:style style:name="T49_19" style:family="text">
      <style:text-properties fo:color="#666666" fo:font-size="8pt" style:font-size-asian="8pt" style:font-size-complex="8pt"/>
    </style:style>
    <style:style style:name="P5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0_1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50_2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50_3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50_4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T50_5" style:family="text">
      <style:text-properties fo:color="#666666" fo:font-size="8pt" style:font-size-asian="8pt" style:font-size-complex="8pt" fo:font-weight="bold" style:font-weight-asian="bold" style:font-weight-complex="bold"/>
    </style:style>
    <style:style style:name="P5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5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2_1" style:family="text">
      <style:text-properties fo:color="#444444" fo:font-size="8pt" style:font-size-asian="8pt" style:font-size-complex="8pt"/>
    </style:style>
    <style:style style:name="T52_2" style:family="text">
      <style:text-properties fo:color="#444444" fo:font-size="8pt" style:font-size-asian="8pt" style:font-size-complex="8pt"/>
    </style:style>
    <style:style style:name="T52_3" style:family="text">
      <style:text-properties fo:color="#444444" fo:font-size="8pt" style:font-size-asian="8pt" style:font-size-complex="8pt"/>
    </style:style>
    <style:style style:name="T52_4" style:family="text">
      <style:text-properties fo:color="#444444" fo:font-size="8pt" style:font-size-asian="8pt" style:font-size-complex="8pt"/>
    </style:style>
    <style:style style:name="T52_5" style:family="text">
      <style:text-properties fo:color="#444444" fo:font-size="8pt" style:font-size-asian="8pt" style:font-size-complex="8pt"/>
    </style:style>
    <style:style style:name="T52_6" style:family="text">
      <style:text-properties fo:color="#444444" fo:font-size="8pt" style:font-size-asian="8pt" style:font-size-complex="8pt"/>
    </style:style>
    <style:style style:name="T52_7" style:family="text">
      <style:text-properties fo:color="#444444" fo:font-size="8pt" style:font-size-asian="8pt" style:font-size-complex="8pt"/>
    </style:style>
    <style:style style:name="T52_8" style:family="text">
      <style:text-properties fo:color="#444444" fo:font-size="8pt" style:font-size-asian="8pt" style:font-size-complex="8pt"/>
    </style:style>
    <style:style style:name="T52_9" style:family="text">
      <style:text-properties fo:color="#444444" fo:font-size="8pt" style:font-size-asian="8pt" style:font-size-complex="8pt"/>
    </style:style>
    <style:style style:name="T52_10" style:family="text">
      <style:text-properties fo:color="#444444" fo:font-size="8pt" style:font-size-asian="8pt" style:font-size-complex="8pt"/>
    </style:style>
    <style:style style:name="T52_11" style:family="text">
      <style:text-properties fo:color="#444444" fo:font-size="8pt" style:font-size-asian="8pt" style:font-size-complex="8pt"/>
    </style:style>
    <style:style style:name="T52_12" style:family="text">
      <style:text-properties fo:color="#444444" fo:font-size="8pt" style:font-size-asian="8pt" style:font-size-complex="8pt"/>
    </style:style>
    <style:style style:name="T52_13" style:family="text">
      <style:text-properties fo:color="#444444" fo:font-size="8pt" style:font-size-asian="8pt" style:font-size-complex="8pt"/>
    </style:style>
    <style:style style:name="T52_14" style:family="text">
      <style:text-properties fo:color="#444444" fo:font-size="8pt" style:font-size-asian="8pt" style:font-size-complex="8pt"/>
    </style:style>
    <style:style style:name="T52_15" style:family="text">
      <style:text-properties fo:color="#444444" fo:font-size="8pt" style:font-size-asian="8pt" style:font-size-complex="8pt"/>
    </style:style>
    <style:style style:name="T52_16" style:family="text">
      <style:text-properties fo:color="#444444" fo:font-size="8pt" style:font-size-asian="8pt" style:font-size-complex="8pt"/>
    </style:style>
    <style:style style:name="T52_17" style:family="text">
      <style:text-properties fo:color="#444444" fo:font-size="8pt" style:font-size-asian="8pt" style:font-size-complex="8pt"/>
    </style:style>
    <style:style style:name="T52_18" style:family="text">
      <style:text-properties fo:color="#444444" fo:font-size="8pt" style:font-size-asian="8pt" style:font-size-complex="8pt"/>
    </style:style>
    <style:style style:name="T52_19" style:family="text">
      <style:text-properties fo:color="#444444" fo:font-size="8pt" style:font-size-asian="8pt" style:font-size-complex="8pt"/>
    </style:style>
    <style:style style:name="T52_20" style:family="text">
      <style:text-properties fo:color="#444444" fo:font-size="8pt" style:font-size-asian="8pt" style:font-size-complex="8pt"/>
    </style:style>
    <style:style style:name="T52_21" style:family="text">
      <style:text-properties fo:color="#444444" fo:font-size="8pt" style:font-size-asian="8pt" style:font-size-complex="8pt"/>
    </style:style>
    <style:style style:name="T52_22" style:family="text">
      <style:text-properties fo:color="#444444" fo:font-size="8pt" style:font-size-asian="8pt" style:font-size-complex="8pt"/>
    </style:style>
    <style:style style:name="T52_23" style:family="text">
      <style:text-properties fo:color="#444444" fo:font-size="8pt" style:font-size-asian="8pt" style:font-size-complex="8pt"/>
    </style:style>
    <style:style style:name="T52_24" style:family="text">
      <style:text-properties fo:color="#444444" fo:font-size="8pt" style:font-size-asian="8pt" style:font-size-complex="8pt"/>
    </style:style>
    <style:style style:name="T52_25" style:family="text">
      <style:text-properties fo:color="#444444" fo:font-size="8pt" style:font-size-asian="8pt" style:font-size-complex="8pt"/>
    </style:style>
    <style:style style:name="T52_26" style:family="text">
      <style:text-properties fo:color="#444444" fo:font-size="8pt" style:font-size-asian="8pt" style:font-size-complex="8pt"/>
    </style:style>
    <style:style style:name="T52_27" style:family="text">
      <style:text-properties fo:color="#444444" fo:font-size="8pt" style:font-size-asian="8pt" style:font-size-complex="8pt"/>
    </style:style>
    <style:style style:name="T52_28" style:family="text">
      <style:text-properties fo:color="#444444" fo:font-size="8pt" style:font-size-asian="8pt" style:font-size-complex="8pt"/>
    </style:style>
    <style:style style:name="T52_29" style:family="text">
      <style:text-properties fo:color="#444444" fo:font-size="8pt" style:font-size-asian="8pt" style:font-size-complex="8pt"/>
    </style:style>
    <style:style style:name="T52_30" style:family="text">
      <style:text-properties fo:color="#444444" fo:font-size="8pt" style:font-size-asian="8pt" style:font-size-complex="8pt"/>
    </style:style>
    <style:style style:name="T52_31" style:family="text">
      <style:text-properties fo:color="#444444" fo:font-size="8pt" style:font-size-asian="8pt" style:font-size-complex="8pt"/>
    </style:style>
    <style:style style:name="T52_32" style:family="text">
      <style:text-properties fo:color="#444444" fo:font-size="8pt" style:font-size-asian="8pt" style:font-size-complex="8pt"/>
    </style:style>
    <style:style style:name="T52_33" style:family="text">
      <style:text-properties fo:color="#444444" fo:font-size="8pt" style:font-size-asian="8pt" style:font-size-complex="8pt"/>
    </style:style>
    <style:style style:name="T52_34" style:family="text">
      <style:text-properties fo:color="#444444" fo:font-size="8pt" style:font-size-asian="8pt" style:font-size-complex="8pt"/>
    </style:style>
    <style:style style:name="T52_35" style:family="text">
      <style:text-properties fo:color="#444444" fo:font-size="8pt" style:font-size-asian="8pt" style:font-size-complex="8pt"/>
    </style:style>
    <style:style style:name="T52_36" style:family="text">
      <style:text-properties fo:color="#444444" fo:font-size="8pt" style:font-size-asian="8pt" style:font-size-complex="8pt"/>
    </style:style>
    <style:style style:name="T52_37" style:family="text">
      <style:text-properties fo:color="#444444" fo:font-size="8pt" style:font-size-asian="8pt" style:font-size-complex="8pt"/>
    </style:style>
    <style:style style:name="T52_38" style:family="text">
      <style:text-properties fo:color="#444444" fo:font-size="8pt" style:font-size-asian="8pt" style:font-size-complex="8pt"/>
    </style:style>
    <style:style style:name="T52_39" style:family="text">
      <style:text-properties fo:color="#444444" fo:font-size="8pt" style:font-size-asian="8pt" style:font-size-complex="8pt"/>
    </style:style>
    <style:style style:name="T52_40" style:family="text">
      <style:text-properties fo:color="#444444" fo:font-size="8pt" style:font-size-asian="8pt" style:font-size-complex="8pt"/>
    </style:style>
    <style:style style:name="T52_41" style:family="text">
      <style:text-properties fo:color="#444444" fo:font-size="8pt" style:font-size-asian="8pt" style:font-size-complex="8pt"/>
    </style:style>
    <style:style style:name="T52_42" style:family="text">
      <style:text-properties fo:color="#444444" fo:font-size="8pt" style:font-size-asian="8pt" style:font-size-complex="8pt"/>
    </style:style>
    <style:style style:name="T52_43" style:family="text">
      <style:text-properties fo:color="#444444" fo:font-size="8pt" style:font-size-asian="8pt" style:font-size-complex="8pt"/>
    </style:style>
    <style:style style:name="T52_44" style:family="text">
      <style:text-properties fo:color="#444444" fo:font-size="8pt" style:font-size-asian="8pt" style:font-size-complex="8pt"/>
    </style:style>
    <style:style style:name="T52_45" style:family="text">
      <style:text-properties fo:color="#444444" fo:font-size="8pt" style:font-size-asian="8pt" style:font-size-complex="8pt"/>
    </style:style>
    <style:style style:name="T52_46" style:family="text">
      <style:text-properties fo:color="#444444" fo:font-size="8pt" style:font-size-asian="8pt" style:font-size-complex="8pt"/>
    </style:style>
    <style:style style:name="T52_47" style:family="text">
      <style:text-properties fo:color="#444444" fo:font-size="8pt" style:font-size-asian="8pt" style:font-size-complex="8pt"/>
    </style:style>
    <style:style style:name="T52_48" style:family="text">
      <style:text-properties fo:color="#444444" fo:font-size="8pt" style:font-size-asian="8pt" style:font-size-complex="8pt"/>
    </style:style>
    <style:style style:name="T52_49" style:family="text">
      <style:text-properties fo:color="#444444" fo:font-size="8pt" style:font-size-asian="8pt" style:font-size-complex="8pt"/>
    </style:style>
    <style:style style:name="T52_50" style:family="text">
      <style:text-properties fo:color="#444444" fo:font-size="8pt" style:font-size-asian="8pt" style:font-size-complex="8pt"/>
    </style:style>
    <style:style style:name="T52_51" style:family="text">
      <style:text-properties fo:color="#444444" fo:font-size="8pt" style:font-size-asian="8pt" style:font-size-complex="8pt"/>
    </style:style>
    <style:style style:name="T52_52" style:family="text">
      <style:text-properties fo:color="#444444" fo:font-size="8pt" style:font-size-asian="8pt" style:font-size-complex="8pt"/>
    </style:style>
    <style:style style:name="T52_53" style:family="text">
      <style:text-properties fo:color="#444444" fo:font-size="8pt" style:font-size-asian="8pt" style:font-size-complex="8pt"/>
    </style:style>
    <style:style style:name="T52_54" style:family="text">
      <style:text-properties fo:color="#444444" fo:font-size="8pt" style:font-size-asian="8pt" style:font-size-complex="8pt"/>
    </style:style>
    <style:style style:name="T52_55" style:family="text">
      <style:text-properties fo:color="#444444" fo:font-size="8pt" style:font-size-asian="8pt" style:font-size-complex="8pt"/>
    </style:style>
    <style:style style:name="T52_56" style:family="text">
      <style:text-properties fo:color="#444444" fo:font-size="8pt" style:font-size-asian="8pt" style:font-size-complex="8pt"/>
    </style:style>
    <style:style style:name="T52_57" style:family="text">
      <style:text-properties fo:color="#444444" fo:font-size="8pt" style:font-size-asian="8pt" style:font-size-complex="8pt"/>
    </style:style>
    <style:style style:name="T52_58" style:family="text">
      <style:text-properties fo:color="#444444" fo:font-size="8pt" style:font-size-asian="8pt" style:font-size-complex="8pt"/>
    </style:style>
    <style:style style:name="T52_59" style:family="text">
      <style:text-properties fo:color="#444444" fo:font-size="8pt" style:font-size-asian="8pt" style:font-size-complex="8pt"/>
    </style:style>
    <style:style style:name="T52_60" style:family="text">
      <style:text-properties fo:color="#444444" fo:font-size="8pt" style:font-size-asian="8pt" style:font-size-complex="8pt"/>
    </style:style>
    <style:style style:name="T52_61" style:family="text">
      <style:text-properties fo:color="#444444" fo:font-size="8pt" style:font-size-asian="8pt" style:font-size-complex="8pt"/>
    </style:style>
    <style:style style:name="T52_62" style:family="text">
      <style:text-properties fo:color="#444444" fo:font-size="8pt" style:font-size-asian="8pt" style:font-size-complex="8pt"/>
    </style:style>
    <style:style style:name="T52_63" style:family="text">
      <style:text-properties fo:color="#444444" fo:font-size="8pt" style:font-size-asian="8pt" style:font-size-complex="8pt"/>
    </style:style>
    <style:style style:name="T52_64" style:family="text">
      <style:text-properties fo:color="#444444" fo:font-size="8pt" style:font-size-asian="8pt" style:font-size-complex="8pt"/>
    </style:style>
    <style:style style:name="T52_65" style:family="text">
      <style:text-properties fo:color="#444444" fo:font-size="8pt" style:font-size-asian="8pt" style:font-size-complex="8pt"/>
    </style:style>
    <style:style style:name="T52_66" style:family="text">
      <style:text-properties fo:color="#444444" fo:font-size="8pt" style:font-size-asian="8pt" style:font-size-complex="8pt"/>
    </style:style>
    <style:style style:name="T52_67" style:family="text">
      <style:text-properties fo:color="#444444" fo:font-size="8pt" style:font-size-asian="8pt" style:font-size-complex="8pt"/>
    </style:style>
    <style:style style:name="T52_68" style:family="text">
      <style:text-properties fo:color="#444444" fo:font-size="8pt" style:font-size-asian="8pt" style:font-size-complex="8pt"/>
    </style:style>
    <style:style style:name="T52_69" style:family="text">
      <style:text-properties fo:color="#444444" fo:font-size="8pt" style:font-size-asian="8pt" style:font-size-complex="8pt"/>
    </style:style>
    <style:style style:name="T52_70" style:family="text">
      <style:text-properties fo:color="#444444" fo:font-size="8pt" style:font-size-asian="8pt" style:font-size-complex="8pt"/>
    </style:style>
    <style:style style:name="T52_71" style:family="text">
      <style:text-properties fo:color="#444444" fo:font-size="8pt" style:font-size-asian="8pt" style:font-size-complex="8pt"/>
    </style:style>
    <style:style style:name="T52_72" style:family="text">
      <style:text-properties fo:color="#444444" fo:font-size="8pt" style:font-size-asian="8pt" style:font-size-complex="8pt"/>
    </style:style>
    <style:style style:name="T52_73" style:family="text">
      <style:text-properties fo:color="#444444" fo:font-size="8pt" style:font-size-asian="8pt" style:font-size-complex="8pt"/>
    </style:style>
    <style:style style:name="T52_74" style:family="text">
      <style:text-properties fo:color="#444444" fo:font-size="8pt" style:font-size-asian="8pt" style:font-size-complex="8pt"/>
    </style:style>
    <style:style style:name="T52_75" style:family="text">
      <style:text-properties fo:color="#444444" fo:font-size="8pt" style:font-size-asian="8pt" style:font-size-complex="8pt"/>
    </style:style>
    <style:style style:name="T52_76" style:family="text">
      <style:text-properties fo:color="#444444" fo:font-size="8pt" style:font-size-asian="8pt" style:font-size-complex="8pt"/>
    </style:style>
    <style:style style:name="T52_77" style:family="text">
      <style:text-properties fo:color="#444444" fo:font-size="8pt" style:font-size-asian="8pt" style:font-size-complex="8pt"/>
    </style:style>
    <style:style style:name="T52_78" style:family="text">
      <style:text-properties fo:color="#444444" fo:font-size="8pt" style:font-size-asian="8pt" style:font-size-complex="8pt"/>
    </style:style>
    <style:style style:name="T52_79" style:family="text">
      <style:text-properties fo:color="#444444" fo:font-size="8pt" style:font-size-asian="8pt" style:font-size-complex="8pt"/>
    </style:style>
    <style:style style:name="T52_80" style:family="text">
      <style:text-properties fo:color="#444444" fo:font-size="8pt" style:font-size-asian="8pt" style:font-size-complex="8pt"/>
    </style:style>
    <style:style style:name="T52_81" style:family="text">
      <style:text-properties fo:color="#444444" fo:font-size="8pt" style:font-size-asian="8pt" style:font-size-complex="8pt"/>
    </style:style>
    <style:style style:name="T52_82" style:family="text">
      <style:text-properties fo:color="#444444" fo:font-size="8pt" style:font-size-asian="8pt" style:font-size-complex="8pt"/>
    </style:style>
    <style:style style:name="T52_83" style:family="text">
      <style:text-properties fo:color="#444444" fo:font-size="8pt" style:font-size-asian="8pt" style:font-size-complex="8pt"/>
    </style:style>
    <style:style style:name="T52_84" style:family="text">
      <style:text-properties fo:color="#444444" fo:font-size="8pt" style:font-size-asian="8pt" style:font-size-complex="8pt"/>
    </style:style>
    <style:style style:name="T52_85" style:family="text">
      <style:text-properties fo:color="#444444" fo:font-size="8pt" style:font-size-asian="8pt" style:font-size-complex="8pt"/>
    </style:style>
    <style:style style:name="T52_86" style:family="text">
      <style:text-properties fo:color="#444444" fo:font-size="8pt" style:font-size-asian="8pt" style:font-size-complex="8pt"/>
    </style:style>
    <style:style style:name="T52_87" style:family="text">
      <style:text-properties fo:color="#444444" fo:font-size="8pt" style:font-size-asian="8pt" style:font-size-complex="8pt"/>
    </style:style>
    <style:style style:name="T52_88" style:family="text">
      <style:text-properties fo:color="#444444" fo:font-size="8pt" style:font-size-asian="8pt" style:font-size-complex="8pt"/>
    </style:style>
    <style:style style:name="T52_89" style:family="text">
      <style:text-properties fo:color="#444444" fo:font-size="8pt" style:font-size-asian="8pt" style:font-size-complex="8pt"/>
    </style:style>
    <style:style style:name="T52_90" style:family="text">
      <style:text-properties fo:color="#444444" fo:font-size="8pt" style:font-size-asian="8pt" style:font-size-complex="8pt"/>
    </style:style>
    <style:style style:name="T52_91" style:family="text">
      <style:text-properties fo:color="#444444" fo:font-size="8pt" style:font-size-asian="8pt" style:font-size-complex="8pt"/>
    </style:style>
    <style:style style:name="T52_92" style:family="text">
      <style:text-properties fo:color="#444444" fo:font-size="8pt" style:font-size-asian="8pt" style:font-size-complex="8pt"/>
    </style:style>
    <style:style style:name="T52_93" style:family="text">
      <style:text-properties fo:color="#444444" fo:font-size="8pt" style:font-size-asian="8pt" style:font-size-complex="8pt"/>
    </style:style>
    <style:style style:name="T52_94" style:family="text">
      <style:text-properties fo:color="#444444" fo:font-size="8pt" style:font-size-asian="8pt" style:font-size-complex="8pt"/>
    </style:style>
    <style:style style:name="T52_95" style:family="text">
      <style:text-properties fo:color="#444444" fo:font-size="8pt" style:font-size-asian="8pt" style:font-size-complex="8pt"/>
    </style:style>
    <style:style style:name="T52_96" style:family="text">
      <style:text-properties fo:color="#444444" fo:font-size="8pt" style:font-size-asian="8pt" style:font-size-complex="8pt"/>
    </style:style>
    <style:style style:name="T52_97" style:family="text">
      <style:text-properties fo:color="#444444" fo:font-size="8pt" style:font-size-asian="8pt" style:font-size-complex="8pt"/>
    </style:style>
    <style:style style:name="T52_98" style:family="text">
      <style:text-properties fo:color="#444444" fo:font-size="8pt" style:font-size-asian="8pt" style:font-size-complex="8pt"/>
    </style:style>
    <style:style style:name="T52_99" style:family="text">
      <style:text-properties fo:color="#444444" fo:font-size="8pt" style:font-size-asian="8pt" style:font-size-complex="8pt"/>
    </style:style>
    <style:style style:name="T52_100" style:family="text">
      <style:text-properties fo:color="#444444" fo:font-size="8pt" style:font-size-asian="8pt" style:font-size-complex="8pt"/>
    </style:style>
    <style:style style:name="T52_101" style:family="text">
      <style:text-properties fo:color="#444444" fo:font-size="8pt" style:font-size-asian="8pt" style:font-size-complex="8pt"/>
    </style:style>
    <style:style style:name="T52_102" style:family="text">
      <style:text-properties fo:color="#444444" fo:font-size="8pt" style:font-size-asian="8pt" style:font-size-complex="8pt"/>
    </style:style>
    <style:style style:name="T52_103" style:family="text">
      <style:text-properties fo:color="#444444" fo:font-size="8pt" style:font-size-asian="8pt" style:font-size-complex="8pt"/>
    </style:style>
    <style:style style:name="T52_104" style:family="text">
      <style:text-properties fo:color="#444444" fo:font-size="8pt" style:font-size-asian="8pt" style:font-size-complex="8pt"/>
    </style:style>
    <style:style style:name="T52_105" style:family="text">
      <style:text-properties fo:color="#444444" fo:font-size="8pt" style:font-size-asian="8pt" style:font-size-complex="8pt"/>
    </style:style>
    <style:style style:name="T52_106" style:family="text">
      <style:text-properties fo:color="#444444" fo:font-size="8pt" style:font-size-asian="8pt" style:font-size-complex="8pt"/>
    </style:style>
    <style:style style:name="T52_107" style:family="text">
      <style:text-properties fo:color="#444444" fo:font-size="8pt" style:font-size-asian="8pt" style:font-size-complex="8pt"/>
    </style:style>
    <style:style style:name="T52_108" style:family="text">
      <style:text-properties fo:color="#444444" fo:font-size="8pt" style:font-size-asian="8pt" style:font-size-complex="8pt"/>
    </style:style>
    <style:style style:name="T52_109" style:family="text">
      <style:text-properties fo:color="#444444" fo:font-size="8pt" style:font-size-asian="8pt" style:font-size-complex="8pt"/>
    </style:style>
    <style:style style:name="T52_110" style:family="text">
      <style:text-properties fo:color="#444444" fo:font-size="8pt" style:font-size-asian="8pt" style:font-size-complex="8pt"/>
    </style:style>
    <style:style style:name="T52_111" style:family="text">
      <style:text-properties fo:color="#444444" fo:font-size="8pt" style:font-size-asian="8pt" style:font-size-complex="8pt"/>
    </style:style>
    <style:style style:name="T52_112" style:family="text">
      <style:text-properties fo:color="#444444" fo:font-size="8pt" style:font-size-asian="8pt" style:font-size-complex="8pt"/>
    </style:style>
    <style:style style:name="T52_113" style:family="text">
      <style:text-properties fo:color="#444444" fo:font-size="8pt" style:font-size-asian="8pt" style:font-size-complex="8pt"/>
    </style:style>
    <style:style style:name="T52_114" style:family="text">
      <style:text-properties fo:color="#444444" fo:font-size="8pt" style:font-size-asian="8pt" style:font-size-complex="8pt"/>
    </style:style>
    <style:style style:name="T52_115" style:family="text">
      <style:text-properties fo:color="#444444" fo:font-size="8pt" style:font-size-asian="8pt" style:font-size-complex="8pt"/>
    </style:style>
    <style:style style:name="T52_116" style:family="text">
      <style:text-properties fo:color="#444444" fo:font-size="8pt" style:font-size-asian="8pt" style:font-size-complex="8pt"/>
    </style:style>
    <style:style style:name="T52_117" style:family="text">
      <style:text-properties fo:color="#444444" fo:font-size="8pt" style:font-size-asian="8pt" style:font-size-complex="8pt"/>
    </style:style>
    <style:style style:name="T52_118" style:family="text">
      <style:text-properties fo:color="#444444" fo:font-size="8pt" style:font-size-asian="8pt" style:font-size-complex="8pt"/>
    </style:style>
    <style:style style:name="P53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54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4_1" style:family="text">
      <style:text-properties fo:color="#444444" fo:font-size="8pt" style:font-size-asian="8pt" style:font-size-complex="8pt" style:text-underline-style="solid" style:text-underline-color="font-color"/>
    </style:style>
    <style:style style:name="T54_2" style:family="text">
      <style:text-properties fo:color="#444444" fo:font-size="8pt" style:font-size-asian="8pt" style:font-size-complex="8pt" style:text-underline-style="solid" style:text-underline-color="font-color"/>
    </style:style>
    <style:style style:name="T54_3" style:family="text">
      <style:text-properties fo:color="#444444" fo:font-size="8pt" style:font-size-asian="8pt" style:font-size-complex="8pt" style:text-underline-style="solid" style:text-underline-color="font-color"/>
    </style:style>
    <style:style style:name="T54_4" style:family="text">
      <style:text-properties fo:color="#444444" fo:font-size="8pt" style:font-size-asian="8pt" style:font-size-complex="8pt" style:text-underline-style="solid" style:text-underline-color="font-color"/>
    </style:style>
    <style:style style:name="T54_5" style:family="text">
      <style:text-properties fo:color="#444444" fo:font-size="8pt" style:font-size-asian="8pt" style:font-size-complex="8pt" style:text-underline-style="solid" style:text-underline-color="font-color"/>
    </style:style>
    <style:style style:name="P55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5_1" style:family="text">
      <style:text-properties fo:color="#444444" fo:font-size="8pt" style:font-size-asian="8pt" style:font-size-complex="8pt"/>
    </style:style>
    <style:style style:name="T55_2" style:family="text">
      <style:text-properties fo:color="#444444" fo:font-size="8pt" style:font-size-asian="8pt" style:font-size-complex="8pt"/>
    </style:style>
    <style:style style:name="T55_3" style:family="text">
      <style:text-properties fo:color="#444444" fo:font-size="8pt" style:font-size-asian="8pt" style:font-size-complex="8pt"/>
    </style:style>
    <style:style style:name="T55_4" style:family="text">
      <style:text-properties fo:color="#444444" fo:font-size="8pt" style:font-size-asian="8pt" style:font-size-complex="8pt"/>
    </style:style>
    <style:style style:name="T55_5" style:family="text">
      <style:text-properties fo:color="#444444" fo:font-size="8pt" style:font-size-asian="8pt" style:font-size-complex="8pt"/>
    </style:style>
    <style:style style:name="T55_6" style:family="text">
      <style:text-properties fo:color="#444444" fo:font-size="8pt" style:font-size-asian="8pt" style:font-size-complex="8pt"/>
    </style:style>
    <style:style style:name="T55_7" style:family="text">
      <style:text-properties fo:color="#444444" fo:font-size="8pt" style:font-size-asian="8pt" style:font-size-complex="8pt"/>
    </style:style>
    <style:style style:name="T55_8" style:family="text">
      <style:text-properties fo:color="#444444" fo:font-size="8pt" style:font-size-asian="8pt" style:font-size-complex="8pt"/>
    </style:style>
    <style:style style:name="T55_9" style:family="text">
      <style:text-properties fo:color="#444444" fo:font-size="8pt" style:font-size-asian="8pt" style:font-size-complex="8pt"/>
    </style:style>
    <style:style style:name="T55_10" style:family="text">
      <style:text-properties fo:color="#444444" fo:font-size="8pt" style:font-size-asian="8pt" style:font-size-complex="8pt"/>
    </style:style>
    <style:style style:name="T55_11" style:family="text">
      <style:text-properties fo:color="#444444" fo:font-size="8pt" style:font-size-asian="8pt" style:font-size-complex="8pt"/>
    </style:style>
    <style:style style:name="T55_12" style:family="text">
      <style:text-properties fo:color="#444444" fo:font-size="8pt" style:font-size-asian="8pt" style:font-size-complex="8pt"/>
    </style:style>
    <style:style style:name="T55_13" style:family="text">
      <style:text-properties fo:color="#444444" fo:font-size="8pt" style:font-size-asian="8pt" style:font-size-complex="8pt"/>
    </style:style>
    <style:style style:name="T55_14" style:family="text">
      <style:text-properties fo:color="#444444" fo:font-size="8pt" style:font-size-asian="8pt" style:font-size-complex="8pt"/>
    </style:style>
    <style:style style:name="T55_15" style:family="text">
      <style:text-properties fo:color="#444444" fo:font-size="8pt" style:font-size-asian="8pt" style:font-size-complex="8pt"/>
    </style:style>
    <style:style style:name="T55_16" style:family="text">
      <style:text-properties fo:color="#444444" fo:font-size="8pt" style:font-size-asian="8pt" style:font-size-complex="8pt"/>
    </style:style>
    <style:style style:name="T55_17" style:family="text">
      <style:text-properties fo:color="#444444" fo:font-size="8pt" style:font-size-asian="8pt" style:font-size-complex="8pt"/>
    </style:style>
    <style:style style:name="T55_18" style:family="text">
      <style:text-properties fo:color="#444444" fo:font-size="8pt" style:font-size-asian="8pt" style:font-size-complex="8pt"/>
    </style:style>
    <style:style style:name="T55_19" style:family="text">
      <style:text-properties fo:color="#444444" fo:font-size="8pt" style:font-size-asian="8pt" style:font-size-complex="8pt"/>
    </style:style>
    <style:style style:name="T55_20" style:family="text">
      <style:text-properties fo:color="#444444" fo:font-size="8pt" style:font-size-asian="8pt" style:font-size-complex="8pt"/>
    </style:style>
    <style:style style:name="T55_21" style:family="text">
      <style:text-properties fo:color="#444444" fo:font-size="8pt" style:font-size-asian="8pt" style:font-size-complex="8pt"/>
    </style:style>
    <style:style style:name="T55_22" style:family="text">
      <style:text-properties fo:color="#444444" fo:font-size="8pt" style:font-size-asian="8pt" style:font-size-complex="8pt"/>
    </style:style>
    <style:style style:name="T55_23" style:family="text">
      <style:text-properties fo:color="#444444" fo:font-size="8pt" style:font-size-asian="8pt" style:font-size-complex="8pt"/>
    </style:style>
    <style:style style:name="T55_24" style:family="text">
      <style:text-properties fo:color="#444444" fo:font-size="8pt" style:font-size-asian="8pt" style:font-size-complex="8pt"/>
    </style:style>
    <style:style style:name="T55_25" style:family="text">
      <style:text-properties fo:color="#444444" fo:font-size="8pt" style:font-size-asian="8pt" style:font-size-complex="8pt"/>
    </style:style>
    <style:style style:name="T55_26" style:family="text">
      <style:text-properties fo:color="#444444" fo:font-size="8pt" style:font-size-asian="8pt" style:font-size-complex="8pt"/>
    </style:style>
    <style:style style:name="T55_27" style:family="text">
      <style:text-properties fo:color="#444444" fo:font-size="8pt" style:font-size-asian="8pt" style:font-size-complex="8pt"/>
    </style:style>
    <style:style style:name="T55_28" style:family="text">
      <style:text-properties fo:color="#444444" fo:font-size="8pt" style:font-size-asian="8pt" style:font-size-complex="8pt"/>
    </style:style>
    <style:style style:name="T55_29" style:family="text">
      <style:text-properties fo:color="#444444" fo:font-size="8pt" style:font-size-asian="8pt" style:font-size-complex="8pt"/>
    </style:style>
    <style:style style:name="T55_30" style:family="text">
      <style:text-properties fo:color="#444444" fo:font-size="8pt" style:font-size-asian="8pt" style:font-size-complex="8pt"/>
    </style:style>
    <style:style style:name="T55_31" style:family="text">
      <style:text-properties fo:color="#444444" fo:font-size="8pt" style:font-size-asian="8pt" style:font-size-complex="8pt"/>
    </style:style>
    <style:style style:name="T55_32" style:family="text">
      <style:text-properties fo:color="#444444" fo:font-size="8pt" style:font-size-asian="8pt" style:font-size-complex="8pt"/>
    </style:style>
    <style:style style:name="T55_33" style:family="text">
      <style:text-properties fo:color="#444444" fo:font-size="8pt" style:font-size-asian="8pt" style:font-size-complex="8pt"/>
    </style:style>
    <style:style style:name="T55_34" style:family="text">
      <style:text-properties fo:color="#444444" fo:font-size="8pt" style:font-size-asian="8pt" style:font-size-complex="8pt"/>
    </style:style>
    <style:style style:name="T55_35" style:family="text">
      <style:text-properties fo:color="#444444" fo:font-size="8pt" style:font-size-asian="8pt" style:font-size-complex="8pt"/>
    </style:style>
    <style:style style:name="T55_36" style:family="text">
      <style:text-properties fo:color="#444444" fo:font-size="8pt" style:font-size-asian="8pt" style:font-size-complex="8pt"/>
    </style:style>
    <style:style style:name="T55_37" style:family="text">
      <style:text-properties fo:color="#444444" fo:font-size="8pt" style:font-size-asian="8pt" style:font-size-complex="8pt"/>
    </style:style>
    <style:style style:name="T55_38" style:family="text">
      <style:text-properties fo:color="#444444" fo:font-size="8pt" style:font-size-asian="8pt" style:font-size-complex="8pt"/>
    </style:style>
    <style:style style:name="T55_39" style:family="text">
      <style:text-properties fo:color="#444444" fo:font-size="8pt" style:font-size-asian="8pt" style:font-size-complex="8pt"/>
    </style:style>
    <style:style style:name="T55_40" style:family="text">
      <style:text-properties fo:color="#444444" fo:font-size="8pt" style:font-size-asian="8pt" style:font-size-complex="8pt"/>
    </style:style>
    <style:style style:name="T55_41" style:family="text">
      <style:text-properties fo:color="#444444" fo:font-size="8pt" style:font-size-asian="8pt" style:font-size-complex="8pt"/>
    </style:style>
    <style:style style:name="T55_42" style:family="text">
      <style:text-properties fo:color="#444444" fo:font-size="8pt" style:font-size-asian="8pt" style:font-size-complex="8pt"/>
    </style:style>
    <style:style style:name="T55_43" style:family="text">
      <style:text-properties fo:color="#444444" fo:font-size="8pt" style:font-size-asian="8pt" style:font-size-complex="8pt"/>
    </style:style>
    <style:style style:name="T55_44" style:family="text">
      <style:text-properties fo:color="#444444" fo:font-size="8pt" style:font-size-asian="8pt" style:font-size-complex="8pt"/>
    </style:style>
    <style:style style:name="T55_45" style:family="text">
      <style:text-properties fo:color="#444444" fo:font-size="8pt" style:font-size-asian="8pt" style:font-size-complex="8pt"/>
    </style:style>
    <style:style style:name="T55_46" style:family="text">
      <style:text-properties fo:color="#444444" fo:font-size="8pt" style:font-size-asian="8pt" style:font-size-complex="8pt"/>
    </style:style>
    <style:style style:name="T55_47" style:family="text">
      <style:text-properties fo:color="#444444" fo:font-size="8pt" style:font-size-asian="8pt" style:font-size-complex="8pt"/>
    </style:style>
    <style:style style:name="T55_48" style:family="text">
      <style:text-properties fo:color="#444444" fo:font-size="8pt" style:font-size-asian="8pt" style:font-size-complex="8pt"/>
    </style:style>
    <style:style style:name="T55_49" style:family="text">
      <style:text-properties fo:color="#444444" fo:font-size="8pt" style:font-size-asian="8pt" style:font-size-complex="8pt"/>
    </style:style>
    <style:style style:name="T55_50" style:family="text">
      <style:text-properties fo:color="#444444" fo:font-size="8pt" style:font-size-asian="8pt" style:font-size-complex="8pt"/>
    </style:style>
    <style:style style:name="T55_51" style:family="text">
      <style:text-properties fo:color="#444444" fo:font-size="8pt" style:font-size-asian="8pt" style:font-size-complex="8pt"/>
    </style:style>
    <style:style style:name="T55_52" style:family="text">
      <style:text-properties fo:color="#444444" fo:font-size="8pt" style:font-size-asian="8pt" style:font-size-complex="8pt"/>
    </style:style>
    <style:style style:name="T55_53" style:family="text">
      <style:text-properties fo:color="#444444" fo:font-size="8pt" style:font-size-asian="8pt" style:font-size-complex="8pt"/>
    </style:style>
    <style:style style:name="T55_54" style:family="text">
      <style:text-properties fo:color="#444444" fo:font-size="8pt" style:font-size-asian="8pt" style:font-size-complex="8pt"/>
    </style:style>
    <style:style style:name="T55_55" style:family="text">
      <style:text-properties fo:color="#444444" fo:font-size="8pt" style:font-size-asian="8pt" style:font-size-complex="8pt"/>
    </style:style>
    <style:style style:name="T55_56" style:family="text">
      <style:text-properties fo:color="#444444" fo:font-size="8pt" style:font-size-asian="8pt" style:font-size-complex="8pt"/>
    </style:style>
    <style:style style:name="T55_57" style:family="text">
      <style:text-properties fo:color="#444444" fo:font-size="8pt" style:font-size-asian="8pt" style:font-size-complex="8pt"/>
    </style:style>
    <style:style style:name="T55_58" style:family="text">
      <style:text-properties fo:color="#444444" fo:font-size="8pt" style:font-size-asian="8pt" style:font-size-complex="8pt"/>
    </style:style>
    <style:style style:name="T55_59" style:family="text">
      <style:text-properties fo:color="#444444" fo:font-size="8pt" style:font-size-asian="8pt" style:font-size-complex="8pt"/>
    </style:style>
    <style:style style:name="T55_60" style:family="text">
      <style:text-properties fo:color="#444444" fo:font-size="8pt" style:font-size-asian="8pt" style:font-size-complex="8pt"/>
    </style:style>
    <style:style style:name="T55_61" style:family="text">
      <style:text-properties fo:color="#444444" fo:font-size="8pt" style:font-size-asian="8pt" style:font-size-complex="8pt"/>
    </style:style>
    <style:style style:name="T55_62" style:family="text">
      <style:text-properties fo:color="#444444" fo:font-size="8pt" style:font-size-asian="8pt" style:font-size-complex="8pt"/>
    </style:style>
    <style:style style:name="T55_63" style:family="text">
      <style:text-properties fo:color="#444444" fo:font-size="8pt" style:font-size-asian="8pt" style:font-size-complex="8pt"/>
    </style:style>
    <style:style style:name="T55_64" style:family="text">
      <style:text-properties fo:color="#444444" fo:font-size="8pt" style:font-size-asian="8pt" style:font-size-complex="8pt"/>
    </style:style>
    <style:style style:name="T55_65" style:family="text">
      <style:text-properties fo:color="#444444" fo:font-size="8pt" style:font-size-asian="8pt" style:font-size-complex="8pt"/>
    </style:style>
    <style:style style:name="T55_66" style:family="text">
      <style:text-properties fo:color="#444444" fo:font-size="8pt" style:font-size-asian="8pt" style:font-size-complex="8pt"/>
    </style:style>
    <style:style style:name="T55_67" style:family="text">
      <style:text-properties fo:color="#444444" fo:font-size="8pt" style:font-size-asian="8pt" style:font-size-complex="8pt"/>
    </style:style>
    <style:style style:name="T55_68" style:family="text">
      <style:text-properties fo:color="#444444" fo:font-size="8pt" style:font-size-asian="8pt" style:font-size-complex="8pt"/>
    </style:style>
    <style:style style:name="T55_69" style:family="text">
      <style:text-properties fo:color="#444444" fo:font-size="8pt" style:font-size-asian="8pt" style:font-size-complex="8pt"/>
    </style:style>
    <style:style style:name="T55_70" style:family="text">
      <style:text-properties fo:color="#444444" fo:font-size="8pt" style:font-size-asian="8pt" style:font-size-complex="8pt"/>
    </style:style>
    <style:style style:name="T55_71" style:family="text">
      <style:text-properties fo:color="#444444" fo:font-size="8pt" style:font-size-asian="8pt" style:font-size-complex="8pt"/>
    </style:style>
    <style:style style:name="T55_72" style:family="text">
      <style:text-properties fo:color="#444444" fo:font-size="8pt" style:font-size-asian="8pt" style:font-size-complex="8pt"/>
    </style:style>
    <style:style style:name="T55_73" style:family="text">
      <style:text-properties fo:color="#444444" fo:font-size="8pt" style:font-size-asian="8pt" style:font-size-complex="8pt"/>
    </style:style>
    <style:style style:name="T55_74" style:family="text">
      <style:text-properties fo:color="#444444" fo:font-size="8pt" style:font-size-asian="8pt" style:font-size-complex="8pt"/>
    </style:style>
    <style:style style:name="T55_75" style:family="text">
      <style:text-properties fo:color="#444444" fo:font-size="8pt" style:font-size-asian="8pt" style:font-size-complex="8pt"/>
    </style:style>
    <style:style style:name="T55_76" style:family="text">
      <style:text-properties fo:color="#444444" fo:font-size="8pt" style:font-size-asian="8pt" style:font-size-complex="8pt"/>
    </style:style>
    <style:style style:name="T55_77" style:family="text">
      <style:text-properties fo:color="#444444" fo:font-size="8pt" style:font-size-asian="8pt" style:font-size-complex="8pt"/>
    </style:style>
    <style:style style:name="T55_78" style:family="text">
      <style:text-properties fo:color="#444444" fo:font-size="8pt" style:font-size-asian="8pt" style:font-size-complex="8pt"/>
    </style:style>
    <style:style style:name="T55_79" style:family="text">
      <style:text-properties fo:color="#444444" fo:font-size="8pt" style:font-size-asian="8pt" style:font-size-complex="8pt"/>
    </style:style>
    <style:style style:name="T55_80" style:family="text">
      <style:text-properties fo:color="#444444" fo:font-size="8pt" style:font-size-asian="8pt" style:font-size-complex="8pt"/>
    </style:style>
    <style:style style:name="T55_81" style:family="text">
      <style:text-properties fo:color="#444444" fo:font-size="8pt" style:font-size-asian="8pt" style:font-size-complex="8pt"/>
    </style:style>
    <style:style style:name="T55_82" style:family="text">
      <style:text-properties fo:color="#444444" fo:font-size="8pt" style:font-size-asian="8pt" style:font-size-complex="8pt"/>
    </style:style>
    <style:style style:name="T55_83" style:family="text">
      <style:text-properties fo:color="#444444" fo:font-size="8pt" style:font-size-asian="8pt" style:font-size-complex="8pt"/>
    </style:style>
    <style:style style:name="T55_84" style:family="text">
      <style:text-properties fo:color="#444444" fo:font-size="8pt" style:font-size-asian="8pt" style:font-size-complex="8pt"/>
    </style:style>
    <style:style style:name="T55_85" style:family="text">
      <style:text-properties fo:color="#444444" fo:font-size="8pt" style:font-size-asian="8pt" style:font-size-complex="8pt"/>
    </style:style>
    <style:style style:name="T55_86" style:family="text">
      <style:text-properties fo:color="#444444" fo:font-size="8pt" style:font-size-asian="8pt" style:font-size-complex="8pt"/>
    </style:style>
    <style:style style:name="T55_87" style:family="text">
      <style:text-properties fo:color="#444444" fo:font-size="8pt" style:font-size-asian="8pt" style:font-size-complex="8pt"/>
    </style:style>
    <style:style style:name="T55_88" style:family="text">
      <style:text-properties fo:color="#444444" fo:font-size="8pt" style:font-size-asian="8pt" style:font-size-complex="8pt"/>
    </style:style>
    <style:style style:name="T55_89" style:family="text">
      <style:text-properties fo:color="#444444" fo:font-size="8pt" style:font-size-asian="8pt" style:font-size-complex="8pt"/>
    </style:style>
    <style:style style:name="T55_90" style:family="text">
      <style:text-properties fo:color="#444444" fo:font-size="8pt" style:font-size-asian="8pt" style:font-size-complex="8pt"/>
    </style:style>
    <style:style style:name="P56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6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56_7" style:family="text">
      <style:text-properties fo:color="#444444" fo:font-size="8pt" style:font-size-asian="8pt" style:font-size-complex="8pt"/>
    </style:style>
    <style:style style:name="T56_8" style:family="text">
      <style:text-properties fo:color="#444444" fo:font-size="8pt" style:font-size-asian="8pt" style:font-size-complex="8pt"/>
    </style:style>
    <style:style style:name="T56_9" style:family="text">
      <style:text-properties fo:color="#444444" fo:font-size="8pt" style:font-size-asian="8pt" style:font-size-complex="8pt"/>
    </style:style>
    <style:style style:name="T56_10" style:family="text">
      <style:text-properties fo:color="#444444" fo:font-size="8pt" style:font-size-asian="8pt" style:font-size-complex="8pt"/>
    </style:style>
    <style:style style:name="T56_11" style:family="text">
      <style:text-properties fo:color="#444444" fo:font-size="8pt" style:font-size-asian="8pt" style:font-size-complex="8pt"/>
    </style:style>
    <style:style style:name="T56_12" style:family="text">
      <style:text-properties fo:color="#444444" fo:font-size="8pt" style:font-size-asian="8pt" style:font-size-complex="8pt"/>
    </style:style>
    <style:style style:name="T56_13" style:family="text">
      <style:text-properties fo:color="#444444" fo:font-size="8pt" style:font-size-asian="8pt" style:font-size-complex="8pt"/>
    </style:style>
    <style:style style:name="T56_14" style:family="text">
      <style:text-properties fo:color="#444444" fo:font-size="8pt" style:font-size-asian="8pt" style:font-size-complex="8pt"/>
    </style:style>
    <style:style style:name="T56_15" style:family="text">
      <style:text-properties fo:color="#444444" fo:font-size="8pt" style:font-size-asian="8pt" style:font-size-complex="8pt"/>
    </style:style>
    <style:style style:name="T56_16" style:family="text">
      <style:text-properties fo:color="#444444" fo:font-size="8pt" style:font-size-asian="8pt" style:font-size-complex="8pt"/>
    </style:style>
    <style:style style:name="T56_17" style:family="text">
      <style:text-properties fo:color="#444444" fo:font-size="8pt" style:font-size-asian="8pt" style:font-size-complex="8pt"/>
    </style:style>
    <style:style style:name="T56_18" style:family="text">
      <style:text-properties fo:color="#444444" fo:font-size="8pt" style:font-size-asian="8pt" style:font-size-complex="8pt"/>
    </style:style>
    <style:style style:name="T56_19" style:family="text">
      <style:text-properties fo:color="#444444" fo:font-size="8pt" style:font-size-asian="8pt" style:font-size-complex="8pt"/>
    </style:style>
    <style:style style:name="T56_20" style:family="text">
      <style:text-properties fo:color="#444444" fo:font-size="8pt" style:font-size-asian="8pt" style:font-size-complex="8pt"/>
    </style:style>
    <style:style style:name="T56_21" style:family="text">
      <style:text-properties fo:color="#444444" fo:font-size="8pt" style:font-size-asian="8pt" style:font-size-complex="8pt"/>
    </style:style>
    <style:style style:name="T56_22" style:family="text">
      <style:text-properties fo:color="#444444" fo:font-size="8pt" style:font-size-asian="8pt" style:font-size-complex="8pt"/>
    </style:style>
    <style:style style:name="T56_23" style:family="text">
      <style:text-properties fo:color="#444444" fo:font-size="8pt" style:font-size-asian="8pt" style:font-size-complex="8pt"/>
    </style:style>
    <style:style style:name="T56_24" style:family="text">
      <style:text-properties fo:color="#444444" fo:font-size="8pt" style:font-size-asian="8pt" style:font-size-complex="8pt"/>
    </style:style>
    <style:style style:name="T56_25" style:family="text">
      <style:text-properties fo:color="#444444" fo:font-size="8pt" style:font-size-asian="8pt" style:font-size-complex="8pt"/>
    </style:style>
    <style:style style:name="T56_26" style:family="text">
      <style:text-properties fo:color="#444444" fo:font-size="8pt" style:font-size-asian="8pt" style:font-size-complex="8pt"/>
    </style:style>
    <style:style style:name="T56_27" style:family="text">
      <style:text-properties fo:color="#444444" fo:font-size="8pt" style:font-size-asian="8pt" style:font-size-complex="8pt"/>
    </style:style>
    <style:style style:name="T56_28" style:family="text">
      <style:text-properties fo:color="#444444" fo:font-size="8pt" style:font-size-asian="8pt" style:font-size-complex="8pt"/>
    </style:style>
    <style:style style:name="T56_29" style:family="text">
      <style:text-properties fo:color="#444444" fo:font-size="8pt" style:font-size-asian="8pt" style:font-size-complex="8pt"/>
    </style:style>
    <style:style style:name="T56_30" style:family="text">
      <style:text-properties fo:color="#444444" fo:font-size="8pt" style:font-size-asian="8pt" style:font-size-complex="8pt"/>
    </style:style>
    <style:style style:name="T56_31" style:family="text">
      <style:text-properties fo:color="#444444" fo:font-size="8pt" style:font-size-asian="8pt" style:font-size-complex="8pt"/>
    </style:style>
    <style:style style:name="T56_32" style:family="text">
      <style:text-properties fo:color="#444444" fo:font-size="8pt" style:font-size-asian="8pt" style:font-size-complex="8pt"/>
    </style:style>
    <style:style style:name="T56_33" style:family="text">
      <style:text-properties fo:color="#444444" fo:font-size="8pt" style:font-size-asian="8pt" style:font-size-complex="8pt"/>
    </style:style>
    <style:style style:name="T56_34" style:family="text">
      <style:text-properties fo:color="#444444" fo:font-size="8pt" style:font-size-asian="8pt" style:font-size-complex="8pt"/>
    </style:style>
    <style:style style:name="T56_35" style:family="text">
      <style:text-properties fo:color="#444444" fo:font-size="8pt" style:font-size-asian="8pt" style:font-size-complex="8pt"/>
    </style:style>
    <style:style style:name="T56_36" style:family="text">
      <style:text-properties fo:color="#444444" fo:font-size="8pt" style:font-size-asian="8pt" style:font-size-complex="8pt"/>
    </style:style>
    <style:style style:name="T56_37" style:family="text">
      <style:text-properties fo:color="#444444" fo:font-size="8pt" style:font-size-asian="8pt" style:font-size-complex="8pt"/>
    </style:style>
    <style:style style:name="T56_38" style:family="text">
      <style:text-properties fo:color="#444444" fo:font-size="8pt" style:font-size-asian="8pt" style:font-size-complex="8pt"/>
    </style:style>
    <style:style style:name="T56_39" style:family="text">
      <style:text-properties fo:color="#444444" fo:font-size="8pt" style:font-size-asian="8pt" style:font-size-complex="8pt"/>
    </style:style>
    <style:style style:name="T56_40" style:family="text">
      <style:text-properties fo:color="#444444" fo:font-size="8pt" style:font-size-asian="8pt" style:font-size-complex="8pt"/>
    </style:style>
    <style:style style:name="T56_41" style:family="text">
      <style:text-properties fo:color="#444444" fo:font-size="8pt" style:font-size-asian="8pt" style:font-size-complex="8pt"/>
    </style:style>
    <style:style style:name="T56_42" style:family="text">
      <style:text-properties fo:color="#444444" fo:font-size="8pt" style:font-size-asian="8pt" style:font-size-complex="8pt"/>
    </style:style>
    <style:style style:name="T56_43" style:family="text">
      <style:text-properties fo:color="#444444" fo:font-size="8pt" style:font-size-asian="8pt" style:font-size-complex="8pt"/>
    </style:style>
    <style:style style:name="T56_44" style:family="text">
      <style:text-properties fo:color="#444444" fo:font-size="8pt" style:font-size-asian="8pt" style:font-size-complex="8pt"/>
    </style:style>
    <style:style style:name="T56_45" style:family="text">
      <style:text-properties fo:color="#444444" fo:font-size="8pt" style:font-size-asian="8pt" style:font-size-complex="8pt"/>
    </style:style>
    <style:style style:name="T56_46" style:family="text">
      <style:text-properties fo:color="#444444" fo:font-size="8pt" style:font-size-asian="8pt" style:font-size-complex="8pt"/>
    </style:style>
    <style:style style:name="T56_47" style:family="text">
      <style:text-properties fo:color="#444444" fo:font-size="8pt" style:font-size-asian="8pt" style:font-size-complex="8pt"/>
    </style:style>
    <style:style style:name="T56_48" style:family="text">
      <style:text-properties fo:color="#444444" fo:font-size="8pt" style:font-size-asian="8pt" style:font-size-complex="8pt"/>
    </style:style>
    <style:style style:name="T56_49" style:family="text">
      <style:text-properties fo:color="#444444" fo:font-size="8pt" style:font-size-asian="8pt" style:font-size-complex="8pt"/>
    </style:style>
    <style:style style:name="T56_50" style:family="text">
      <style:text-properties fo:color="#444444" fo:font-size="8pt" style:font-size-asian="8pt" style:font-size-complex="8pt"/>
    </style:style>
    <style:style style:name="T56_51" style:family="text">
      <style:text-properties fo:color="#444444" fo:font-size="8pt" style:font-size-asian="8pt" style:font-size-complex="8pt"/>
    </style:style>
    <style:style style:name="T56_52" style:family="text">
      <style:text-properties fo:color="#444444" fo:font-size="8pt" style:font-size-asian="8pt" style:font-size-complex="8pt"/>
    </style:style>
    <style:style style:name="T56_53" style:family="text">
      <style:text-properties fo:color="#444444" fo:font-size="8pt" style:font-size-asian="8pt" style:font-size-complex="8pt"/>
    </style:style>
    <style:style style:name="T56_54" style:family="text">
      <style:text-properties fo:color="#444444" fo:font-size="8pt" style:font-size-asian="8pt" style:font-size-complex="8pt"/>
    </style:style>
    <style:style style:name="T56_55" style:family="text">
      <style:text-properties fo:color="#444444" fo:font-size="8pt" style:font-size-asian="8pt" style:font-size-complex="8pt"/>
    </style:style>
    <style:style style:name="T56_56" style:family="text">
      <style:text-properties fo:color="#444444" fo:font-size="8pt" style:font-size-asian="8pt" style:font-size-complex="8pt"/>
    </style:style>
    <style:style style:name="T56_57" style:family="text">
      <style:text-properties fo:color="#444444" fo:font-size="8pt" style:font-size-asian="8pt" style:font-size-complex="8pt"/>
    </style:style>
    <style:style style:name="T56_58" style:family="text">
      <style:text-properties fo:color="#444444" fo:font-size="8pt" style:font-size-asian="8pt" style:font-size-complex="8pt"/>
    </style:style>
    <style:style style:name="T56_59" style:family="text">
      <style:text-properties fo:color="#444444" fo:font-size="8pt" style:font-size-asian="8pt" style:font-size-complex="8pt"/>
    </style:style>
    <style:style style:name="T56_60" style:family="text">
      <style:text-properties fo:color="#444444" fo:font-size="8pt" style:font-size-asian="8pt" style:font-size-complex="8pt"/>
    </style:style>
    <style:style style:name="T56_61" style:family="text">
      <style:text-properties fo:color="#444444" fo:font-size="8pt" style:font-size-asian="8pt" style:font-size-complex="8pt"/>
    </style:style>
    <style:style style:name="T56_62" style:family="text">
      <style:text-properties fo:color="#444444" fo:font-size="8pt" style:font-size-asian="8pt" style:font-size-complex="8pt"/>
    </style:style>
    <style:style style:name="T56_63" style:family="text">
      <style:text-properties fo:color="#444444" fo:font-size="8pt" style:font-size-asian="8pt" style:font-size-complex="8pt"/>
    </style:style>
    <style:style style:name="T56_64" style:family="text">
      <style:text-properties fo:color="#444444" fo:font-size="8pt" style:font-size-asian="8pt" style:font-size-complex="8pt"/>
    </style:style>
    <style:style style:name="T56_65" style:family="text">
      <style:text-properties fo:color="#444444" fo:font-size="8pt" style:font-size-asian="8pt" style:font-size-complex="8pt"/>
    </style:style>
    <style:style style:name="T56_66" style:family="text">
      <style:text-properties fo:color="#444444" fo:font-size="8pt" style:font-size-asian="8pt" style:font-size-complex="8pt"/>
    </style:style>
    <style:style style:name="T56_67" style:family="text">
      <style:text-properties fo:color="#444444" fo:font-size="8pt" style:font-size-asian="8pt" style:font-size-complex="8pt"/>
    </style:style>
    <style:style style:name="T56_68" style:family="text">
      <style:text-properties fo:color="#444444" fo:font-size="8pt" style:font-size-asian="8pt" style:font-size-complex="8pt"/>
    </style:style>
    <style:style style:name="T56_69" style:family="text">
      <style:text-properties fo:color="#444444" fo:font-size="8pt" style:font-size-asian="8pt" style:font-size-complex="8pt"/>
    </style:style>
    <style:style style:name="P57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5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8_1" style:family="text">
      <style:text-properties fo:color="#444444" fo:font-size="8pt" style:font-size-asian="8pt" style:font-size-complex="8pt" style:text-underline-style="solid" style:text-underline-color="font-color"/>
    </style:style>
    <style:style style:name="T58_2" style:family="text">
      <style:text-properties fo:color="#444444" fo:font-size="8pt" style:font-size-asian="8pt" style:font-size-complex="8pt" style:text-underline-style="solid" style:text-underline-color="font-color"/>
    </style:style>
    <style:style style:name="T58_3" style:family="text">
      <style:text-properties fo:color="#444444" fo:font-size="8pt" style:font-size-asian="8pt" style:font-size-complex="8pt" style:text-underline-style="solid" style:text-underline-color="font-color"/>
    </style:style>
    <style:style style:name="T58_4" style:family="text">
      <style:text-properties fo:color="#444444" fo:font-size="8pt" style:font-size-asian="8pt" style:font-size-complex="8pt" style:text-underline-style="solid" style:text-underline-color="font-color"/>
    </style:style>
    <style:style style:name="T58_5" style:family="text">
      <style:text-properties fo:color="#444444" fo:font-size="8pt" style:font-size-asian="8pt" style:font-size-complex="8pt" style:text-underline-style="solid" style:text-underline-color="font-color"/>
    </style:style>
    <style:style style:name="T58_6" style:family="text">
      <style:text-properties fo:color="#444444" fo:font-size="8pt" style:font-size-asian="8pt" style:font-size-complex="8pt" style:text-underline-style="solid" style:text-underline-color="font-color"/>
    </style:style>
    <style:style style:name="T58_7" style:family="text">
      <style:text-properties fo:color="#444444" fo:font-size="8pt" style:font-size-asian="8pt" style:font-size-complex="8pt" style:text-underline-style="solid" style:text-underline-color="font-color"/>
    </style:style>
    <style:style style:name="T58_8" style:family="text">
      <style:text-properties fo:color="#444444" fo:font-size="8pt" style:font-size-asian="8pt" style:font-size-complex="8pt" style:text-underline-style="solid" style:text-underline-color="font-color"/>
    </style:style>
    <style:style style:name="T58_9" style:family="text">
      <style:text-properties fo:color="#444444" fo:font-size="8pt" style:font-size-asian="8pt" style:font-size-complex="8pt" style:text-underline-style="solid" style:text-underline-color="font-color"/>
    </style:style>
    <style:style style:name="T58_10" style:family="text">
      <style:text-properties fo:color="#444444" fo:font-size="8pt" style:font-size-asian="8pt" style:font-size-complex="8pt" style:text-underline-style="solid" style:text-underline-color="font-color"/>
    </style:style>
    <style:style style:name="T58_11" style:family="text">
      <style:text-properties fo:color="#444444" fo:font-size="8pt" style:font-size-asian="8pt" style:font-size-complex="8pt" style:text-underline-style="solid" style:text-underline-color="font-color"/>
    </style:style>
    <style:style style:name="T58_12" style:family="text">
      <style:text-properties fo:color="#444444" fo:font-size="8pt" style:font-size-asian="8pt" style:font-size-complex="8pt" style:text-underline-style="solid" style:text-underline-color="font-color"/>
    </style:style>
    <style:style style:name="T58_13" style:family="text">
      <style:text-properties fo:color="#444444" fo:font-size="8pt" style:font-size-asian="8pt" style:font-size-complex="8pt" style:text-underline-style="solid" style:text-underline-color="font-color"/>
    </style:style>
    <style:style style:name="T58_14" style:family="text">
      <style:text-properties fo:color="#444444" fo:font-size="8pt" style:font-size-asian="8pt" style:font-size-complex="8pt" style:text-underline-style="solid" style:text-underline-color="font-color"/>
    </style:style>
    <style:style style:name="T58_15" style:family="text">
      <style:text-properties fo:color="#444444" fo:font-size="8pt" style:font-size-asian="8pt" style:font-size-complex="8pt" style:text-underline-style="solid" style:text-underline-color="font-color"/>
    </style:style>
    <style:style style:name="T58_16" style:family="text">
      <style:text-properties fo:color="#444444" fo:font-size="8pt" style:font-size-asian="8pt" style:font-size-complex="8pt" style:text-underline-style="solid" style:text-underline-color="font-color"/>
    </style:style>
    <style:style style:name="T58_17" style:family="text">
      <style:text-properties fo:color="#444444" fo:font-size="8pt" style:font-size-asian="8pt" style:font-size-complex="8pt" style:text-underline-style="solid" style:text-underline-color="font-color"/>
    </style:style>
    <style:style style:name="T58_18" style:family="text">
      <style:text-properties fo:color="#444444" fo:font-size="8pt" style:font-size-asian="8pt" style:font-size-complex="8pt" style:text-underline-style="solid" style:text-underline-color="font-color"/>
    </style:style>
    <style:style style:name="T58_19" style:family="text">
      <style:text-properties fo:color="#444444" fo:font-size="8pt" style:font-size-asian="8pt" style:font-size-complex="8pt" style:text-underline-style="solid" style:text-underline-color="font-color"/>
    </style:style>
    <style:style style:name="T58_20" style:family="text">
      <style:text-properties fo:color="#444444" fo:font-size="8pt" style:font-size-asian="8pt" style:font-size-complex="8pt" style:text-underline-style="solid" style:text-underline-color="font-color"/>
    </style:style>
    <style:style style:name="T58_21" style:family="text">
      <style:text-properties fo:color="#444444" fo:font-size="8pt" style:font-size-asian="8pt" style:font-size-complex="8pt" style:text-underline-style="solid" style:text-underline-color="font-color"/>
    </style:style>
    <style:style style:name="T58_22" style:family="text">
      <style:text-properties fo:color="#444444" fo:font-size="8pt" style:font-size-asian="8pt" style:font-size-complex="8pt" style:text-underline-style="solid" style:text-underline-color="font-color"/>
    </style:style>
    <style:style style:name="T58_23" style:family="text">
      <style:text-properties fo:color="#444444" fo:font-size="8pt" style:font-size-asian="8pt" style:font-size-complex="8pt" style:text-underline-style="solid" style:text-underline-color="font-color"/>
    </style:style>
    <style:style style:name="T58_24" style:family="text">
      <style:text-properties fo:color="#444444" fo:font-size="8pt" style:font-size-asian="8pt" style:font-size-complex="8pt" style:text-underline-style="solid" style:text-underline-color="font-color"/>
    </style:style>
    <style:style style:name="T58_25" style:family="text">
      <style:text-properties fo:color="#444444" fo:font-size="8pt" style:font-size-asian="8pt" style:font-size-complex="8pt" style:text-underline-style="solid" style:text-underline-color="font-color"/>
    </style:style>
    <style:style style:name="T58_26" style:family="text">
      <style:text-properties fo:color="#444444" fo:font-size="8pt" style:font-size-asian="8pt" style:font-size-complex="8pt"/>
    </style:style>
    <style:style style:name="P59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59_1" style:family="text">
      <style:text-properties fo:color="#444444" fo:font-size="8pt" style:font-size-asian="8pt" style:font-size-complex="8pt"/>
    </style:style>
    <style:style style:name="T59_2" style:family="text">
      <style:text-properties fo:color="#444444" fo:font-size="8pt" style:font-size-asian="8pt" style:font-size-complex="8pt"/>
    </style:style>
    <style:style style:name="T59_3" style:family="text">
      <style:text-properties fo:color="#444444" fo:font-size="8pt" style:font-size-asian="8pt" style:font-size-complex="8pt"/>
    </style:style>
    <style:style style:name="T59_4" style:family="text">
      <style:text-properties fo:color="#444444" fo:font-size="8pt" style:font-size-asian="8pt" style:font-size-complex="8pt"/>
    </style:style>
    <style:style style:name="T59_5" style:family="text">
      <style:text-properties fo:color="#444444" fo:font-size="8pt" style:font-size-asian="8pt" style:font-size-complex="8pt"/>
    </style:style>
    <style:style style:name="T59_6" style:family="text">
      <style:text-properties fo:color="#444444" fo:font-size="8pt" style:font-size-asian="8pt" style:font-size-complex="8pt"/>
    </style:style>
    <style:style style:name="T59_7" style:family="text">
      <style:text-properties fo:color="#444444" fo:font-size="8pt" style:font-size-asian="8pt" style:font-size-complex="8pt"/>
    </style:style>
    <style:style style:name="T59_8" style:family="text">
      <style:text-properties fo:color="#444444" fo:font-size="8pt" style:font-size-asian="8pt" style:font-size-complex="8pt"/>
    </style:style>
    <style:style style:name="T59_9" style:family="text">
      <style:text-properties fo:color="#444444" fo:font-size="8pt" style:font-size-asian="8pt" style:font-size-complex="8pt"/>
    </style:style>
    <style:style style:name="T59_10" style:family="text">
      <style:text-properties fo:color="#444444" fo:font-size="8pt" style:font-size-asian="8pt" style:font-size-complex="8pt"/>
    </style:style>
    <style:style style:name="T59_11" style:family="text">
      <style:text-properties fo:color="#444444" fo:font-size="8pt" style:font-size-asian="8pt" style:font-size-complex="8pt"/>
    </style:style>
    <style:style style:name="T59_12" style:family="text">
      <style:text-properties fo:color="#444444" fo:font-size="8pt" style:font-size-asian="8pt" style:font-size-complex="8pt"/>
    </style:style>
    <style:style style:name="T59_13" style:family="text">
      <style:text-properties fo:color="#444444" fo:font-size="8pt" style:font-size-asian="8pt" style:font-size-complex="8pt"/>
    </style:style>
    <style:style style:name="T59_14" style:family="text">
      <style:text-properties fo:color="#444444" fo:font-size="8pt" style:font-size-asian="8pt" style:font-size-complex="8pt"/>
    </style:style>
    <style:style style:name="T59_15" style:family="text">
      <style:text-properties fo:color="#444444" fo:font-size="8pt" style:font-size-asian="8pt" style:font-size-complex="8pt"/>
    </style:style>
    <style:style style:name="T59_16" style:family="text">
      <style:text-properties fo:color="#444444" fo:font-size="8pt" style:font-size-asian="8pt" style:font-size-complex="8pt"/>
    </style:style>
    <style:style style:name="T59_17" style:family="text">
      <style:text-properties fo:color="#444444" fo:font-size="8pt" style:font-size-asian="8pt" style:font-size-complex="8pt"/>
    </style:style>
    <style:style style:name="T59_18" style:family="text">
      <style:text-properties fo:color="#444444" fo:font-size="8pt" style:font-size-asian="8pt" style:font-size-complex="8pt"/>
    </style:style>
    <style:style style:name="T59_19" style:family="text">
      <style:text-properties fo:color="#444444" fo:font-size="8pt" style:font-size-asian="8pt" style:font-size-complex="8pt"/>
    </style:style>
    <style:style style:name="T59_20" style:family="text">
      <style:text-properties fo:color="#444444" fo:font-size="8pt" style:font-size-asian="8pt" style:font-size-complex="8pt"/>
    </style:style>
    <style:style style:name="T59_21" style:family="text">
      <style:text-properties fo:color="#444444" fo:font-size="8pt" style:font-size-asian="8pt" style:font-size-complex="8pt"/>
    </style:style>
    <style:style style:name="T59_22" style:family="text">
      <style:text-properties fo:color="#444444" fo:font-size="8pt" style:font-size-asian="8pt" style:font-size-complex="8pt"/>
    </style:style>
    <style:style style:name="T59_23" style:family="text">
      <style:text-properties fo:color="#444444" fo:font-size="8pt" style:font-size-asian="8pt" style:font-size-complex="8pt"/>
    </style:style>
    <style:style style:name="T59_24" style:family="text">
      <style:text-properties fo:color="#444444" fo:font-size="8pt" style:font-size-asian="8pt" style:font-size-complex="8pt"/>
    </style:style>
    <style:style style:name="T59_25" style:family="text">
      <style:text-properties fo:color="#444444" fo:font-size="8pt" style:font-size-asian="8pt" style:font-size-complex="8pt"/>
    </style:style>
    <style:style style:name="T59_26" style:family="text">
      <style:text-properties fo:color="#444444" fo:font-size="8pt" style:font-size-asian="8pt" style:font-size-complex="8pt"/>
    </style:style>
    <style:style style:name="T59_27" style:family="text">
      <style:text-properties fo:color="#444444" fo:font-size="8pt" style:font-size-asian="8pt" style:font-size-complex="8pt"/>
    </style:style>
    <style:style style:name="T59_28" style:family="text">
      <style:text-properties fo:color="#444444" fo:font-size="8pt" style:font-size-asian="8pt" style:font-size-complex="8pt"/>
    </style:style>
    <style:style style:name="T59_29" style:family="text">
      <style:text-properties fo:color="#444444" fo:font-size="8pt" style:font-size-asian="8pt" style:font-size-complex="8pt"/>
    </style:style>
    <style:style style:name="T59_30" style:family="text">
      <style:text-properties fo:color="#444444" fo:font-size="8pt" style:font-size-asian="8pt" style:font-size-complex="8pt"/>
    </style:style>
    <style:style style:name="T59_31" style:family="text">
      <style:text-properties fo:color="#444444" fo:font-size="8pt" style:font-size-asian="8pt" style:font-size-complex="8pt"/>
    </style:style>
    <style:style style:name="T59_32" style:family="text">
      <style:text-properties fo:color="#444444" fo:font-size="8pt" style:font-size-asian="8pt" style:font-size-complex="8pt"/>
    </style:style>
    <style:style style:name="T59_33" style:family="text">
      <style:text-properties fo:color="#444444" fo:font-size="8pt" style:font-size-asian="8pt" style:font-size-complex="8pt"/>
    </style:style>
    <style:style style:name="T59_34" style:family="text">
      <style:text-properties fo:color="#444444" fo:font-size="8pt" style:font-size-asian="8pt" style:font-size-complex="8pt"/>
    </style:style>
    <style:style style:name="T59_35" style:family="text">
      <style:text-properties fo:color="#444444" fo:font-size="8pt" style:font-size-asian="8pt" style:font-size-complex="8pt"/>
    </style:style>
    <style:style style:name="T59_36" style:family="text">
      <style:text-properties fo:color="#444444" fo:font-size="8pt" style:font-size-asian="8pt" style:font-size-complex="8pt"/>
    </style:style>
    <style:style style:name="T59_37" style:family="text">
      <style:text-properties fo:color="#444444" fo:font-size="8pt" style:font-size-asian="8pt" style:font-size-complex="8pt"/>
    </style:style>
    <style:style style:name="T59_38" style:family="text">
      <style:text-properties fo:color="#444444" fo:font-size="8pt" style:font-size-asian="8pt" style:font-size-complex="8pt"/>
    </style:style>
    <style:style style:name="T59_39" style:family="text">
      <style:text-properties fo:color="#444444" fo:font-size="8pt" style:font-size-asian="8pt" style:font-size-complex="8pt"/>
    </style:style>
    <style:style style:name="T59_40" style:family="text">
      <style:text-properties fo:color="#444444" fo:font-size="8pt" style:font-size-asian="8pt" style:font-size-complex="8pt"/>
    </style:style>
    <style:style style:name="T59_41" style:family="text">
      <style:text-properties fo:color="#444444" fo:font-size="8pt" style:font-size-asian="8pt" style:font-size-complex="8pt"/>
    </style:style>
    <style:style style:name="T59_42" style:family="text">
      <style:text-properties fo:color="#444444" fo:font-size="8pt" style:font-size-asian="8pt" style:font-size-complex="8pt"/>
    </style:style>
    <style:style style:name="T59_43" style:family="text">
      <style:text-properties fo:color="#444444" fo:font-size="8pt" style:font-size-asian="8pt" style:font-size-complex="8pt"/>
    </style:style>
    <style:style style:name="T59_44" style:family="text">
      <style:text-properties fo:color="#444444" fo:font-size="8pt" style:font-size-asian="8pt" style:font-size-complex="8pt"/>
    </style:style>
    <style:style style:name="T59_45" style:family="text">
      <style:text-properties fo:color="#444444" fo:font-size="8pt" style:font-size-asian="8pt" style:font-size-complex="8pt"/>
    </style:style>
    <style:style style:name="T59_46" style:family="text">
      <style:text-properties fo:color="#444444" fo:font-size="8pt" style:font-size-asian="8pt" style:font-size-complex="8pt"/>
    </style:style>
    <style:style style:name="T59_47" style:family="text">
      <style:text-properties fo:color="#444444" fo:font-size="8pt" style:font-size-asian="8pt" style:font-size-complex="8pt"/>
    </style:style>
    <style:style style:name="T59_48" style:family="text">
      <style:text-properties fo:color="#444444" fo:font-size="8pt" style:font-size-asian="8pt" style:font-size-complex="8pt"/>
    </style:style>
    <style:style style:name="T59_49" style:family="text">
      <style:text-properties fo:color="#444444" fo:font-size="8pt" style:font-size-asian="8pt" style:font-size-complex="8pt"/>
    </style:style>
    <style:style style:name="T59_50" style:family="text">
      <style:text-properties fo:color="#444444" fo:font-size="8pt" style:font-size-asian="8pt" style:font-size-complex="8pt"/>
    </style:style>
    <style:style style:name="T59_51" style:family="text">
      <style:text-properties fo:color="#444444" fo:font-size="8pt" style:font-size-asian="8pt" style:font-size-complex="8pt"/>
    </style:style>
    <style:style style:name="T59_52" style:family="text">
      <style:text-properties fo:color="#444444" fo:font-size="8pt" style:font-size-asian="8pt" style:font-size-complex="8pt"/>
    </style:style>
    <style:style style:name="T59_53" style:family="text">
      <style:text-properties fo:color="#444444" fo:font-size="8pt" style:font-size-asian="8pt" style:font-size-complex="8pt"/>
    </style:style>
    <style:style style:name="T59_54" style:family="text">
      <style:text-properties fo:color="#444444" fo:font-size="8pt" style:font-size-asian="8pt" style:font-size-complex="8pt"/>
    </style:style>
    <style:style style:name="T59_55" style:family="text">
      <style:text-properties fo:color="#444444" fo:font-size="8pt" style:font-size-asian="8pt" style:font-size-complex="8pt"/>
    </style:style>
    <style:style style:name="T59_56" style:family="text">
      <style:text-properties fo:color="#444444" fo:font-size="8pt" style:font-size-asian="8pt" style:font-size-complex="8pt"/>
    </style:style>
    <style:style style:name="T59_57" style:family="text">
      <style:text-properties fo:color="#444444" fo:font-size="8pt" style:font-size-asian="8pt" style:font-size-complex="8pt"/>
    </style:style>
    <style:style style:name="T59_58" style:family="text">
      <style:text-properties fo:color="#444444" fo:font-size="8pt" style:font-size-asian="8pt" style:font-size-complex="8pt"/>
    </style:style>
    <style:style style:name="T59_59" style:family="text">
      <style:text-properties fo:color="#444444" fo:font-size="8pt" style:font-size-asian="8pt" style:font-size-complex="8pt"/>
    </style:style>
    <style:style style:name="T59_60" style:family="text">
      <style:text-properties fo:color="#444444" fo:font-size="8pt" style:font-size-asian="8pt" style:font-size-complex="8pt"/>
    </style:style>
    <style:style style:name="T59_61" style:family="text">
      <style:text-properties fo:color="#444444" fo:font-size="8pt" style:font-size-asian="8pt" style:font-size-complex="8pt"/>
    </style:style>
    <style:style style:name="T59_62" style:family="text">
      <style:text-properties fo:color="#444444" fo:font-size="8pt" style:font-size-asian="8pt" style:font-size-complex="8pt"/>
    </style:style>
    <style:style style:name="T59_63" style:family="text">
      <style:text-properties fo:color="#444444" fo:font-size="8pt" style:font-size-asian="8pt" style:font-size-complex="8pt"/>
    </style:style>
    <style:style style:name="T59_64" style:family="text">
      <style:text-properties fo:color="#444444" fo:font-size="8pt" style:font-size-asian="8pt" style:font-size-complex="8pt"/>
    </style:style>
    <style:style style:name="T59_65" style:family="text">
      <style:text-properties fo:color="#444444" fo:font-size="8pt" style:font-size-asian="8pt" style:font-size-complex="8pt"/>
    </style:style>
    <style:style style:name="T59_66" style:family="text">
      <style:text-properties fo:color="#444444" fo:font-size="8pt" style:font-size-asian="8pt" style:font-size-complex="8pt"/>
    </style:style>
    <style:style style:name="T59_67" style:family="text">
      <style:text-properties fo:color="#444444" fo:font-size="8pt" style:font-size-asian="8pt" style:font-size-complex="8pt"/>
    </style:style>
    <style:style style:name="T59_68" style:family="text">
      <style:text-properties fo:color="#444444" fo:font-size="8pt" style:font-size-asian="8pt" style:font-size-complex="8pt"/>
    </style:style>
    <style:style style:name="T59_69" style:family="text">
      <style:text-properties fo:color="#444444" fo:font-size="8pt" style:font-size-asian="8pt" style:font-size-complex="8pt"/>
    </style:style>
    <style:style style:name="T59_70" style:family="text">
      <style:text-properties fo:color="#444444" fo:font-size="8pt" style:font-size-asian="8pt" style:font-size-complex="8pt"/>
    </style:style>
    <style:style style:name="T59_71" style:family="text">
      <style:text-properties fo:color="#444444" fo:font-size="8pt" style:font-size-asian="8pt" style:font-size-complex="8pt"/>
    </style:style>
    <style:style style:name="T59_72" style:family="text">
      <style:text-properties fo:color="#444444" fo:font-size="8pt" style:font-size-asian="8pt" style:font-size-complex="8pt"/>
    </style:style>
    <style:style style:name="T59_73" style:family="text">
      <style:text-properties fo:color="#444444" fo:font-size="8pt" style:font-size-asian="8pt" style:font-size-complex="8pt"/>
    </style:style>
    <style:style style:name="T59_74" style:family="text">
      <style:text-properties fo:color="#444444" fo:font-size="8pt" style:font-size-asian="8pt" style:font-size-complex="8pt"/>
    </style:style>
    <style:style style:name="T59_75" style:family="text">
      <style:text-properties fo:color="#444444" fo:font-size="8pt" style:font-size-asian="8pt" style:font-size-complex="8pt"/>
    </style:style>
    <style:style style:name="T59_76" style:family="text">
      <style:text-properties fo:color="#444444" fo:font-size="8pt" style:font-size-asian="8pt" style:font-size-complex="8pt"/>
    </style:style>
    <style:style style:name="T59_77" style:family="text">
      <style:text-properties fo:color="#444444" fo:font-size="8pt" style:font-size-asian="8pt" style:font-size-complex="8pt"/>
    </style:style>
    <style:style style:name="T59_78" style:family="text">
      <style:text-properties fo:color="#444444" fo:font-size="8pt" style:font-size-asian="8pt" style:font-size-complex="8pt"/>
    </style:style>
    <style:style style:name="T59_79" style:family="text">
      <style:text-properties fo:color="#444444" fo:font-size="8pt" style:font-size-asian="8pt" style:font-size-complex="8pt"/>
    </style:style>
    <style:style style:name="T59_80" style:family="text">
      <style:text-properties fo:color="#444444" fo:font-size="8pt" style:font-size-asian="8pt" style:font-size-complex="8pt"/>
    </style:style>
    <style:style style:name="T59_81" style:family="text">
      <style:text-properties fo:color="#444444" fo:font-size="8pt" style:font-size-asian="8pt" style:font-size-complex="8pt"/>
    </style:style>
    <style:style style:name="T59_82" style:family="text">
      <style:text-properties fo:color="#444444" fo:font-size="8pt" style:font-size-asian="8pt" style:font-size-complex="8pt"/>
    </style:style>
    <style:style style:name="T59_83" style:family="text">
      <style:text-properties fo:color="#444444" fo:font-size="8pt" style:font-size-asian="8pt" style:font-size-complex="8pt"/>
    </style:style>
    <style:style style:name="T59_84" style:family="text">
      <style:text-properties fo:color="#444444" fo:font-size="8pt" style:font-size-asian="8pt" style:font-size-complex="8pt"/>
    </style:style>
    <style:style style:name="T59_85" style:family="text">
      <style:text-properties fo:color="#444444" fo:font-size="8pt" style:font-size-asian="8pt" style:font-size-complex="8pt"/>
    </style:style>
    <style:style style:name="T59_86" style:family="text">
      <style:text-properties fo:color="#444444" fo:font-size="8pt" style:font-size-asian="8pt" style:font-size-complex="8pt"/>
    </style:style>
    <style:style style:name="T59_87" style:family="text">
      <style:text-properties fo:color="#444444" fo:font-size="8pt" style:font-size-asian="8pt" style:font-size-complex="8pt"/>
    </style:style>
    <style:style style:name="T59_88" style:family="text">
      <style:text-properties fo:color="#444444" fo:font-size="8pt" style:font-size-asian="8pt" style:font-size-complex="8pt"/>
    </style:style>
    <style:style style:name="T59_89" style:family="text">
      <style:text-properties fo:color="#444444" fo:font-size="8pt" style:font-size-asian="8pt" style:font-size-complex="8pt"/>
    </style:style>
    <style:style style:name="T59_90" style:family="text">
      <style:text-properties fo:color="#444444" fo:font-size="8pt" style:font-size-asian="8pt" style:font-size-complex="8pt"/>
    </style:style>
    <style:style style:name="T59_91" style:family="text">
      <style:text-properties fo:color="#444444" fo:font-size="8pt" style:font-size-asian="8pt" style:font-size-complex="8pt"/>
    </style:style>
    <style:style style:name="T59_92" style:family="text">
      <style:text-properties fo:color="#444444" fo:font-size="8pt" style:font-size-asian="8pt" style:font-size-complex="8pt"/>
    </style:style>
    <style:style style:name="T59_93" style:family="text">
      <style:text-properties fo:color="#444444" fo:font-size="8pt" style:font-size-asian="8pt" style:font-size-complex="8pt"/>
    </style:style>
    <style:style style:name="T59_94" style:family="text">
      <style:text-properties fo:color="#444444" fo:font-size="8pt" style:font-size-asian="8pt" style:font-size-complex="8pt"/>
    </style:style>
    <style:style style:name="T59_95" style:family="text">
      <style:text-properties fo:color="#444444" fo:font-size="8pt" style:font-size-asian="8pt" style:font-size-complex="8pt"/>
    </style:style>
    <style:style style:name="T59_96" style:family="text">
      <style:text-properties fo:color="#444444" fo:font-size="8pt" style:font-size-asian="8pt" style:font-size-complex="8pt"/>
    </style:style>
    <style:style style:name="T59_97" style:family="text">
      <style:text-properties fo:color="#444444" fo:font-size="8pt" style:font-size-asian="8pt" style:font-size-complex="8pt"/>
    </style:style>
    <style:style style:name="T59_98" style:family="text">
      <style:text-properties fo:color="#444444" fo:font-size="8pt" style:font-size-asian="8pt" style:font-size-complex="8pt"/>
    </style:style>
    <style:style style:name="T59_99" style:family="text">
      <style:text-properties fo:color="#444444" fo:font-size="8pt" style:font-size-asian="8pt" style:font-size-complex="8pt"/>
    </style:style>
    <style:style style:name="T59_100" style:family="text">
      <style:text-properties fo:color="#444444" fo:font-size="8pt" style:font-size-asian="8pt" style:font-size-complex="8pt"/>
    </style:style>
    <style:style style:name="T59_101" style:family="text">
      <style:text-properties fo:color="#444444" fo:font-size="8pt" style:font-size-asian="8pt" style:font-size-complex="8pt"/>
    </style:style>
    <style:style style:name="T59_102" style:family="text">
      <style:text-properties fo:color="#444444" fo:font-size="8pt" style:font-size-asian="8pt" style:font-size-complex="8pt"/>
    </style:style>
    <style:style style:name="T59_103" style:family="text">
      <style:text-properties fo:color="#444444" fo:font-size="8pt" style:font-size-asian="8pt" style:font-size-complex="8pt"/>
    </style:style>
    <style:style style:name="T59_104" style:family="text">
      <style:text-properties fo:color="#444444" fo:font-size="8pt" style:font-size-asian="8pt" style:font-size-complex="8pt"/>
    </style:style>
    <style:style style:name="T59_105" style:family="text">
      <style:text-properties fo:color="#444444" fo:font-size="8pt" style:font-size-asian="8pt" style:font-size-complex="8pt"/>
    </style:style>
    <style:style style:name="T59_106" style:family="text">
      <style:text-properties fo:color="#444444" fo:font-size="8pt" style:font-size-asian="8pt" style:font-size-complex="8pt"/>
    </style:style>
    <style:style style:name="T59_107" style:family="text">
      <style:text-properties fo:color="#444444" fo:font-size="8pt" style:font-size-asian="8pt" style:font-size-complex="8pt"/>
    </style:style>
    <style:style style:name="T59_108" style:family="text">
      <style:text-properties fo:color="#444444" fo:font-size="8pt" style:font-size-asian="8pt" style:font-size-complex="8pt"/>
    </style:style>
    <style:style style:name="T59_109" style:family="text">
      <style:text-properties fo:color="#444444" fo:font-size="8pt" style:font-size-asian="8pt" style:font-size-complex="8pt"/>
    </style:style>
    <style:style style:name="T59_110" style:family="text">
      <style:text-properties fo:color="#444444" fo:font-size="8pt" style:font-size-asian="8pt" style:font-size-complex="8pt"/>
    </style:style>
    <style:style style:name="T59_111" style:family="text">
      <style:text-properties fo:color="#444444" fo:font-size="8pt" style:font-size-asian="8pt" style:font-size-complex="8pt"/>
    </style:style>
    <style:style style:name="T59_112" style:family="text">
      <style:text-properties fo:color="#444444" fo:font-size="8pt" style:font-size-asian="8pt" style:font-size-complex="8pt"/>
    </style:style>
    <style:style style:name="T59_113" style:family="text">
      <style:text-properties fo:color="#444444" fo:font-size="8pt" style:font-size-asian="8pt" style:font-size-complex="8pt"/>
    </style:style>
    <style:style style:name="T59_114" style:family="text">
      <style:text-properties fo:color="#444444" fo:font-size="8pt" style:font-size-asian="8pt" style:font-size-complex="8pt"/>
    </style:style>
    <style:style style:name="T59_115" style:family="text">
      <style:text-properties fo:color="#444444" fo:font-size="8pt" style:font-size-asian="8pt" style:font-size-complex="8pt"/>
    </style:style>
    <style:style style:name="T59_116" style:family="text">
      <style:text-properties fo:color="#444444" fo:font-size="8pt" style:font-size-asian="8pt" style:font-size-complex="8pt"/>
    </style:style>
    <style:style style:name="T59_117" style:family="text">
      <style:text-properties fo:color="#444444" fo:font-size="8pt" style:font-size-asian="8pt" style:font-size-complex="8pt"/>
    </style:style>
    <style:style style:name="T59_118" style:family="text">
      <style:text-properties fo:color="#444444" fo:font-size="8pt" style:font-size-asian="8pt" style:font-size-complex="8pt"/>
    </style:style>
    <style:style style:name="T59_119" style:family="text">
      <style:text-properties fo:color="#444444" fo:font-size="8pt" style:font-size-asian="8pt" style:font-size-complex="8pt"/>
    </style:style>
    <style:style style:name="T59_120" style:family="text">
      <style:text-properties fo:color="#444444" fo:font-size="8pt" style:font-size-asian="8pt" style:font-size-complex="8pt"/>
    </style:style>
    <style:style style:name="T59_121" style:family="text">
      <style:text-properties fo:color="#444444" fo:font-size="8pt" style:font-size-asian="8pt" style:font-size-complex="8pt"/>
    </style:style>
    <style:style style:name="T59_122" style:family="text">
      <style:text-properties fo:color="#444444" fo:font-size="8pt" style:font-size-asian="8pt" style:font-size-complex="8pt"/>
    </style:style>
    <style:style style:name="T59_123" style:family="text">
      <style:text-properties fo:color="#444444" fo:font-size="8pt" style:font-size-asian="8pt" style:font-size-complex="8pt"/>
    </style:style>
    <style:style style:name="T59_124" style:family="text">
      <style:text-properties fo:color="#444444" fo:font-size="8pt" style:font-size-asian="8pt" style:font-size-complex="8pt"/>
    </style:style>
    <style:style style:name="T59_125" style:family="text">
      <style:text-properties fo:color="#444444" fo:font-size="8pt" style:font-size-asian="8pt" style:font-size-complex="8pt"/>
    </style:style>
    <style:style style:name="T59_126" style:family="text">
      <style:text-properties fo:color="#444444" fo:font-size="8pt" style:font-size-asian="8pt" style:font-size-complex="8pt"/>
    </style:style>
    <style:style style:name="T59_127" style:family="text">
      <style:text-properties fo:color="#444444" fo:font-size="8pt" style:font-size-asian="8pt" style:font-size-complex="8pt"/>
    </style:style>
    <style:style style:name="T59_128" style:family="text">
      <style:text-properties fo:color="#444444" fo:font-size="8pt" style:font-size-asian="8pt" style:font-size-complex="8pt"/>
    </style:style>
    <style:style style:name="T59_129" style:family="text">
      <style:text-properties fo:color="#444444" fo:font-size="8pt" style:font-size-asian="8pt" style:font-size-complex="8pt"/>
    </style:style>
    <style:style style:name="T59_130" style:family="text">
      <style:text-properties fo:color="#444444" fo:font-size="8pt" style:font-size-asian="8pt" style:font-size-complex="8pt"/>
    </style:style>
    <style:style style:name="T59_131" style:family="text">
      <style:text-properties fo:color="#444444" fo:font-size="8pt" style:font-size-asian="8pt" style:font-size-complex="8pt"/>
    </style:style>
    <style:style style:name="T59_132" style:family="text">
      <style:text-properties fo:color="#444444" fo:font-size="8pt" style:font-size-asian="8pt" style:font-size-complex="8pt"/>
    </style:style>
    <style:style style:name="T59_133" style:family="text">
      <style:text-properties fo:color="#444444" fo:font-size="8pt" style:font-size-asian="8pt" style:font-size-complex="8pt"/>
    </style:style>
    <style:style style:name="T59_134" style:family="text">
      <style:text-properties fo:color="#444444" fo:font-size="8pt" style:font-size-asian="8pt" style:font-size-complex="8pt"/>
    </style:style>
    <style:style style:name="T59_135" style:family="text">
      <style:text-properties fo:color="#444444" fo:font-size="8pt" style:font-size-asian="8pt" style:font-size-complex="8pt"/>
    </style:style>
    <style:style style:name="T59_136" style:family="text">
      <style:text-properties fo:color="#444444" fo:font-size="8pt" style:font-size-asian="8pt" style:font-size-complex="8pt"/>
    </style:style>
    <style:style style:name="T59_137" style:family="text">
      <style:text-properties fo:color="#444444" fo:font-size="8pt" style:font-size-asian="8pt" style:font-size-complex="8pt"/>
    </style:style>
    <style:style style:name="T59_138" style:family="text">
      <style:text-properties fo:color="#444444" fo:font-size="8pt" style:font-size-asian="8pt" style:font-size-complex="8pt"/>
    </style:style>
    <style:style style:name="T59_139" style:family="text">
      <style:text-properties fo:color="#444444" fo:font-size="8pt" style:font-size-asian="8pt" style:font-size-complex="8pt"/>
    </style:style>
    <style:style style:name="T59_140" style:family="text">
      <style:text-properties fo:color="#444444" fo:font-size="8pt" style:font-size-asian="8pt" style:font-size-complex="8pt"/>
    </style:style>
    <style:style style:name="T59_141" style:family="text">
      <style:text-properties fo:color="#444444" fo:font-size="8pt" style:font-size-asian="8pt" style:font-size-complex="8pt"/>
    </style:style>
    <style:style style:name="T59_142" style:family="text">
      <style:text-properties fo:color="#444444" fo:font-size="8pt" style:font-size-asian="8pt" style:font-size-complex="8pt"/>
    </style:style>
    <style:style style:name="T59_143" style:family="text">
      <style:text-properties fo:color="#444444" fo:font-size="8pt" style:font-size-asian="8pt" style:font-size-complex="8pt"/>
    </style:style>
    <style:style style:name="T59_144" style:family="text">
      <style:text-properties fo:color="#444444" fo:font-size="8pt" style:font-size-asian="8pt" style:font-size-complex="8pt"/>
    </style:style>
    <style:style style:name="T59_145" style:family="text">
      <style:text-properties fo:color="#444444" fo:font-size="8pt" style:font-size-asian="8pt" style:font-size-complex="8pt"/>
    </style:style>
    <style:style style:name="T59_146" style:family="text">
      <style:text-properties fo:color="#444444" fo:font-size="8pt" style:font-size-asian="8pt" style:font-size-complex="8pt"/>
    </style:style>
    <style:style style:name="T59_147" style:family="text">
      <style:text-properties fo:color="#444444" fo:font-size="8pt" style:font-size-asian="8pt" style:font-size-complex="8pt"/>
    </style:style>
    <style:style style:name="T59_148" style:family="text">
      <style:text-properties fo:color="#444444" fo:font-size="8pt" style:font-size-asian="8pt" style:font-size-complex="8pt"/>
    </style:style>
    <style:style style:name="P6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0_1" style:family="text">
      <style:text-properties fo:color="#444444" fo:font-size="8pt" style:font-size-asian="8pt" style:font-size-complex="8pt"/>
    </style:style>
    <style:style style:name="T60_2" style:family="text">
      <style:text-properties fo:color="#444444" fo:font-size="8pt" style:font-size-asian="8pt" style:font-size-complex="8pt"/>
    </style:style>
    <style:style style:name="T60_3" style:family="text">
      <style:text-properties fo:color="#444444" fo:font-size="8pt" style:font-size-asian="8pt" style:font-size-complex="8pt"/>
    </style:style>
    <style:style style:name="T60_4" style:family="text">
      <style:text-properties fo:color="#444444" fo:font-size="8pt" style:font-size-asian="8pt" style:font-size-complex="8pt"/>
    </style:style>
    <style:style style:name="T60_5" style:family="text">
      <style:text-properties fo:color="#444444" fo:font-size="8pt" style:font-size-asian="8pt" style:font-size-complex="8pt"/>
    </style:style>
    <style:style style:name="T60_6" style:family="text">
      <style:text-properties fo:color="#444444" fo:font-size="8pt" style:font-size-asian="8pt" style:font-size-complex="8pt"/>
    </style:style>
    <style:style style:name="T60_7" style:family="text">
      <style:text-properties fo:color="#444444" fo:font-size="8pt" style:font-size-asian="8pt" style:font-size-complex="8pt"/>
    </style:style>
    <style:style style:name="T60_8" style:family="text">
      <style:text-properties fo:color="#444444" fo:font-size="8pt" style:font-size-asian="8pt" style:font-size-complex="8pt"/>
    </style:style>
    <style:style style:name="T60_9" style:family="text">
      <style:text-properties fo:color="#444444" fo:font-size="8pt" style:font-size-asian="8pt" style:font-size-complex="8pt"/>
    </style:style>
    <style:style style:name="T60_10" style:family="text">
      <style:text-properties fo:color="#444444" fo:font-size="8pt" style:font-size-asian="8pt" style:font-size-complex="8pt"/>
    </style:style>
    <style:style style:name="T60_11" style:family="text">
      <style:text-properties fo:color="#444444" fo:font-size="8pt" style:font-size-asian="8pt" style:font-size-complex="8pt"/>
    </style:style>
    <style:style style:name="T60_12" style:family="text">
      <style:text-properties fo:color="#444444" fo:font-size="8pt" style:font-size-asian="8pt" style:font-size-complex="8pt"/>
    </style:style>
    <style:style style:name="T60_13" style:family="text">
      <style:text-properties fo:color="#444444" fo:font-size="8pt" style:font-size-asian="8pt" style:font-size-complex="8pt"/>
    </style:style>
    <style:style style:name="T60_14" style:family="text">
      <style:text-properties fo:color="#444444" fo:font-size="8pt" style:font-size-asian="8pt" style:font-size-complex="8pt"/>
    </style:style>
    <style:style style:name="T60_15" style:family="text">
      <style:text-properties fo:color="#444444" fo:font-size="8pt" style:font-size-asian="8pt" style:font-size-complex="8pt"/>
    </style:style>
    <style:style style:name="T60_16" style:family="text">
      <style:text-properties fo:color="#444444" fo:font-size="8pt" style:font-size-asian="8pt" style:font-size-complex="8pt"/>
    </style:style>
    <style:style style:name="T60_17" style:family="text">
      <style:text-properties fo:color="#444444" fo:font-size="8pt" style:font-size-asian="8pt" style:font-size-complex="8pt"/>
    </style:style>
    <style:style style:name="T60_18" style:family="text">
      <style:text-properties fo:color="#444444" fo:font-size="8pt" style:font-size-asian="8pt" style:font-size-complex="8pt"/>
    </style:style>
    <style:style style:name="T60_19" style:family="text">
      <style:text-properties fo:color="#444444" fo:font-size="8pt" style:font-size-asian="8pt" style:font-size-complex="8pt"/>
    </style:style>
    <style:style style:name="T60_20" style:family="text">
      <style:text-properties fo:color="#444444" fo:font-size="8pt" style:font-size-asian="8pt" style:font-size-complex="8pt"/>
    </style:style>
    <style:style style:name="T60_21" style:family="text">
      <style:text-properties fo:color="#444444" fo:font-size="8pt" style:font-size-asian="8pt" style:font-size-complex="8pt"/>
    </style:style>
    <style:style style:name="T60_22" style:family="text">
      <style:text-properties fo:color="#444444" fo:font-size="8pt" style:font-size-asian="8pt" style:font-size-complex="8pt"/>
    </style:style>
    <style:style style:name="T60_23" style:family="text">
      <style:text-properties fo:color="#444444" fo:font-size="8pt" style:font-size-asian="8pt" style:font-size-complex="8pt"/>
    </style:style>
    <style:style style:name="T60_24" style:family="text">
      <style:text-properties fo:color="#444444" fo:font-size="8pt" style:font-size-asian="8pt" style:font-size-complex="8pt"/>
    </style:style>
    <style:style style:name="T60_25" style:family="text">
      <style:text-properties fo:color="#444444" fo:font-size="8pt" style:font-size-asian="8pt" style:font-size-complex="8pt"/>
    </style:style>
    <style:style style:name="T60_26" style:family="text">
      <style:text-properties fo:color="#444444" fo:font-size="8pt" style:font-size-asian="8pt" style:font-size-complex="8pt"/>
    </style:style>
    <style:style style:name="T60_27" style:family="text">
      <style:text-properties fo:color="#444444" fo:font-size="8pt" style:font-size-asian="8pt" style:font-size-complex="8pt"/>
    </style:style>
    <style:style style:name="T60_28" style:family="text">
      <style:text-properties fo:color="#444444" fo:font-size="8pt" style:font-size-asian="8pt" style:font-size-complex="8pt"/>
    </style:style>
    <style:style style:name="T60_29" style:family="text">
      <style:text-properties fo:color="#444444" fo:font-size="8pt" style:font-size-asian="8pt" style:font-size-complex="8pt"/>
    </style:style>
    <style:style style:name="T60_30" style:family="text">
      <style:text-properties fo:color="#444444" fo:font-size="8pt" style:font-size-asian="8pt" style:font-size-complex="8pt"/>
    </style:style>
    <style:style style:name="T60_31" style:family="text">
      <style:text-properties fo:color="#444444" fo:font-size="8pt" style:font-size-asian="8pt" style:font-size-complex="8pt"/>
    </style:style>
    <style:style style:name="T60_32" style:family="text">
      <style:text-properties fo:color="#444444" fo:font-size="8pt" style:font-size-asian="8pt" style:font-size-complex="8pt"/>
    </style:style>
    <style:style style:name="T60_33" style:family="text">
      <style:text-properties fo:color="#444444" fo:font-size="8pt" style:font-size-asian="8pt" style:font-size-complex="8pt"/>
    </style:style>
    <style:style style:name="T60_34" style:family="text">
      <style:text-properties fo:color="#444444" fo:font-size="8pt" style:font-size-asian="8pt" style:font-size-complex="8pt"/>
    </style:style>
    <style:style style:name="T60_35" style:family="text">
      <style:text-properties fo:color="#444444" fo:font-size="8pt" style:font-size-asian="8pt" style:font-size-complex="8pt"/>
    </style:style>
    <style:style style:name="T60_36" style:family="text">
      <style:text-properties fo:color="#444444" fo:font-size="8pt" style:font-size-asian="8pt" style:font-size-complex="8pt"/>
    </style:style>
    <style:style style:name="T60_37" style:family="text">
      <style:text-properties fo:color="#444444" fo:font-size="8pt" style:font-size-asian="8pt" style:font-size-complex="8pt"/>
    </style:style>
    <style:style style:name="T60_38" style:family="text">
      <style:text-properties fo:color="#444444" fo:font-size="8pt" style:font-size-asian="8pt" style:font-size-complex="8pt"/>
    </style:style>
    <style:style style:name="T60_39" style:family="text">
      <style:text-properties fo:color="#444444" fo:font-size="8pt" style:font-size-asian="8pt" style:font-size-complex="8pt"/>
    </style:style>
    <style:style style:name="T60_40" style:family="text">
      <style:text-properties fo:color="#444444" fo:font-size="8pt" style:font-size-asian="8pt" style:font-size-complex="8pt"/>
    </style:style>
    <style:style style:name="T60_41" style:family="text">
      <style:text-properties fo:color="#444444" fo:font-size="8pt" style:font-size-asian="8pt" style:font-size-complex="8pt"/>
    </style:style>
    <style:style style:name="T60_42" style:family="text">
      <style:text-properties fo:color="#444444" fo:font-size="8pt" style:font-size-asian="8pt" style:font-size-complex="8pt"/>
    </style:style>
    <style:style style:name="T60_43" style:family="text">
      <style:text-properties fo:color="#444444" fo:font-size="8pt" style:font-size-asian="8pt" style:font-size-complex="8pt"/>
    </style:style>
    <style:style style:name="T60_44" style:family="text">
      <style:text-properties fo:color="#444444" fo:font-size="8pt" style:font-size-asian="8pt" style:font-size-complex="8pt"/>
    </style:style>
    <style:style style:name="T60_45" style:family="text">
      <style:text-properties fo:color="#444444" fo:font-size="8pt" style:font-size-asian="8pt" style:font-size-complex="8pt"/>
    </style:style>
    <style:style style:name="T60_46" style:family="text">
      <style:text-properties fo:color="#444444" fo:font-size="8pt" style:font-size-asian="8pt" style:font-size-complex="8pt"/>
    </style:style>
    <style:style style:name="T60_47" style:family="text">
      <style:text-properties fo:color="#444444" fo:font-size="8pt" style:font-size-asian="8pt" style:font-size-complex="8pt"/>
    </style:style>
    <style:style style:name="T60_48" style:family="text">
      <style:text-properties fo:color="#444444" fo:font-size="8pt" style:font-size-asian="8pt" style:font-size-complex="8pt"/>
    </style:style>
    <style:style style:name="T60_49" style:family="text">
      <style:text-properties fo:color="#444444" fo:font-size="8pt" style:font-size-asian="8pt" style:font-size-complex="8pt"/>
    </style:style>
    <style:style style:name="T60_50" style:family="text">
      <style:text-properties fo:color="#444444" fo:font-size="8pt" style:font-size-asian="8pt" style:font-size-complex="8pt"/>
    </style:style>
    <style:style style:name="T60_51" style:family="text">
      <style:text-properties fo:color="#444444" fo:font-size="8pt" style:font-size-asian="8pt" style:font-size-complex="8pt"/>
    </style:style>
    <style:style style:name="T60_52" style:family="text">
      <style:text-properties fo:color="#444444" fo:font-size="8pt" style:font-size-asian="8pt" style:font-size-complex="8pt"/>
    </style:style>
    <style:style style:name="T60_53" style:family="text">
      <style:text-properties fo:color="#444444" fo:font-size="8pt" style:font-size-asian="8pt" style:font-size-complex="8pt"/>
    </style:style>
    <style:style style:name="T60_54" style:family="text">
      <style:text-properties fo:color="#444444" fo:font-size="8pt" style:font-size-asian="8pt" style:font-size-complex="8pt"/>
    </style:style>
    <style:style style:name="T60_55" style:family="text">
      <style:text-properties fo:color="#444444" fo:font-size="8pt" style:font-size-asian="8pt" style:font-size-complex="8pt"/>
    </style:style>
    <style:style style:name="T60_56" style:family="text">
      <style:text-properties fo:color="#444444" fo:font-size="8pt" style:font-size-asian="8pt" style:font-size-complex="8pt"/>
    </style:style>
    <style:style style:name="T60_57" style:family="text">
      <style:text-properties fo:color="#444444" fo:font-size="8pt" style:font-size-asian="8pt" style:font-size-complex="8pt"/>
    </style:style>
    <style:style style:name="T60_58" style:family="text">
      <style:text-properties fo:color="#444444" fo:font-size="8pt" style:font-size-asian="8pt" style:font-size-complex="8pt"/>
    </style:style>
    <style:style style:name="T60_59" style:family="text">
      <style:text-properties fo:color="#444444" fo:font-size="8pt" style:font-size-asian="8pt" style:font-size-complex="8pt"/>
    </style:style>
    <style:style style:name="T60_60" style:family="text">
      <style:text-properties fo:color="#444444" fo:font-size="8pt" style:font-size-asian="8pt" style:font-size-complex="8pt"/>
    </style:style>
    <style:style style:name="T60_61" style:family="text">
      <style:text-properties fo:color="#444444" fo:font-size="8pt" style:font-size-asian="8pt" style:font-size-complex="8pt"/>
    </style:style>
    <style:style style:name="T60_62" style:family="text">
      <style:text-properties fo:color="#444444" fo:font-size="8pt" style:font-size-asian="8pt" style:font-size-complex="8pt"/>
    </style:style>
    <style:style style:name="T60_63" style:family="text">
      <style:text-properties fo:color="#444444" fo:font-size="8pt" style:font-size-asian="8pt" style:font-size-complex="8pt"/>
    </style:style>
    <style:style style:name="T60_64" style:family="text">
      <style:text-properties fo:color="#444444" fo:font-size="8pt" style:font-size-asian="8pt" style:font-size-complex="8pt"/>
    </style:style>
    <style:style style:name="T60_65" style:family="text">
      <style:text-properties fo:color="#444444" fo:font-size="8pt" style:font-size-asian="8pt" style:font-size-complex="8pt"/>
    </style:style>
    <style:style style:name="T60_66" style:family="text">
      <style:text-properties fo:color="#444444" fo:font-size="8pt" style:font-size-asian="8pt" style:font-size-complex="8pt"/>
    </style:style>
    <style:style style:name="T60_67" style:family="text">
      <style:text-properties fo:color="#444444" fo:font-size="8pt" style:font-size-asian="8pt" style:font-size-complex="8pt"/>
    </style:style>
    <style:style style:name="T60_68" style:family="text">
      <style:text-properties fo:color="#444444" fo:font-size="8pt" style:font-size-asian="8pt" style:font-size-complex="8pt"/>
    </style:style>
    <style:style style:name="T60_69" style:family="text">
      <style:text-properties fo:color="#444444" fo:font-size="8pt" style:font-size-asian="8pt" style:font-size-complex="8pt"/>
    </style:style>
    <style:style style:name="T60_70" style:family="text">
      <style:text-properties fo:color="#444444" fo:font-size="8pt" style:font-size-asian="8pt" style:font-size-complex="8pt"/>
    </style:style>
    <style:style style:name="T60_71" style:family="text">
      <style:text-properties fo:color="#444444" fo:font-size="8pt" style:font-size-asian="8pt" style:font-size-complex="8pt"/>
    </style:style>
    <style:style style:name="T60_72" style:family="text">
      <style:text-properties fo:color="#444444" fo:font-size="8pt" style:font-size-asian="8pt" style:font-size-complex="8pt"/>
    </style:style>
    <style:style style:name="T60_73" style:family="text">
      <style:text-properties fo:color="#444444" fo:font-size="8pt" style:font-size-asian="8pt" style:font-size-complex="8pt"/>
    </style:style>
    <style:style style:name="T60_74" style:family="text">
      <style:text-properties fo:color="#444444" fo:font-size="8pt" style:font-size-asian="8pt" style:font-size-complex="8pt"/>
    </style:style>
    <style:style style:name="T60_75" style:family="text">
      <style:text-properties fo:color="#444444" fo:font-size="8pt" style:font-size-asian="8pt" style:font-size-complex="8pt"/>
    </style:style>
    <style:style style:name="T60_76" style:family="text">
      <style:text-properties fo:color="#444444" fo:font-size="8pt" style:font-size-asian="8pt" style:font-size-complex="8pt"/>
    </style:style>
    <style:style style:name="T60_77" style:family="text">
      <style:text-properties fo:color="#444444" fo:font-size="8pt" style:font-size-asian="8pt" style:font-size-complex="8pt"/>
    </style:style>
    <style:style style:name="T60_78" style:family="text">
      <style:text-properties fo:color="#444444" fo:font-size="8pt" style:font-size-asian="8pt" style:font-size-complex="8pt"/>
    </style:style>
    <style:style style:name="T60_79" style:family="text">
      <style:text-properties fo:color="#444444" fo:font-size="8pt" style:font-size-asian="8pt" style:font-size-complex="8pt"/>
    </style:style>
    <style:style style:name="T60_80" style:family="text">
      <style:text-properties fo:color="#444444" fo:font-size="8pt" style:font-size-asian="8pt" style:font-size-complex="8pt"/>
    </style:style>
    <style:style style:name="T60_81" style:family="text">
      <style:text-properties fo:color="#444444" fo:font-size="8pt" style:font-size-asian="8pt" style:font-size-complex="8pt"/>
    </style:style>
    <style:style style:name="T60_82" style:family="text">
      <style:text-properties fo:color="#444444" fo:font-size="8pt" style:font-size-asian="8pt" style:font-size-complex="8pt"/>
    </style:style>
    <style:style style:name="T60_83" style:family="text">
      <style:text-properties fo:color="#444444" fo:font-size="8pt" style:font-size-asian="8pt" style:font-size-complex="8pt"/>
    </style:style>
    <style:style style:name="T60_84" style:family="text">
      <style:text-properties fo:color="#444444" fo:font-size="8pt" style:font-size-asian="8pt" style:font-size-complex="8pt"/>
    </style:style>
    <style:style style:name="T60_85" style:family="text">
      <style:text-properties fo:color="#444444" fo:font-size="8pt" style:font-size-asian="8pt" style:font-size-complex="8pt"/>
    </style:style>
    <style:style style:name="T60_86" style:family="text">
      <style:text-properties fo:color="#444444" fo:font-size="8pt" style:font-size-asian="8pt" style:font-size-complex="8pt"/>
    </style:style>
    <style:style style:name="T60_87" style:family="text">
      <style:text-properties fo:color="#444444" fo:font-size="8pt" style:font-size-asian="8pt" style:font-size-complex="8pt"/>
    </style:style>
    <style:style style:name="T60_88" style:family="text">
      <style:text-properties fo:color="#444444" fo:font-size="8pt" style:font-size-asian="8pt" style:font-size-complex="8pt"/>
    </style:style>
    <style:style style:name="T60_89" style:family="text">
      <style:text-properties fo:color="#444444" fo:font-size="8pt" style:font-size-asian="8pt" style:font-size-complex="8pt"/>
    </style:style>
    <style:style style:name="T60_90" style:family="text">
      <style:text-properties fo:color="#444444" fo:font-size="8pt" style:font-size-asian="8pt" style:font-size-complex="8pt"/>
    </style:style>
    <style:style style:name="T60_91" style:family="text">
      <style:text-properties fo:color="#444444" fo:font-size="8pt" style:font-size-asian="8pt" style:font-size-complex="8pt"/>
    </style:style>
    <style:style style:name="T60_92" style:family="text">
      <style:text-properties fo:color="#444444" fo:font-size="8pt" style:font-size-asian="8pt" style:font-size-complex="8pt"/>
    </style:style>
    <style:style style:name="T60_93" style:family="text">
      <style:text-properties fo:color="#444444" fo:font-size="8pt" style:font-size-asian="8pt" style:font-size-complex="8pt"/>
    </style:style>
    <style:style style:name="T60_94" style:family="text">
      <style:text-properties fo:color="#444444" fo:font-size="8pt" style:font-size-asian="8pt" style:font-size-complex="8pt"/>
    </style:style>
    <style:style style:name="T60_95" style:family="text">
      <style:text-properties fo:color="#444444" fo:font-size="8pt" style:font-size-asian="8pt" style:font-size-complex="8pt"/>
    </style:style>
    <style:style style:name="T60_96" style:family="text">
      <style:text-properties fo:color="#444444" fo:font-size="8pt" style:font-size-asian="8pt" style:font-size-complex="8pt"/>
    </style:style>
    <style:style style:name="T60_97" style:family="text">
      <style:text-properties fo:color="#444444" fo:font-size="8pt" style:font-size-asian="8pt" style:font-size-complex="8pt"/>
    </style:style>
    <style:style style:name="T60_98" style:family="text">
      <style:text-properties fo:color="#444444" fo:font-size="8pt" style:font-size-asian="8pt" style:font-size-complex="8pt"/>
    </style:style>
    <style:style style:name="T60_99" style:family="text">
      <style:text-properties fo:color="#444444" fo:font-size="8pt" style:font-size-asian="8pt" style:font-size-complex="8pt"/>
    </style:style>
    <style:style style:name="T60_100" style:family="text">
      <style:text-properties fo:color="#444444" fo:font-size="8pt" style:font-size-asian="8pt" style:font-size-complex="8pt"/>
    </style:style>
    <style:style style:name="T60_101" style:family="text">
      <style:text-properties fo:color="#444444" fo:font-size="8pt" style:font-size-asian="8pt" style:font-size-complex="8pt"/>
    </style:style>
    <style:style style:name="T60_102" style:family="text">
      <style:text-properties fo:color="#444444" fo:font-size="8pt" style:font-size-asian="8pt" style:font-size-complex="8pt"/>
    </style:style>
    <style:style style:name="T60_103" style:family="text">
      <style:text-properties fo:color="#444444" fo:font-size="8pt" style:font-size-asian="8pt" style:font-size-complex="8pt"/>
    </style:style>
    <style:style style:name="T60_104" style:family="text">
      <style:text-properties fo:color="#444444" fo:font-size="8pt" style:font-size-asian="8pt" style:font-size-complex="8pt"/>
    </style:style>
    <style:style style:name="T60_105" style:family="text">
      <style:text-properties fo:color="#444444" fo:font-size="8pt" style:font-size-asian="8pt" style:font-size-complex="8pt"/>
    </style:style>
    <style:style style:name="T60_106" style:family="text">
      <style:text-properties fo:color="#444444" fo:font-size="8pt" style:font-size-asian="8pt" style:font-size-complex="8pt"/>
    </style:style>
    <style:style style:name="T60_107" style:family="text">
      <style:text-properties fo:color="#444444" fo:font-size="8pt" style:font-size-asian="8pt" style:font-size-complex="8pt"/>
    </style:style>
    <style:style style:name="T60_108" style:family="text">
      <style:text-properties fo:color="#444444" fo:font-size="8pt" style:font-size-asian="8pt" style:font-size-complex="8pt"/>
    </style:style>
    <style:style style:name="T60_109" style:family="text">
      <style:text-properties fo:color="#444444" fo:font-size="8pt" style:font-size-asian="8pt" style:font-size-complex="8pt"/>
    </style:style>
    <style:style style:name="T60_110" style:family="text">
      <style:text-properties fo:color="#444444" fo:font-size="8pt" style:font-size-asian="8pt" style:font-size-complex="8pt"/>
    </style:style>
    <style:style style:name="T60_111" style:family="text">
      <style:text-properties fo:color="#444444" fo:font-size="8pt" style:font-size-asian="8pt" style:font-size-complex="8pt"/>
    </style:style>
    <style:style style:name="T60_112" style:family="text">
      <style:text-properties fo:color="#444444" fo:font-size="8pt" style:font-size-asian="8pt" style:font-size-complex="8pt"/>
    </style:style>
    <style:style style:name="T60_113" style:family="text">
      <style:text-properties fo:color="#444444" fo:font-size="8pt" style:font-size-asian="8pt" style:font-size-complex="8pt"/>
    </style:style>
    <style:style style:name="T60_114" style:family="text">
      <style:text-properties fo:color="#444444" fo:font-size="8pt" style:font-size-asian="8pt" style:font-size-complex="8pt"/>
    </style:style>
    <style:style style:name="T60_115" style:family="text">
      <style:text-properties fo:color="#444444" fo:font-size="8pt" style:font-size-asian="8pt" style:font-size-complex="8pt"/>
    </style:style>
    <style:style style:name="T60_116" style:family="text">
      <style:text-properties fo:color="#444444" fo:font-size="8pt" style:font-size-asian="8pt" style:font-size-complex="8pt"/>
    </style:style>
    <style:style style:name="T60_117" style:family="text">
      <style:text-properties fo:color="#444444" fo:font-size="8pt" style:font-size-asian="8pt" style:font-size-complex="8pt"/>
    </style:style>
    <style:style style:name="T60_118" style:family="text">
      <style:text-properties fo:color="#444444" fo:font-size="8pt" style:font-size-asian="8pt" style:font-size-complex="8pt"/>
    </style:style>
    <style:style style:name="T60_119" style:family="text">
      <style:text-properties fo:color="#444444" fo:font-size="8pt" style:font-size-asian="8pt" style:font-size-complex="8pt"/>
    </style:style>
    <style:style style:name="T60_120" style:family="text">
      <style:text-properties fo:color="#444444" fo:font-size="8pt" style:font-size-asian="8pt" style:font-size-complex="8pt"/>
    </style:style>
    <style:style style:name="T60_121" style:family="text">
      <style:text-properties fo:color="#444444" fo:font-size="8pt" style:font-size-asian="8pt" style:font-size-complex="8pt"/>
    </style:style>
    <style:style style:name="T60_122" style:family="text">
      <style:text-properties fo:color="#444444" fo:font-size="8pt" style:font-size-asian="8pt" style:font-size-complex="8pt"/>
    </style:style>
    <style:style style:name="P6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1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1_7" style:family="text">
      <style:text-properties fo:color="#444444" fo:font-size="8pt" style:font-size-asian="8pt" style:font-size-complex="8pt"/>
    </style:style>
    <style:style style:name="T61_8" style:family="text">
      <style:text-properties fo:color="#444444" fo:font-size="8pt" style:font-size-asian="8pt" style:font-size-complex="8pt"/>
    </style:style>
    <style:style style:name="T61_9" style:family="text">
      <style:text-properties fo:color="#444444" fo:font-size="8pt" style:font-size-asian="8pt" style:font-size-complex="8pt"/>
    </style:style>
    <style:style style:name="T61_10" style:family="text">
      <style:text-properties fo:color="#444444" fo:font-size="8pt" style:font-size-asian="8pt" style:font-size-complex="8pt"/>
    </style:style>
    <style:style style:name="T61_11" style:family="text">
      <style:text-properties fo:color="#444444" fo:font-size="8pt" style:font-size-asian="8pt" style:font-size-complex="8pt"/>
    </style:style>
    <style:style style:name="T61_12" style:family="text">
      <style:text-properties fo:color="#444444" fo:font-size="8pt" style:font-size-asian="8pt" style:font-size-complex="8pt"/>
    </style:style>
    <style:style style:name="T61_13" style:family="text">
      <style:text-properties fo:color="#444444" fo:font-size="8pt" style:font-size-asian="8pt" style:font-size-complex="8pt"/>
    </style:style>
    <style:style style:name="T61_14" style:family="text">
      <style:text-properties fo:color="#444444" fo:font-size="8pt" style:font-size-asian="8pt" style:font-size-complex="8pt"/>
    </style:style>
    <style:style style:name="T61_15" style:family="text">
      <style:text-properties fo:color="#444444" fo:font-size="8pt" style:font-size-asian="8pt" style:font-size-complex="8pt"/>
    </style:style>
    <style:style style:name="T61_16" style:family="text">
      <style:text-properties fo:color="#444444" fo:font-size="8pt" style:font-size-asian="8pt" style:font-size-complex="8pt"/>
    </style:style>
    <style:style style:name="T61_17" style:family="text">
      <style:text-properties fo:color="#444444" fo:font-size="8pt" style:font-size-asian="8pt" style:font-size-complex="8pt"/>
    </style:style>
    <style:style style:name="T61_18" style:family="text">
      <style:text-properties fo:color="#444444" fo:font-size="8pt" style:font-size-asian="8pt" style:font-size-complex="8pt"/>
    </style:style>
    <style:style style:name="T61_19" style:family="text">
      <style:text-properties fo:color="#444444" fo:font-size="8pt" style:font-size-asian="8pt" style:font-size-complex="8pt"/>
    </style:style>
    <style:style style:name="T61_20" style:family="text">
      <style:text-properties fo:color="#444444" fo:font-size="8pt" style:font-size-asian="8pt" style:font-size-complex="8pt"/>
    </style:style>
    <style:style style:name="T61_21" style:family="text">
      <style:text-properties fo:color="#444444" fo:font-size="8pt" style:font-size-asian="8pt" style:font-size-complex="8pt"/>
    </style:style>
    <style:style style:name="T61_22" style:family="text">
      <style:text-properties fo:color="#444444" fo:font-size="8pt" style:font-size-asian="8pt" style:font-size-complex="8pt"/>
    </style:style>
    <style:style style:name="T61_23" style:family="text">
      <style:text-properties fo:color="#444444" fo:font-size="8pt" style:font-size-asian="8pt" style:font-size-complex="8pt"/>
    </style:style>
    <style:style style:name="T61_24" style:family="text">
      <style:text-properties fo:color="#444444" fo:font-size="8pt" style:font-size-asian="8pt" style:font-size-complex="8pt"/>
    </style:style>
    <style:style style:name="T61_25" style:family="text">
      <style:text-properties fo:color="#444444" fo:font-size="8pt" style:font-size-asian="8pt" style:font-size-complex="8pt"/>
    </style:style>
    <style:style style:name="T61_26" style:family="text">
      <style:text-properties fo:color="#444444" fo:font-size="8pt" style:font-size-asian="8pt" style:font-size-complex="8pt"/>
    </style:style>
    <style:style style:name="T61_27" style:family="text">
      <style:text-properties fo:color="#444444" fo:font-size="8pt" style:font-size-asian="8pt" style:font-size-complex="8pt"/>
    </style:style>
    <style:style style:name="T61_28" style:family="text">
      <style:text-properties fo:color="#444444" fo:font-size="8pt" style:font-size-asian="8pt" style:font-size-complex="8pt"/>
    </style:style>
    <style:style style:name="T61_29" style:family="text">
      <style:text-properties fo:color="#444444" fo:font-size="8pt" style:font-size-asian="8pt" style:font-size-complex="8pt"/>
    </style:style>
    <style:style style:name="T61_30" style:family="text">
      <style:text-properties fo:color="#444444" fo:font-size="8pt" style:font-size-asian="8pt" style:font-size-complex="8pt"/>
    </style:style>
    <style:style style:name="T61_31" style:family="text">
      <style:text-properties fo:color="#444444" fo:font-size="8pt" style:font-size-asian="8pt" style:font-size-complex="8pt"/>
    </style:style>
    <style:style style:name="T61_32" style:family="text">
      <style:text-properties fo:color="#444444" fo:font-size="8pt" style:font-size-asian="8pt" style:font-size-complex="8pt"/>
    </style:style>
    <style:style style:name="T61_33" style:family="text">
      <style:text-properties fo:color="#444444" fo:font-size="8pt" style:font-size-asian="8pt" style:font-size-complex="8pt"/>
    </style:style>
    <style:style style:name="T61_34" style:family="text">
      <style:text-properties fo:color="#444444" fo:font-size="8pt" style:font-size-asian="8pt" style:font-size-complex="8pt"/>
    </style:style>
    <style:style style:name="T61_35" style:family="text">
      <style:text-properties fo:color="#444444" fo:font-size="8pt" style:font-size-asian="8pt" style:font-size-complex="8pt"/>
    </style:style>
    <style:style style:name="T61_36" style:family="text">
      <style:text-properties fo:color="#444444" fo:font-size="8pt" style:font-size-asian="8pt" style:font-size-complex="8pt"/>
    </style:style>
    <style:style style:name="T61_37" style:family="text">
      <style:text-properties fo:color="#444444" fo:font-size="8pt" style:font-size-asian="8pt" style:font-size-complex="8pt"/>
    </style:style>
    <style:style style:name="T61_38" style:family="text">
      <style:text-properties fo:color="#444444" fo:font-size="8pt" style:font-size-asian="8pt" style:font-size-complex="8pt"/>
    </style:style>
    <style:style style:name="T61_39" style:family="text">
      <style:text-properties fo:color="#444444" fo:font-size="8pt" style:font-size-asian="8pt" style:font-size-complex="8pt"/>
    </style:style>
    <style:style style:name="T61_40" style:family="text">
      <style:text-properties fo:color="#444444" fo:font-size="8pt" style:font-size-asian="8pt" style:font-size-complex="8pt"/>
    </style:style>
    <style:style style:name="T61_41" style:family="text">
      <style:text-properties fo:color="#444444" fo:font-size="8pt" style:font-size-asian="8pt" style:font-size-complex="8pt"/>
    </style:style>
    <style:style style:name="T61_42" style:family="text">
      <style:text-properties fo:color="#444444" fo:font-size="8pt" style:font-size-asian="8pt" style:font-size-complex="8pt"/>
    </style:style>
    <style:style style:name="T61_43" style:family="text">
      <style:text-properties fo:color="#444444" fo:font-size="8pt" style:font-size-asian="8pt" style:font-size-complex="8pt"/>
    </style:style>
    <style:style style:name="T61_44" style:family="text">
      <style:text-properties fo:color="#444444" fo:font-size="8pt" style:font-size-asian="8pt" style:font-size-complex="8pt"/>
    </style:style>
    <style:style style:name="T61_45" style:family="text">
      <style:text-properties fo:color="#444444" fo:font-size="8pt" style:font-size-asian="8pt" style:font-size-complex="8pt"/>
    </style:style>
    <style:style style:name="T61_46" style:family="text">
      <style:text-properties fo:color="#444444" fo:font-size="8pt" style:font-size-asian="8pt" style:font-size-complex="8pt"/>
    </style:style>
    <style:style style:name="T61_47" style:family="text">
      <style:text-properties fo:color="#444444" fo:font-size="8pt" style:font-size-asian="8pt" style:font-size-complex="8pt"/>
    </style:style>
    <style:style style:name="T61_48" style:family="text">
      <style:text-properties fo:color="#444444" fo:font-size="8pt" style:font-size-asian="8pt" style:font-size-complex="8pt"/>
    </style:style>
    <style:style style:name="T61_49" style:family="text">
      <style:text-properties fo:color="#444444" fo:font-size="8pt" style:font-size-asian="8pt" style:font-size-complex="8pt"/>
    </style:style>
    <style:style style:name="T61_50" style:family="text">
      <style:text-properties fo:color="#444444" fo:font-size="8pt" style:font-size-asian="8pt" style:font-size-complex="8pt"/>
    </style:style>
    <style:style style:name="T61_51" style:family="text">
      <style:text-properties fo:color="#444444" fo:font-size="8pt" style:font-size-asian="8pt" style:font-size-complex="8pt"/>
    </style:style>
    <style:style style:name="T61_52" style:family="text">
      <style:text-properties fo:color="#444444" fo:font-size="8pt" style:font-size-asian="8pt" style:font-size-complex="8pt"/>
    </style:style>
    <style:style style:name="T61_53" style:family="text">
      <style:text-properties fo:color="#444444" fo:font-size="8pt" style:font-size-asian="8pt" style:font-size-complex="8pt"/>
    </style:style>
    <style:style style:name="T61_54" style:family="text">
      <style:text-properties fo:color="#444444" fo:font-size="8pt" style:font-size-asian="8pt" style:font-size-complex="8pt"/>
    </style:style>
    <style:style style:name="T61_55" style:family="text">
      <style:text-properties fo:color="#444444" fo:font-size="8pt" style:font-size-asian="8pt" style:font-size-complex="8pt"/>
    </style:style>
    <style:style style:name="T61_56" style:family="text">
      <style:text-properties fo:color="#444444" fo:font-size="8pt" style:font-size-asian="8pt" style:font-size-complex="8pt"/>
    </style:style>
    <style:style style:name="T61_57" style:family="text">
      <style:text-properties fo:color="#444444" fo:font-size="8pt" style:font-size-asian="8pt" style:font-size-complex="8pt"/>
    </style:style>
    <style:style style:name="T61_58" style:family="text">
      <style:text-properties fo:color="#444444" fo:font-size="8pt" style:font-size-asian="8pt" style:font-size-complex="8pt"/>
    </style:style>
    <style:style style:name="T61_59" style:family="text">
      <style:text-properties fo:color="#444444" fo:font-size="8pt" style:font-size-asian="8pt" style:font-size-complex="8pt"/>
    </style:style>
    <style:style style:name="T61_60" style:family="text">
      <style:text-properties fo:color="#444444" fo:font-size="8pt" style:font-size-asian="8pt" style:font-size-complex="8pt"/>
    </style:style>
    <style:style style:name="T61_61" style:family="text">
      <style:text-properties fo:color="#444444" fo:font-size="8pt" style:font-size-asian="8pt" style:font-size-complex="8pt"/>
    </style:style>
    <style:style style:name="T61_62" style:family="text">
      <style:text-properties fo:color="#444444" fo:font-size="8pt" style:font-size-asian="8pt" style:font-size-complex="8pt"/>
    </style:style>
    <style:style style:name="T61_63" style:family="text">
      <style:text-properties fo:color="#444444" fo:font-size="8pt" style:font-size-asian="8pt" style:font-size-complex="8pt"/>
    </style:style>
    <style:style style:name="T61_64" style:family="text">
      <style:text-properties fo:color="#444444" fo:font-size="8pt" style:font-size-asian="8pt" style:font-size-complex="8pt"/>
    </style:style>
    <style:style style:name="T61_65" style:family="text">
      <style:text-properties fo:color="#444444" fo:font-size="8pt" style:font-size-asian="8pt" style:font-size-complex="8pt"/>
    </style:style>
    <style:style style:name="T61_66" style:family="text">
      <style:text-properties fo:color="#444444" fo:font-size="8pt" style:font-size-asian="8pt" style:font-size-complex="8pt"/>
    </style:style>
    <style:style style:name="T61_67" style:family="text">
      <style:text-properties fo:color="#444444" fo:font-size="8pt" style:font-size-asian="8pt" style:font-size-complex="8pt"/>
    </style:style>
    <style:style style:name="T61_68" style:family="text">
      <style:text-properties fo:color="#444444" fo:font-size="8pt" style:font-size-asian="8pt" style:font-size-complex="8pt"/>
    </style:style>
    <style:style style:name="T61_69" style:family="text">
      <style:text-properties fo:color="#444444" fo:font-size="8pt" style:font-size-asian="8pt" style:font-size-complex="8pt"/>
    </style:style>
    <style:style style:name="T61_70" style:family="text">
      <style:text-properties fo:color="#444444" fo:font-size="8pt" style:font-size-asian="8pt" style:font-size-complex="8pt"/>
    </style:style>
    <style:style style:name="T61_71" style:family="text">
      <style:text-properties fo:color="#444444" fo:font-size="8pt" style:font-size-asian="8pt" style:font-size-complex="8pt"/>
    </style:style>
    <style:style style:name="P6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63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3_1" style:family="text">
      <style:text-properties fo:color="#444444" fo:font-size="8pt" style:font-size-asian="8pt" style:font-size-complex="8pt" style:text-underline-style="solid" style:text-underline-color="font-color"/>
    </style:style>
    <style:style style:name="T63_2" style:family="text">
      <style:text-properties fo:color="#444444" fo:font-size="8pt" style:font-size-asian="8pt" style:font-size-complex="8pt" style:text-underline-style="solid" style:text-underline-color="font-color"/>
    </style:style>
    <style:style style:name="T63_3" style:family="text">
      <style:text-properties fo:color="#444444" fo:font-size="8pt" style:font-size-asian="8pt" style:font-size-complex="8pt" style:text-underline-style="solid" style:text-underline-color="font-color"/>
    </style:style>
    <style:style style:name="T63_4" style:family="text">
      <style:text-properties fo:color="#444444" fo:font-size="8pt" style:font-size-asian="8pt" style:font-size-complex="8pt" style:text-underline-style="solid" style:text-underline-color="font-color"/>
    </style:style>
    <style:style style:name="T63_5" style:family="text">
      <style:text-properties fo:color="#444444" fo:font-size="8pt" style:font-size-asian="8pt" style:font-size-complex="8pt" style:text-underline-style="solid" style:text-underline-color="font-color"/>
    </style:style>
    <style:style style:name="T63_6" style:family="text">
      <style:text-properties fo:color="#444444" fo:font-size="8pt" style:font-size-asian="8pt" style:font-size-complex="8pt" style:text-underline-style="solid" style:text-underline-color="font-color"/>
    </style:style>
    <style:style style:name="T63_7" style:family="text">
      <style:text-properties fo:color="#444444" fo:font-size="8pt" style:font-size-asian="8pt" style:font-size-complex="8pt" style:text-underline-style="solid" style:text-underline-color="font-color"/>
    </style:style>
    <style:style style:name="T63_8" style:family="text">
      <style:text-properties fo:color="#444444" fo:font-size="8pt" style:font-size-asian="8pt" style:font-size-complex="8pt" style:text-underline-style="solid" style:text-underline-color="font-color"/>
    </style:style>
    <style:style style:name="T63_9" style:family="text">
      <style:text-properties fo:color="#444444" fo:font-size="8pt" style:font-size-asian="8pt" style:font-size-complex="8pt" style:text-underline-style="solid" style:text-underline-color="font-color"/>
    </style:style>
    <style:style style:name="T63_10" style:family="text">
      <style:text-properties fo:color="#444444" fo:font-size="8pt" style:font-size-asian="8pt" style:font-size-complex="8pt" style:text-underline-style="solid" style:text-underline-color="font-color"/>
    </style:style>
    <style:style style:name="T63_11" style:family="text">
      <style:text-properties fo:color="#444444" fo:font-size="8pt" style:font-size-asian="8pt" style:font-size-complex="8pt" style:text-underline-style="solid" style:text-underline-color="font-color"/>
    </style:style>
    <style:style style:name="P64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4_1" style:family="text">
      <style:text-properties fo:color="#444444" fo:font-size="8pt" style:font-size-asian="8pt" style:font-size-complex="8pt"/>
    </style:style>
    <style:style style:name="T64_2" style:family="text">
      <style:text-properties fo:color="#444444" fo:font-size="8pt" style:font-size-asian="8pt" style:font-size-complex="8pt"/>
    </style:style>
    <style:style style:name="T64_3" style:family="text">
      <style:text-properties fo:color="#444444" fo:font-size="8pt" style:font-size-asian="8pt" style:font-size-complex="8pt"/>
    </style:style>
    <style:style style:name="T64_4" style:family="text">
      <style:text-properties fo:color="#444444" fo:font-size="8pt" style:font-size-asian="8pt" style:font-size-complex="8pt"/>
    </style:style>
    <style:style style:name="T64_5" style:family="text">
      <style:text-properties fo:color="#444444" fo:font-size="8pt" style:font-size-asian="8pt" style:font-size-complex="8pt"/>
    </style:style>
    <style:style style:name="T64_6" style:family="text">
      <style:text-properties fo:color="#444444" fo:font-size="8pt" style:font-size-asian="8pt" style:font-size-complex="8pt"/>
    </style:style>
    <style:style style:name="T64_7" style:family="text">
      <style:text-properties fo:color="#444444" fo:font-size="8pt" style:font-size-asian="8pt" style:font-size-complex="8pt"/>
    </style:style>
    <style:style style:name="T64_8" style:family="text">
      <style:text-properties fo:color="#444444" fo:font-size="8pt" style:font-size-asian="8pt" style:font-size-complex="8pt"/>
    </style:style>
    <style:style style:name="T64_9" style:family="text">
      <style:text-properties fo:color="#444444" fo:font-size="8pt" style:font-size-asian="8pt" style:font-size-complex="8pt"/>
    </style:style>
    <style:style style:name="T64_10" style:family="text">
      <style:text-properties fo:color="#444444" fo:font-size="8pt" style:font-size-asian="8pt" style:font-size-complex="8pt"/>
    </style:style>
    <style:style style:name="T64_11" style:family="text">
      <style:text-properties fo:color="#444444" fo:font-size="8pt" style:font-size-asian="8pt" style:font-size-complex="8pt"/>
    </style:style>
    <style:style style:name="T64_12" style:family="text">
      <style:text-properties fo:color="#444444" fo:font-size="8pt" style:font-size-asian="8pt" style:font-size-complex="8pt"/>
    </style:style>
    <style:style style:name="T64_13" style:family="text">
      <style:text-properties fo:color="#444444" fo:font-size="8pt" style:font-size-asian="8pt" style:font-size-complex="8pt"/>
    </style:style>
    <style:style style:name="T64_14" style:family="text">
      <style:text-properties fo:color="#444444" fo:font-size="8pt" style:font-size-asian="8pt" style:font-size-complex="8pt"/>
    </style:style>
    <style:style style:name="T64_15" style:family="text">
      <style:text-properties fo:color="#444444" fo:font-size="8pt" style:font-size-asian="8pt" style:font-size-complex="8pt"/>
    </style:style>
    <style:style style:name="T64_16" style:family="text">
      <style:text-properties fo:color="#444444" fo:font-size="8pt" style:font-size-asian="8pt" style:font-size-complex="8pt"/>
    </style:style>
    <style:style style:name="T64_17" style:family="text">
      <style:text-properties fo:color="#444444" fo:font-size="8pt" style:font-size-asian="8pt" style:font-size-complex="8pt"/>
    </style:style>
    <style:style style:name="T64_18" style:family="text">
      <style:text-properties fo:color="#444444" fo:font-size="8pt" style:font-size-asian="8pt" style:font-size-complex="8pt"/>
    </style:style>
    <style:style style:name="T64_19" style:family="text">
      <style:text-properties fo:color="#444444" fo:font-size="8pt" style:font-size-asian="8pt" style:font-size-complex="8pt"/>
    </style:style>
    <style:style style:name="T64_20" style:family="text">
      <style:text-properties fo:color="#444444" fo:font-size="8pt" style:font-size-asian="8pt" style:font-size-complex="8pt"/>
    </style:style>
    <style:style style:name="T64_21" style:family="text">
      <style:text-properties fo:color="#444444" fo:font-size="8pt" style:font-size-asian="8pt" style:font-size-complex="8pt"/>
    </style:style>
    <style:style style:name="T64_22" style:family="text">
      <style:text-properties fo:color="#444444" fo:font-size="8pt" style:font-size-asian="8pt" style:font-size-complex="8pt"/>
    </style:style>
    <style:style style:name="T64_23" style:family="text">
      <style:text-properties fo:color="#444444" fo:font-size="8pt" style:font-size-asian="8pt" style:font-size-complex="8pt"/>
    </style:style>
    <style:style style:name="T64_24" style:family="text">
      <style:text-properties fo:color="#444444" fo:font-size="8pt" style:font-size-asian="8pt" style:font-size-complex="8pt"/>
    </style:style>
    <style:style style:name="T64_25" style:family="text">
      <style:text-properties fo:color="#444444" fo:font-size="8pt" style:font-size-asian="8pt" style:font-size-complex="8pt"/>
    </style:style>
    <style:style style:name="T64_26" style:family="text">
      <style:text-properties fo:color="#444444" fo:font-size="8pt" style:font-size-asian="8pt" style:font-size-complex="8pt"/>
    </style:style>
    <style:style style:name="T64_27" style:family="text">
      <style:text-properties fo:color="#444444" fo:font-size="8pt" style:font-size-asian="8pt" style:font-size-complex="8pt"/>
    </style:style>
    <style:style style:name="T64_28" style:family="text">
      <style:text-properties fo:color="#444444" fo:font-size="8pt" style:font-size-asian="8pt" style:font-size-complex="8pt"/>
    </style:style>
    <style:style style:name="T64_29" style:family="text">
      <style:text-properties fo:color="#444444" fo:font-size="8pt" style:font-size-asian="8pt" style:font-size-complex="8pt"/>
    </style:style>
    <style:style style:name="T64_30" style:family="text">
      <style:text-properties fo:color="#444444" fo:font-size="8pt" style:font-size-asian="8pt" style:font-size-complex="8pt"/>
    </style:style>
    <style:style style:name="T64_31" style:family="text">
      <style:text-properties fo:color="#444444" fo:font-size="8pt" style:font-size-asian="8pt" style:font-size-complex="8pt"/>
    </style:style>
    <style:style style:name="T64_32" style:family="text">
      <style:text-properties fo:color="#444444" fo:font-size="8pt" style:font-size-asian="8pt" style:font-size-complex="8pt"/>
    </style:style>
    <style:style style:name="T64_33" style:family="text">
      <style:text-properties fo:color="#444444" fo:font-size="8pt" style:font-size-asian="8pt" style:font-size-complex="8pt"/>
    </style:style>
    <style:style style:name="T64_34" style:family="text">
      <style:text-properties fo:color="#444444" fo:font-size="8pt" style:font-size-asian="8pt" style:font-size-complex="8pt"/>
    </style:style>
    <style:style style:name="T64_35" style:family="text">
      <style:text-properties fo:color="#444444" fo:font-size="8pt" style:font-size-asian="8pt" style:font-size-complex="8pt"/>
    </style:style>
    <style:style style:name="T64_36" style:family="text">
      <style:text-properties fo:color="#444444" fo:font-size="8pt" style:font-size-asian="8pt" style:font-size-complex="8pt"/>
    </style:style>
    <style:style style:name="T64_37" style:family="text">
      <style:text-properties fo:color="#444444" fo:font-size="8pt" style:font-size-asian="8pt" style:font-size-complex="8pt"/>
    </style:style>
    <style:style style:name="T64_38" style:family="text">
      <style:text-properties fo:color="#444444" fo:font-size="8pt" style:font-size-asian="8pt" style:font-size-complex="8pt"/>
    </style:style>
    <style:style style:name="T64_39" style:family="text">
      <style:text-properties fo:color="#444444" fo:font-size="8pt" style:font-size-asian="8pt" style:font-size-complex="8pt"/>
    </style:style>
    <style:style style:name="T64_40" style:family="text">
      <style:text-properties fo:color="#444444" fo:font-size="8pt" style:font-size-asian="8pt" style:font-size-complex="8pt"/>
    </style:style>
    <style:style style:name="T64_41" style:family="text">
      <style:text-properties fo:color="#444444" fo:font-size="8pt" style:font-size-asian="8pt" style:font-size-complex="8pt"/>
    </style:style>
    <style:style style:name="T64_42" style:family="text">
      <style:text-properties fo:color="#444444" fo:font-size="8pt" style:font-size-asian="8pt" style:font-size-complex="8pt"/>
    </style:style>
    <style:style style:name="T64_43" style:family="text">
      <style:text-properties fo:color="#444444" fo:font-size="8pt" style:font-size-asian="8pt" style:font-size-complex="8pt"/>
    </style:style>
    <style:style style:name="T64_44" style:family="text">
      <style:text-properties fo:color="#444444" fo:font-size="8pt" style:font-size-asian="8pt" style:font-size-complex="8pt"/>
    </style:style>
    <style:style style:name="T64_45" style:family="text">
      <style:text-properties fo:color="#444444" fo:font-size="8pt" style:font-size-asian="8pt" style:font-size-complex="8pt"/>
    </style:style>
    <style:style style:name="T64_46" style:family="text">
      <style:text-properties fo:color="#444444" fo:font-size="8pt" style:font-size-asian="8pt" style:font-size-complex="8pt"/>
    </style:style>
    <style:style style:name="T64_47" style:family="text">
      <style:text-properties fo:color="#444444" fo:font-size="8pt" style:font-size-asian="8pt" style:font-size-complex="8pt"/>
    </style:style>
    <style:style style:name="T64_48" style:family="text">
      <style:text-properties fo:color="#444444" fo:font-size="8pt" style:font-size-asian="8pt" style:font-size-complex="8pt"/>
    </style:style>
    <style:style style:name="T64_49" style:family="text">
      <style:text-properties fo:color="#444444" fo:font-size="8pt" style:font-size-asian="8pt" style:font-size-complex="8pt"/>
    </style:style>
    <style:style style:name="T64_50" style:family="text">
      <style:text-properties fo:color="#444444" fo:font-size="8pt" style:font-size-asian="8pt" style:font-size-complex="8pt"/>
    </style:style>
    <style:style style:name="T64_51" style:family="text">
      <style:text-properties fo:color="#444444" fo:font-size="8pt" style:font-size-asian="8pt" style:font-size-complex="8pt"/>
    </style:style>
    <style:style style:name="T64_52" style:family="text">
      <style:text-properties fo:color="#444444" fo:font-size="8pt" style:font-size-asian="8pt" style:font-size-complex="8pt"/>
    </style:style>
    <style:style style:name="T64_53" style:family="text">
      <style:text-properties fo:color="#444444" fo:font-size="8pt" style:font-size-asian="8pt" style:font-size-complex="8pt"/>
    </style:style>
    <style:style style:name="T64_54" style:family="text">
      <style:text-properties fo:color="#444444" fo:font-size="8pt" style:font-size-asian="8pt" style:font-size-complex="8pt"/>
    </style:style>
    <style:style style:name="T64_55" style:family="text">
      <style:text-properties fo:color="#444444" fo:font-size="8pt" style:font-size-asian="8pt" style:font-size-complex="8pt"/>
    </style:style>
    <style:style style:name="T64_56" style:family="text">
      <style:text-properties fo:color="#444444" fo:font-size="8pt" style:font-size-asian="8pt" style:font-size-complex="8pt"/>
    </style:style>
    <style:style style:name="T64_57" style:family="text">
      <style:text-properties fo:color="#444444" fo:font-size="8pt" style:font-size-asian="8pt" style:font-size-complex="8pt"/>
    </style:style>
    <style:style style:name="T64_58" style:family="text">
      <style:text-properties fo:color="#444444" fo:font-size="8pt" style:font-size-asian="8pt" style:font-size-complex="8pt"/>
    </style:style>
    <style:style style:name="T64_59" style:family="text">
      <style:text-properties fo:color="#444444" fo:font-size="8pt" style:font-size-asian="8pt" style:font-size-complex="8pt"/>
    </style:style>
    <style:style style:name="T64_60" style:family="text">
      <style:text-properties fo:color="#444444" fo:font-size="8pt" style:font-size-asian="8pt" style:font-size-complex="8pt"/>
    </style:style>
    <style:style style:name="T64_61" style:family="text">
      <style:text-properties fo:color="#444444" fo:font-size="8pt" style:font-size-asian="8pt" style:font-size-complex="8pt"/>
    </style:style>
    <style:style style:name="T64_62" style:family="text">
      <style:text-properties fo:color="#444444" fo:font-size="8pt" style:font-size-asian="8pt" style:font-size-complex="8pt"/>
    </style:style>
    <style:style style:name="T64_63" style:family="text">
      <style:text-properties fo:color="#444444" fo:font-size="8pt" style:font-size-asian="8pt" style:font-size-complex="8pt"/>
    </style:style>
    <style:style style:name="T64_64" style:family="text">
      <style:text-properties fo:color="#444444" fo:font-size="8pt" style:font-size-asian="8pt" style:font-size-complex="8pt"/>
    </style:style>
    <style:style style:name="T64_65" style:family="text">
      <style:text-properties fo:color="#444444" fo:font-size="8pt" style:font-size-asian="8pt" style:font-size-complex="8pt"/>
    </style:style>
    <style:style style:name="T64_66" style:family="text">
      <style:text-properties fo:color="#444444" fo:font-size="8pt" style:font-size-asian="8pt" style:font-size-complex="8pt"/>
    </style:style>
    <style:style style:name="T64_67" style:family="text">
      <style:text-properties fo:color="#444444" fo:font-size="8pt" style:font-size-asian="8pt" style:font-size-complex="8pt"/>
    </style:style>
    <style:style style:name="T64_68" style:family="text">
      <style:text-properties fo:color="#444444" fo:font-size="8pt" style:font-size-asian="8pt" style:font-size-complex="8pt"/>
    </style:style>
    <style:style style:name="T64_69" style:family="text">
      <style:text-properties fo:color="#444444" fo:font-size="8pt" style:font-size-asian="8pt" style:font-size-complex="8pt"/>
    </style:style>
    <style:style style:name="T64_70" style:family="text">
      <style:text-properties fo:color="#444444" fo:font-size="8pt" style:font-size-asian="8pt" style:font-size-complex="8pt"/>
    </style:style>
    <style:style style:name="T64_71" style:family="text">
      <style:text-properties fo:color="#444444" fo:font-size="8pt" style:font-size-asian="8pt" style:font-size-complex="8pt"/>
    </style:style>
    <style:style style:name="T64_72" style:family="text">
      <style:text-properties fo:color="#444444" fo:font-size="8pt" style:font-size-asian="8pt" style:font-size-complex="8pt"/>
    </style:style>
    <style:style style:name="T64_73" style:family="text">
      <style:text-properties fo:color="#444444" fo:font-size="8pt" style:font-size-asian="8pt" style:font-size-complex="8pt"/>
    </style:style>
    <style:style style:name="T64_74" style:family="text">
      <style:text-properties fo:color="#444444" fo:font-size="8pt" style:font-size-asian="8pt" style:font-size-complex="8pt"/>
    </style:style>
    <style:style style:name="T64_75" style:family="text">
      <style:text-properties fo:color="#444444" fo:font-size="8pt" style:font-size-asian="8pt" style:font-size-complex="8pt"/>
    </style:style>
    <style:style style:name="T64_76" style:family="text">
      <style:text-properties fo:color="#444444" fo:font-size="8pt" style:font-size-asian="8pt" style:font-size-complex="8pt"/>
    </style:style>
    <style:style style:name="T64_77" style:family="text">
      <style:text-properties fo:color="#444444" fo:font-size="8pt" style:font-size-asian="8pt" style:font-size-complex="8pt"/>
    </style:style>
    <style:style style:name="T64_78" style:family="text">
      <style:text-properties fo:color="#444444" fo:font-size="8pt" style:font-size-asian="8pt" style:font-size-complex="8pt"/>
    </style:style>
    <style:style style:name="T64_79" style:family="text">
      <style:text-properties fo:color="#444444" fo:font-size="8pt" style:font-size-asian="8pt" style:font-size-complex="8pt"/>
    </style:style>
    <style:style style:name="T64_80" style:family="text">
      <style:text-properties fo:color="#444444" fo:font-size="8pt" style:font-size-asian="8pt" style:font-size-complex="8pt"/>
    </style:style>
    <style:style style:name="T64_81" style:family="text">
      <style:text-properties fo:color="#444444" fo:font-size="8pt" style:font-size-asian="8pt" style:font-size-complex="8pt"/>
    </style:style>
    <style:style style:name="T64_82" style:family="text">
      <style:text-properties fo:color="#444444" fo:font-size="8pt" style:font-size-asian="8pt" style:font-size-complex="8pt"/>
    </style:style>
    <style:style style:name="T64_83" style:family="text">
      <style:text-properties fo:color="#444444" fo:font-size="8pt" style:font-size-asian="8pt" style:font-size-complex="8pt"/>
    </style:style>
    <style:style style:name="T64_84" style:family="text">
      <style:text-properties fo:color="#444444" fo:font-size="8pt" style:font-size-asian="8pt" style:font-size-complex="8pt"/>
    </style:style>
    <style:style style:name="T64_85" style:family="text">
      <style:text-properties fo:color="#444444" fo:font-size="8pt" style:font-size-asian="8pt" style:font-size-complex="8pt"/>
    </style:style>
    <style:style style:name="T64_86" style:family="text">
      <style:text-properties fo:color="#444444" fo:font-size="8pt" style:font-size-asian="8pt" style:font-size-complex="8pt"/>
    </style:style>
    <style:style style:name="T64_87" style:family="text">
      <style:text-properties fo:color="#444444" fo:font-size="8pt" style:font-size-asian="8pt" style:font-size-complex="8pt"/>
    </style:style>
    <style:style style:name="T64_88" style:family="text">
      <style:text-properties fo:color="#444444" fo:font-size="8pt" style:font-size-asian="8pt" style:font-size-complex="8pt"/>
    </style:style>
    <style:style style:name="T64_89" style:family="text">
      <style:text-properties fo:color="#444444" fo:font-size="8pt" style:font-size-asian="8pt" style:font-size-complex="8pt"/>
    </style:style>
    <style:style style:name="T64_90" style:family="text">
      <style:text-properties fo:color="#444444" fo:font-size="8pt" style:font-size-asian="8pt" style:font-size-complex="8pt"/>
    </style:style>
    <style:style style:name="T64_91" style:family="text">
      <style:text-properties fo:color="#444444" fo:font-size="8pt" style:font-size-asian="8pt" style:font-size-complex="8pt"/>
    </style:style>
    <style:style style:name="T64_92" style:family="text">
      <style:text-properties fo:color="#444444" fo:font-size="8pt" style:font-size-asian="8pt" style:font-size-complex="8pt"/>
    </style:style>
    <style:style style:name="T64_93" style:family="text">
      <style:text-properties fo:color="#444444" fo:font-size="8pt" style:font-size-asian="8pt" style:font-size-complex="8pt"/>
    </style:style>
    <style:style style:name="T64_94" style:family="text">
      <style:text-properties fo:color="#444444" fo:font-size="8pt" style:font-size-asian="8pt" style:font-size-complex="8pt"/>
    </style:style>
    <style:style style:name="T64_95" style:family="text">
      <style:text-properties fo:color="#444444" fo:font-size="8pt" style:font-size-asian="8pt" style:font-size-complex="8pt"/>
    </style:style>
    <style:style style:name="T64_96" style:family="text">
      <style:text-properties fo:color="#444444" fo:font-size="8pt" style:font-size-asian="8pt" style:font-size-complex="8pt"/>
    </style:style>
    <style:style style:name="T64_97" style:family="text">
      <style:text-properties fo:color="#444444" fo:font-size="8pt" style:font-size-asian="8pt" style:font-size-complex="8pt"/>
    </style:style>
    <style:style style:name="T64_98" style:family="text">
      <style:text-properties fo:color="#444444" fo:font-size="8pt" style:font-size-asian="8pt" style:font-size-complex="8pt"/>
    </style:style>
    <style:style style:name="T64_99" style:family="text">
      <style:text-properties fo:color="#444444" fo:font-size="8pt" style:font-size-asian="8pt" style:font-size-complex="8pt"/>
    </style:style>
    <style:style style:name="T64_100" style:family="text">
      <style:text-properties fo:color="#444444" fo:font-size="8pt" style:font-size-asian="8pt" style:font-size-complex="8pt"/>
    </style:style>
    <style:style style:name="T64_101" style:family="text">
      <style:text-properties fo:color="#444444" fo:font-size="8pt" style:font-size-asian="8pt" style:font-size-complex="8pt"/>
    </style:style>
    <style:style style:name="T64_102" style:family="text">
      <style:text-properties fo:color="#444444" fo:font-size="8pt" style:font-size-asian="8pt" style:font-size-complex="8pt"/>
    </style:style>
    <style:style style:name="T64_103" style:family="text">
      <style:text-properties fo:color="#444444" fo:font-size="8pt" style:font-size-asian="8pt" style:font-size-complex="8pt"/>
    </style:style>
    <style:style style:name="T64_104" style:family="text">
      <style:text-properties fo:color="#444444" fo:font-size="8pt" style:font-size-asian="8pt" style:font-size-complex="8pt"/>
    </style:style>
    <style:style style:name="T64_105" style:family="text">
      <style:text-properties fo:color="#444444" fo:font-size="8pt" style:font-size-asian="8pt" style:font-size-complex="8pt"/>
    </style:style>
    <style:style style:name="T64_106" style:family="text">
      <style:text-properties fo:color="#444444" fo:font-size="8pt" style:font-size-asian="8pt" style:font-size-complex="8pt"/>
    </style:style>
    <style:style style:name="T64_107" style:family="text">
      <style:text-properties fo:color="#444444" fo:font-size="8pt" style:font-size-asian="8pt" style:font-size-complex="8pt"/>
    </style:style>
    <style:style style:name="T64_108" style:family="text">
      <style:text-properties fo:color="#444444" fo:font-size="8pt" style:font-size-asian="8pt" style:font-size-complex="8pt"/>
    </style:style>
    <style:style style:name="T64_109" style:family="text">
      <style:text-properties fo:color="#444444" fo:font-size="8pt" style:font-size-asian="8pt" style:font-size-complex="8pt"/>
    </style:style>
    <style:style style:name="T64_110" style:family="text">
      <style:text-properties fo:color="#444444" fo:font-size="8pt" style:font-size-asian="8pt" style:font-size-complex="8pt"/>
    </style:style>
    <style:style style:name="T64_111" style:family="text">
      <style:text-properties fo:color="#444444" fo:font-size="8pt" style:font-size-asian="8pt" style:font-size-complex="8pt"/>
    </style:style>
    <style:style style:name="T64_112" style:family="text">
      <style:text-properties fo:color="#444444" fo:font-size="8pt" style:font-size-asian="8pt" style:font-size-complex="8pt"/>
    </style:style>
    <style:style style:name="T64_113" style:family="text">
      <style:text-properties fo:color="#444444" fo:font-size="8pt" style:font-size-asian="8pt" style:font-size-complex="8pt"/>
    </style:style>
    <style:style style:name="T64_114" style:family="text">
      <style:text-properties fo:color="#444444" fo:font-size="8pt" style:font-size-asian="8pt" style:font-size-complex="8pt"/>
    </style:style>
    <style:style style:name="T64_115" style:family="text">
      <style:text-properties fo:color="#444444" fo:font-size="8pt" style:font-size-asian="8pt" style:font-size-complex="8pt"/>
    </style:style>
    <style:style style:name="T64_116" style:family="text">
      <style:text-properties fo:color="#444444" fo:font-size="8pt" style:font-size-asian="8pt" style:font-size-complex="8pt"/>
    </style:style>
    <style:style style:name="T64_117" style:family="text">
      <style:text-properties fo:color="#444444" fo:font-size="8pt" style:font-size-asian="8pt" style:font-size-complex="8pt"/>
    </style:style>
    <style:style style:name="T64_118" style:family="text">
      <style:text-properties fo:color="#444444" fo:font-size="8pt" style:font-size-asian="8pt" style:font-size-complex="8pt"/>
    </style:style>
    <style:style style:name="T64_119" style:family="text">
      <style:text-properties fo:color="#444444" fo:font-size="8pt" style:font-size-asian="8pt" style:font-size-complex="8pt"/>
    </style:style>
    <style:style style:name="T64_120" style:family="text">
      <style:text-properties fo:color="#444444" fo:font-size="8pt" style:font-size-asian="8pt" style:font-size-complex="8pt"/>
    </style:style>
    <style:style style:name="T64_121" style:family="text">
      <style:text-properties fo:color="#444444" fo:font-size="8pt" style:font-size-asian="8pt" style:font-size-complex="8pt"/>
    </style:style>
    <style:style style:name="T64_122" style:family="text">
      <style:text-properties fo:color="#444444" fo:font-size="8pt" style:font-size-asian="8pt" style:font-size-complex="8pt"/>
    </style:style>
    <style:style style:name="T64_123" style:family="text">
      <style:text-properties fo:color="#444444" fo:font-size="8pt" style:font-size-asian="8pt" style:font-size-complex="8pt"/>
    </style:style>
    <style:style style:name="T64_124" style:family="text">
      <style:text-properties fo:color="#444444" fo:font-size="8pt" style:font-size-asian="8pt" style:font-size-complex="8pt"/>
    </style:style>
    <style:style style:name="T64_125" style:family="text">
      <style:text-properties fo:color="#444444" fo:font-size="8pt" style:font-size-asian="8pt" style:font-size-complex="8pt"/>
    </style:style>
    <style:style style:name="T64_126" style:family="text">
      <style:text-properties fo:color="#444444" fo:font-size="8pt" style:font-size-asian="8pt" style:font-size-complex="8pt"/>
    </style:style>
    <style:style style:name="T64_127" style:family="text">
      <style:text-properties fo:color="#444444" fo:font-size="8pt" style:font-size-asian="8pt" style:font-size-complex="8pt"/>
    </style:style>
    <style:style style:name="T64_128" style:family="text">
      <style:text-properties fo:color="#444444" fo:font-size="8pt" style:font-size-asian="8pt" style:font-size-complex="8pt"/>
    </style:style>
    <style:style style:name="T64_129" style:family="text">
      <style:text-properties fo:color="#444444" fo:font-size="8pt" style:font-size-asian="8pt" style:font-size-complex="8pt"/>
    </style:style>
    <style:style style:name="T64_130" style:family="text">
      <style:text-properties fo:color="#444444" fo:font-size="8pt" style:font-size-asian="8pt" style:font-size-complex="8pt"/>
    </style:style>
    <style:style style:name="T64_131" style:family="text">
      <style:text-properties fo:color="#444444" fo:font-size="8pt" style:font-size-asian="8pt" style:font-size-complex="8pt"/>
    </style:style>
    <style:style style:name="T64_132" style:family="text">
      <style:text-properties fo:color="#444444" fo:font-size="8pt" style:font-size-asian="8pt" style:font-size-complex="8pt"/>
    </style:style>
    <style:style style:name="T64_133" style:family="text">
      <style:text-properties fo:color="#444444" fo:font-size="8pt" style:font-size-asian="8pt" style:font-size-complex="8pt"/>
    </style:style>
    <style:style style:name="T64_134" style:family="text">
      <style:text-properties fo:color="#444444" fo:font-size="8pt" style:font-size-asian="8pt" style:font-size-complex="8pt"/>
    </style:style>
    <style:style style:name="T64_135" style:family="text">
      <style:text-properties fo:color="#444444" fo:font-size="8pt" style:font-size-asian="8pt" style:font-size-complex="8pt"/>
    </style:style>
    <style:style style:name="T64_136" style:family="text">
      <style:text-properties fo:color="#444444" fo:font-size="8pt" style:font-size-asian="8pt" style:font-size-complex="8pt"/>
    </style:style>
    <style:style style:name="T64_137" style:family="text">
      <style:text-properties fo:color="#444444" fo:font-size="8pt" style:font-size-asian="8pt" style:font-size-complex="8pt"/>
    </style:style>
    <style:style style:name="T64_138" style:family="text">
      <style:text-properties fo:color="#444444" fo:font-size="8pt" style:font-size-asian="8pt" style:font-size-complex="8pt"/>
    </style:style>
    <style:style style:name="T64_139" style:family="text">
      <style:text-properties fo:color="#444444" fo:font-size="8pt" style:font-size-asian="8pt" style:font-size-complex="8pt"/>
    </style:style>
    <style:style style:name="T64_140" style:family="text">
      <style:text-properties fo:color="#444444" fo:font-size="8pt" style:font-size-asian="8pt" style:font-size-complex="8pt"/>
    </style:style>
    <style:style style:name="T64_141" style:family="text">
      <style:text-properties fo:color="#444444" fo:font-size="8pt" style:font-size-asian="8pt" style:font-size-complex="8pt"/>
    </style:style>
    <style:style style:name="T64_142" style:family="text">
      <style:text-properties fo:color="#444444" fo:font-size="8pt" style:font-size-asian="8pt" style:font-size-complex="8pt"/>
    </style:style>
    <style:style style:name="T64_143" style:family="text">
      <style:text-properties fo:color="#444444" fo:font-size="8pt" style:font-size-asian="8pt" style:font-size-complex="8pt"/>
    </style:style>
    <style:style style:name="T64_144" style:family="text">
      <style:text-properties fo:color="#444444" fo:font-size="8pt" style:font-size-asian="8pt" style:font-size-complex="8pt"/>
    </style:style>
    <style:style style:name="T64_145" style:family="text">
      <style:text-properties fo:color="#444444" fo:font-size="8pt" style:font-size-asian="8pt" style:font-size-complex="8pt"/>
    </style:style>
    <style:style style:name="T64_146" style:family="text">
      <style:text-properties fo:color="#444444" fo:font-size="8pt" style:font-size-asian="8pt" style:font-size-complex="8pt"/>
    </style:style>
    <style:style style:name="T64_147" style:family="text">
      <style:text-properties fo:color="#444444" fo:font-size="8pt" style:font-size-asian="8pt" style:font-size-complex="8pt"/>
    </style:style>
    <style:style style:name="T64_148" style:family="text">
      <style:text-properties fo:color="#444444" fo:font-size="8pt" style:font-size-asian="8pt" style:font-size-complex="8pt"/>
    </style:style>
    <style:style style:name="T64_149" style:family="text">
      <style:text-properties fo:color="#444444" fo:font-size="8pt" style:font-size-asian="8pt" style:font-size-complex="8pt"/>
    </style:style>
    <style:style style:name="T64_150" style:family="text">
      <style:text-properties fo:color="#444444" fo:font-size="8pt" style:font-size-asian="8pt" style:font-size-complex="8pt"/>
    </style:style>
    <style:style style:name="T64_151" style:family="text">
      <style:text-properties fo:color="#444444" fo:font-size="8pt" style:font-size-asian="8pt" style:font-size-complex="8pt"/>
    </style:style>
    <style:style style:name="T64_152" style:family="text">
      <style:text-properties fo:color="#444444" fo:font-size="8pt" style:font-size-asian="8pt" style:font-size-complex="8pt"/>
    </style:style>
    <style:style style:name="T64_153" style:family="text">
      <style:text-properties fo:color="#444444" fo:font-size="8pt" style:font-size-asian="8pt" style:font-size-complex="8pt"/>
    </style:style>
    <style:style style:name="T64_154" style:family="text">
      <style:text-properties fo:color="#444444" fo:font-size="8pt" style:font-size-asian="8pt" style:font-size-complex="8pt"/>
    </style:style>
    <style:style style:name="T64_155" style:family="text">
      <style:text-properties fo:color="#444444" fo:font-size="8pt" style:font-size-asian="8pt" style:font-size-complex="8pt"/>
    </style:style>
    <style:style style:name="T64_156" style:family="text">
      <style:text-properties fo:color="#444444" fo:font-size="8pt" style:font-size-asian="8pt" style:font-size-complex="8pt"/>
    </style:style>
    <style:style style:name="T64_157" style:family="text">
      <style:text-properties fo:color="#444444" fo:font-size="8pt" style:font-size-asian="8pt" style:font-size-complex="8pt"/>
    </style:style>
    <style:style style:name="T64_158" style:family="text">
      <style:text-properties fo:color="#444444" fo:font-size="8pt" style:font-size-asian="8pt" style:font-size-complex="8pt"/>
    </style:style>
    <style:style style:name="T64_159" style:family="text">
      <style:text-properties fo:color="#444444" fo:font-size="8pt" style:font-size-asian="8pt" style:font-size-complex="8pt"/>
    </style:style>
    <style:style style:name="T64_160" style:family="text">
      <style:text-properties fo:color="#444444" fo:font-size="8pt" style:font-size-asian="8pt" style:font-size-complex="8pt"/>
    </style:style>
    <style:style style:name="T64_161" style:family="text">
      <style:text-properties fo:color="#444444" fo:font-size="8pt" style:font-size-asian="8pt" style:font-size-complex="8pt"/>
    </style:style>
    <style:style style:name="T64_162" style:family="text">
      <style:text-properties fo:color="#444444" fo:font-size="8pt" style:font-size-asian="8pt" style:font-size-complex="8pt"/>
    </style:style>
    <style:style style:name="T64_163" style:family="text">
      <style:text-properties fo:color="#444444" fo:font-size="8pt" style:font-size-asian="8pt" style:font-size-complex="8pt"/>
    </style:style>
    <style:style style:name="T64_164" style:family="text">
      <style:text-properties fo:color="#444444" fo:font-size="8pt" style:font-size-asian="8pt" style:font-size-complex="8pt"/>
    </style:style>
    <style:style style:name="T64_165" style:family="text">
      <style:text-properties fo:color="#444444" fo:font-size="8pt" style:font-size-asian="8pt" style:font-size-complex="8pt"/>
    </style:style>
    <style:style style:name="T64_166" style:family="text">
      <style:text-properties fo:color="#444444" fo:font-size="8pt" style:font-size-asian="8pt" style:font-size-complex="8pt"/>
    </style:style>
    <style:style style:name="T64_167" style:family="text">
      <style:text-properties fo:color="#444444" fo:font-size="8pt" style:font-size-asian="8pt" style:font-size-complex="8pt"/>
    </style:style>
    <style:style style:name="T64_168" style:family="text">
      <style:text-properties fo:color="#444444" fo:font-size="8pt" style:font-size-asian="8pt" style:font-size-complex="8pt"/>
    </style:style>
    <style:style style:name="T64_169" style:family="text">
      <style:text-properties fo:color="#444444" fo:font-size="8pt" style:font-size-asian="8pt" style:font-size-complex="8pt"/>
    </style:style>
    <style:style style:name="T64_170" style:family="text">
      <style:text-properties fo:color="#444444" fo:font-size="8pt" style:font-size-asian="8pt" style:font-size-complex="8pt"/>
    </style:style>
    <style:style style:name="T64_171" style:family="text">
      <style:text-properties fo:color="#444444" fo:font-size="8pt" style:font-size-asian="8pt" style:font-size-complex="8pt"/>
    </style:style>
    <style:style style:name="T64_172" style:family="text">
      <style:text-properties fo:color="#444444" fo:font-size="8pt" style:font-size-asian="8pt" style:font-size-complex="8pt"/>
    </style:style>
    <style:style style:name="T64_173" style:family="text">
      <style:text-properties fo:color="#444444" fo:font-size="8pt" style:font-size-asian="8pt" style:font-size-complex="8pt"/>
    </style:style>
    <style:style style:name="T64_174" style:family="text">
      <style:text-properties fo:color="#444444" fo:font-size="8pt" style:font-size-asian="8pt" style:font-size-complex="8pt"/>
    </style:style>
    <style:style style:name="T64_175" style:family="text">
      <style:text-properties fo:color="#444444" fo:font-size="8pt" style:font-size-asian="8pt" style:font-size-complex="8pt"/>
    </style:style>
    <style:style style:name="T64_176" style:family="text">
      <style:text-properties fo:color="#444444" fo:font-size="8pt" style:font-size-asian="8pt" style:font-size-complex="8pt"/>
    </style:style>
    <style:style style:name="T64_177" style:family="text">
      <style:text-properties fo:color="#444444" fo:font-size="8pt" style:font-size-asian="8pt" style:font-size-complex="8pt"/>
    </style:style>
    <style:style style:name="T64_178" style:family="text">
      <style:text-properties fo:color="#444444" fo:font-size="8pt" style:font-size-asian="8pt" style:font-size-complex="8pt"/>
    </style:style>
    <style:style style:name="T64_179" style:family="text">
      <style:text-properties fo:color="#444444" fo:font-size="8pt" style:font-size-asian="8pt" style:font-size-complex="8pt"/>
    </style:style>
    <style:style style:name="T64_180" style:family="text">
      <style:text-properties fo:color="#444444" fo:font-size="8pt" style:font-size-asian="8pt" style:font-size-complex="8pt"/>
    </style:style>
    <style:style style:name="T64_181" style:family="text">
      <style:text-properties fo:color="#444444" fo:font-size="8pt" style:font-size-asian="8pt" style:font-size-complex="8pt"/>
    </style:style>
    <style:style style:name="T64_182" style:family="text">
      <style:text-properties fo:color="#444444" fo:font-size="8pt" style:font-size-asian="8pt" style:font-size-complex="8pt"/>
    </style:style>
    <style:style style:name="T64_183" style:family="text">
      <style:text-properties fo:color="#444444" fo:font-size="8pt" style:font-size-asian="8pt" style:font-size-complex="8pt"/>
    </style:style>
    <style:style style:name="T64_184" style:family="text">
      <style:text-properties fo:color="#444444" fo:font-size="8pt" style:font-size-asian="8pt" style:font-size-complex="8pt"/>
    </style:style>
    <style:style style:name="T64_185" style:family="text">
      <style:text-properties fo:color="#444444" fo:font-size="8pt" style:font-size-asian="8pt" style:font-size-complex="8pt"/>
    </style:style>
    <style:style style:name="T64_186" style:family="text">
      <style:text-properties fo:color="#444444" fo:font-size="8pt" style:font-size-asian="8pt" style:font-size-complex="8pt"/>
    </style:style>
    <style:style style:name="T64_187" style:family="text">
      <style:text-properties fo:color="#444444" fo:font-size="8pt" style:font-size-asian="8pt" style:font-size-complex="8pt"/>
    </style:style>
    <style:style style:name="T64_188" style:family="text">
      <style:text-properties fo:color="#444444" fo:font-size="8pt" style:font-size-asian="8pt" style:font-size-complex="8pt"/>
    </style:style>
    <style:style style:name="T64_189" style:family="text">
      <style:text-properties fo:color="#444444" fo:font-size="8pt" style:font-size-asian="8pt" style:font-size-complex="8pt"/>
    </style:style>
    <style:style style:name="T64_190" style:family="text">
      <style:text-properties fo:color="#444444" fo:font-size="8pt" style:font-size-asian="8pt" style:font-size-complex="8pt"/>
    </style:style>
    <style:style style:name="T64_191" style:family="text">
      <style:text-properties fo:color="#444444" fo:font-size="8pt" style:font-size-asian="8pt" style:font-size-complex="8pt"/>
    </style:style>
    <style:style style:name="T64_192" style:family="text">
      <style:text-properties fo:color="#444444" fo:font-size="8pt" style:font-size-asian="8pt" style:font-size-complex="8pt"/>
    </style:style>
    <style:style style:name="T64_193" style:family="text">
      <style:text-properties fo:color="#444444" fo:font-size="8pt" style:font-size-asian="8pt" style:font-size-complex="8pt"/>
    </style:style>
    <style:style style:name="T64_194" style:family="text">
      <style:text-properties fo:color="#444444" fo:font-size="8pt" style:font-size-asian="8pt" style:font-size-complex="8pt"/>
    </style:style>
    <style:style style:name="T64_195" style:family="text">
      <style:text-properties fo:color="#444444" fo:font-size="8pt" style:font-size-asian="8pt" style:font-size-complex="8pt"/>
    </style:style>
    <style:style style:name="T64_196" style:family="text">
      <style:text-properties fo:color="#444444" fo:font-size="8pt" style:font-size-asian="8pt" style:font-size-complex="8pt"/>
    </style:style>
    <style:style style:name="P65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5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5_7" style:family="text">
      <style:text-properties fo:color="#444444" fo:font-size="8pt" style:font-size-asian="8pt" style:font-size-complex="8pt"/>
    </style:style>
    <style:style style:name="T65_8" style:family="text">
      <style:text-properties fo:color="#444444" fo:font-size="8pt" style:font-size-asian="8pt" style:font-size-complex="8pt"/>
    </style:style>
    <style:style style:name="P66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67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7_1" style:family="text">
      <style:text-properties fo:color="#444444" fo:font-size="8pt" style:font-size-asian="8pt" style:font-size-complex="8pt" style:text-underline-style="solid" style:text-underline-color="font-color"/>
    </style:style>
    <style:style style:name="T67_2" style:family="text">
      <style:text-properties fo:color="#444444" fo:font-size="8pt" style:font-size-asian="8pt" style:font-size-complex="8pt" style:text-underline-style="solid" style:text-underline-color="font-color"/>
    </style:style>
    <style:style style:name="T67_3" style:family="text">
      <style:text-properties fo:color="#444444" fo:font-size="8pt" style:font-size-asian="8pt" style:font-size-complex="8pt" style:text-underline-style="solid" style:text-underline-color="font-color"/>
    </style:style>
    <style:style style:name="T67_4" style:family="text">
      <style:text-properties fo:color="#444444" fo:font-size="8pt" style:font-size-asian="8pt" style:font-size-complex="8pt" style:text-underline-style="solid" style:text-underline-color="font-color"/>
    </style:style>
    <style:style style:name="T67_5" style:family="text">
      <style:text-properties fo:color="#444444" fo:font-size="8pt" style:font-size-asian="8pt" style:font-size-complex="8pt" style:text-underline-style="solid" style:text-underline-color="font-color"/>
    </style:style>
    <style:style style:name="T67_6" style:family="text">
      <style:text-properties fo:color="#444444" fo:font-size="8pt" style:font-size-asian="8pt" style:font-size-complex="8pt" style:text-underline-style="solid" style:text-underline-color="font-color"/>
    </style:style>
    <style:style style:name="T67_7" style:family="text">
      <style:text-properties fo:color="#444444" fo:font-size="8pt" style:font-size-asian="8pt" style:font-size-complex="8pt" style:text-underline-style="solid" style:text-underline-color="font-color"/>
    </style:style>
    <style:style style:name="T67_8" style:family="text">
      <style:text-properties fo:color="#444444" fo:font-size="8pt" style:font-size-asian="8pt" style:font-size-complex="8pt" style:text-underline-style="solid" style:text-underline-color="font-color"/>
    </style:style>
    <style:style style:name="T67_9" style:family="text">
      <style:text-properties fo:color="#444444" fo:font-size="8pt" style:font-size-asian="8pt" style:font-size-complex="8pt" style:text-underline-style="solid" style:text-underline-color="font-color"/>
    </style:style>
    <style:style style:name="T67_10" style:family="text">
      <style:text-properties fo:color="#444444" fo:font-size="8pt" style:font-size-asian="8pt" style:font-size-complex="8pt" style:text-underline-style="solid" style:text-underline-color="font-color"/>
    </style:style>
    <style:style style:name="T67_11" style:family="text">
      <style:text-properties fo:color="#444444" fo:font-size="8pt" style:font-size-asian="8pt" style:font-size-complex="8pt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68_1" style:family="text">
      <style:text-properties fo:color="#444444" fo:font-size="8pt" style:font-size-asian="8pt" style:font-size-complex="8pt"/>
    </style:style>
    <style:style style:name="T68_2" style:family="text">
      <style:text-properties fo:color="#444444" fo:font-size="8pt" style:font-size-asian="8pt" style:font-size-complex="8pt"/>
    </style:style>
    <style:style style:name="T68_3" style:family="text">
      <style:text-properties fo:color="#444444" fo:font-size="8pt" style:font-size-asian="8pt" style:font-size-complex="8pt"/>
    </style:style>
    <style:style style:name="T68_4" style:family="text">
      <style:text-properties fo:color="#444444" fo:font-size="8pt" style:font-size-asian="8pt" style:font-size-complex="8pt"/>
    </style:style>
    <style:style style:name="T68_5" style:family="text">
      <style:text-properties fo:color="#444444" fo:font-size="8pt" style:font-size-asian="8pt" style:font-size-complex="8pt"/>
    </style:style>
    <style:style style:name="T68_6" style:family="text">
      <style:text-properties fo:color="#444444" fo:font-size="8pt" style:font-size-asian="8pt" style:font-size-complex="8pt"/>
    </style:style>
    <style:style style:name="T68_7" style:family="text">
      <style:text-properties fo:color="#444444" fo:font-size="8pt" style:font-size-asian="8pt" style:font-size-complex="8pt"/>
    </style:style>
    <style:style style:name="T68_8" style:family="text">
      <style:text-properties fo:color="#444444" fo:font-size="8pt" style:font-size-asian="8pt" style:font-size-complex="8pt"/>
    </style:style>
    <style:style style:name="T68_9" style:family="text">
      <style:text-properties fo:color="#444444" fo:font-size="8pt" style:font-size-asian="8pt" style:font-size-complex="8pt"/>
    </style:style>
    <style:style style:name="T68_10" style:family="text">
      <style:text-properties fo:color="#444444" fo:font-size="8pt" style:font-size-asian="8pt" style:font-size-complex="8pt"/>
    </style:style>
    <style:style style:name="T68_11" style:family="text">
      <style:text-properties fo:color="#444444" fo:font-size="8pt" style:font-size-asian="8pt" style:font-size-complex="8pt"/>
    </style:style>
    <style:style style:name="T68_12" style:family="text">
      <style:text-properties fo:color="#444444" fo:font-size="8pt" style:font-size-asian="8pt" style:font-size-complex="8pt"/>
    </style:style>
    <style:style style:name="T68_13" style:family="text">
      <style:text-properties fo:color="#444444" fo:font-size="8pt" style:font-size-asian="8pt" style:font-size-complex="8pt"/>
    </style:style>
    <style:style style:name="T68_14" style:family="text">
      <style:text-properties fo:color="#444444" fo:font-size="8pt" style:font-size-asian="8pt" style:font-size-complex="8pt"/>
    </style:style>
    <style:style style:name="T68_15" style:family="text">
      <style:text-properties fo:color="#444444" fo:font-size="8pt" style:font-size-asian="8pt" style:font-size-complex="8pt"/>
    </style:style>
    <style:style style:name="T68_16" style:family="text">
      <style:text-properties fo:color="#444444" fo:font-size="8pt" style:font-size-asian="8pt" style:font-size-complex="8pt"/>
    </style:style>
    <style:style style:name="T68_17" style:family="text">
      <style:text-properties fo:color="#444444" fo:font-size="8pt" style:font-size-asian="8pt" style:font-size-complex="8pt"/>
    </style:style>
    <style:style style:name="T68_18" style:family="text">
      <style:text-properties fo:color="#444444" fo:font-size="8pt" style:font-size-asian="8pt" style:font-size-complex="8pt"/>
    </style:style>
    <style:style style:name="T68_19" style:family="text">
      <style:text-properties fo:color="#444444" fo:font-size="8pt" style:font-size-asian="8pt" style:font-size-complex="8pt"/>
    </style:style>
    <style:style style:name="T68_20" style:family="text">
      <style:text-properties fo:color="#444444" fo:font-size="8pt" style:font-size-asian="8pt" style:font-size-complex="8pt"/>
    </style:style>
    <style:style style:name="T68_21" style:family="text">
      <style:text-properties fo:color="#444444" fo:font-size="8pt" style:font-size-asian="8pt" style:font-size-complex="8pt"/>
    </style:style>
    <style:style style:name="T68_22" style:family="text">
      <style:text-properties fo:color="#444444" fo:font-size="8pt" style:font-size-asian="8pt" style:font-size-complex="8pt"/>
    </style:style>
    <style:style style:name="T68_23" style:family="text">
      <style:text-properties fo:color="#444444" fo:font-size="8pt" style:font-size-asian="8pt" style:font-size-complex="8pt"/>
    </style:style>
    <style:style style:name="T68_24" style:family="text">
      <style:text-properties fo:color="#444444" fo:font-size="8pt" style:font-size-asian="8pt" style:font-size-complex="8pt"/>
    </style:style>
    <style:style style:name="T68_25" style:family="text">
      <style:text-properties fo:color="#444444" fo:font-size="8pt" style:font-size-asian="8pt" style:font-size-complex="8pt"/>
    </style:style>
    <style:style style:name="T68_26" style:family="text">
      <style:text-properties fo:color="#444444" fo:font-size="8pt" style:font-size-asian="8pt" style:font-size-complex="8pt"/>
    </style:style>
    <style:style style:name="T68_27" style:family="text">
      <style:text-properties fo:color="#444444" fo:font-size="8pt" style:font-size-asian="8pt" style:font-size-complex="8pt"/>
    </style:style>
    <style:style style:name="T68_28" style:family="text">
      <style:text-properties fo:color="#444444" fo:font-size="8pt" style:font-size-asian="8pt" style:font-size-complex="8pt"/>
    </style:style>
    <style:style style:name="T68_29" style:family="text">
      <style:text-properties fo:color="#444444" fo:font-size="8pt" style:font-size-asian="8pt" style:font-size-complex="8pt"/>
    </style:style>
    <style:style style:name="T68_30" style:family="text">
      <style:text-properties fo:color="#444444" fo:font-size="8pt" style:font-size-asian="8pt" style:font-size-complex="8pt"/>
    </style:style>
    <style:style style:name="T68_31" style:family="text">
      <style:text-properties fo:color="#444444" fo:font-size="8pt" style:font-size-asian="8pt" style:font-size-complex="8pt"/>
    </style:style>
    <style:style style:name="T68_32" style:family="text">
      <style:text-properties fo:color="#444444" fo:font-size="8pt" style:font-size-asian="8pt" style:font-size-complex="8pt"/>
    </style:style>
    <style:style style:name="T68_33" style:family="text">
      <style:text-properties fo:color="#444444" fo:font-size="8pt" style:font-size-asian="8pt" style:font-size-complex="8pt"/>
    </style:style>
    <style:style style:name="T68_34" style:family="text">
      <style:text-properties fo:color="#444444" fo:font-size="8pt" style:font-size-asian="8pt" style:font-size-complex="8pt"/>
    </style:style>
    <style:style style:name="T68_35" style:family="text">
      <style:text-properties fo:color="#444444" fo:font-size="8pt" style:font-size-asian="8pt" style:font-size-complex="8pt"/>
    </style:style>
    <style:style style:name="T68_36" style:family="text">
      <style:text-properties fo:color="#444444" fo:font-size="8pt" style:font-size-asian="8pt" style:font-size-complex="8pt"/>
    </style:style>
    <style:style style:name="T68_37" style:family="text">
      <style:text-properties fo:color="#444444" fo:font-size="8pt" style:font-size-asian="8pt" style:font-size-complex="8pt"/>
    </style:style>
    <style:style style:name="T68_38" style:family="text">
      <style:text-properties fo:color="#444444" fo:font-size="8pt" style:font-size-asian="8pt" style:font-size-complex="8pt"/>
    </style:style>
    <style:style style:name="T68_39" style:family="text">
      <style:text-properties fo:color="#444444" fo:font-size="8pt" style:font-size-asian="8pt" style:font-size-complex="8pt"/>
    </style:style>
    <style:style style:name="T68_40" style:family="text">
      <style:text-properties fo:color="#444444" fo:font-size="8pt" style:font-size-asian="8pt" style:font-size-complex="8pt"/>
    </style:style>
    <style:style style:name="T68_41" style:family="text">
      <style:text-properties fo:color="#444444" fo:font-size="8pt" style:font-size-asian="8pt" style:font-size-complex="8pt"/>
    </style:style>
    <style:style style:name="T68_42" style:family="text">
      <style:text-properties fo:color="#444444" fo:font-size="8pt" style:font-size-asian="8pt" style:font-size-complex="8pt"/>
    </style:style>
    <style:style style:name="T68_43" style:family="text">
      <style:text-properties fo:color="#444444" fo:font-size="8pt" style:font-size-asian="8pt" style:font-size-complex="8pt"/>
    </style:style>
    <style:style style:name="T68_44" style:family="text">
      <style:text-properties fo:color="#444444" fo:font-size="8pt" style:font-size-asian="8pt" style:font-size-complex="8pt"/>
    </style:style>
    <style:style style:name="T68_45" style:family="text">
      <style:text-properties fo:color="#444444" fo:font-size="8pt" style:font-size-asian="8pt" style:font-size-complex="8pt"/>
    </style:style>
    <style:style style:name="T68_46" style:family="text">
      <style:text-properties fo:color="#444444" fo:font-size="8pt" style:font-size-asian="8pt" style:font-size-complex="8pt"/>
    </style:style>
    <style:style style:name="T68_47" style:family="text">
      <style:text-properties fo:color="#444444" fo:font-size="8pt" style:font-size-asian="8pt" style:font-size-complex="8pt"/>
    </style:style>
    <style:style style:name="T68_48" style:family="text">
      <style:text-properties fo:color="#444444" fo:font-size="8pt" style:font-size-asian="8pt" style:font-size-complex="8pt"/>
    </style:style>
    <style:style style:name="T68_49" style:family="text">
      <style:text-properties fo:color="#444444" fo:font-size="8pt" style:font-size-asian="8pt" style:font-size-complex="8pt"/>
    </style:style>
    <style:style style:name="T68_50" style:family="text">
      <style:text-properties fo:color="#444444" fo:font-size="8pt" style:font-size-asian="8pt" style:font-size-complex="8pt"/>
    </style:style>
    <style:style style:name="T68_51" style:family="text">
      <style:text-properties fo:color="#444444" fo:font-size="8pt" style:font-size-asian="8pt" style:font-size-complex="8pt"/>
    </style:style>
    <style:style style:name="T68_52" style:family="text">
      <style:text-properties fo:color="#444444" fo:font-size="8pt" style:font-size-asian="8pt" style:font-size-complex="8pt"/>
    </style:style>
    <style:style style:name="T68_53" style:family="text">
      <style:text-properties fo:color="#444444" fo:font-size="8pt" style:font-size-asian="8pt" style:font-size-complex="8pt"/>
    </style:style>
    <style:style style:name="T68_54" style:family="text">
      <style:text-properties fo:color="#444444" fo:font-size="8pt" style:font-size-asian="8pt" style:font-size-complex="8pt"/>
    </style:style>
    <style:style style:name="T68_55" style:family="text">
      <style:text-properties fo:color="#444444" fo:font-size="8pt" style:font-size-asian="8pt" style:font-size-complex="8pt"/>
    </style:style>
    <style:style style:name="T68_56" style:family="text">
      <style:text-properties fo:color="#444444" fo:font-size="8pt" style:font-size-asian="8pt" style:font-size-complex="8pt"/>
    </style:style>
    <style:style style:name="T68_57" style:family="text">
      <style:text-properties fo:color="#444444" fo:font-size="8pt" style:font-size-asian="8pt" style:font-size-complex="8pt"/>
    </style:style>
    <style:style style:name="T68_58" style:family="text">
      <style:text-properties fo:color="#444444" fo:font-size="8pt" style:font-size-asian="8pt" style:font-size-complex="8pt"/>
    </style:style>
    <style:style style:name="T68_59" style:family="text">
      <style:text-properties fo:color="#444444" fo:font-size="8pt" style:font-size-asian="8pt" style:font-size-complex="8pt"/>
    </style:style>
    <style:style style:name="T68_60" style:family="text">
      <style:text-properties fo:color="#444444" fo:font-size="8pt" style:font-size-asian="8pt" style:font-size-complex="8pt"/>
    </style:style>
    <style:style style:name="T68_61" style:family="text">
      <style:text-properties fo:color="#444444" fo:font-size="8pt" style:font-size-asian="8pt" style:font-size-complex="8pt"/>
    </style:style>
    <style:style style:name="T68_62" style:family="text">
      <style:text-properties fo:color="#444444" fo:font-size="8pt" style:font-size-asian="8pt" style:font-size-complex="8pt"/>
    </style:style>
    <style:style style:name="T68_63" style:family="text">
      <style:text-properties fo:color="#444444" fo:font-size="8pt" style:font-size-asian="8pt" style:font-size-complex="8pt"/>
    </style:style>
    <style:style style:name="T68_64" style:family="text">
      <style:text-properties fo:color="#444444" fo:font-size="8pt" style:font-size-asian="8pt" style:font-size-complex="8pt"/>
    </style:style>
    <style:style style:name="T68_65" style:family="text">
      <style:text-properties fo:color="#444444" fo:font-size="8pt" style:font-size-asian="8pt" style:font-size-complex="8pt"/>
    </style:style>
    <style:style style:name="T68_66" style:family="text">
      <style:text-properties fo:color="#444444" fo:font-size="8pt" style:font-size-asian="8pt" style:font-size-complex="8pt"/>
    </style:style>
    <style:style style:name="T68_67" style:family="text">
      <style:text-properties fo:color="#444444" fo:font-size="8pt" style:font-size-asian="8pt" style:font-size-complex="8pt"/>
    </style:style>
    <style:style style:name="T68_68" style:family="text">
      <style:text-properties fo:color="#444444" fo:font-size="8pt" style:font-size-asian="8pt" style:font-size-complex="8pt"/>
    </style:style>
    <style:style style:name="T68_69" style:family="text">
      <style:text-properties fo:color="#444444" fo:font-size="8pt" style:font-size-asian="8pt" style:font-size-complex="8pt"/>
    </style:style>
    <style:style style:name="T68_70" style:family="text">
      <style:text-properties fo:color="#444444" fo:font-size="8pt" style:font-size-asian="8pt" style:font-size-complex="8pt"/>
    </style:style>
    <style:style style:name="T68_71" style:family="text">
      <style:text-properties fo:color="#444444" fo:font-size="8pt" style:font-size-asian="8pt" style:font-size-complex="8pt"/>
    </style:style>
    <style:style style:name="T68_72" style:family="text">
      <style:text-properties fo:color="#444444" fo:font-size="8pt" style:font-size-asian="8pt" style:font-size-complex="8pt"/>
    </style:style>
    <style:style style:name="T68_73" style:family="text">
      <style:text-properties fo:color="#444444" fo:font-size="8pt" style:font-size-asian="8pt" style:font-size-complex="8pt"/>
    </style:style>
    <style:style style:name="T68_74" style:family="text">
      <style:text-properties fo:color="#444444" fo:font-size="8pt" style:font-size-asian="8pt" style:font-size-complex="8pt"/>
    </style:style>
    <style:style style:name="T68_75" style:family="text">
      <style:text-properties fo:color="#444444" fo:font-size="8pt" style:font-size-asian="8pt" style:font-size-complex="8pt"/>
    </style:style>
    <style:style style:name="T68_76" style:family="text">
      <style:text-properties fo:color="#444444" fo:font-size="8pt" style:font-size-asian="8pt" style:font-size-complex="8pt"/>
    </style:style>
    <style:style style:name="T68_77" style:family="text">
      <style:text-properties fo:color="#444444" fo:font-size="8pt" style:font-size-asian="8pt" style:font-size-complex="8pt"/>
    </style:style>
    <style:style style:name="T68_78" style:family="text">
      <style:text-properties fo:color="#444444" fo:font-size="8pt" style:font-size-asian="8pt" style:font-size-complex="8pt"/>
    </style:style>
    <style:style style:name="T68_79" style:family="text">
      <style:text-properties fo:color="#444444" fo:font-size="8pt" style:font-size-asian="8pt" style:font-size-complex="8pt"/>
    </style:style>
    <style:style style:name="T68_80" style:family="text">
      <style:text-properties fo:color="#444444" fo:font-size="8pt" style:font-size-asian="8pt" style:font-size-complex="8pt"/>
    </style:style>
    <style:style style:name="T68_81" style:family="text">
      <style:text-properties fo:color="#444444" fo:font-size="8pt" style:font-size-asian="8pt" style:font-size-complex="8pt"/>
    </style:style>
    <style:style style:name="T68_82" style:family="text">
      <style:text-properties fo:color="#444444" fo:font-size="8pt" style:font-size-asian="8pt" style:font-size-complex="8pt"/>
    </style:style>
    <style:style style:name="T68_83" style:family="text">
      <style:text-properties fo:color="#444444" fo:font-size="8pt" style:font-size-asian="8pt" style:font-size-complex="8pt"/>
    </style:style>
    <style:style style:name="T68_84" style:family="text">
      <style:text-properties fo:color="#444444" fo:font-size="8pt" style:font-size-asian="8pt" style:font-size-complex="8pt"/>
    </style:style>
    <style:style style:name="T68_85" style:family="text">
      <style:text-properties fo:color="#444444" fo:font-size="8pt" style:font-size-asian="8pt" style:font-size-complex="8pt"/>
    </style:style>
    <style:style style:name="T68_86" style:family="text">
      <style:text-properties fo:color="#444444" fo:font-size="8pt" style:font-size-asian="8pt" style:font-size-complex="8pt"/>
    </style:style>
    <style:style style:name="T68_87" style:family="text">
      <style:text-properties fo:color="#444444" fo:font-size="8pt" style:font-size-asian="8pt" style:font-size-complex="8pt"/>
    </style:style>
    <style:style style:name="T68_88" style:family="text">
      <style:text-properties fo:color="#444444" fo:font-size="8pt" style:font-size-asian="8pt" style:font-size-complex="8pt"/>
    </style:style>
    <style:style style:name="T68_89" style:family="text">
      <style:text-properties fo:color="#444444" fo:font-size="8pt" style:font-size-asian="8pt" style:font-size-complex="8pt"/>
    </style:style>
    <style:style style:name="T68_90" style:family="text">
      <style:text-properties fo:color="#444444" fo:font-size="8pt" style:font-size-asian="8pt" style:font-size-complex="8pt"/>
    </style:style>
    <style:style style:name="T68_91" style:family="text">
      <style:text-properties fo:color="#444444" fo:font-size="8pt" style:font-size-asian="8pt" style:font-size-complex="8pt"/>
    </style:style>
    <style:style style:name="T68_92" style:family="text">
      <style:text-properties fo:color="#444444" fo:font-size="8pt" style:font-size-asian="8pt" style:font-size-complex="8pt"/>
    </style:style>
    <style:style style:name="T68_93" style:family="text">
      <style:text-properties fo:color="#444444" fo:font-size="8pt" style:font-size-asian="8pt" style:font-size-complex="8pt"/>
    </style:style>
    <style:style style:name="T68_94" style:family="text">
      <style:text-properties fo:color="#444444" fo:font-size="8pt" style:font-size-asian="8pt" style:font-size-complex="8pt"/>
    </style:style>
    <style:style style:name="T68_95" style:family="text">
      <style:text-properties fo:color="#444444" fo:font-size="8pt" style:font-size-asian="8pt" style:font-size-complex="8pt"/>
    </style:style>
    <style:style style:name="T68_96" style:family="text">
      <style:text-properties fo:color="#444444" fo:font-size="8pt" style:font-size-asian="8pt" style:font-size-complex="8pt"/>
    </style:style>
    <style:style style:name="T68_97" style:family="text">
      <style:text-properties fo:color="#444444" fo:font-size="8pt" style:font-size-asian="8pt" style:font-size-complex="8pt"/>
    </style:style>
    <style:style style:name="T68_98" style:family="text">
      <style:text-properties fo:color="#444444" fo:font-size="8pt" style:font-size-asian="8pt" style:font-size-complex="8pt"/>
    </style:style>
    <style:style style:name="T68_99" style:family="text">
      <style:text-properties fo:color="#444444" fo:font-size="8pt" style:font-size-asian="8pt" style:font-size-complex="8pt"/>
    </style:style>
    <style:style style:name="T68_100" style:family="text">
      <style:text-properties fo:color="#444444" fo:font-size="8pt" style:font-size-asian="8pt" style:font-size-complex="8pt"/>
    </style:style>
    <style:style style:name="T68_101" style:family="text">
      <style:text-properties fo:color="#444444" fo:font-size="8pt" style:font-size-asian="8pt" style:font-size-complex="8pt"/>
    </style:style>
    <style:style style:name="T68_102" style:family="text">
      <style:text-properties fo:color="#444444" fo:font-size="8pt" style:font-size-asian="8pt" style:font-size-complex="8pt"/>
    </style:style>
    <style:style style:name="T68_103" style:family="text">
      <style:text-properties fo:color="#444444" fo:font-size="8pt" style:font-size-asian="8pt" style:font-size-complex="8pt"/>
    </style:style>
    <style:style style:name="T68_104" style:family="text">
      <style:text-properties fo:color="#444444" fo:font-size="8pt" style:font-size-asian="8pt" style:font-size-complex="8pt"/>
    </style:style>
    <style:style style:name="T68_105" style:family="text">
      <style:text-properties fo:color="#444444" fo:font-size="8pt" style:font-size-asian="8pt" style:font-size-complex="8pt"/>
    </style:style>
    <style:style style:name="T68_106" style:family="text">
      <style:text-properties fo:color="#444444" fo:font-size="8pt" style:font-size-asian="8pt" style:font-size-complex="8pt"/>
    </style:style>
    <style:style style:name="T68_107" style:family="text">
      <style:text-properties fo:color="#444444" fo:font-size="8pt" style:font-size-asian="8pt" style:font-size-complex="8pt"/>
    </style:style>
    <style:style style:name="T68_108" style:family="text">
      <style:text-properties fo:color="#444444" fo:font-size="8pt" style:font-size-asian="8pt" style:font-size-complex="8pt"/>
    </style:style>
    <style:style style:name="P69" style:family="paragraph" style:parent-style-name="Standard">
      <style:paragraph-properties fo:break-before="auto" fo:text-indent="0cm" fo:line-height="100%" fo:margin-top="0cm" fo:margin-left="0.635cm" fo:margin-right="1.411cm" style:writing-mode="lr-tb"/>
    </style:style>
    <style:style style:name="T69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69_7" style:family="text">
      <style:text-properties fo:color="#444444" fo:font-size="8pt" style:font-size-asian="8pt" style:font-size-complex="8pt"/>
    </style:style>
    <style:style style:name="T69_8" style:family="text">
      <style:text-properties fo:color="#444444" fo:font-size="8pt" style:font-size-asian="8pt" style:font-size-complex="8pt"/>
    </style:style>
    <style:style style:name="T69_9" style:family="text">
      <style:text-properties fo:color="#444444" fo:font-size="8pt" style:font-size-asian="8pt" style:font-size-complex="8pt"/>
    </style:style>
    <style:style style:name="T69_10" style:family="text">
      <style:text-properties fo:color="#444444" fo:font-size="8pt" style:font-size-asian="8pt" style:font-size-complex="8pt"/>
    </style:style>
    <style:style style:name="T69_11" style:family="text">
      <style:text-properties fo:color="#444444" fo:font-size="8pt" style:font-size-asian="8pt" style:font-size-complex="8pt"/>
    </style:style>
    <style:style style:name="T69_12" style:family="text">
      <style:text-properties fo:color="#444444" fo:font-size="8pt" style:font-size-asian="8pt" style:font-size-complex="8pt"/>
    </style:style>
    <style:style style:name="T69_13" style:family="text">
      <style:text-properties fo:color="#444444" fo:font-size="8pt" style:font-size-asian="8pt" style:font-size-complex="8pt"/>
    </style:style>
    <style:style style:name="T69_14" style:family="text">
      <style:text-properties fo:color="#444444" fo:font-size="8pt" style:font-size-asian="8pt" style:font-size-complex="8pt"/>
    </style:style>
    <style:style style:name="T69_15" style:family="text">
      <style:text-properties fo:color="#444444" fo:font-size="8pt" style:font-size-asian="8pt" style:font-size-complex="8pt"/>
    </style:style>
    <style:style style:name="T69_16" style:family="text">
      <style:text-properties fo:color="#444444" fo:font-size="8pt" style:font-size-asian="8pt" style:font-size-complex="8pt"/>
    </style:style>
    <style:style style:name="T69_17" style:family="text">
      <style:text-properties fo:color="#444444" fo:font-size="8pt" style:font-size-asian="8pt" style:font-size-complex="8pt"/>
    </style:style>
    <style:style style:name="T69_18" style:family="text">
      <style:text-properties fo:color="#444444" fo:font-size="8pt" style:font-size-asian="8pt" style:font-size-complex="8pt"/>
    </style:style>
    <style:style style:name="T69_19" style:family="text">
      <style:text-properties fo:color="#444444" fo:font-size="8pt" style:font-size-asian="8pt" style:font-size-complex="8pt"/>
    </style:style>
    <style:style style:name="T69_20" style:family="text">
      <style:text-properties fo:color="#444444" fo:font-size="8pt" style:font-size-asian="8pt" style:font-size-complex="8pt"/>
    </style:style>
    <style:style style:name="T69_21" style:family="text">
      <style:text-properties fo:color="#444444" fo:font-size="8pt" style:font-size-asian="8pt" style:font-size-complex="8pt"/>
    </style:style>
    <style:style style:name="T69_22" style:family="text">
      <style:text-properties fo:color="#444444" fo:font-size="8pt" style:font-size-asian="8pt" style:font-size-complex="8pt"/>
    </style:style>
    <style:style style:name="P70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71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71_1" style:family="text">
      <style:text-properties fo:color="#444444" fo:font-size="8pt" style:font-size-asian="8pt" style:font-size-complex="8pt" style:text-underline-style="solid" style:text-underline-color="font-color"/>
    </style:style>
    <style:style style:name="T71_2" style:family="text">
      <style:text-properties fo:color="#444444" fo:font-size="8pt" style:font-size-asian="8pt" style:font-size-complex="8pt" style:text-underline-style="solid" style:text-underline-color="font-color"/>
    </style:style>
    <style:style style:name="T71_3" style:family="text">
      <style:text-properties fo:color="#444444" fo:font-size="8pt" style:font-size-asian="8pt" style:font-size-complex="8pt" style:text-underline-style="solid" style:text-underline-color="font-color"/>
    </style:style>
    <style:style style:name="T71_4" style:family="text">
      <style:text-properties fo:color="#444444" fo:font-size="8pt" style:font-size-asian="8pt" style:font-size-complex="8pt" style:text-underline-style="solid" style:text-underline-color="font-color"/>
    </style:style>
    <style:style style:name="T71_5" style:family="text">
      <style:text-properties fo:color="#444444" fo:font-size="8pt" style:font-size-asian="8pt" style:font-size-complex="8pt" style:text-underline-style="solid" style:text-underline-color="font-color"/>
    </style:style>
    <style:style style:name="T71_6" style:family="text">
      <style:text-properties fo:color="#444444" fo:font-size="8pt" style:font-size-asian="8pt" style:font-size-complex="8pt" style:text-underline-style="solid" style:text-underline-color="font-color"/>
    </style:style>
    <style:style style:name="T71_7" style:family="text">
      <style:text-properties fo:color="#444444" fo:font-size="8pt" style:font-size-asian="8pt" style:font-size-complex="8pt" style:text-underline-style="solid" style:text-underline-color="font-color"/>
    </style:style>
    <style:style style:name="T71_8" style:family="text">
      <style:text-properties fo:color="#444444" fo:font-size="8pt" style:font-size-asian="8pt" style:font-size-complex="8pt" style:text-underline-style="solid" style:text-underline-color="font-color"/>
    </style:style>
    <style:style style:name="T71_9" style:family="text">
      <style:text-properties fo:color="#444444" fo:font-size="8pt" style:font-size-asian="8pt" style:font-size-complex="8pt" style:text-underline-style="solid" style:text-underline-color="font-color"/>
    </style:style>
    <style:style style:name="P72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</style:style>
    <style:style style:name="T72_1" style:family="text">
      <style:text-properties fo:color="#444444" fo:font-size="8pt" style:font-size-asian="8pt" style:font-size-complex="8pt"/>
    </style:style>
    <style:style style:name="T72_2" style:family="text">
      <style:text-properties fo:color="#444444" fo:font-size="8pt" style:font-size-asian="8pt" style:font-size-complex="8pt"/>
    </style:style>
    <style:style style:name="T72_3" style:family="text">
      <style:text-properties fo:color="#444444" fo:font-size="8pt" style:font-size-asian="8pt" style:font-size-complex="8pt"/>
    </style:style>
    <style:style style:name="T72_4" style:family="text">
      <style:text-properties fo:color="#444444" fo:font-size="8pt" style:font-size-asian="8pt" style:font-size-complex="8pt"/>
    </style:style>
    <style:style style:name="T72_5" style:family="text">
      <style:text-properties fo:color="#444444" fo:font-size="8pt" style:font-size-asian="8pt" style:font-size-complex="8pt"/>
    </style:style>
    <style:style style:name="T72_6" style:family="text">
      <style:text-properties fo:color="#444444" fo:font-size="8pt" style:font-size-asian="8pt" style:font-size-complex="8pt"/>
    </style:style>
    <style:style style:name="T72_7" style:family="text">
      <style:text-properties fo:color="#444444" fo:font-size="8pt" style:font-size-asian="8pt" style:font-size-complex="8pt"/>
    </style:style>
    <style:style style:name="T72_8" style:family="text">
      <style:text-properties fo:color="#444444" fo:font-size="8pt" style:font-size-asian="8pt" style:font-size-complex="8pt"/>
    </style:style>
    <style:style style:name="T72_9" style:family="text">
      <style:text-properties fo:color="#444444" fo:font-size="8pt" style:font-size-asian="8pt" style:font-size-complex="8pt"/>
    </style:style>
    <style:style style:name="T72_10" style:family="text">
      <style:text-properties fo:color="#444444" fo:font-size="8pt" style:font-size-asian="8pt" style:font-size-complex="8pt"/>
    </style:style>
    <style:style style:name="T72_11" style:family="text">
      <style:text-properties fo:color="#444444" fo:font-size="8pt" style:font-size-asian="8pt" style:font-size-complex="8pt"/>
    </style:style>
    <style:style style:name="T72_12" style:family="text">
      <style:text-properties fo:color="#444444" fo:font-size="8pt" style:font-size-asian="8pt" style:font-size-complex="8pt"/>
    </style:style>
    <style:style style:name="T72_13" style:family="text">
      <style:text-properties fo:color="#444444" fo:font-size="8pt" style:font-size-asian="8pt" style:font-size-complex="8pt"/>
    </style:style>
    <style:style style:name="T72_14" style:family="text">
      <style:text-properties fo:color="#444444" fo:font-size="8pt" style:font-size-asian="8pt" style:font-size-complex="8pt"/>
    </style:style>
    <style:style style:name="T72_15" style:family="text">
      <style:text-properties fo:color="#444444" fo:font-size="8pt" style:font-size-asian="8pt" style:font-size-complex="8pt"/>
    </style:style>
    <style:style style:name="T72_16" style:family="text">
      <style:text-properties fo:color="#444444" fo:font-size="8pt" style:font-size-asian="8pt" style:font-size-complex="8pt"/>
    </style:style>
    <style:style style:name="T72_17" style:family="text">
      <style:text-properties fo:color="#444444" fo:font-size="8pt" style:font-size-asian="8pt" style:font-size-complex="8pt"/>
    </style:style>
    <style:style style:name="T72_18" style:family="text">
      <style:text-properties fo:color="#444444" fo:font-size="8pt" style:font-size-asian="8pt" style:font-size-complex="8pt"/>
    </style:style>
    <style:style style:name="T72_19" style:family="text">
      <style:text-properties fo:color="#444444" fo:font-size="8pt" style:font-size-asian="8pt" style:font-size-complex="8pt"/>
    </style:style>
    <style:style style:name="T72_20" style:family="text">
      <style:text-properties fo:color="#444444" fo:font-size="8pt" style:font-size-asian="8pt" style:font-size-complex="8pt"/>
    </style:style>
    <style:style style:name="T72_21" style:family="text">
      <style:text-properties fo:color="#444444" fo:font-size="8pt" style:font-size-asian="8pt" style:font-size-complex="8pt"/>
    </style:style>
    <style:style style:name="T72_22" style:family="text">
      <style:text-properties fo:color="#444444" fo:font-size="8pt" style:font-size-asian="8pt" style:font-size-complex="8pt"/>
    </style:style>
    <style:style style:name="T72_23" style:family="text">
      <style:text-properties fo:color="#444444" fo:font-size="8pt" style:font-size-asian="8pt" style:font-size-complex="8pt"/>
    </style:style>
    <style:style style:name="T72_24" style:family="text">
      <style:text-properties fo:color="#444444" fo:font-size="8pt" style:font-size-asian="8pt" style:font-size-complex="8pt"/>
    </style:style>
    <style:style style:name="T72_25" style:family="text">
      <style:text-properties fo:color="#444444" fo:font-size="8pt" style:font-size-asian="8pt" style:font-size-complex="8pt"/>
    </style:style>
    <style:style style:name="T72_26" style:family="text">
      <style:text-properties fo:color="#444444" fo:font-size="8pt" style:font-size-asian="8pt" style:font-size-complex="8pt"/>
    </style:style>
    <style:style style:name="T72_27" style:family="text">
      <style:text-properties fo:color="#444444" fo:font-size="8pt" style:font-size-asian="8pt" style:font-size-complex="8pt"/>
    </style:style>
    <style:style style:name="T72_28" style:family="text">
      <style:text-properties fo:color="#444444" fo:font-size="8pt" style:font-size-asian="8pt" style:font-size-complex="8pt"/>
    </style:style>
    <style:style style:name="T72_29" style:family="text">
      <style:text-properties fo:color="#444444" fo:font-size="8pt" style:font-size-asian="8pt" style:font-size-complex="8pt"/>
    </style:style>
    <style:style style:name="T72_30" style:family="text">
      <style:text-properties fo:color="#444444" fo:font-size="8pt" style:font-size-asian="8pt" style:font-size-complex="8pt"/>
    </style:style>
    <style:style style:name="T72_31" style:family="text">
      <style:text-properties fo:color="#444444" fo:font-size="8pt" style:font-size-asian="8pt" style:font-size-complex="8pt"/>
    </style:style>
    <style:style style:name="T72_32" style:family="text">
      <style:text-properties fo:color="#444444" fo:font-size="8pt" style:font-size-asian="8pt" style:font-size-complex="8pt"/>
    </style:style>
    <style:style style:name="T72_33" style:family="text">
      <style:text-properties fo:color="#444444" fo:font-size="8pt" style:font-size-asian="8pt" style:font-size-complex="8pt"/>
    </style:style>
    <style:style style:name="T72_34" style:family="text">
      <style:text-properties fo:color="#444444" fo:font-size="8pt" style:font-size-asian="8pt" style:font-size-complex="8pt"/>
    </style:style>
    <style:style style:name="T72_35" style:family="text">
      <style:text-properties fo:color="#444444" fo:font-size="8pt" style:font-size-asian="8pt" style:font-size-complex="8pt"/>
    </style:style>
    <style:style style:name="T72_36" style:family="text">
      <style:text-properties fo:color="#444444" fo:font-size="8pt" style:font-size-asian="8pt" style:font-size-complex="8pt"/>
    </style:style>
    <style:style style:name="T72_37" style:family="text">
      <style:text-properties fo:color="#444444" fo:font-size="8pt" style:font-size-asian="8pt" style:font-size-complex="8pt"/>
    </style:style>
    <style:style style:name="T72_38" style:family="text">
      <style:text-properties fo:color="#444444" fo:font-size="8pt" style:font-size-asian="8pt" style:font-size-complex="8pt"/>
    </style:style>
    <style:style style:name="T72_39" style:family="text">
      <style:text-properties fo:color="#444444" fo:font-size="8pt" style:font-size-asian="8pt" style:font-size-complex="8pt"/>
    </style:style>
    <style:style style:name="T72_40" style:family="text">
      <style:text-properties fo:color="#444444" fo:font-size="8pt" style:font-size-asian="8pt" style:font-size-complex="8pt"/>
    </style:style>
    <style:style style:name="T72_41" style:family="text">
      <style:text-properties fo:color="#444444" fo:font-size="8pt" style:font-size-asian="8pt" style:font-size-complex="8pt"/>
    </style:style>
    <style:style style:name="T72_42" style:family="text">
      <style:text-properties fo:color="#444444" fo:font-size="8pt" style:font-size-asian="8pt" style:font-size-complex="8pt"/>
    </style:style>
    <style:style style:name="T72_43" style:family="text">
      <style:text-properties fo:color="#444444" fo:font-size="8pt" style:font-size-asian="8pt" style:font-size-complex="8pt"/>
    </style:style>
    <style:style style:name="T72_44" style:family="text">
      <style:text-properties fo:color="#444444" fo:font-size="8pt" style:font-size-asian="8pt" style:font-size-complex="8pt"/>
    </style:style>
    <style:style style:name="T72_45" style:family="text">
      <style:text-properties fo:color="#444444" fo:font-size="8pt" style:font-size-asian="8pt" style:font-size-complex="8pt"/>
    </style:style>
    <style:style style:name="T72_46" style:family="text">
      <style:text-properties fo:color="#444444" fo:font-size="8pt" style:font-size-asian="8pt" style:font-size-complex="8pt"/>
    </style:style>
    <style:style style:name="T72_47" style:family="text">
      <style:text-properties fo:color="#444444" fo:font-size="8pt" style:font-size-asian="8pt" style:font-size-complex="8pt"/>
    </style:style>
    <style:style style:name="T72_48" style:family="text">
      <style:text-properties fo:color="#444444" fo:font-size="8pt" style:font-size-asian="8pt" style:font-size-complex="8pt"/>
    </style:style>
    <style:style style:name="T72_49" style:family="text">
      <style:text-properties fo:color="#444444" fo:font-size="8pt" style:font-size-asian="8pt" style:font-size-complex="8pt"/>
    </style:style>
    <style:style style:name="T72_50" style:family="text">
      <style:text-properties fo:color="#444444" fo:font-size="8pt" style:font-size-asian="8pt" style:font-size-complex="8pt"/>
    </style:style>
    <style:style style:name="T72_51" style:family="text">
      <style:text-properties fo:color="#444444" fo:font-size="8pt" style:font-size-asian="8pt" style:font-size-complex="8pt"/>
    </style:style>
    <style:style style:name="T72_52" style:family="text">
      <style:text-properties fo:color="#444444" fo:font-size="8pt" style:font-size-asian="8pt" style:font-size-complex="8pt"/>
    </style:style>
    <style:style style:name="T72_53" style:family="text">
      <style:text-properties fo:color="#444444" fo:font-size="8pt" style:font-size-asian="8pt" style:font-size-complex="8pt"/>
    </style:style>
    <style:style style:name="T72_54" style:family="text">
      <style:text-properties fo:color="#444444" fo:font-size="8pt" style:font-size-asian="8pt" style:font-size-complex="8pt"/>
    </style:style>
    <style:style style:name="T72_55" style:family="text">
      <style:text-properties fo:color="#444444" fo:font-size="8pt" style:font-size-asian="8pt" style:font-size-complex="8pt"/>
    </style:style>
    <style:style style:name="T72_56" style:family="text">
      <style:text-properties fo:color="#444444" fo:font-size="8pt" style:font-size-asian="8pt" style:font-size-complex="8pt"/>
    </style:style>
    <style:style style:name="T72_57" style:family="text">
      <style:text-properties fo:color="#444444" fo:font-size="8pt" style:font-size-asian="8pt" style:font-size-complex="8pt"/>
    </style:style>
    <style:style style:name="T72_58" style:family="text">
      <style:text-properties fo:color="#444444" fo:font-size="8pt" style:font-size-asian="8pt" style:font-size-complex="8pt"/>
    </style:style>
    <style:style style:name="T72_59" style:family="text">
      <style:text-properties fo:color="#444444" fo:font-size="8pt" style:font-size-asian="8pt" style:font-size-complex="8pt"/>
    </style:style>
    <style:style style:name="T72_60" style:family="text">
      <style:text-properties fo:color="#444444" fo:font-size="8pt" style:font-size-asian="8pt" style:font-size-complex="8pt"/>
    </style:style>
    <style:style style:name="T72_61" style:family="text">
      <style:text-properties fo:color="#444444" fo:font-size="8pt" style:font-size-asian="8pt" style:font-size-complex="8pt"/>
    </style:style>
    <style:style style:name="T72_62" style:family="text">
      <style:text-properties fo:color="#444444" fo:font-size="8pt" style:font-size-asian="8pt" style:font-size-complex="8pt"/>
    </style:style>
    <style:style style:name="T72_63" style:family="text">
      <style:text-properties fo:color="#444444" fo:font-size="8pt" style:font-size-asian="8pt" style:font-size-complex="8pt"/>
    </style:style>
    <style:style style:name="T72_64" style:family="text">
      <style:text-properties fo:color="#444444" fo:font-size="8pt" style:font-size-asian="8pt" style:font-size-complex="8pt"/>
    </style:style>
    <style:style style:name="T72_65" style:family="text">
      <style:text-properties fo:color="#444444" fo:font-size="8pt" style:font-size-asian="8pt" style:font-size-complex="8pt"/>
    </style:style>
    <style:style style:name="T72_66" style:family="text">
      <style:text-properties fo:color="#444444" fo:font-size="8pt" style:font-size-asian="8pt" style:font-size-complex="8pt"/>
    </style:style>
    <style:style style:name="T72_67" style:family="text">
      <style:text-properties fo:color="#444444" fo:font-size="8pt" style:font-size-asian="8pt" style:font-size-complex="8pt"/>
    </style:style>
    <style:style style:name="T72_68" style:family="text">
      <style:text-properties fo:color="#444444" fo:font-size="8pt" style:font-size-asian="8pt" style:font-size-complex="8pt"/>
    </style:style>
    <style:style style:name="T72_69" style:family="text">
      <style:text-properties fo:color="#444444" fo:font-size="8pt" style:font-size-asian="8pt" style:font-size-complex="8pt"/>
    </style:style>
    <style:style style:name="T72_70" style:family="text">
      <style:text-properties fo:color="#444444" fo:font-size="8pt" style:font-size-asian="8pt" style:font-size-complex="8pt"/>
    </style:style>
    <style:style style:name="T72_71" style:family="text">
      <style:text-properties fo:color="#444444" fo:font-size="8pt" style:font-size-asian="8pt" style:font-size-complex="8pt"/>
    </style:style>
    <style:style style:name="T72_72" style:family="text">
      <style:text-properties fo:color="#444444" fo:font-size="8pt" style:font-size-asian="8pt" style:font-size-complex="8pt"/>
    </style:style>
    <style:style style:name="T72_73" style:family="text">
      <style:text-properties fo:color="#444444" fo:font-size="8pt" style:font-size-asian="8pt" style:font-size-complex="8pt"/>
    </style:style>
    <style:style style:name="T72_74" style:family="text">
      <style:text-properties fo:color="#444444" fo:font-size="8pt" style:font-size-asian="8pt" style:font-size-complex="8pt"/>
    </style:style>
    <style:style style:name="T72_75" style:family="text">
      <style:text-properties fo:color="#444444" fo:font-size="8pt" style:font-size-asian="8pt" style:font-size-complex="8pt"/>
    </style:style>
    <style:style style:name="T72_76" style:family="text">
      <style:text-properties fo:color="#444444" fo:font-size="8pt" style:font-size-asian="8pt" style:font-size-complex="8pt"/>
    </style:style>
    <style:style style:name="T72_77" style:family="text">
      <style:text-properties fo:color="#444444" fo:font-size="8pt" style:font-size-asian="8pt" style:font-size-complex="8pt"/>
    </style:style>
    <style:style style:name="T72_78" style:family="text">
      <style:text-properties fo:color="#444444" fo:font-size="8pt" style:font-size-asian="8pt" style:font-size-complex="8pt"/>
    </style:style>
    <style:style style:name="T72_79" style:family="text">
      <style:text-properties fo:color="#444444" fo:font-size="8pt" style:font-size-asian="8pt" style:font-size-complex="8pt"/>
    </style:style>
    <style:style style:name="T72_80" style:family="text">
      <style:text-properties fo:color="#444444" fo:font-size="8pt" style:font-size-asian="8pt" style:font-size-complex="8pt"/>
    </style:style>
    <style:style style:name="T72_81" style:family="text">
      <style:text-properties fo:color="#444444" fo:font-size="8pt" style:font-size-asian="8pt" style:font-size-complex="8pt"/>
    </style:style>
    <style:style style:name="T72_82" style:family="text">
      <style:text-properties fo:color="#444444" fo:font-size="8pt" style:font-size-asian="8pt" style:font-size-complex="8pt"/>
    </style:style>
    <style:style style:name="T72_83" style:family="text">
      <style:text-properties fo:color="#444444" fo:font-size="8pt" style:font-size-asian="8pt" style:font-size-complex="8pt"/>
    </style:style>
    <style:style style:name="T72_84" style:family="text">
      <style:text-properties fo:color="#444444" fo:font-size="8pt" style:font-size-asian="8pt" style:font-size-complex="8pt"/>
    </style:style>
    <style:style style:name="T72_85" style:family="text">
      <style:text-properties fo:color="#444444" fo:font-size="8pt" style:font-size-asian="8pt" style:font-size-complex="8pt"/>
    </style:style>
    <style:style style:name="T72_86" style:family="text">
      <style:text-properties fo:color="#444444" fo:font-size="8pt" style:font-size-asian="8pt" style:font-size-complex="8pt"/>
    </style:style>
    <style:style style:name="T72_87" style:family="text">
      <style:text-properties fo:color="#444444" fo:font-size="8pt" style:font-size-asian="8pt" style:font-size-complex="8pt"/>
    </style:style>
    <style:style style:name="T72_88" style:family="text">
      <style:text-properties fo:color="#444444" fo:font-size="8pt" style:font-size-asian="8pt" style:font-size-complex="8pt"/>
    </style:style>
    <style:style style:name="T72_89" style:family="text">
      <style:text-properties fo:color="#444444" fo:font-size="8pt" style:font-size-asian="8pt" style:font-size-complex="8pt"/>
    </style:style>
    <style:style style:name="T72_90" style:family="text">
      <style:text-properties fo:color="#444444" fo:font-size="8pt" style:font-size-asian="8pt" style:font-size-complex="8pt"/>
    </style:style>
    <style:style style:name="T72_91" style:family="text">
      <style:text-properties fo:color="#444444" fo:font-size="8pt" style:font-size-asian="8pt" style:font-size-complex="8pt"/>
    </style:style>
    <style:style style:name="T72_92" style:family="text">
      <style:text-properties fo:color="#444444" fo:font-size="8pt" style:font-size-asian="8pt" style:font-size-complex="8pt"/>
    </style:style>
    <style:style style:name="T72_93" style:family="text">
      <style:text-properties fo:color="#444444" fo:font-size="8pt" style:font-size-asian="8pt" style:font-size-complex="8pt"/>
    </style:style>
    <style:style style:name="T72_94" style:family="text">
      <style:text-properties fo:color="#444444" fo:font-size="8pt" style:font-size-asian="8pt" style:font-size-complex="8pt"/>
    </style:style>
    <style:style style:name="T72_95" style:family="text">
      <style:text-properties fo:color="#444444" fo:font-size="8pt" style:font-size-asian="8pt" style:font-size-complex="8pt"/>
    </style:style>
    <style:style style:name="T72_96" style:family="text">
      <style:text-properties fo:color="#444444" fo:font-size="8pt" style:font-size-asian="8pt" style:font-size-complex="8pt"/>
    </style:style>
    <style:style style:name="T72_97" style:family="text">
      <style:text-properties fo:color="#444444" fo:font-size="8pt" style:font-size-asian="8pt" style:font-size-complex="8pt"/>
    </style:style>
    <style:style style:name="T72_98" style:family="text">
      <style:text-properties fo:color="#444444" fo:font-size="8pt" style:font-size-asian="8pt" style:font-size-complex="8pt"/>
    </style:style>
    <style:style style:name="T72_99" style:family="text">
      <style:text-properties fo:color="#444444" fo:font-size="8pt" style:font-size-asian="8pt" style:font-size-complex="8pt"/>
    </style:style>
    <style:style style:name="T72_100" style:family="text">
      <style:text-properties fo:color="#444444" fo:font-size="8pt" style:font-size-asian="8pt" style:font-size-complex="8pt"/>
    </style:style>
    <style:style style:name="T72_101" style:family="text">
      <style:text-properties fo:color="#444444" fo:font-size="8pt" style:font-size-asian="8pt" style:font-size-complex="8pt"/>
    </style:style>
    <style:style style:name="T72_102" style:family="text">
      <style:text-properties fo:color="#444444" fo:font-size="8pt" style:font-size-asian="8pt" style:font-size-complex="8pt"/>
    </style:style>
    <style:style style:name="T72_103" style:family="text">
      <style:text-properties fo:color="#444444" fo:font-size="8pt" style:font-size-asian="8pt" style:font-size-complex="8pt"/>
    </style:style>
    <style:style style:name="T72_104" style:family="text">
      <style:text-properties fo:color="#444444" fo:font-size="8pt" style:font-size-asian="8pt" style:font-size-complex="8pt"/>
    </style:style>
    <style:style style:name="T72_105" style:family="text">
      <style:text-properties fo:color="#444444" fo:font-size="8pt" style:font-size-asian="8pt" style:font-size-complex="8pt"/>
    </style:style>
    <style:style style:name="T72_106" style:family="text">
      <style:text-properties fo:color="#444444" fo:font-size="8pt" style:font-size-asian="8pt" style:font-size-complex="8pt"/>
    </style:style>
    <style:style style:name="T72_107" style:family="text">
      <style:text-properties fo:color="#444444" fo:font-size="8pt" style:font-size-asian="8pt" style:font-size-complex="8pt"/>
    </style:style>
    <style:style style:name="T72_108" style:family="text">
      <style:text-properties fo:color="#444444" fo:font-size="8pt" style:font-size-asian="8pt" style:font-size-complex="8pt"/>
    </style:style>
    <style:style style:name="T72_109" style:family="text">
      <style:text-properties fo:color="#444444" fo:font-size="8pt" style:font-size-asian="8pt" style:font-size-complex="8pt"/>
    </style:style>
    <style:style style:name="T72_110" style:family="text">
      <style:text-properties fo:color="#444444" fo:font-size="8pt" style:font-size-asian="8pt" style:font-size-complex="8pt"/>
    </style:style>
    <style:style style:name="T72_111" style:family="text">
      <style:text-properties fo:color="#444444" fo:font-size="8pt" style:font-size-asian="8pt" style:font-size-complex="8pt"/>
    </style:style>
    <style:style style:name="T72_112" style:family="text">
      <style:text-properties fo:color="#444444" fo:font-size="8pt" style:font-size-asian="8pt" style:font-size-complex="8pt"/>
    </style:style>
    <style:style style:name="T72_113" style:family="text">
      <style:text-properties fo:color="#444444" fo:font-size="8pt" style:font-size-asian="8pt" style:font-size-complex="8pt"/>
    </style:style>
    <style:style style:name="T72_114" style:family="text">
      <style:text-properties fo:color="#444444" fo:font-size="8pt" style:font-size-asian="8pt" style:font-size-complex="8pt"/>
    </style:style>
    <style:style style:name="T72_115" style:family="text">
      <style:text-properties fo:color="#444444" fo:font-size="8pt" style:font-size-asian="8pt" style:font-size-complex="8pt"/>
    </style:style>
    <style:style style:name="T72_116" style:family="text">
      <style:text-properties fo:color="#444444" fo:font-size="8pt" style:font-size-asian="8pt" style:font-size-complex="8pt"/>
    </style:style>
    <style:style style:name="T72_117" style:family="text">
      <style:text-properties fo:color="#444444" fo:font-size="8pt" style:font-size-asian="8pt" style:font-size-complex="8pt"/>
    </style:style>
    <style:style style:name="T72_118" style:family="text">
      <style:text-properties fo:color="#444444" fo:font-size="8pt" style:font-size-asian="8pt" style:font-size-complex="8pt"/>
    </style:style>
    <style:style style:name="T72_119" style:family="text">
      <style:text-properties fo:color="#444444" fo:font-size="8pt" style:font-size-asian="8pt" style:font-size-complex="8pt"/>
    </style:style>
    <style:style style:name="T72_120" style:family="text">
      <style:text-properties fo:color="#444444" fo:font-size="8pt" style:font-size-asian="8pt" style:font-size-complex="8pt"/>
    </style:style>
    <style:style style:name="T72_121" style:family="text">
      <style:text-properties fo:color="#444444" fo:font-size="8pt" style:font-size-asian="8pt" style:font-size-complex="8pt"/>
    </style:style>
    <style:style style:name="T72_122" style:family="text">
      <style:text-properties fo:color="#444444" fo:font-size="8pt" style:font-size-asian="8pt" style:font-size-complex="8pt"/>
    </style:style>
    <style:style style:name="T72_123" style:family="text">
      <style:text-properties fo:color="#444444" fo:font-size="8pt" style:font-size-asian="8pt" style:font-size-complex="8pt"/>
    </style:style>
    <style:style style:name="T72_124" style:family="text">
      <style:text-properties fo:color="#444444" fo:font-size="8pt" style:font-size-asian="8pt" style:font-size-complex="8pt"/>
    </style:style>
    <style:style style:name="T72_125" style:family="text">
      <style:text-properties fo:color="#444444" fo:font-size="8pt" style:font-size-asian="8pt" style:font-size-complex="8pt"/>
    </style:style>
    <style:style style:name="T72_126" style:family="text">
      <style:text-properties fo:color="#444444" fo:font-size="8pt" style:font-size-asian="8pt" style:font-size-complex="8pt"/>
    </style:style>
    <style:style style:name="T72_127" style:family="text">
      <style:text-properties fo:color="#444444" fo:font-size="8pt" style:font-size-asian="8pt" style:font-size-complex="8pt"/>
    </style:style>
    <style:style style:name="T72_128" style:family="text">
      <style:text-properties fo:color="#444444" fo:font-size="8pt" style:font-size-asian="8pt" style:font-size-complex="8pt"/>
    </style:style>
    <style:style style:name="T72_129" style:family="text">
      <style:text-properties fo:color="#444444" fo:font-size="8pt" style:font-size-asian="8pt" style:font-size-complex="8pt"/>
    </style:style>
    <style:style style:name="T72_130" style:family="text">
      <style:text-properties fo:color="#444444" fo:font-size="8pt" style:font-size-asian="8pt" style:font-size-complex="8pt"/>
    </style:style>
    <style:style style:name="T72_131" style:family="text">
      <style:text-properties fo:color="#444444" fo:font-size="8pt" style:font-size-asian="8pt" style:font-size-complex="8pt"/>
    </style:style>
    <style:style style:name="T72_132" style:family="text">
      <style:text-properties fo:color="#444444" fo:font-size="8pt" style:font-size-asian="8pt" style:font-size-complex="8pt"/>
    </style:style>
    <style:style style:name="T72_133" style:family="text">
      <style:text-properties fo:color="#444444" fo:font-size="8pt" style:font-size-asian="8pt" style:font-size-complex="8pt"/>
    </style:style>
    <style:style style:name="T72_134" style:family="text">
      <style:text-properties fo:color="#444444" fo:font-size="8pt" style:font-size-asian="8pt" style:font-size-complex="8pt"/>
    </style:style>
    <style:style style:name="P73" style:family="paragraph" style:parent-style-name="Standard">
      <style:paragraph-properties fo:break-before="auto" fo:text-indent="0cm" fo:line-height="100%" fo:margin-top="0cm" fo:margin-left="0.635cm" fo:margin-right="1.411cm" style:writing-mode="lr-tb"/>
    </style:style>
    <style:style style:name="T73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3_7" style:family="text">
      <style:text-properties fo:color="#444444" fo:font-size="8pt" style:font-size-asian="8pt" style:font-size-complex="8pt"/>
    </style:style>
    <style:style style:name="T73_8" style:family="text">
      <style:text-properties fo:color="#444444" fo:font-size="8pt" style:font-size-asian="8pt" style:font-size-complex="8pt"/>
    </style:style>
    <style:style style:name="P74" style:family="paragraph" style:parent-style-name="Standard">
      <style:paragraph-properties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75" style:family="paragraph" style:parent-style-name="Standard">
      <style:paragraph-properties fo:break-before="auto" fo:text-indent="0cm" fo:line-height="100%" fo:margin-top="0cm" fo:margin-left="0.635cm" fo:margin-right="1.411cm" style:writing-mode="lr-tb"/>
    </style:style>
    <style:style style:name="T75_1" style:family="text">
      <style:text-properties fo:color="#444444" fo:font-size="8pt" style:font-size-asian="8pt" style:font-size-complex="8pt" style:text-underline-style="solid" style:text-underline-color="font-color"/>
    </style:style>
    <style:style style:name="T75_2" style:family="text">
      <style:text-properties fo:color="#444444" fo:font-size="8pt" style:font-size-asian="8pt" style:font-size-complex="8pt" style:text-underline-style="solid" style:text-underline-color="font-color"/>
    </style:style>
    <style:style style:name="T75_3" style:family="text">
      <style:text-properties fo:color="#444444" fo:font-size="8pt" style:font-size-asian="8pt" style:font-size-complex="8pt" style:text-underline-style="solid" style:text-underline-color="font-color"/>
    </style:style>
    <style:style style:name="T75_4" style:family="text">
      <style:text-properties fo:color="#444444" fo:font-size="8pt" style:font-size-asian="8pt" style:font-size-complex="8pt" style:text-underline-style="solid" style:text-underline-color="font-color"/>
    </style:style>
    <style:style style:name="T75_5" style:family="text">
      <style:text-properties fo:color="#444444" fo:font-size="8pt" style:font-size-asian="8pt" style:font-size-complex="8pt" style:text-underline-style="solid" style:text-underline-color="font-color"/>
    </style:style>
    <style:style style:name="T75_6" style:family="text">
      <style:text-properties fo:color="#444444" fo:font-size="8pt" style:font-size-asian="8pt" style:font-size-complex="8pt" style:text-underline-style="solid" style:text-underline-color="font-color"/>
    </style:style>
    <style:style style:name="T75_7" style:family="text">
      <style:text-properties fo:color="#444444" fo:font-size="8pt" style:font-size-asian="8pt" style:font-size-complex="8pt" style:text-underline-style="solid" style:text-underline-color="font-color"/>
    </style:style>
    <style:style style:name="T75_8" style:family="text">
      <style:text-properties fo:color="#444444" fo:font-size="8pt" style:font-size-asian="8pt" style:font-size-complex="8pt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00%" fo:margin-top="0cm" fo:margin-left="0.635cm" fo:margin-right="1.411cm" style:writing-mode="lr-tb"/>
    </style:style>
    <style:style style:name="T76_1" style:family="text">
      <style:text-properties fo:color="#444444" fo:font-size="8pt" style:font-size-asian="8pt" style:font-size-complex="8pt"/>
    </style:style>
    <style:style style:name="T76_2" style:family="text">
      <style:text-properties fo:color="#444444" fo:font-size="8pt" style:font-size-asian="8pt" style:font-size-complex="8pt"/>
    </style:style>
    <style:style style:name="T76_3" style:family="text">
      <style:text-properties fo:color="#444444" fo:font-size="8pt" style:font-size-asian="8pt" style:font-size-complex="8pt"/>
    </style:style>
    <style:style style:name="T76_4" style:family="text">
      <style:text-properties fo:color="#444444" fo:font-size="8pt" style:font-size-asian="8pt" style:font-size-complex="8pt"/>
    </style:style>
    <style:style style:name="T76_5" style:family="text">
      <style:text-properties fo:color="#444444" fo:font-size="8pt" style:font-size-asian="8pt" style:font-size-complex="8pt"/>
    </style:style>
    <style:style style:name="T76_6" style:family="text">
      <style:text-properties fo:color="#444444" fo:font-size="8pt" style:font-size-asian="8pt" style:font-size-complex="8pt"/>
    </style:style>
    <style:style style:name="T76_7" style:family="text">
      <style:text-properties fo:color="#444444" fo:font-size="8pt" style:font-size-asian="8pt" style:font-size-complex="8pt"/>
    </style:style>
    <style:style style:name="T76_8" style:family="text">
      <style:text-properties fo:color="#444444" fo:font-size="8pt" style:font-size-asian="8pt" style:font-size-complex="8pt"/>
    </style:style>
    <style:style style:name="T76_9" style:family="text">
      <style:text-properties fo:color="#444444" fo:font-size="8pt" style:font-size-asian="8pt" style:font-size-complex="8pt"/>
    </style:style>
    <style:style style:name="T76_10" style:family="text">
      <style:text-properties fo:color="#444444" fo:font-size="8pt" style:font-size-asian="8pt" style:font-size-complex="8pt"/>
    </style:style>
    <style:style style:name="T76_11" style:family="text">
      <style:text-properties fo:color="#444444" fo:font-size="8pt" style:font-size-asian="8pt" style:font-size-complex="8pt"/>
    </style:style>
    <style:style style:name="T76_12" style:family="text">
      <style:text-properties fo:color="#444444" fo:font-size="8pt" style:font-size-asian="8pt" style:font-size-complex="8pt"/>
    </style:style>
    <style:style style:name="T76_13" style:family="text">
      <style:text-properties fo:color="#444444" fo:font-size="8pt" style:font-size-asian="8pt" style:font-size-complex="8pt"/>
    </style:style>
    <style:style style:name="T76_14" style:family="text">
      <style:text-properties fo:color="#444444" fo:font-size="8pt" style:font-size-asian="8pt" style:font-size-complex="8pt"/>
    </style:style>
    <style:style style:name="T76_15" style:family="text">
      <style:text-properties fo:color="#444444" fo:font-size="8pt" style:font-size-asian="8pt" style:font-size-complex="8pt"/>
    </style:style>
    <style:style style:name="T76_16" style:family="text">
      <style:text-properties fo:color="#444444" fo:font-size="8pt" style:font-size-asian="8pt" style:font-size-complex="8pt"/>
    </style:style>
    <style:style style:name="T76_17" style:family="text">
      <style:text-properties fo:color="#444444" fo:font-size="8pt" style:font-size-asian="8pt" style:font-size-complex="8pt"/>
    </style:style>
    <style:style style:name="T76_18" style:family="text">
      <style:text-properties fo:color="#444444" fo:font-size="8pt" style:font-size-asian="8pt" style:font-size-complex="8pt"/>
    </style:style>
    <style:style style:name="T76_19" style:family="text">
      <style:text-properties fo:color="#444444" fo:font-size="8pt" style:font-size-asian="8pt" style:font-size-complex="8pt"/>
    </style:style>
    <style:style style:name="T76_20" style:family="text">
      <style:text-properties fo:color="#444444" fo:font-size="8pt" style:font-size-asian="8pt" style:font-size-complex="8pt"/>
    </style:style>
    <style:style style:name="T76_21" style:family="text">
      <style:text-properties fo:color="#444444" fo:font-size="8pt" style:font-size-asian="8pt" style:font-size-complex="8pt"/>
    </style:style>
    <style:style style:name="T76_22" style:family="text">
      <style:text-properties fo:color="#444444" fo:font-size="8pt" style:font-size-asian="8pt" style:font-size-complex="8pt"/>
    </style:style>
    <style:style style:name="T76_23" style:family="text">
      <style:text-properties fo:color="#444444" fo:font-size="8pt" style:font-size-asian="8pt" style:font-size-complex="8pt"/>
    </style:style>
    <style:style style:name="T76_24" style:family="text">
      <style:text-properties fo:color="#444444" fo:font-size="8pt" style:font-size-asian="8pt" style:font-size-complex="8pt"/>
    </style:style>
    <style:style style:name="T76_25" style:family="text">
      <style:text-properties fo:color="#444444" fo:font-size="8pt" style:font-size-asian="8pt" style:font-size-complex="8pt"/>
    </style:style>
    <style:style style:name="T76_26" style:family="text">
      <style:text-properties fo:color="#444444" fo:font-size="8pt" style:font-size-asian="8pt" style:font-size-complex="8pt"/>
    </style:style>
    <style:style style:name="T76_27" style:family="text">
      <style:text-properties fo:color="#444444" fo:font-size="8pt" style:font-size-asian="8pt" style:font-size-complex="8pt"/>
    </style:style>
    <style:style style:name="T76_28" style:family="text">
      <style:text-properties fo:color="#444444" fo:font-size="8pt" style:font-size-asian="8pt" style:font-size-complex="8pt"/>
    </style:style>
    <style:style style:name="T76_29" style:family="text">
      <style:text-properties fo:color="#444444" fo:font-size="8pt" style:font-size-asian="8pt" style:font-size-complex="8pt"/>
    </style:style>
    <style:style style:name="T76_30" style:family="text">
      <style:text-properties fo:color="#444444" fo:font-size="8pt" style:font-size-asian="8pt" style:font-size-complex="8pt"/>
    </style:style>
    <style:style style:name="T76_31" style:family="text">
      <style:text-properties fo:color="#444444" fo:font-size="8pt" style:font-size-asian="8pt" style:font-size-complex="8pt"/>
    </style:style>
    <style:style style:name="T76_32" style:family="text">
      <style:text-properties fo:color="#444444" fo:font-size="8pt" style:font-size-asian="8pt" style:font-size-complex="8pt"/>
    </style:style>
    <style:style style:name="T76_33" style:family="text">
      <style:text-properties fo:color="#444444" fo:font-size="8pt" style:font-size-asian="8pt" style:font-size-complex="8pt"/>
    </style:style>
    <style:style style:name="T76_34" style:family="text">
      <style:text-properties fo:color="#444444" fo:font-size="8pt" style:font-size-asian="8pt" style:font-size-complex="8pt"/>
    </style:style>
    <style:style style:name="T76_35" style:family="text">
      <style:text-properties fo:color="#444444" fo:font-size="8pt" style:font-size-asian="8pt" style:font-size-complex="8pt"/>
    </style:style>
    <style:style style:name="T76_36" style:family="text">
      <style:text-properties fo:color="#444444" fo:font-size="8pt" style:font-size-asian="8pt" style:font-size-complex="8pt"/>
    </style:style>
    <style:style style:name="T76_37" style:family="text">
      <style:text-properties fo:color="#444444" fo:font-size="8pt" style:font-size-asian="8pt" style:font-size-complex="8pt"/>
    </style:style>
    <style:style style:name="T76_38" style:family="text">
      <style:text-properties fo:color="#444444" fo:font-size="8pt" style:font-size-asian="8pt" style:font-size-complex="8pt"/>
    </style:style>
    <style:style style:name="T76_39" style:family="text">
      <style:text-properties fo:color="#444444" fo:font-size="8pt" style:font-size-asian="8pt" style:font-size-complex="8pt"/>
    </style:style>
    <style:style style:name="T76_40" style:family="text">
      <style:text-properties fo:color="#444444" fo:font-size="8pt" style:font-size-asian="8pt" style:font-size-complex="8pt"/>
    </style:style>
    <style:style style:name="T76_41" style:family="text">
      <style:text-properties fo:color="#444444" fo:font-size="8pt" style:font-size-asian="8pt" style:font-size-complex="8pt"/>
    </style:style>
    <style:style style:name="T76_42" style:family="text">
      <style:text-properties fo:color="#444444" fo:font-size="8pt" style:font-size-asian="8pt" style:font-size-complex="8pt"/>
    </style:style>
    <style:style style:name="T76_43" style:family="text">
      <style:text-properties fo:color="#444444" fo:font-size="8pt" style:font-size-asian="8pt" style:font-size-complex="8pt"/>
    </style:style>
    <style:style style:name="T76_44" style:family="text">
      <style:text-properties fo:color="#444444" fo:font-size="8pt" style:font-size-asian="8pt" style:font-size-complex="8pt"/>
    </style:style>
    <style:style style:name="T76_45" style:family="text">
      <style:text-properties fo:color="#444444" fo:font-size="8pt" style:font-size-asian="8pt" style:font-size-complex="8pt"/>
    </style:style>
    <style:style style:name="T76_46" style:family="text">
      <style:text-properties fo:color="#444444" fo:font-size="8pt" style:font-size-asian="8pt" style:font-size-complex="8pt"/>
    </style:style>
    <style:style style:name="T76_47" style:family="text">
      <style:text-properties fo:color="#444444" fo:font-size="8pt" style:font-size-asian="8pt" style:font-size-complex="8pt"/>
    </style:style>
    <style:style style:name="T76_48" style:family="text">
      <style:text-properties fo:color="#444444" fo:font-size="8pt" style:font-size-asian="8pt" style:font-size-complex="8pt"/>
    </style:style>
    <style:style style:name="T76_49" style:family="text">
      <style:text-properties fo:color="#444444" fo:font-size="8pt" style:font-size-asian="8pt" style:font-size-complex="8pt"/>
    </style:style>
    <style:style style:name="T76_50" style:family="text">
      <style:text-properties fo:color="#444444" fo:font-size="8pt" style:font-size-asian="8pt" style:font-size-complex="8pt"/>
    </style:style>
    <style:style style:name="T76_51" style:family="text">
      <style:text-properties fo:color="#444444" fo:font-size="8pt" style:font-size-asian="8pt" style:font-size-complex="8pt"/>
    </style:style>
    <style:style style:name="T76_52" style:family="text">
      <style:text-properties fo:color="#444444" fo:font-size="8pt" style:font-size-asian="8pt" style:font-size-complex="8pt"/>
    </style:style>
    <style:style style:name="T76_53" style:family="text">
      <style:text-properties fo:color="#444444" fo:font-size="8pt" style:font-size-asian="8pt" style:font-size-complex="8pt"/>
    </style:style>
    <style:style style:name="T76_54" style:family="text">
      <style:text-properties fo:color="#444444" fo:font-size="8pt" style:font-size-asian="8pt" style:font-size-complex="8pt"/>
    </style:style>
    <style:style style:name="T76_55" style:family="text">
      <style:text-properties fo:color="#444444" fo:font-size="8pt" style:font-size-asian="8pt" style:font-size-complex="8pt"/>
    </style:style>
    <style:style style:name="T76_56" style:family="text">
      <style:text-properties fo:color="#444444" fo:font-size="8pt" style:font-size-asian="8pt" style:font-size-complex="8pt"/>
    </style:style>
    <style:style style:name="T76_57" style:family="text">
      <style:text-properties fo:color="#444444" fo:font-size="8pt" style:font-size-asian="8pt" style:font-size-complex="8pt"/>
    </style:style>
    <style:style style:name="T76_58" style:family="text">
      <style:text-properties fo:color="#444444" fo:font-size="8pt" style:font-size-asian="8pt" style:font-size-complex="8pt"/>
    </style:style>
    <style:style style:name="T76_59" style:family="text">
      <style:text-properties fo:color="#444444" fo:font-size="8pt" style:font-size-asian="8pt" style:font-size-complex="8pt"/>
    </style:style>
    <style:style style:name="T76_60" style:family="text">
      <style:text-properties fo:color="#444444" fo:font-size="8pt" style:font-size-asian="8pt" style:font-size-complex="8pt"/>
    </style:style>
    <style:style style:name="T76_61" style:family="text">
      <style:text-properties fo:color="#444444" fo:font-size="8pt" style:font-size-asian="8pt" style:font-size-complex="8pt"/>
    </style:style>
    <style:style style:name="T76_62" style:family="text">
      <style:text-properties fo:color="#444444" fo:font-size="8pt" style:font-size-asian="8pt" style:font-size-complex="8pt"/>
    </style:style>
    <style:style style:name="T76_63" style:family="text">
      <style:text-properties fo:color="#444444" fo:font-size="8pt" style:font-size-asian="8pt" style:font-size-complex="8pt"/>
    </style:style>
    <style:style style:name="T76_64" style:family="text">
      <style:text-properties fo:color="#444444" fo:font-size="8pt" style:font-size-asian="8pt" style:font-size-complex="8pt"/>
    </style:style>
    <style:style style:name="T76_65" style:family="text">
      <style:text-properties fo:color="#444444" fo:font-size="8pt" style:font-size-asian="8pt" style:font-size-complex="8pt"/>
    </style:style>
    <style:style style:name="T76_66" style:family="text">
      <style:text-properties fo:color="#444444" fo:font-size="8pt" style:font-size-asian="8pt" style:font-size-complex="8pt"/>
    </style:style>
    <style:style style:name="T76_67" style:family="text">
      <style:text-properties fo:color="#444444" fo:font-size="8pt" style:font-size-asian="8pt" style:font-size-complex="8pt"/>
    </style:style>
    <style:style style:name="T76_68" style:family="text">
      <style:text-properties fo:color="#444444" fo:font-size="8pt" style:font-size-asian="8pt" style:font-size-complex="8pt"/>
    </style:style>
    <style:style style:name="T76_69" style:family="text">
      <style:text-properties fo:color="#444444" fo:font-size="8pt" style:font-size-asian="8pt" style:font-size-complex="8pt"/>
    </style:style>
    <style:style style:name="T76_70" style:family="text">
      <style:text-properties fo:color="#444444" fo:font-size="8pt" style:font-size-asian="8pt" style:font-size-complex="8pt"/>
    </style:style>
    <style:style style:name="T76_71" style:family="text">
      <style:text-properties fo:color="#444444" fo:font-size="8pt" style:font-size-asian="8pt" style:font-size-complex="8pt"/>
    </style:style>
    <style:style style:name="T76_72" style:family="text">
      <style:text-properties fo:color="#444444" fo:font-size="8pt" style:font-size-asian="8pt" style:font-size-complex="8pt"/>
    </style:style>
    <style:style style:name="T76_73" style:family="text">
      <style:text-properties fo:color="#444444" fo:font-size="8pt" style:font-size-asian="8pt" style:font-size-complex="8pt"/>
    </style:style>
    <style:style style:name="T76_74" style:family="text">
      <style:text-properties fo:color="#444444" fo:font-size="8pt" style:font-size-asian="8pt" style:font-size-complex="8pt"/>
    </style:style>
    <style:style style:name="T76_75" style:family="text">
      <style:text-properties fo:color="#444444" fo:font-size="8pt" style:font-size-asian="8pt" style:font-size-complex="8pt"/>
    </style:style>
    <style:style style:name="T76_76" style:family="text">
      <style:text-properties fo:color="#444444" fo:font-size="8pt" style:font-size-asian="8pt" style:font-size-complex="8pt"/>
    </style:style>
    <style:style style:name="T76_77" style:family="text">
      <style:text-properties fo:color="#444444" fo:font-size="8pt" style:font-size-asian="8pt" style:font-size-complex="8pt"/>
    </style:style>
    <style:style style:name="T76_78" style:family="text">
      <style:text-properties fo:color="#444444" fo:font-size="8pt" style:font-size-asian="8pt" style:font-size-complex="8pt"/>
    </style:style>
    <style:style style:name="T76_79" style:family="text">
      <style:text-properties fo:color="#444444" fo:font-size="8pt" style:font-size-asian="8pt" style:font-size-complex="8pt"/>
    </style:style>
    <style:style style:name="T76_80" style:family="text">
      <style:text-properties fo:color="#444444" fo:font-size="8pt" style:font-size-asian="8pt" style:font-size-complex="8pt"/>
    </style:style>
    <style:style style:name="T76_81" style:family="text">
      <style:text-properties fo:color="#444444" fo:font-size="8pt" style:font-size-asian="8pt" style:font-size-complex="8pt"/>
    </style:style>
    <style:style style:name="T76_82" style:family="text">
      <style:text-properties fo:color="#444444" fo:font-size="8pt" style:font-size-asian="8pt" style:font-size-complex="8pt"/>
    </style:style>
    <style:style style:name="T76_83" style:family="text">
      <style:text-properties fo:color="#444444" fo:font-size="8pt" style:font-size-asian="8pt" style:font-size-complex="8pt"/>
    </style:style>
    <style:style style:name="T76_84" style:family="text">
      <style:text-properties fo:color="#444444" fo:font-size="8pt" style:font-size-asian="8pt" style:font-size-complex="8pt"/>
    </style:style>
    <style:style style:name="T76_85" style:family="text">
      <style:text-properties fo:color="#444444" fo:font-size="8pt" style:font-size-asian="8pt" style:font-size-complex="8pt"/>
    </style:style>
    <style:style style:name="T76_86" style:family="text">
      <style:text-properties fo:color="#444444" fo:font-size="8pt" style:font-size-asian="8pt" style:font-size-complex="8pt"/>
    </style:style>
    <style:style style:name="T76_87" style:family="text">
      <style:text-properties fo:color="#444444" fo:font-size="8pt" style:font-size-asian="8pt" style:font-size-complex="8pt"/>
    </style:style>
    <style:style style:name="T76_88" style:family="text">
      <style:text-properties fo:color="#444444" fo:font-size="8pt" style:font-size-asian="8pt" style:font-size-complex="8pt"/>
    </style:style>
    <style:style style:name="T76_89" style:family="text">
      <style:text-properties fo:color="#444444" fo:font-size="8pt" style:font-size-asian="8pt" style:font-size-complex="8pt"/>
    </style:style>
    <style:style style:name="T76_90" style:family="text">
      <style:text-properties fo:color="#444444" fo:font-size="8pt" style:font-size-asian="8pt" style:font-size-complex="8pt"/>
    </style:style>
    <style:style style:name="T76_91" style:family="text">
      <style:text-properties fo:color="#444444" fo:font-size="8pt" style:font-size-asian="8pt" style:font-size-complex="8pt"/>
    </style:style>
    <style:style style:name="T76_92" style:family="text">
      <style:text-properties fo:color="#444444" fo:font-size="8pt" style:font-size-asian="8pt" style:font-size-complex="8pt"/>
    </style:style>
    <style:style style:name="T76_93" style:family="text">
      <style:text-properties fo:color="#444444" fo:font-size="8pt" style:font-size-asian="8pt" style:font-size-complex="8pt"/>
    </style:style>
    <style:style style:name="T76_94" style:family="text">
      <style:text-properties fo:color="#444444" fo:font-size="8pt" style:font-size-asian="8pt" style:font-size-complex="8pt"/>
    </style:style>
    <style:style style:name="T76_95" style:family="text">
      <style:text-properties fo:color="#444444" fo:font-size="8pt" style:font-size-asian="8pt" style:font-size-complex="8pt"/>
    </style:style>
    <style:style style:name="T76_96" style:family="text">
      <style:text-properties fo:color="#444444" fo:font-size="8pt" style:font-size-asian="8pt" style:font-size-complex="8pt"/>
    </style:style>
    <style:style style:name="T76_97" style:family="text">
      <style:text-properties fo:color="#444444" fo:font-size="8pt" style:font-size-asian="8pt" style:font-size-complex="8pt"/>
    </style:style>
    <style:style style:name="T76_98" style:family="text">
      <style:text-properties fo:color="#444444" fo:font-size="8pt" style:font-size-asian="8pt" style:font-size-complex="8pt"/>
    </style:style>
    <style:style style:name="T76_99" style:family="text">
      <style:text-properties fo:color="#444444" fo:font-size="8pt" style:font-size-asian="8pt" style:font-size-complex="8pt"/>
    </style:style>
    <style:style style:name="T76_100" style:family="text">
      <style:text-properties fo:color="#444444" fo:font-size="8pt" style:font-size-asian="8pt" style:font-size-complex="8pt"/>
    </style:style>
    <style:style style:name="T76_101" style:family="text">
      <style:text-properties fo:color="#444444" fo:font-size="8pt" style:font-size-asian="8pt" style:font-size-complex="8pt"/>
    </style:style>
    <style:style style:name="T76_102" style:family="text">
      <style:text-properties fo:color="#444444" fo:font-size="8pt" style:font-size-asian="8pt" style:font-size-complex="8pt"/>
    </style:style>
    <style:style style:name="T76_103" style:family="text">
      <style:text-properties fo:color="#444444" fo:font-size="8pt" style:font-size-asian="8pt" style:font-size-complex="8pt"/>
    </style:style>
    <style:style style:name="T76_104" style:family="text">
      <style:text-properties fo:color="#444444" fo:font-size="8pt" style:font-size-asian="8pt" style:font-size-complex="8pt"/>
    </style:style>
    <style:style style:name="T76_105" style:family="text">
      <style:text-properties fo:color="#444444" fo:font-size="8pt" style:font-size-asian="8pt" style:font-size-complex="8pt"/>
    </style:style>
    <style:style style:name="T76_106" style:family="text">
      <style:text-properties fo:color="#444444" fo:font-size="8pt" style:font-size-asian="8pt" style:font-size-complex="8pt"/>
    </style:style>
    <style:style style:name="T76_107" style:family="text">
      <style:text-properties fo:color="#444444" fo:font-size="8pt" style:font-size-asian="8pt" style:font-size-complex="8pt"/>
    </style:style>
    <style:style style:name="T76_108" style:family="text">
      <style:text-properties fo:color="#444444" fo:font-size="8pt" style:font-size-asian="8pt" style:font-size-complex="8pt"/>
    </style:style>
    <style:style style:name="T76_109" style:family="text">
      <style:text-properties fo:color="#444444" fo:font-size="8pt" style:font-size-asian="8pt" style:font-size-complex="8pt"/>
    </style:style>
    <style:style style:name="T76_110" style:family="text">
      <style:text-properties fo:color="#444444" fo:font-size="8pt" style:font-size-asian="8pt" style:font-size-complex="8pt"/>
    </style:style>
    <style:style style:name="T76_111" style:family="text">
      <style:text-properties fo:color="#444444" fo:font-size="8pt" style:font-size-asian="8pt" style:font-size-complex="8pt"/>
    </style:style>
    <style:style style:name="T76_112" style:family="text">
      <style:text-properties fo:color="#444444" fo:font-size="8pt" style:font-size-asian="8pt" style:font-size-complex="8pt"/>
    </style:style>
    <style:style style:name="T76_113" style:family="text">
      <style:text-properties fo:color="#444444" fo:font-size="8pt" style:font-size-asian="8pt" style:font-size-complex="8pt"/>
    </style:style>
    <style:style style:name="T76_114" style:family="text">
      <style:text-properties fo:color="#444444" fo:font-size="8pt" style:font-size-asian="8pt" style:font-size-complex="8pt"/>
    </style:style>
    <style:style style:name="T76_115" style:family="text">
      <style:text-properties fo:color="#444444" fo:font-size="8pt" style:font-size-asian="8pt" style:font-size-complex="8pt"/>
    </style:style>
    <style:style style:name="T76_116" style:family="text">
      <style:text-properties fo:color="#444444" fo:font-size="8pt" style:font-size-asian="8pt" style:font-size-complex="8pt"/>
    </style:style>
    <style:style style:name="T76_117" style:family="text">
      <style:text-properties fo:color="#444444" fo:font-size="8pt" style:font-size-asian="8pt" style:font-size-complex="8pt"/>
    </style:style>
    <style:style style:name="T76_118" style:family="text">
      <style:text-properties fo:color="#444444" fo:font-size="8pt" style:font-size-asian="8pt" style:font-size-complex="8pt"/>
    </style:style>
    <style:style style:name="T76_119" style:family="text">
      <style:text-properties fo:color="#444444" fo:font-size="8pt" style:font-size-asian="8pt" style:font-size-complex="8pt"/>
    </style:style>
    <style:style style:name="T76_120" style:family="text">
      <style:text-properties fo:color="#444444" fo:font-size="8pt" style:font-size-asian="8pt" style:font-size-complex="8pt"/>
    </style:style>
    <style:style style:name="T76_121" style:family="text">
      <style:text-properties fo:color="#444444" fo:font-size="8pt" style:font-size-asian="8pt" style:font-size-complex="8pt"/>
    </style:style>
    <style:style style:name="T76_122" style:family="text">
      <style:text-properties fo:color="#444444" fo:font-size="8pt" style:font-size-asian="8pt" style:font-size-complex="8pt"/>
    </style:style>
    <style:style style:name="T76_123" style:family="text">
      <style:text-properties fo:color="#444444" fo:font-size="8pt" style:font-size-asian="8pt" style:font-size-complex="8pt"/>
    </style:style>
    <style:style style:name="T76_124" style:family="text">
      <style:text-properties fo:color="#444444" fo:font-size="8pt" style:font-size-asian="8pt" style:font-size-complex="8pt"/>
    </style:style>
    <style:style style:name="T76_125" style:family="text">
      <style:text-properties fo:color="#444444" fo:font-size="8pt" style:font-size-asian="8pt" style:font-size-complex="8pt"/>
    </style:style>
    <style:style style:name="T76_126" style:family="text">
      <style:text-properties fo:color="#444444" fo:font-size="8pt" style:font-size-asian="8pt" style:font-size-complex="8pt"/>
    </style:style>
    <style:style style:name="T76_127" style:family="text">
      <style:text-properties fo:color="#444444" fo:font-size="8pt" style:font-size-asian="8pt" style:font-size-complex="8pt"/>
    </style:style>
    <style:style style:name="T76_128" style:family="text">
      <style:text-properties fo:color="#444444" fo:font-size="8pt" style:font-size-asian="8pt" style:font-size-complex="8pt"/>
    </style:style>
    <style:style style:name="T76_129" style:family="text">
      <style:text-properties fo:color="#444444" fo:font-size="8pt" style:font-size-asian="8pt" style:font-size-complex="8pt"/>
    </style:style>
    <style:style style:name="T76_130" style:family="text">
      <style:text-properties fo:color="#444444" fo:font-size="8pt" style:font-size-asian="8pt" style:font-size-complex="8pt"/>
    </style:style>
    <style:style style:name="T76_131" style:family="text">
      <style:text-properties fo:color="#444444" fo:font-size="8pt" style:font-size-asian="8pt" style:font-size-complex="8pt"/>
    </style:style>
    <style:style style:name="T76_132" style:family="text">
      <style:text-properties fo:color="#444444" fo:font-size="8pt" style:font-size-asian="8pt" style:font-size-complex="8pt"/>
    </style:style>
    <style:style style:name="T76_133" style:family="text">
      <style:text-properties fo:color="#444444" fo:font-size="8pt" style:font-size-asian="8pt" style:font-size-complex="8pt"/>
    </style:style>
    <style:style style:name="T76_134" style:family="text">
      <style:text-properties fo:color="#444444" fo:font-size="8pt" style:font-size-asian="8pt" style:font-size-complex="8pt"/>
    </style:style>
    <style:style style:name="T76_135" style:family="text">
      <style:text-properties fo:color="#444444" fo:font-size="8pt" style:font-size-asian="8pt" style:font-size-complex="8pt"/>
    </style:style>
    <style:style style:name="T76_136" style:family="text">
      <style:text-properties fo:color="#444444" fo:font-size="8pt" style:font-size-asian="8pt" style:font-size-complex="8pt"/>
    </style:style>
    <style:style style:name="T76_137" style:family="text">
      <style:text-properties fo:color="#444444" fo:font-size="8pt" style:font-size-asian="8pt" style:font-size-complex="8pt"/>
    </style:style>
    <style:style style:name="T76_138" style:family="text">
      <style:text-properties fo:color="#444444" fo:font-size="8pt" style:font-size-asian="8pt" style:font-size-complex="8pt"/>
    </style:style>
    <style:style style:name="T76_139" style:family="text">
      <style:text-properties fo:color="#444444" fo:font-size="8pt" style:font-size-asian="8pt" style:font-size-complex="8pt"/>
    </style:style>
    <style:style style:name="T76_140" style:family="text">
      <style:text-properties fo:color="#444444" fo:font-size="8pt" style:font-size-asian="8pt" style:font-size-complex="8pt"/>
    </style:style>
    <style:style style:name="T76_141" style:family="text">
      <style:text-properties fo:color="#444444" fo:font-size="8pt" style:font-size-asian="8pt" style:font-size-complex="8pt"/>
    </style:style>
    <style:style style:name="T76_142" style:family="text">
      <style:text-properties fo:color="#444444" fo:font-size="8pt" style:font-size-asian="8pt" style:font-size-complex="8pt"/>
    </style:style>
    <style:style style:name="T76_143" style:family="text">
      <style:text-properties fo:color="#444444" fo:font-size="8pt" style:font-size-asian="8pt" style:font-size-complex="8pt"/>
    </style:style>
    <style:style style:name="T76_144" style:family="text">
      <style:text-properties fo:color="#444444" fo:font-size="8pt" style:font-size-asian="8pt" style:font-size-complex="8pt"/>
    </style:style>
    <style:style style:name="T76_145" style:family="text">
      <style:text-properties fo:color="#444444" fo:font-size="8pt" style:font-size-asian="8pt" style:font-size-complex="8pt"/>
    </style:style>
    <style:style style:name="T76_146" style:family="text">
      <style:text-properties fo:color="#444444" fo:font-size="8pt" style:font-size-asian="8pt" style:font-size-complex="8pt"/>
    </style:style>
    <style:style style:name="T76_147" style:family="text">
      <style:text-properties fo:color="#444444" fo:font-size="8pt" style:font-size-asian="8pt" style:font-size-complex="8pt"/>
    </style:style>
    <style:style style:name="T76_148" style:family="text">
      <style:text-properties fo:color="#444444" fo:font-size="8pt" style:font-size-asian="8pt" style:font-size-complex="8pt"/>
    </style:style>
    <style:style style:name="T76_149" style:family="text">
      <style:text-properties fo:color="#444444" fo:font-size="8pt" style:font-size-asian="8pt" style:font-size-complex="8pt"/>
    </style:style>
    <style:style style:name="T76_150" style:family="text">
      <style:text-properties fo:color="#444444" fo:font-size="8pt" style:font-size-asian="8pt" style:font-size-complex="8pt"/>
    </style:style>
    <style:style style:name="T76_151" style:family="text">
      <style:text-properties fo:color="#444444" fo:font-size="8pt" style:font-size-asian="8pt" style:font-size-complex="8pt"/>
    </style:style>
    <style:style style:name="T76_152" style:family="text">
      <style:text-properties fo:color="#444444" fo:font-size="8pt" style:font-size-asian="8pt" style:font-size-complex="8pt"/>
    </style:style>
    <style:style style:name="T76_153" style:family="text">
      <style:text-properties fo:color="#444444" fo:font-size="8pt" style:font-size-asian="8pt" style:font-size-complex="8pt"/>
    </style:style>
    <style:style style:name="T76_154" style:family="text">
      <style:text-properties fo:color="#444444" fo:font-size="8pt" style:font-size-asian="8pt" style:font-size-complex="8pt"/>
    </style:style>
    <style:style style:name="T76_155" style:family="text">
      <style:text-properties fo:color="#444444" fo:font-size="8pt" style:font-size-asian="8pt" style:font-size-complex="8pt"/>
    </style:style>
    <style:style style:name="T76_156" style:family="text">
      <style:text-properties fo:color="#444444" fo:font-size="8pt" style:font-size-asian="8pt" style:font-size-complex="8pt"/>
    </style:style>
    <style:style style:name="T76_157" style:family="text">
      <style:text-properties fo:color="#444444" fo:font-size="8pt" style:font-size-asian="8pt" style:font-size-complex="8pt"/>
    </style:style>
    <style:style style:name="T76_158" style:family="text">
      <style:text-properties fo:color="#444444" fo:font-size="8pt" style:font-size-asian="8pt" style:font-size-complex="8pt"/>
    </style:style>
    <style:style style:name="T76_159" style:family="text">
      <style:text-properties fo:color="#444444" fo:font-size="8pt" style:font-size-asian="8pt" style:font-size-complex="8pt"/>
    </style:style>
    <style:style style:name="T76_160" style:family="text">
      <style:text-properties fo:color="#444444" fo:font-size="8pt" style:font-size-asian="8pt" style:font-size-complex="8pt"/>
    </style:style>
    <style:style style:name="T76_161" style:family="text">
      <style:text-properties fo:color="#444444" fo:font-size="8pt" style:font-size-asian="8pt" style:font-size-complex="8pt"/>
    </style:style>
    <style:style style:name="T76_162" style:family="text">
      <style:text-properties fo:color="#444444" fo:font-size="8pt" style:font-size-asian="8pt" style:font-size-complex="8pt"/>
    </style:style>
    <style:style style:name="T76_163" style:family="text">
      <style:text-properties fo:color="#444444" fo:font-size="8pt" style:font-size-asian="8pt" style:font-size-complex="8pt"/>
    </style:style>
    <style:style style:name="T76_164" style:family="text">
      <style:text-properties fo:color="#444444" fo:font-size="8pt" style:font-size-asian="8pt" style:font-size-complex="8pt"/>
    </style:style>
    <style:style style:name="T76_165" style:family="text">
      <style:text-properties fo:color="#444444" fo:font-size="8pt" style:font-size-asian="8pt" style:font-size-complex="8pt"/>
    </style:style>
    <style:style style:name="T76_166" style:family="text">
      <style:text-properties fo:color="#444444" fo:font-size="8pt" style:font-size-asian="8pt" style:font-size-complex="8pt"/>
    </style:style>
    <style:style style:name="T76_167" style:family="text">
      <style:text-properties fo:color="#444444" fo:font-size="8pt" style:font-size-asian="8pt" style:font-size-complex="8pt"/>
    </style:style>
    <style:style style:name="T76_168" style:family="text">
      <style:text-properties fo:color="#444444" fo:font-size="8pt" style:font-size-asian="8pt" style:font-size-complex="8pt"/>
    </style:style>
    <style:style style:name="T76_169" style:family="text">
      <style:text-properties fo:color="#444444" fo:font-size="8pt" style:font-size-asian="8pt" style:font-size-complex="8pt"/>
    </style:style>
    <style:style style:name="T76_170" style:family="text">
      <style:text-properties fo:color="#444444" fo:font-size="8pt" style:font-size-asian="8pt" style:font-size-complex="8pt"/>
    </style:style>
    <style:style style:name="T76_171" style:family="text">
      <style:text-properties fo:color="#444444" fo:font-size="8pt" style:font-size-asian="8pt" style:font-size-complex="8pt"/>
    </style:style>
    <style:style style:name="T76_172" style:family="text">
      <style:text-properties fo:color="#444444" fo:font-size="8pt" style:font-size-asian="8pt" style:font-size-complex="8pt"/>
    </style:style>
    <style:style style:name="T76_173" style:family="text">
      <style:text-properties fo:color="#444444" fo:font-size="8pt" style:font-size-asian="8pt" style:font-size-complex="8pt"/>
    </style:style>
    <style:style style:name="T76_174" style:family="text">
      <style:text-properties fo:color="#444444" fo:font-size="8pt" style:font-size-asian="8pt" style:font-size-complex="8pt"/>
    </style:style>
    <style:style style:name="T76_175" style:family="text">
      <style:text-properties fo:color="#444444" fo:font-size="8pt" style:font-size-asian="8pt" style:font-size-complex="8pt"/>
    </style:style>
    <style:style style:name="T76_176" style:family="text">
      <style:text-properties fo:color="#444444" fo:font-size="8pt" style:font-size-asian="8pt" style:font-size-complex="8pt"/>
    </style:style>
    <style:style style:name="T76_177" style:family="text">
      <style:text-properties fo:color="#444444" fo:font-size="8pt" style:font-size-asian="8pt" style:font-size-complex="8pt"/>
    </style:style>
    <style:style style:name="T76_178" style:family="text">
      <style:text-properties fo:color="#444444" fo:font-size="8pt" style:font-size-asian="8pt" style:font-size-complex="8pt"/>
    </style:style>
    <style:style style:name="T76_179" style:family="text">
      <style:text-properties fo:color="#444444" fo:font-size="8pt" style:font-size-asian="8pt" style:font-size-complex="8pt"/>
    </style:style>
    <style:style style:name="T76_180" style:family="text">
      <style:text-properties fo:color="#444444" fo:font-size="8pt" style:font-size-asian="8pt" style:font-size-complex="8pt"/>
    </style:style>
    <style:style style:name="P77" style:family="paragraph" style:parent-style-name="Standard">
      <style:paragraph-properties fo:break-before="auto" fo:text-indent="0cm" fo:line-height="100%" fo:margin-top="0cm" fo:margin-left="0.635cm" fo:margin-right="1.411cm" style:writing-mode="lr-tb"/>
    </style:style>
    <style:style style:name="T77_1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2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3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4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5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6" style:family="text">
      <style:text-properties fo:color="#444444" fo:font-size="8pt" style:font-size-asian="8pt" style:font-size-complex="8pt" fo:font-weight="bold" style:font-weight-asian="bold" style:font-weight-complex="bold"/>
    </style:style>
    <style:style style:name="T77_7" style:family="text">
      <style:text-properties fo:color="#444444" fo:font-size="8pt" style:font-size-asian="8pt" style:font-size-complex="8pt"/>
    </style:style>
    <style:style style:name="T77_8" style:family="text">
      <style:text-properties fo:color="#444444" fo:font-size="8pt" style:font-size-asian="8pt" style:font-size-complex="8pt"/>
    </style:style>
    <style:style style:name="P78" style:family="paragraph" style:parent-style-name="Standard">
      <style:paragraph-properties fo:text-align="left" fo:break-before="auto" fo:text-indent="0cm" fo:line-height="100%" fo:margin-top="0cm" fo:margin-left="0.635cm" fo:margin-right="1.411cm" style:writing-mode="lr-tb"/>
      <style:text-properties fo:color="#444444" fo:font-size="8pt" style:font-size-asian="8pt" style:font-size-complex="8pt"/>
    </style:style>
    <style:style style:name="P79" style:family="paragraph" style:parent-style-name="Standard">
      <style:paragraph-properties fo:text-align="left" fo:break-before="auto" fo:line-height="100%" fo:margin-top="0cm" fo:margin-bottom="0.353cm" fo:margin-left="0cm" fo:margin-right="1.411cm" style:writing-mode="lr-tb"/>
      <style:text-properties fo:color="#444444" fo:font-size="8pt" style:font-size-asian="8pt" style:font-size-complex="8pt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.635cm" fo:margin-right="0cm" style:writing-mode="lr-tb"/>
      <style:text-properties style:text-line-through-style="none" fo:font-style="normal" style:font-style-asian="normal" style:font-style-complex="normal" fo:color="#666666" style:font-name="Verdana" fo:font-size="8pt" style:font-name-asian="Verdana" style:font-size-asian="8pt" style:font-name-complex="Verdana" style:font-size-complex="8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0.423cm" svg:height="0.423cm" draw:style-name="FR1" text:anchor-type="as-char" draw:z-index="0"><draw:image xlink:href="Pictures/image1.jpeg" xlink:type="simple" xlink:show="embed" xlink:actuate="onLoad"/></draw:frame><text:span text:style-name="T1_1"><text:tab/></text:span><text:span text:style-name="T1_2">Objective</text:span></text:p>
      <text:p text:style-name="P2"/>
      <text:p text:style-name="P3"><text:span text:style-name="T3_1">To</text:span><text:span text:style-name="T3_2"><text:s/></text:span><text:span text:style-name="T3_3">work</text:span><text:span text:style-name="T3_4"><text:s/></text:span><text:span text:style-name="T3_5">at</text:span><text:span text:style-name="T3_6"><text:s/></text:span><text:span text:style-name="T3_7">a</text:span><text:span text:style-name="T3_8"><text:s/></text:span><text:span text:style-name="T3_9">company</text:span><text:span text:style-name="T3_10"><text:s/></text:span><text:span text:style-name="T3_11">that</text:span><text:span text:style-name="T3_12"><text:s/></text:span><text:span text:style-name="T3_13">requires</text:span><text:span text:style-name="T3_14"><text:s/></text:span><text:span text:style-name="T3_15">skilled</text:span><text:span text:style-name="T3_16"><text:s/></text:span><text:span text:style-name="T3_17">engineers</text:span><text:span text:style-name="T3_18"><text:s/></text:span><text:span text:style-name="T3_19">to</text:span><text:span text:style-name="T3_20"><text:s/></text:span><text:span text:style-name="T3_21">help</text:span><text:span text:style-name="T3_22"><text:s/></text:span><text:span text:style-name="T3_23">realize</text:span><text:span text:style-name="T3_24"><text:s/></text:span><text:span text:style-name="T3_25">its</text:span><text:span text:style-name="T3_26"><text:s/></text:span><text:span text:style-name="T3_27">vision</text:span><text:span text:style-name="T3_28">;<text:s/></text:span><text:span text:style-name="T3_29">hopefully</text:span><text:span text:style-name="T3_30"><text:s/></text:span><text:span text:style-name="T3_31">giving</text:span><text:span text:style-name="T3_32"><text:s/></text:span><text:span text:style-name="T3_33">me</text:span><text:span text:style-name="T3_34"><text:s/></text:span><text:span text:style-name="T3_35">an</text:span><text:span text:style-name="T3_36"><text:s/></text:span><text:span text:style-name="T3_37">opportunity</text:span><text:span text:style-name="T3_38"><text:s/></text:span><text:span text:style-name="T3_39">to</text:span><text:span text:style-name="T3_40"><text:s/></text:span><text:span text:style-name="T3_41">solve</text:span><text:span text:style-name="T3_42"><text:s/></text:span><text:span text:style-name="T3_43">interesting</text:span><text:span text:style-name="T3_44"><text:s/></text:span><text:span text:style-name="T3_45">problems</text:span><text:span text:style-name="T3_46"><text:s/></text:span><text:span text:style-name="T3_47">and</text:span><text:span text:style-name="T3_48"><text:s/></text:span><text:span text:style-name="T3_49">learn</text:span><text:span text:style-name="T3_50"><text:s/></text:span><text:span text:style-name="T3_51">something</text:span><text:span text:style-name="T3_52"><text:s/></text:span><text:span text:style-name="T3_53">new</text:span><text:span text:style-name="T3_54"><text:s/></text:span><text:span text:style-name="T3_55">along</text:span><text:span text:style-name="T3_56"><text:s/></text:span><text:span text:style-name="T3_57">the</text:span><text:span text:style-name="T3_58"><text:s/></text:span><text:span text:style-name="T3_59">way</text:span><text:span text:style-name="T3_60">.</text:span></text:p>
      <text:p text:style-name="P4"><draw:frame svg:x="0cm" svg:y="0cm" svg:width="0.423cm" svg:height="0.423cm" draw:style-name="FR2" text:anchor-type="as-char" draw:z-index="0"><draw:image xlink:href="Pictures/image2.jpeg" xlink:type="simple" xlink:show="embed" xlink:actuate="onLoad"/></draw:frame><text:span text:style-name="T4_1"><text:tab/></text:span><text:span text:style-name="T4_2">Education</text:span></text:p>
      <text:p text:style-name="P5"/>
      <text:p text:style-name="P6"><text:span text:style-name="T6_1">Neumont</text:span><text:span text:style-name="T6_2"><text:s/></text:span><text:span text:style-name="T6_3">University</text:span><text:span text:style-name="T6_4"><text:s/>-<text:s/></text:span><text:span text:style-name="T6_5"><text:a xlink:type="simple" xlink:href="https://neumont.edu"><text:span text:style-name="T6_6">https</text:span></text:a></text:span><text:span text:style-name="T6_7"><text:a xlink:type="simple" xlink:href="https://neumont.edu"><text:span text:style-name="T6_8">://</text:span></text:a></text:span><text:span text:style-name="T6_9"><text:a xlink:type="simple" xlink:href="https://neumont.edu"><text:span text:style-name="T6_10">neumont</text:span></text:a></text:span><text:span text:style-name="T6_11"><text:a xlink:type="simple" xlink:href="https://neumont.edu"><text:span text:style-name="T6_12">.</text:span></text:a></text:span><text:span text:style-name="T6_13"><text:a xlink:type="simple" xlink:href="https://neumont.edu"><text:span text:style-name="T6_14">edu</text:span></text:a></text:span><text:span text:style-name="T6_15"><text:s/></text:span><text:span text:style-name="T6_16"><text:line-break/></text:span><text:span text:style-name="T6_17">Bachelor</text:span><text:span text:style-name="T6_18"><text:s/></text:span><text:span text:style-name="T6_19">of</text:span><text:span text:style-name="T6_20"><text:s/></text:span><text:span text:style-name="T6_21">Science</text:span><text:span text:style-name="T6_22"><text:s/></text:span><text:span text:style-name="T6_23">in</text:span><text:span text:style-name="T6_24"><text:s/></text:span><text:span text:style-name="T6_25">Computer</text:span><text:span text:style-name="T6_26"><text:s/></text:span><text:span text:style-name="T6_27">Science</text:span><text:span text:style-name="T6_28">,<text:s/>200</text:span><text:span text:style-name="T6_29">9</text:span></text:p>
      <text:p text:style-name="P7"><draw:frame svg:x="0cm" svg:y="0cm" svg:width="0.423cm" svg:height="0.423cm" draw:style-name="FR3" text:anchor-type="as-char" draw:z-index="0"><draw:image xlink:href="Pictures/image3.jpeg" xlink:type="simple" xlink:show="embed" xlink:actuate="onLoad"/></draw:frame><text:span text:style-name="T7_1"><text:s/></text:span><text:span text:style-name="T7_2">Skills</text:span></text:p>
      <text:p text:style-name="P8"/>
      <text:p text:style-name="P9"><text:span text:style-name="T9_1">Web</text:span><text:span text:style-name="T9_2"><text:line-break/></text:span><text:span text:style-name="T9_3">ASP</text:span><text:span text:style-name="T9_4">.</text:span><text:span text:style-name="T9_5">Net</text:span><text:span text:style-name="T9_6"><text:s/>(</text:span><text:span text:style-name="T9_7">MVC</text:span><text:span text:style-name="T9_8">5,<text:s/></text:span><text:span text:style-name="T9_9">WebAPI</text:span><text:span text:style-name="T9_10">,<text:s/></text:span><text:span text:style-name="T9_11">Razor</text:span><text:span text:style-name="T9_12">)<text:s/>-<text:s/></text:span><text:span text:style-name="T9_13">HTML</text:span><text:span text:style-name="T9_14"><text:s/>&amp;<text:s/></text:span><text:span text:style-name="T9_15">CSS</text:span><text:span text:style-name="T9_16"><text:s/>&amp;<text:s/></text:span><text:span text:style-name="T9_17">JS</text:span><text:span text:style-name="T9_18"><text:s/>&amp;<text:s/></text:span><text:span text:style-name="T9_19">AJAX</text:span><text:span text:style-name="T9_20"><text:s/>-<text:s/></text:span><text:span text:style-name="T9_21">Knockout</text:span><text:span text:style-name="T9_22"><text:s/>-<text:s/></text:span><text:span text:style-name="T9_23">Angular</text:span><text:span text:style-name="T9_24"><text:s/>(</text:span><text:span text:style-name="T9_25">v</text:span><text:span text:style-name="T9_26">1)<text:s/>-<text:s/></text:span><text:span text:style-name="T9_27">ODATA</text:span><text:span text:style-name="T9_28"><text:s/>-<text:s/></text:span><text:span text:style-name="T9_29">RESTful</text:span><text:span text:style-name="T9_30"><text:s/></text:span><text:span text:style-name="T9_31">APIs</text:span><text:span text:style-name="T9_32"><text:s/>-<text:s/></text:span><text:span text:style-name="T9_33">XML</text:span><text:span text:style-name="T9_34"><text:s/>/<text:s/></text:span><text:span text:style-name="T9_35">JSON</text:span><text:span text:style-name="T9_36"><text:s/>/<text:s/></text:span><text:span text:style-name="T9_37">Content</text:span><text:span text:style-name="T9_38"><text:s/></text:span><text:span text:style-name="T9_39">negotiation</text:span><text:span text:style-name="T9_40"><text:s/>-<text:s/></text:span><text:span text:style-name="T9_41">Telerik</text:span><text:span text:style-name="T9_42">/</text:span><text:span text:style-name="T9_43">Kendo</text:span><text:span text:style-name="T9_44"><text:s/>-<text:s/></text:span><text:span text:style-name="T9_45">JQuery</text:span><text:span text:style-name="T9_46"><text:s/>-<text:s/></text:span><text:span text:style-name="T9_47">limited</text:span><text:span text:style-name="T9_48"><text:s/></text:span><text:span text:style-name="T9_49">NodeJS</text:span><text:span text:style-name="T9_50"><text:s/></text:span><text:span text:style-name="T9_51">experience</text:span><text:span text:style-name="T9_52"><text:s/>(</text:span><text:span text:style-name="T9_53">and</text:span><text:span text:style-name="T9_54"><text:s/></text:span><text:span text:style-name="T9_55">npm</text:span><text:span text:style-name="T9_56"><text:s/>&amp;<text:s/></text:span><text:span text:style-name="T9_57">bower</text:span><text:span text:style-name="T9_58">)<text:s/>-<text:s/></text:span><text:span text:style-name="T9_59">WebForms</text:span><text:span text:style-name="T9_60"><text:s/></text:span></text:p>
      <text:p text:style-name="P10"><text:span text:style-name="T10_1">Middle</text:span><text:span text:style-name="T10_2"><text:s/></text:span><text:span text:style-name="T10_3">Tier</text:span><text:span text:style-name="T10_4"><text:line-break/></text:span><text:span text:style-name="T10_5">.</text:span><text:span text:style-name="T10_6">NET</text:span><text:span text:style-name="T10_7"><text:s/></text:span><text:span text:style-name="T10_8">Framework</text:span><text:span text:style-name="T10_9"><text:s/>4.5.1<text:s/>-<text:s/></text:span><text:span text:style-name="T10_10">ADO</text:span><text:span text:style-name="T10_11">.</text:span><text:span text:style-name="T10_12">Net</text:span><text:span text:style-name="T10_13"><text:s/>-<text:s/></text:span><text:span text:style-name="T10_14">Entity</text:span><text:span text:style-name="T10_15"><text:s/></text:span><text:span text:style-name="T10_16">Framework</text:span><text:span text:style-name="T10_17"><text:s/>-<text:s/></text:span><text:span text:style-name="T10_18">NHibernate</text:span><text:span text:style-name="T10_19"><text:s/>-<text:s/></text:span><text:span text:style-name="T10_20">LINQ</text:span><text:span text:style-name="T10_21"><text:s/>-<text:s/></text:span><text:span text:style-name="T10_22">IOC</text:span><text:span text:style-name="T10_23"><text:s/></text:span><text:span text:style-name="T10_24">containers</text:span><text:span text:style-name="T10_25"><text:s/>(</text:span><text:span text:style-name="T10_26">Autofac</text:span><text:span text:style-name="T10_27">,<text:s/></text:span><text:span text:style-name="T10_28">Unity</text:span><text:span text:style-name="T10_29">,<text:s/></text:span><text:span text:style-name="T10_30">MEF</text:span><text:span text:style-name="T10_31">)<text:s/>-<text:s/></text:span><text:span text:style-name="T10_32">MSFT</text:span><text:span text:style-name="T10_33"><text:s/></text:span><text:span text:style-name="T10_34">Enterprise</text:span><text:span text:style-name="T10_35"><text:s/></text:span><text:span text:style-name="T10_36">Library</text:span><text:span text:style-name="T10_37"><text:s/>-<text:s/></text:span><text:span text:style-name="T10_38">Logging</text:span><text:span text:style-name="T10_39"><text:s/></text:span><text:span text:style-name="T10_40">frameworks</text:span><text:span text:style-name="T10_41"><text:s/>(</text:span><text:span text:style-name="T10_42">Cloud</text:span><text:span text:style-name="T10_43">-</text:span><text:span text:style-name="T10_44">based</text:span><text:span text:style-name="T10_45">,<text:s/></text:span><text:span text:style-name="T10_46">Windows</text:span><text:span text:style-name="T10_47"><text:s/></text:span><text:span text:style-name="T10_48">EventLog</text:span><text:span text:style-name="T10_49">,<text:s/></text:span><text:span text:style-name="T10_50">custom</text:span><text:span text:style-name="T10_51">)<text:s/>-<text:s/></text:span><text:span text:style-name="T10_52">FluentValidation</text:span><text:span text:style-name="T10_53"><text:s/>-<text:s/></text:span><text:span text:style-name="T10_54">AutoMapper</text:span><text:span text:style-name="T10_55"><text:s/>-<text:s/></text:span><text:span text:style-name="T10_56">TPL</text:span><text:span text:style-name="T10_57"><text:s/></text:span><text:span text:style-name="T10_58">Dataflow</text:span><text:span text:style-name="T10_59"><text:s/>/<text:s/></text:span><text:span text:style-name="T10_60">Task</text:span><text:span text:style-name="T10_61">-</text:span><text:span text:style-name="T10_62">based</text:span><text:span text:style-name="T10_63"><text:s/></text:span><text:span text:style-name="T10_64">programming</text:span><text:span text:style-name="T10_65"><text:s/>(</text:span><text:span text:style-name="T10_66">async</text:span><text:span text:style-name="T10_67">/</text:span><text:span text:style-name="T10_68">await</text:span><text:span text:style-name="T10_69">)</text:span></text:p>
      <text:p text:style-name="P11"><text:span text:style-name="T11_1">Databases</text:span><text:span text:style-name="T11_2"><text:line-break/></text:span><text:span text:style-name="T11_3">MS</text:span><text:span text:style-name="T11_4"><text:s/></text:span><text:span text:style-name="T11_5">SQL</text:span><text:span text:style-name="T11_6"><text:s/>-<text:s/></text:span><text:span text:style-name="T11_7">DbUp</text:span><text:span text:style-name="T11_8"><text:s/>-<text:s/></text:span><text:span text:style-name="T11_9">limited</text:span><text:span text:style-name="T11_10"><text:s/></text:span><text:span text:style-name="T11_11">experience</text:span><text:span text:style-name="T11_12"><text:s/></text:span><text:span text:style-name="T11_13">with</text:span><text:span text:style-name="T11_14"><text:s/></text:span><text:span text:style-name="T11_15">PostgreSQL</text:span><text:span text:style-name="T11_16">,<text:s/></text:span><text:span text:style-name="T11_17">mySQL</text:span><text:span text:style-name="T11_18">,<text:s/></text:span><text:span text:style-name="T11_19">MariaDb</text:span><text:span text:style-name="T11_20">,<text:s/></text:span><text:span text:style-name="T11_21">DynamoDb</text:span><text:span text:style-name="T11_22">,<text:s/></text:span><text:span text:style-name="T11_23">Redis</text:span><text:span text:style-name="T11_24">,<text:s/></text:span><text:span text:style-name="T11_25">MongoDB</text:span></text:p>
      <text:p text:style-name="P12"><text:span text:style-name="T12_1">Infrastructure</text:span><text:span text:style-name="T12_2"><text:line-break/></text:span><text:span text:style-name="T12_3">Bamboo</text:span><text:span text:style-name="T12_4"><text:s/>-<text:s/></text:span><text:span text:style-name="T12_5">Octopus</text:span><text:span text:style-name="T12_6"><text:s/></text:span><text:span text:style-name="T12_7">Deploy</text:span><text:span text:style-name="T12_8"><text:s/>-<text:s/></text:span><text:span text:style-name="T12_9">Cruise</text:span><text:span text:style-name="T12_10"><text:s/></text:span><text:span text:style-name="T12_11">Control</text:span><text:span text:style-name="T12_12"><text:s/>-<text:s/></text:span><text:span text:style-name="T12_13">NAnt</text:span><text:span text:style-name="T12_14"><text:s/>-<text:s/></text:span><text:span text:style-name="T12_15">Continuous</text:span><text:span text:style-name="T12_16"><text:s/></text:span><text:span text:style-name="T12_17">Integration</text:span><text:span text:style-name="T12_18"><text:s/>(</text:span><text:span text:style-name="T12_19">CI</text:span><text:span text:style-name="T12_20">)<text:s/>-<text:s/></text:span><text:span text:style-name="T12_21">Continuous</text:span><text:span text:style-name="T12_22"><text:s/></text:span><text:span text:style-name="T12_23">Deployment</text:span><text:span text:style-name="T12_24"><text:s/>(</text:span><text:span text:style-name="T12_25">CD</text:span><text:span text:style-name="T12_26">)<text:s/>-<text:s/></text:span><text:span text:style-name="T12_27">limited</text:span><text:span text:style-name="T12_28"><text:s/></text:span><text:span text:style-name="T12_29">experience</text:span><text:span text:style-name="T12_30"><text:s/></text:span><text:span text:style-name="T12_31">with</text:span><text:span text:style-name="T12_32"><text:s/></text:span><text:span text:style-name="T12_33">other</text:span><text:span text:style-name="T12_34"><text:s/></text:span><text:span text:style-name="T12_35">OSes</text:span><text:span text:style-name="T12_36"><text:s/>(</text:span><text:span text:style-name="T12_37">OpenSUSE</text:span><text:span text:style-name="T12_38">,<text:s/></text:span><text:span text:style-name="T12_39">CentOS</text:span><text:span text:style-name="T12_40">,<text:s/></text:span><text:span text:style-name="T12_41">etc</text:span><text:span text:style-name="T12_42">.)<text:s/>-<text:s/></text:span><text:span text:style-name="T12_43">Powershell</text:span><text:span text:style-name="T12_44"><text:s/>-<text:s/></text:span><text:span text:style-name="T12_45">Ansible</text:span></text:p>
      <text:p text:style-name="P13"><text:span text:style-name="T13_1">Theory</text:span><text:span text:style-name="T13_2"><text:line-break/></text:span><text:span text:style-name="T13_3">Metaprogramming</text:span><text:span text:style-name="T13_4"><text:s/>(</text:span><text:span text:style-name="T13_5">C</text:span><text:span text:style-name="T13_6">#<text:s/></text:span><text:span text:style-name="T13_7">mostly</text:span><text:span text:style-name="T13_8">)<text:s/>-<text:s/></text:span><text:span text:style-name="T13_9">Design</text:span><text:span text:style-name="T13_10"><text:s/></text:span><text:span text:style-name="T13_11">patterns</text:span><text:span text:style-name="T13_12"><text:s/>-<text:s/></text:span><text:span text:style-name="T13_13">Agile</text:span><text:span text:style-name="T13_14"><text:s/></text:span><text:span text:style-name="T13_15">methodologies</text:span><text:span text:style-name="T13_16"><text:s/>-<text:s/></text:span><text:span text:style-name="T13_17">Localization</text:span><text:span text:style-name="T13_18"><text:s/>/<text:s/></text:span><text:span text:style-name="T13_19">Internationalization</text:span></text:p>
      <text:p text:style-name="P14"><text:span text:style-name="T14_1">Tools</text:span><text:span text:style-name="T14_2"><text:s/>/<text:s/></text:span><text:span text:style-name="T14_3">Other</text:span><text:span text:style-name="T14_4"><text:line-break/></text:span><text:span text:style-name="T14_5">Subversion</text:span><text:span text:style-name="T14_6"><text:s/>-<text:s/></text:span><text:span text:style-name="T14_7">Git</text:span><text:span text:style-name="T14_8"><text:s/>-<text:s/></text:span><text:span text:style-name="T14_9">JIRA</text:span><text:span text:style-name="T14_10"><text:s/>-<text:s/></text:span><text:span text:style-name="T14_11">Confluence</text:span><text:span text:style-name="T14_12"><text:s/>-<text:s/></text:span><text:span text:style-name="T14_13">Crucible</text:span><text:span text:style-name="T14_14"><text:s/>-<text:s/></text:span><text:span text:style-name="T14_15">TFS</text:span><text:span text:style-name="T14_16"><text:s/>-<text:s/></text:span><text:span text:style-name="T14_17">Sharepoint</text:span><text:span text:style-name="T14_18"><text:s/>-<text:s/></text:span><text:span text:style-name="T14_19">ReSharper</text:span><text:span text:style-name="T14_20"><text:s/>-<text:s/></text:span><text:span text:style-name="T14_21">Visual</text:span><text:span text:style-name="T14_22"><text:s/></text:span><text:span text:style-name="T14_23">Studio</text:span><text:span text:style-name="T14_24"><text:s/>-<text:s/></text:span><text:span text:style-name="T14_25">limited</text:span><text:span text:style-name="T14_26"><text:s/></text:span><text:span text:style-name="T14_27">Java</text:span><text:span text:style-name="T14_28"><text:s/>/<text:s/></text:span><text:span text:style-name="T14_29">Python</text:span><text:span text:style-name="T14_30"><text:s/>/<text:s/></text:span><text:span text:style-name="T14_31">Ruby</text:span><text:span text:style-name="T14_32"><text:s/></text:span><text:span text:style-name="T14_33">skills</text:span><text:span text:style-name="T14_34"><text:s/>-<text:s/></text:span><text:span text:style-name="T14_35">Section</text:span><text:span text:style-name="T14_36"><text:s/>508<text:s/>&amp;<text:s/></text:span><text:span text:style-name="T14_37">ARIA</text:span><text:span text:style-name="T14_38"><text:s/></text:span><text:span text:style-name="T14_39">accessibility</text:span><text:span text:style-name="T14_40"><text:s/>-<text:s/></text:span><text:span text:style-name="T14_41">ISO</text:span><text:span text:style-name="T14_42"><text:s/>/<text:s/></text:span><text:span text:style-name="T14_43">CMMI</text:span><text:span text:style-name="T14_44"><text:s/></text:span><text:span text:style-name="T14_45">experience</text:span><text:span text:style-name="T14_46"><text:s/>-<text:s/></text:span><text:span text:style-name="T14_47">Slack</text:span><text:span text:style-name="T14_48"><text:s/>-<text:s/></text:span><text:span text:style-name="T14_49">NUnit</text:span><text:span text:style-name="T14_50"><text:s/>/<text:s/></text:span><text:span text:style-name="T14_51">xUnit</text:span><text:span text:style-name="T14_52"><text:s/>/<text:s/></text:span><text:span text:style-name="T14_53">MS</text:span><text:span text:style-name="T14_54"><text:s/></text:span><text:span text:style-name="T14_55">Unit</text:span><text:span text:style-name="T14_56"><text:s/>/<text:s/></text:span><text:span text:style-name="T14_57">Moq</text:span><text:span text:style-name="T14_58"><text:s/>-<text:s/></text:span><text:span text:style-name="T14_59">Nuget</text:span><text:span text:style-name="T14_60"><text:s/>-<text:s/></text:span><text:span text:style-name="T14_61">Redgate</text:span><text:span text:style-name="T14_62"><text:s/></text:span><text:span text:style-name="T14_63">tools</text:span><text:span text:style-name="T14_64"><text:s/>-<text:s/></text:span><text:span text:style-name="T14_65">Facebook</text:span><text:span text:style-name="T14_66"><text:s/>/<text:s/></text:span><text:span text:style-name="T14_67">Twitter</text:span><text:span text:style-name="T14_68"><text:s/>/<text:s/></text:span><text:span text:style-name="T14_69">Foursquare</text:span><text:span text:style-name="T14_70"><text:s/></text:span><text:span text:style-name="T14_71">APIs</text:span><text:span text:style-name="T14_72"><text:s/>-<text:s/></text:span><text:span text:style-name="T14_73">LeanSentry</text:span><text:span text:style-name="T14_74"><text:s/>-<text:s/></text:span><text:span text:style-name="T14_75">Rollbar</text:span><text:span text:style-name="T14_76"><text:s/>-<text:s/></text:span><text:span text:style-name="T14_77">Raygun</text:span></text:p>
      <text:p text:style-name="P15"><draw:frame svg:x="0cm" svg:y="0cm" svg:width="0.423cm" svg:height="0.423cm" draw:style-name="FR4" text:anchor-type="as-char" draw:z-index="0"><draw:image xlink:href="Pictures/image4.jpeg" xlink:type="simple" xlink:show="embed" xlink:actuate="onLoad"/></draw:frame><text:span text:style-name="T15_1">References</text:span></text:p>
      <text:p text:style-name="P16"><text:span text:style-name="T16_1">Available</text:span><text:span text:style-name="T16_2"><text:s/></text:span><text:span text:style-name="T16_3">upon</text:span><text:span text:style-name="T16_4"><text:s/></text:span><text:span text:style-name="T16_5">request</text:span><text:span text:style-name="T16_6">.</text:span></text:p>
      <text:p text:style-name="P17"/>
      <text:p text:style-name="P18"><draw:frame svg:x="0cm" svg:y="0cm" svg:width="0.423cm" svg:height="0.423cm" draw:style-name="FR5" text:anchor-type="as-char" draw:z-index="0"><draw:image xlink:href="Pictures/image5.jpeg" xlink:type="simple" xlink:show="embed" xlink:actuate="onLoad"/></draw:frame><text:span text:style-name="T18_1"><text:s/></text:span><text:span text:style-name="T18_2">Work</text:span><text:span text:style-name="T18_3"><text:s/></text:span><text:span text:style-name="T18_4">Experience</text:span></text:p>
      <text:p text:style-name="P19"/>
      <text:p text:style-name="P20"><text:span text:style-name="T20_1">August</text:span><text:span text:style-name="T20_2"><text:s/>2014<text:s/>-<text:s/></text:span><text:span text:style-name="T20_3">Present</text:span></text:p>
      <text:p text:style-name="P21"><text:span text:style-name="T21_1">Fishbowl</text:span><text:span text:style-name="T21_2">,<text:s/></text:span><text:span text:style-name="T21_3">Inc</text:span><text:span text:style-name="T21_4"><text:s/>-<text:s/></text:span><text:span text:style-name="T21_5"><text:a xlink:type="simple" xlink:href="http://www.fishbowl.com/"><text:span text:style-name="T21_6">http</text:span></text:a></text:span><text:span text:style-name="T21_7"><text:a xlink:type="simple" xlink:href="http://www.fishbowl.com/"><text:span text:style-name="T21_8">://</text:span></text:a></text:span><text:span text:style-name="T21_9"><text:a xlink:type="simple" xlink:href="http://www.fishbowl.com/"><text:span text:style-name="T21_10">www</text:span></text:a></text:span><text:span text:style-name="T21_11"><text:a xlink:type="simple" xlink:href="http://www.fishbowl.com/"><text:span text:style-name="T21_12">.</text:span></text:a></text:span><text:span text:style-name="T21_13"><text:a xlink:type="simple" xlink:href="http://www.fishbowl.com/"><text:span text:style-name="T21_14">fishbowl</text:span></text:a></text:span><text:span text:style-name="T21_15"><text:a xlink:type="simple" xlink:href="http://www.fishbowl.com/"><text:span text:style-name="T21_16">.</text:span></text:a></text:span><text:span text:style-name="T21_17"><text:a xlink:type="simple" xlink:href="http://www.fishbowl.com/"><text:span text:style-name="T21_18">com</text:span></text:a></text:span><text:span text:style-name="T21_19"><text:a xlink:type="simple" xlink:href="http://www.fishbowl.com/"><text:span text:style-name="T21_20">/</text:span></text:a></text:span><text:span text:style-name="T21_21"><text:s/></text:span></text:p>
      <text:p text:style-name="P22"><text:span text:style-name="T22_1">Software</text:span><text:span text:style-name="T22_2"><text:s/></text:span><text:span text:style-name="T22_3">Engineer</text:span></text:p>
      <text:p text:style-name="P23"/>
      <text:p text:style-name="P24"><text:span text:style-name="T24_1">My</text:span><text:span text:style-name="T24_2"><text:s/></text:span><text:span text:style-name="T24_3">work</text:span><text:span text:style-name="T24_4"><text:s/></text:span><text:span text:style-name="T24_5">at</text:span><text:span text:style-name="T24_6"><text:s/></text:span><text:span text:style-name="T24_7">Fishbowl</text:span><text:span text:style-name="T24_8"><text:s/></text:span><text:span text:style-name="T24_9">was</text:span><text:span text:style-name="T24_10"><text:s/></text:span><text:span text:style-name="T24_11">often</text:span><text:span text:style-name="T24_12"><text:s/></text:span><text:span text:style-name="T24_13">variegated</text:span><text:span text:style-name="T24_14">,<text:s/></text:span><text:span text:style-name="T24_15">changing</text:span><text:span text:style-name="T24_16"><text:s/></text:span><text:span text:style-name="T24_17">depending</text:span><text:span text:style-name="T24_18"><text:s/></text:span><text:span text:style-name="T24_19">on</text:span><text:span text:style-name="T24_20"><text:s/></text:span><text:span text:style-name="T24_21">the</text:span><text:span text:style-name="T24_22"><text:s/></text:span><text:span text:style-name="T24_23">needs</text:span><text:span text:style-name="T24_24"><text:s/></text:span><text:span text:style-name="T24_25">of</text:span><text:span text:style-name="T24_26"><text:s/></text:span><text:span text:style-name="T24_27">clients</text:span><text:span text:style-name="T24_28"><text:s/></text:span><text:span text:style-name="T24_29">and</text:span><text:span text:style-name="T24_30"><text:s/></text:span><text:span text:style-name="T24_31">the</text:span><text:span text:style-name="T24_32"><text:s/></text:span><text:span text:style-name="T24_33">availability</text:span><text:span text:style-name="T24_34"><text:s/></text:span><text:span text:style-name="T24_35">of</text:span><text:span text:style-name="T24_36"><text:s/></text:span><text:span text:style-name="T24_37">resources</text:span><text:span text:style-name="T24_38"><text:s/></text:span><text:span text:style-name="T24_39">that</text:span><text:span text:style-name="T24_40"><text:s/></text:span><text:span text:style-name="T24_41">could</text:span><text:span text:style-name="T24_42"><text:s/></text:span><text:span text:style-name="T24_43">develop</text:span><text:span text:style-name="T24_44"><text:s/></text:span><text:span text:style-name="T24_45">the</text:span><text:span text:style-name="T24_46"><text:s/></text:span><text:span text:style-name="T24_47">software</text:span><text:span text:style-name="T24_48"><text:s/></text:span><text:span text:style-name="T24_49">necessary</text:span><text:span text:style-name="T24_50"><text:s/></text:span><text:span text:style-name="T24_51">to</text:span><text:span text:style-name="T24_52"><text:s/></text:span><text:span text:style-name="T24_53">meet</text:span><text:span text:style-name="T24_54"><text:s/></text:span><text:span text:style-name="T24_55">those</text:span><text:span text:style-name="T24_56"><text:s/></text:span><text:span text:style-name="T24_57">needs</text:span><text:span text:style-name="T24_58">.<text:s/></text:span><text:span text:style-name="T24_59">Given</text:span><text:span text:style-name="T24_60"><text:s/></text:span><text:span text:style-name="T24_61">my</text:span><text:span text:style-name="T24_62"><text:s/></text:span><text:span text:style-name="T24_63">versatility</text:span><text:span text:style-name="T24_64"><text:s/></text:span><text:span text:style-name="T24_65">as</text:span><text:span text:style-name="T24_66"><text:s/></text:span><text:span text:style-name="T24_67">a</text:span><text:span text:style-name="T24_68"><text:s/></text:span><text:span text:style-name="T24_69">full</text:span><text:span text:style-name="T24_70"><text:s/></text:span><text:span text:style-name="T24_71">stack</text:span><text:span text:style-name="T24_72"><text:s/></text:span><text:span text:style-name="T24_73">developer</text:span><text:span text:style-name="T24_74">,<text:s/></text:span><text:span text:style-name="T24_75">my</text:span><text:span text:style-name="T24_76"><text:s/></text:span><text:span text:style-name="T24_77">specific</text:span><text:span text:style-name="T24_78"><text:s/></text:span><text:span text:style-name="T24_79">responsibilities</text:span><text:span text:style-name="T24_80"><text:s/></text:span><text:span text:style-name="T24_81">were</text:span><text:span text:style-name="T24_82"><text:s/></text:span><text:span text:style-name="T24_83">generally</text:span><text:span text:style-name="T24_84"><text:s/></text:span><text:span text:style-name="T24_85">in</text:span><text:span text:style-name="T24_86"><text:s/></text:span><text:span text:style-name="T24_87">flux</text:span><text:span text:style-name="T24_88"><text:s/></text:span><text:span text:style-name="T24_89">from</text:span><text:span text:style-name="T24_90"><text:s/></text:span><text:span text:style-name="T24_91">one</text:span><text:span text:style-name="T24_92"><text:s/></text:span><text:span text:style-name="T24_93">project</text:span><text:span text:style-name="T24_94"><text:s/></text:span><text:span text:style-name="T24_95">to</text:span><text:span text:style-name="T24_96"><text:s/></text:span><text:span text:style-name="T24_97">the</text:span><text:span text:style-name="T24_98"><text:s/></text:span><text:span text:style-name="T24_99">next</text:span><text:span text:style-name="T24_100">.<text:s/></text:span><text:span text:style-name="T24_101">I</text:span><text:span text:style-name="T24_102">’</text:span><text:span text:style-name="T24_103">ll</text:span><text:span text:style-name="T24_104"><text:s/></text:span><text:span text:style-name="T24_105">attempt</text:span><text:span text:style-name="T24_106"><text:s/></text:span><text:span text:style-name="T24_107">to</text:span><text:span text:style-name="T24_108"><text:s/></text:span><text:span text:style-name="T24_109">illustrate</text:span><text:span text:style-name="T24_110"><text:s/></text:span><text:span text:style-name="T24_111">some</text:span><text:span text:style-name="T24_112"><text:s/></text:span><text:span text:style-name="T24_113">significant</text:span><text:span text:style-name="T24_114"><text:s/></text:span><text:span text:style-name="T24_115">accomplishments</text:span><text:span text:style-name="T24_116"><text:s/></text:span><text:span text:style-name="T24_117">among</text:span><text:span text:style-name="T24_118"><text:s/></text:span><text:span text:style-name="T24_119">those</text:span><text:span text:style-name="T24_120"><text:s/></text:span><text:span text:style-name="T24_121">projects</text:span><text:span text:style-name="T24_122">.</text:span></text:p>
      <text:p text:style-name="P25"/>
      <text:p text:style-name="P26"><text:span text:style-name="T26_1">Continuous</text:span><text:span text:style-name="T26_2"><text:s/></text:span><text:span text:style-name="T26_3">Integration</text:span><text:span text:style-name="T26_4"><text:s/>/<text:s/></text:span><text:span text:style-name="T26_5">Continuous</text:span><text:span text:style-name="T26_6"><text:s/></text:span><text:span text:style-name="T26_7">Deployment</text:span><text:span text:style-name="T26_8"><text:s/></text:span><text:span text:style-name="T26_9">overhaul</text:span></text:p>
      <text:p text:style-name="P27"><text:span text:style-name="T27_1">For</text:span><text:span text:style-name="T27_2"><text:s/></text:span><text:span text:style-name="T27_3">many</text:span><text:span text:style-name="T27_4"><text:s/></text:span><text:span text:style-name="T27_5">years</text:span><text:span text:style-name="T27_6"><text:s/></text:span><text:span text:style-name="T27_7">Fishbowl</text:span><text:span text:style-name="T27_8"><text:s/></text:span><text:span text:style-name="T27_9">had</text:span><text:span text:style-name="T27_10"><text:s/></text:span><text:span text:style-name="T27_11">been</text:span><text:span text:style-name="T27_12"><text:s/></text:span><text:span text:style-name="T27_13">using</text:span><text:span text:style-name="T27_14"><text:s/></text:span><text:span text:style-name="T27_15">CruiseControl</text:span><text:span text:style-name="T27_16"><text:s/></text:span><text:span text:style-name="T27_17">and</text:span><text:span text:style-name="T27_18"><text:s/></text:span><text:span text:style-name="T27_19">NAnt</text:span><text:span text:style-name="T27_20"><text:s/></text:span><text:span text:style-name="T27_21">in</text:span><text:span text:style-name="T27_22"><text:s/></text:span><text:span text:style-name="T27_23">order</text:span><text:span text:style-name="T27_24"><text:s/></text:span><text:span text:style-name="T27_25">to</text:span><text:span text:style-name="T27_26"><text:s/></text:span><text:span text:style-name="T27_27">deploy</text:span><text:span text:style-name="T27_28"><text:s/></text:span><text:span text:style-name="T27_29">its</text:span><text:span text:style-name="T27_30"><text:s/></text:span><text:span text:style-name="T27_31">products</text:span><text:span text:style-name="T27_32">.<text:s/></text:span><text:span text:style-name="T27_33">There</text:span><text:span text:style-name="T27_34"><text:s/></text:span><text:span text:style-name="T27_35">were</text:span><text:span text:style-name="T27_36"><text:s/></text:span><text:span text:style-name="T27_37">a</text:span><text:span text:style-name="T27_38"><text:s/></text:span><text:span text:style-name="T27_39">few</text:span><text:span text:style-name="T27_40"><text:s/></text:span><text:span text:style-name="T27_41">problems</text:span><text:span text:style-name="T27_42"><text:s/></text:span><text:span text:style-name="T27_43">with</text:span><text:span text:style-name="T27_44"><text:s/></text:span><text:span text:style-name="T27_45">how</text:span><text:span text:style-name="T27_46"><text:s/></text:span><text:span text:style-name="T27_47">it</text:span><text:span text:style-name="T27_48"><text:s/></text:span><text:span text:style-name="T27_49">was</text:span><text:span text:style-name="T27_50"><text:s/></text:span><text:span text:style-name="T27_51">set</text:span><text:span text:style-name="T27_52"><text:s/></text:span><text:span text:style-name="T27_53">up</text:span><text:span text:style-name="T27_54">:<text:s/></text:span><text:span text:style-name="T27_55">It</text:span><text:span text:style-name="T27_56"><text:s/></text:span><text:span text:style-name="T27_57">was</text:span><text:span text:style-name="T27_58"><text:s/></text:span><text:span text:style-name="T27_59">slow</text:span><text:span text:style-name="T27_60">,<text:s/></text:span><text:span text:style-name="T27_61">it</text:span><text:span text:style-name="T27_62"><text:s/></text:span><text:span text:style-name="T27_63">had</text:span><text:span text:style-name="T27_64"><text:s/></text:span><text:span text:style-name="T27_65">lots</text:span><text:span text:style-name="T27_66"><text:s/></text:span><text:span text:style-name="T27_67">of</text:span><text:span text:style-name="T27_68"><text:s/></text:span><text:span text:style-name="T27_69">opaque</text:span><text:span text:style-name="T27_70"><text:s/></text:span><text:span text:style-name="T27_71">behaviors</text:span><text:span text:style-name="T27_72">,<text:s/></text:span><text:span text:style-name="T27_73">it</text:span><text:span text:style-name="T27_74"><text:s/></text:span><text:span text:style-name="T27_75">did</text:span><text:span text:style-name="T27_76"><text:s/></text:span><text:span text:style-name="T27_77">not</text:span><text:span text:style-name="T27_78"><text:s/></text:span><text:span text:style-name="T27_79">allow</text:span><text:span text:style-name="T27_80"><text:s/></text:span><text:span text:style-name="T27_81">concurrent</text:span><text:span text:style-name="T27_82"><text:s/></text:span><text:span text:style-name="T27_83">builds</text:span><text:span text:style-name="T27_84"><text:s/></text:span><text:span text:style-name="T27_85">or</text:span><text:span text:style-name="T27_86"><text:s/></text:span><text:span text:style-name="T27_87">deploys</text:span><text:span text:style-name="T27_88">,<text:s/></text:span><text:span text:style-name="T27_89">so</text:span><text:span text:style-name="T27_90"><text:s/></text:span><text:span text:style-name="T27_91">on</text:span><text:span text:style-name="T27_92"><text:s/></text:span><text:span text:style-name="T27_93">and</text:span><text:span text:style-name="T27_94"><text:s/></text:span><text:span text:style-name="T27_95">so</text:span><text:span text:style-name="T27_96"><text:s/></text:span><text:span text:style-name="T27_97">forth</text:span><text:span text:style-name="T27_98">.<text:s/></text:span><text:span text:style-name="T27_99">After</text:span><text:span text:style-name="T27_100"><text:s/></text:span><text:span text:style-name="T27_101">making</text:span><text:span text:style-name="T27_102"><text:s/></text:span><text:span text:style-name="T27_103">a</text:span><text:span text:style-name="T27_104"><text:s/></text:span><text:span text:style-name="T27_105">small</text:span><text:span text:style-name="T27_106"><text:s/></text:span><text:span text:style-name="T27_107">prototype</text:span><text:span text:style-name="T27_108">,<text:s/></text:span><text:span text:style-name="T27_109">I</text:span><text:span text:style-name="T27_110"><text:s/></text:span><text:span text:style-name="T27_111">gradually</text:span><text:span text:style-name="T27_112"><text:s/></text:span><text:span text:style-name="T27_113">overhauled</text:span><text:span text:style-name="T27_114"><text:s/></text:span><text:span text:style-name="T27_115">most</text:span><text:span text:style-name="T27_116"><text:s/></text:span><text:span text:style-name="T27_117">of</text:span><text:span text:style-name="T27_118"><text:s/></text:span><text:span text:style-name="T27_119">our</text:span><text:span text:style-name="T27_120"><text:s/></text:span><text:span text:style-name="T27_121">products</text:span><text:span text:style-name="T27_122"><text:s/></text:span><text:span text:style-name="T27_123">into</text:span><text:span text:style-name="T27_124"><text:s/></text:span><text:span text:style-name="T27_125">the</text:span><text:span text:style-name="T27_126"><text:s/></text:span><text:span text:style-name="T27_127">new</text:span><text:span text:style-name="T27_128"><text:s/></text:span><text:span text:style-name="T27_129">setup</text:span><text:span text:style-name="T27_130">.<text:s/></text:span><text:span text:style-name="T27_131">Deployments</text:span><text:span text:style-name="T27_132"><text:s/></text:span><text:span text:style-name="T27_133">went</text:span><text:span text:style-name="T27_134"><text:s/></text:span><text:span text:style-name="T27_135">from</text:span><text:span text:style-name="T27_136"><text:s/></text:span><text:span text:style-name="T27_137">an</text:span><text:span text:style-name="T27_138"><text:s/></text:span><text:span text:style-name="T27_139">error</text:span><text:span text:style-name="T27_140">-</text:span><text:span text:style-name="T27_141">prone</text:span><text:span text:style-name="T27_142"><text:s/></text:span><text:span text:style-name="T27_143">multi</text:span><text:span text:style-name="T27_144">-</text:span><text:span text:style-name="T27_145">hour</text:span><text:span text:style-name="T27_146"><text:s/></text:span><text:span text:style-name="T27_147">affair</text:span><text:span text:style-name="T27_148"><text:s/></text:span><text:span text:style-name="T27_149">to</text:span><text:span text:style-name="T27_150"><text:s/></text:span><text:span text:style-name="T27_151">a</text:span><text:span text:style-name="T27_152"><text:s/></text:span><text:span text:style-name="T27_153">painless</text:span><text:span text:style-name="T27_154"><text:s/></text:span><text:span text:style-name="T27_155">process</text:span><text:span text:style-name="T27_156"><text:s/></text:span><text:span text:style-name="T27_157">that</text:span><text:span text:style-name="T27_158"><text:s/></text:span><text:span text:style-name="T27_159">could</text:span><text:span text:style-name="T27_160"><text:s/></text:span><text:span text:style-name="T27_161">be</text:span><text:span text:style-name="T27_162"><text:s/></text:span><text:span text:style-name="T27_163">done</text:span><text:span text:style-name="T27_164"><text:s/></text:span><text:span text:style-name="T27_165">in</text:span><text:span text:style-name="T27_166"><text:s/></text:span><text:span text:style-name="T27_167">minutes</text:span><text:span text:style-name="T27_168">.<text:s/></text:span><text:span text:style-name="T27_169">We</text:span><text:span text:style-name="T27_170"><text:s/></text:span><text:span text:style-name="T27_171">also</text:span><text:span text:style-name="T27_172"><text:s/></text:span><text:span text:style-name="T27_173">have</text:span><text:span text:style-name="T27_174"><text:s/></text:span><text:span text:style-name="T27_175">some</text:span><text:span text:style-name="T27_176"><text:s/></text:span><text:span text:style-name="T27_177">Java</text:span><text:span text:style-name="T27_178"><text:s/></text:span><text:span text:style-name="T27_179">projects</text:span><text:span text:style-name="T27_180">,<text:s/></text:span><text:span text:style-name="T27_181">so</text:span><text:span text:style-name="T27_182"><text:s/></text:span><text:span text:style-name="T27_183">I</text:span><text:span text:style-name="T27_184"><text:s/></text:span><text:span text:style-name="T27_185">am</text:span><text:span text:style-name="T27_186"><text:s/></text:span><text:span text:style-name="T27_187">comfy</text:span><text:span text:style-name="T27_188"><text:s/></text:span><text:span text:style-name="T27_189">with</text:span><text:span text:style-name="T27_190"><text:s/></text:span><text:span text:style-name="T27_191">Java</text:span><text:span text:style-name="T27_192"><text:s/>&amp;<text:s/></text:span><text:span text:style-name="T27_193">Maven</text:span><text:span text:style-name="T27_194"><text:s/></text:span><text:span text:style-name="T27_195">in</text:span><text:span text:style-name="T27_196"><text:s/></text:span><text:span text:style-name="T27_197">Bamboo</text:span><text:span text:style-name="T27_198"><text:s/>(</text:span><text:span text:style-name="T27_199">though</text:span><text:span text:style-name="T27_200"><text:s/></text:span><text:span text:style-name="T27_201">Octopus</text:span><text:span text:style-name="T27_202"><text:s/></text:span><text:span text:style-name="T27_203">is</text:span><text:span text:style-name="T27_204"><text:s/></text:span><text:span text:style-name="T27_205">specifically</text:span><text:span text:style-name="T27_206"><text:s/></text:span><text:span text:style-name="T27_207">for</text:span><text:span text:style-name="T27_208"><text:s/></text:span><text:span text:style-name="T27_209">Windows</text:span><text:span text:style-name="T27_210">).<text:s/></text:span><text:span text:style-name="T27_211">In</text:span><text:span text:style-name="T27_212"><text:s/></text:span><text:span text:style-name="T27_213">tandem</text:span><text:span text:style-name="T27_214"><text:s/></text:span><text:span text:style-name="T27_215">with</text:span><text:span text:style-name="T27_216"><text:s/></text:span><text:span text:style-name="T27_217">this</text:span><text:span text:style-name="T27_218">,<text:s/></text:span><text:span text:style-name="T27_219">I</text:span><text:span text:style-name="T27_220"><text:s/></text:span><text:span text:style-name="T27_221">also</text:span><text:span text:style-name="T27_222"><text:s/></text:span><text:span text:style-name="T27_223">turned</text:span><text:span text:style-name="T27_224"><text:s/></text:span><text:span text:style-name="T27_225">many</text:span><text:span text:style-name="T27_226"><text:s/></text:span><text:span text:style-name="T27_227">of</text:span><text:span text:style-name="T27_228"><text:s/></text:span><text:span text:style-name="T27_229">our</text:span><text:span text:style-name="T27_230"><text:s/></text:span><text:span text:style-name="T27_231">dependencies</text:span><text:span text:style-name="T27_232"><text:s/></text:span><text:span text:style-name="T27_233">that</text:span><text:span text:style-name="T27_234"><text:s/></text:span><text:span text:style-name="T27_235">were</text:span><text:span text:style-name="T27_236"><text:s/></text:span><text:span text:style-name="T27_237">once</text:span><text:span text:style-name="T27_238"><text:s/></text:span><text:span text:style-name="T27_239">filepath</text:span><text:span text:style-name="T27_240">-</text:span><text:span text:style-name="T27_241">based</text:span><text:span text:style-name="T27_242"><text:s/></text:span><text:span text:style-name="T27_243">into</text:span><text:span text:style-name="T27_244"><text:s/></text:span><text:span text:style-name="T27_245">internally</text:span><text:span text:style-name="T27_246">-</text:span><text:span text:style-name="T27_247">hosted</text:span><text:span text:style-name="T27_248"><text:s/></text:span><text:span text:style-name="T27_249">nuget</text:span><text:span text:style-name="T27_250"><text:s/></text:span><text:span text:style-name="T27_251">packages</text:span><text:span text:style-name="T27_252"><text:s/>(</text:span><text:span text:style-name="T27_253">with</text:span><text:span text:style-name="T27_254"><text:s/></text:span><text:span text:style-name="T27_255">respective</text:span><text:span text:style-name="T27_256"><text:s/></text:span><text:span text:style-name="T27_257">docs</text:span><text:span text:style-name="T27_258"><text:s/></text:span><text:span text:style-name="T27_259">in</text:span><text:span text:style-name="T27_260"><text:s/></text:span><text:span text:style-name="T27_261">our</text:span><text:span text:style-name="T27_262"><text:s/></text:span><text:span text:style-name="T27_263">Sharepoint</text:span><text:span text:style-name="T27_264">).</text:span></text:p>
      <text:p text:style-name="P28"><text:span text:style-name="T28_1">Relevant</text:span><text:span text:style-name="T28_2"><text:s/></text:span><text:span text:style-name="T28_3">tech</text:span><text:span text:style-name="T28_4"><text:s/></text:span><text:span text:style-name="T28_5">details</text:span><text:span text:style-name="T28_6">:</text:span><text:span text:style-name="T28_7"><text:s/></text:span><text:span text:style-name="T28_8">Bamboo</text:span><text:span text:style-name="T28_9">,<text:s/></text:span><text:span text:style-name="T28_10">Octopus</text:span><text:span text:style-name="T28_11"><text:s/></text:span><text:span text:style-name="T28_12">Deploy</text:span><text:span text:style-name="T28_13">,<text:s/></text:span><text:span text:style-name="T28_14">Powershell</text:span><text:span text:style-name="T28_15">,<text:s/></text:span><text:span text:style-name="T28_16">shell</text:span><text:span text:style-name="T28_17">,<text:s/></text:span><text:span text:style-name="T28_18">Maven</text:span><text:span text:style-name="T28_19">,<text:s/></text:span><text:span text:style-name="T28_20">Unit</text:span><text:span text:style-name="T28_21"><text:s/></text:span><text:span text:style-name="T28_22">test</text:span><text:span text:style-name="T28_23"><text:s/></text:span><text:span text:style-name="T28_24">runners</text:span><text:span text:style-name="T28_25"><text:s/>/<text:s/></text:span><text:span text:style-name="T28_26">parsers</text:span><text:span text:style-name="T28_27">,<text:s/></text:span><text:span text:style-name="T28_28">Nuget</text:span></text:p>
      <text:p text:style-name="P29"/>
      <text:p text:style-name="P30"><text:span text:style-name="T30_1">Single</text:span><text:span text:style-name="T30_2"><text:s/></text:span><text:span text:style-name="T30_3">Sign</text:span><text:span text:style-name="T30_4"><text:s/></text:span><text:span text:style-name="T30_5">On</text:span><text:span text:style-name="T30_6"><text:s/>(</text:span><text:span text:style-name="T30_7">SSO</text:span><text:span text:style-name="T30_8">)<text:s/></text:span><text:span text:style-name="T30_9">consolidation</text:span></text:p>
      <text:p text:style-name="P31"><text:span text:style-name="T31_1">Fishbowl</text:span><text:span text:style-name="T31_2"><text:s/></text:span><text:span text:style-name="T31_3">has</text:span><text:span text:style-name="T31_4"><text:s/></text:span><text:span text:style-name="T31_5">had</text:span><text:span text:style-name="T31_6"><text:s/></text:span><text:span text:style-name="T31_7">a</text:span><text:span text:style-name="T31_8"><text:s/></text:span><text:span text:style-name="T31_9">sign</text:span><text:span text:style-name="T31_10"><text:s/></text:span><text:span text:style-name="T31_11">on</text:span><text:span text:style-name="T31_12"><text:s/></text:span><text:span text:style-name="T31_13">mechanism</text:span><text:span text:style-name="T31_14"><text:s/></text:span><text:span text:style-name="T31_15">since</text:span><text:span text:style-name="T31_16"><text:s/></text:span><text:span text:style-name="T31_17">its</text:span><text:span text:style-name="T31_18"><text:s/></text:span><text:span text:style-name="T31_19">inception</text:span><text:span text:style-name="T31_20">.<text:s/></text:span><text:span text:style-name="T31_21">However</text:span><text:span text:style-name="T31_22">,<text:s/></text:span><text:span text:style-name="T31_23">it</text:span><text:span text:style-name="T31_24"><text:s/></text:span><text:span text:style-name="T31_25">eventually</text:span><text:span text:style-name="T31_26"><text:s/></text:span><text:span text:style-name="T31_27">acquired</text:span><text:span text:style-name="T31_28"><text:s/></text:span><text:span text:style-name="T31_29">another</text:span><text:span text:style-name="T31_30"><text:s/></text:span><text:span text:style-name="T31_31">company</text:span><text:span text:style-name="T31_32"><text:s/>(</text:span><text:span text:style-name="T31_33">particularly</text:span><text:span text:style-name="T31_34"><text:s/></text:span><text:span text:style-name="T31_35">for</text:span><text:span text:style-name="T31_36"><text:s/></text:span><text:span text:style-name="T31_37">its</text:span><text:span text:style-name="T31_38"><text:s/></text:span><text:span text:style-name="T31_39">mailing</text:span><text:span text:style-name="T31_40"><text:s/></text:span><text:span text:style-name="T31_41">engine</text:span><text:span text:style-name="T31_42">),<text:s/></text:span><text:span text:style-name="T31_43">and</text:span><text:span text:style-name="T31_44"><text:s/></text:span><text:span text:style-name="T31_45">thus</text:span><text:span text:style-name="T31_46"><text:s/></text:span><text:span text:style-name="T31_47">ended</text:span><text:span text:style-name="T31_48"><text:s/></text:span><text:span text:style-name="T31_49">up</text:span><text:span text:style-name="T31_50"><text:s/></text:span><text:span text:style-name="T31_51">with</text:span><text:span text:style-name="T31_52"><text:s/></text:span><text:span text:style-name="T31_53">two</text:span><text:span text:style-name="T31_54"><text:s/></text:span><text:span text:style-name="T31_55">disparate</text:span><text:span text:style-name="T31_56"><text:s/></text:span><text:span text:style-name="T31_57">login</text:span><text:span text:style-name="T31_58"><text:s/></text:span><text:span text:style-name="T31_59">systems</text:span><text:span text:style-name="T31_60">.<text:s/></text:span><text:span text:style-name="T31_61">This</text:span><text:span text:style-name="T31_62"><text:s/></text:span><text:span text:style-name="T31_63">portion</text:span><text:span text:style-name="T31_64"><text:s/></text:span><text:span text:style-name="T31_65">of</text:span><text:span text:style-name="T31_66"><text:s/></text:span><text:span text:style-name="T31_67">technical</text:span><text:span text:style-name="T31_68"><text:s/></text:span><text:span text:style-name="T31_69">debt</text:span><text:span text:style-name="T31_70"><text:s/></text:span><text:span text:style-name="T31_71">has</text:span><text:span text:style-name="T31_72"><text:s/></text:span><text:span text:style-name="T31_73">been</text:span><text:span text:style-name="T31_74"><text:s/></text:span><text:span text:style-name="T31_75">around</text:span><text:span text:style-name="T31_76"><text:s/></text:span><text:span text:style-name="T31_77">for</text:span><text:span text:style-name="T31_78"><text:s/></text:span><text:span text:style-name="T31_79">several</text:span><text:span text:style-name="T31_80"><text:s/></text:span><text:span text:style-name="T31_81">years</text:span><text:span text:style-name="T31_82"><text:s/></text:span><text:span text:style-name="T31_83">but</text:span><text:span text:style-name="T31_84"><text:s/></text:span><text:span text:style-name="T31_85">eventually</text:span><text:span text:style-name="T31_86"><text:s/></text:span><text:span text:style-name="T31_87">needed</text:span><text:span text:style-name="T31_88"><text:s/></text:span><text:span text:style-name="T31_89">to</text:span><text:span text:style-name="T31_90"><text:s/></text:span><text:span text:style-name="T31_91">be</text:span><text:span text:style-name="T31_92"><text:s/></text:span><text:span text:style-name="T31_93">tackled</text:span><text:span text:style-name="T31_94"><text:s/></text:span><text:span text:style-name="T31_95">in</text:span><text:span text:style-name="T31_96"><text:s/></text:span><text:span text:style-name="T31_97">order</text:span><text:span text:style-name="T31_98"><text:s/></text:span><text:span text:style-name="T31_99">to</text:span><text:span text:style-name="T31_100"><text:s/></text:span><text:span text:style-name="T31_101">introduce</text:span><text:span text:style-name="T31_102"><text:s/></text:span><text:span text:style-name="T31_103">some</text:span><text:span text:style-name="T31_104"><text:s/></text:span><text:span text:style-name="T31_105">usability</text:span><text:span text:style-name="T31_106"><text:s/></text:span><text:span text:style-name="T31_107">enhancements</text:span><text:span text:style-name="T31_108"><text:s/>(</text:span><text:span text:style-name="T31_109">a</text:span><text:span text:style-name="T31_110"><text:s/></text:span><text:span text:style-name="T31_111">fancy</text:span><text:span text:style-name="T31_112"><text:s/></text:span><text:span text:style-name="T31_113">sidebar</text:span><text:span text:style-name="T31_114"><text:s/></text:span><text:span text:style-name="T31_115">for</text:span><text:span text:style-name="T31_116"><text:s/></text:span><text:span text:style-name="T31_117">navigation</text:span><text:span text:style-name="T31_118"><text:s/></text:span><text:span text:style-name="T31_119">across</text:span><text:span text:style-name="T31_120"><text:s/></text:span><text:span text:style-name="T31_121">products</text:span><text:span text:style-name="T31_122">).</text:span></text:p>
      <text:p text:style-name="P32"><text:span text:style-name="T32_1">Relevant</text:span><text:span text:style-name="T32_2"><text:s/></text:span><text:span text:style-name="T32_3">tech</text:span><text:span text:style-name="T32_4"><text:s/></text:span><text:span text:style-name="T32_5">details</text:span><text:span text:style-name="T32_6">:</text:span><text:span text:style-name="T32_7"><text:s/></text:span><text:span text:style-name="T32_8">Active</text:span><text:span text:style-name="T32_9"><text:s/></text:span><text:span text:style-name="T32_10">Directory</text:span><text:span text:style-name="T32_11"><text:s/>(</text:span><text:span text:style-name="T32_12">AD</text:span><text:span text:style-name="T32_13">),<text:s/></text:span><text:span text:style-name="T32_14">Security</text:span><text:span text:style-name="T32_15"><text:s/></text:span><text:span text:style-name="T32_16">Assertion</text:span><text:span text:style-name="T32_17"><text:s/></text:span><text:span text:style-name="T32_18">Markup</text:span><text:span text:style-name="T32_19"><text:s/></text:span><text:span text:style-name="T32_20">Language</text:span><text:span text:style-name="T32_21"><text:s/>(</text:span><text:span text:style-name="T32_22">SAML</text:span><text:span text:style-name="T32_23">),<text:s/></text:span><text:span text:style-name="T32_24">Data</text:span><text:span text:style-name="T32_25"><text:s/></text:span><text:span text:style-name="T32_26">migration</text:span><text:span text:style-name="T32_27"><text:s/>&amp;<text:s/></text:span><text:span text:style-name="T32_28">facade</text:span><text:span text:style-name="T32_29"><text:s/></text:span><text:span text:style-name="T32_30">work</text:span><text:span text:style-name="T32_31">,<text:s/></text:span><text:span text:style-name="T32_32">unified</text:span><text:span text:style-name="T32_33"><text:s/></text:span><text:span text:style-name="T32_34">API</text:span><text:span text:style-name="T32_35"><text:s/></text:span><text:span text:style-name="T32_36">for</text:span><text:span text:style-name="T32_37"><text:s/></text:span><text:span text:style-name="T32_38">navigation</text:span><text:span text:style-name="T32_39"><text:s/></text:span><text:span text:style-name="T32_40">menu</text:span><text:span text:style-name="T32_41">.</text:span></text:p>
      <text:p text:style-name="P33"/>
      <text:p text:style-name="P34"><text:span text:style-name="T34_1">API</text:span><text:span text:style-name="T34_2">-</text:span><text:span text:style-name="T34_3">Based</text:span><text:span text:style-name="T34_4"><text:s/></text:span><text:span text:style-name="T34_5">UI</text:span><text:span text:style-name="T34_6"><text:s/></text:span><text:span text:style-name="T34_7">re</text:span><text:span text:style-name="T34_8">-</text:span><text:span text:style-name="T34_9">design</text:span></text:p>
      <text:p text:style-name="P35"><text:span text:style-name="T35_1">When</text:span><text:span text:style-name="T35_2"><text:s/></text:span><text:span text:style-name="T35_3">one</text:span><text:span text:style-name="T35_4"><text:s/></text:span><text:span text:style-name="T35_5">of</text:span><text:span text:style-name="T35_6"><text:s/></text:span><text:span text:style-name="T35_7">our</text:span><text:span text:style-name="T35_8"><text:s/></text:span><text:span text:style-name="T35_9">products</text:span><text:span text:style-name="T35_10"><text:s/></text:span><text:span text:style-name="T35_11">sorely</text:span><text:span text:style-name="T35_12"><text:s/></text:span><text:span text:style-name="T35_13">required</text:span><text:span text:style-name="T35_14"><text:s/></text:span><text:span text:style-name="T35_15">a</text:span><text:span text:style-name="T35_16"><text:s/></text:span><text:span text:style-name="T35_17">UI</text:span><text:span text:style-name="T35_18"><text:s/></text:span><text:span text:style-name="T35_19">re</text:span><text:span text:style-name="T35_20">-</text:span><text:span text:style-name="T35_21">design</text:span><text:span text:style-name="T35_22">,<text:s/></text:span><text:span text:style-name="T35_23">we</text:span><text:span text:style-name="T35_24"><text:s/></text:span><text:span text:style-name="T35_25">had</text:span><text:span text:style-name="T35_26"><text:s/></text:span><text:span text:style-name="T35_27">to</text:span><text:span text:style-name="T35_28"><text:s/></text:span><text:span text:style-name="T35_29">migrate</text:span><text:span text:style-name="T35_30"><text:s/></text:span><text:span text:style-name="T35_31">it</text:span><text:span text:style-name="T35_32"><text:s/></text:span><text:span text:style-name="T35_33">from</text:span><text:span text:style-name="T35_34"><text:s/></text:span><text:span text:style-name="T35_35">ASP</text:span><text:span text:style-name="T35_36">.</text:span><text:span text:style-name="T35_37">Net</text:span><text:span text:style-name="T35_38"><text:s/></text:span><text:span text:style-name="T35_39">WebForms</text:span><text:span text:style-name="T35_40"><text:s/></text:span><text:span text:style-name="T35_41">to</text:span><text:span text:style-name="T35_42"><text:s/></text:span><text:span text:style-name="T35_43">MVC</text:span><text:span text:style-name="T35_44">5<text:s/>(</text:span><text:span text:style-name="T35_45">as</text:span><text:span text:style-name="T35_46"><text:s/></text:span><text:span text:style-name="T35_47">the</text:span><text:span text:style-name="T35_48"><text:s/></text:span><text:span text:style-name="T35_49">new</text:span><text:span text:style-name="T35_50"><text:s/></text:span><text:span text:style-name="T35_51">UI</text:span><text:span text:style-name="T35_52"><text:s/></text:span><text:span text:style-name="T35_53">framework</text:span><text:span text:style-name="T35_54"><text:s/></text:span><text:span text:style-name="T35_55">was</text:span><text:span text:style-name="T35_56"><text:s/></text:span><text:span text:style-name="T35_57">all</text:span><text:span text:style-name="T35_58"><text:s/></text:span><text:span text:style-name="T35_59">in</text:span><text:span text:style-name="T35_60"><text:s/></text:span><text:span text:style-name="T35_61">Razor</text:span><text:span text:style-name="T35_62">).<text:s/></text:span><text:span text:style-name="T35_63">We</text:span><text:span text:style-name="T35_64"><text:s/></text:span><text:span text:style-name="T35_65">thought</text:span><text:span text:style-name="T35_66"><text:s/></text:span><text:span text:style-name="T35_67">an</text:span><text:span text:style-name="T35_68"><text:s/></text:span><text:span text:style-name="T35_69">API</text:span><text:span text:style-name="T35_70">-</text:span><text:span text:style-name="T35_71">first</text:span><text:span text:style-name="T35_72"><text:s/></text:span><text:span text:style-name="T35_73">approach</text:span><text:span text:style-name="T35_74"><text:s/></text:span><text:span text:style-name="T35_75">would</text:span><text:span text:style-name="T35_76"><text:s/></text:span><text:span text:style-name="T35_77">help</text:span><text:span text:style-name="T35_78"><text:s/></text:span><text:span text:style-name="T35_79">us</text:span><text:span text:style-name="T35_80"><text:s/></text:span><text:span text:style-name="T35_81">test</text:span><text:span text:style-name="T35_82"><text:s/></text:span><text:span text:style-name="T35_83">the</text:span><text:span text:style-name="T35_84"><text:s/></text:span><text:span text:style-name="T35_85">code</text:span><text:span text:style-name="T35_86"><text:s/></text:span><text:span text:style-name="T35_87">better</text:span><text:span text:style-name="T35_88">,<text:s/></text:span><text:span text:style-name="T35_89">and</text:span><text:span text:style-name="T35_90"><text:s/></text:span><text:span text:style-name="T35_91">also</text:span><text:span text:style-name="T35_92"><text:s/></text:span><text:span text:style-name="T35_93">give</text:span><text:span text:style-name="T35_94"><text:s/></text:span><text:span text:style-name="T35_95">us</text:span><text:span text:style-name="T35_96"><text:s/></text:span><text:span text:style-name="T35_97">an</text:span><text:span text:style-name="T35_98"><text:s/></text:span><text:span text:style-name="T35_99">easy</text:span><text:span text:style-name="T35_100"><text:s/></text:span><text:span text:style-name="T35_101">path</text:span><text:span text:style-name="T35_102"><text:s/></text:span><text:span text:style-name="T35_103">for</text:span><text:span text:style-name="T35_104"><text:s/></text:span><text:span text:style-name="T35_105">exposing</text:span><text:span text:style-name="T35_106"><text:s/></text:span><text:span text:style-name="T35_107">the</text:span><text:span text:style-name="T35_108"><text:s/></text:span><text:span text:style-name="T35_109">relevant</text:span><text:span text:style-name="T35_110"><text:s/></text:span><text:span text:style-name="T35_111">data</text:span><text:span text:style-name="T35_112"><text:s/></text:span><text:span text:style-name="T35_113">to</text:span><text:span text:style-name="T35_114"><text:s/></text:span><text:span text:style-name="T35_115">other</text:span><text:span text:style-name="T35_116"><text:s/></text:span><text:span text:style-name="T35_117">products</text:span><text:span text:style-name="T35_118"><text:s/></text:span><text:span text:style-name="T35_119">that</text:span><text:span text:style-name="T35_120"><text:s/></text:span><text:span text:style-name="T35_121">may</text:span><text:span text:style-name="T35_122"><text:s/></text:span><text:span text:style-name="T35_123">later</text:span><text:span text:style-name="T35_124"><text:s/></text:span><text:span text:style-name="T35_125">require</text:span><text:span text:style-name="T35_126"><text:s/></text:span><text:span text:style-name="T35_127">it</text:span><text:span text:style-name="T35_128">.<text:s/></text:span><text:span text:style-name="T35_129">In</text:span><text:span text:style-name="T35_130"><text:s/></text:span><text:span text:style-name="T35_131">the</text:span><text:span text:style-name="T35_132"><text:s/></text:span><text:span text:style-name="T35_133">process</text:span><text:span text:style-name="T35_134"><text:s/></text:span><text:span text:style-name="T35_135">the</text:span><text:span text:style-name="T35_136"><text:s/></text:span><text:span text:style-name="T35_137">code</text:span><text:span text:style-name="T35_138"><text:s/></text:span><text:span text:style-name="T35_139">was</text:span><text:span text:style-name="T35_140"><text:s/></text:span><text:span text:style-name="T35_141">made</text:span><text:span text:style-name="T35_142"><text:s/></text:span><text:span text:style-name="T35_143">more</text:span><text:span text:style-name="T35_144"><text:s/></text:span><text:span text:style-name="T35_145">modular</text:span><text:span text:style-name="T35_146">,<text:s/></text:span><text:span text:style-name="T35_147">more</text:span><text:span text:style-name="T35_148"><text:s/></text:span><text:span text:style-name="T35_149">testable</text:span><text:span text:style-name="T35_150">,<text:s/></text:span><text:span text:style-name="T35_151">and</text:span><text:span text:style-name="T35_152"><text:s/></text:span><text:span text:style-name="T35_153">more</text:span><text:span text:style-name="T35_154"><text:s/></text:span><text:span text:style-name="T35_155">extensible</text:span><text:span text:style-name="T35_156"><text:s/></text:span><text:span text:style-name="T35_157">than</text:span><text:span text:style-name="T35_158"><text:s/></text:span><text:span text:style-name="T35_159">it</text:span><text:span text:style-name="T35_160"><text:s/></text:span><text:span text:style-name="T35_161">was</text:span><text:span text:style-name="T35_162"><text:s/></text:span><text:span text:style-name="T35_163">before</text:span><text:span text:style-name="T35_164">.<text:s/></text:span><text:span text:style-name="T35_165">I</text:span><text:span text:style-name="T35_166"><text:s/></text:span><text:span text:style-name="T35_167">also</text:span><text:span text:style-name="T35_168"><text:s/></text:span><text:span text:style-name="T35_169">built</text:span><text:span text:style-name="T35_170"><text:s/></text:span><text:span text:style-name="T35_171">a</text:span><text:span text:style-name="T35_172"><text:s/></text:span><text:span text:style-name="T35_173">few</text:span><text:span text:style-name="T35_174"><text:s/></text:span><text:span text:style-name="T35_175">interesting</text:span><text:span text:style-name="T35_176"><text:s/></text:span><text:span text:style-name="T35_177">IQueryable</text:span><text:span text:style-name="T35_178"><text:s/></text:span><text:span text:style-name="T35_179">helpers</text:span><text:span text:style-name="T35_180"><text:s/></text:span><text:span text:style-name="T35_181">to</text:span><text:span text:style-name="T35_182"><text:s/></text:span><text:span text:style-name="T35_183">enable</text:span><text:span text:style-name="T35_184"><text:s/></text:span><text:span text:style-name="T35_185">full</text:span><text:span text:style-name="T35_186"><text:s/></text:span><text:span text:style-name="T35_187">text</text:span><text:span text:style-name="T35_188"><text:s/></text:span><text:span text:style-name="T35_189">search</text:span><text:span text:style-name="T35_190">.</text:span></text:p>
      <text:p text:style-name="P36"><text:span text:style-name="T36_1">Relevant</text:span><text:span text:style-name="T36_2"><text:s/></text:span><text:span text:style-name="T36_3">tech</text:span><text:span text:style-name="T36_4"><text:s/></text:span><text:span text:style-name="T36_5">details</text:span><text:span text:style-name="T36_6">:<text:s/></text:span><text:span text:style-name="T36_7">MVC</text:span><text:span text:style-name="T36_8">5,<text:s/></text:span><text:span text:style-name="T36_9">WebApi</text:span><text:span text:style-name="T36_10"><text:s/>2,<text:s/></text:span><text:span text:style-name="T36_11">Autofac</text:span><text:span text:style-name="T36_12">,<text:s/></text:span><text:span text:style-name="T36_13">xUnit</text:span><text:span text:style-name="T36_14">,<text:s/></text:span><text:span text:style-name="T36_15">Kendo</text:span><text:span text:style-name="T36_16"><text:s/></text:span><text:span text:style-name="T36_17">MVC</text:span><text:span text:style-name="T36_18">,<text:s/></text:span><text:span text:style-name="T36_19">Moq</text:span></text:p>
      <text:p text:style-name="P37"/>
      <text:p text:style-name="P38"><text:span text:style-name="T38_1">Segmentation</text:span><text:span text:style-name="T38_2"><text:s/></text:span><text:span text:style-name="T38_3">UI</text:span><text:span text:style-name="T38_4"><text:s/></text:span><text:span text:style-name="T38_5">widget</text:span><text:span text:style-name="T38_6"><text:s/>&amp;<text:s/></text:span><text:span text:style-name="T38_7">API</text:span></text:p>
      <text:p text:style-name="P39"><text:span text:style-name="T39_1">For</text:span><text:span text:style-name="T39_2"><text:s/></text:span><text:span text:style-name="T39_3">several</text:span><text:span text:style-name="T39_4"><text:s/></text:span><text:span text:style-name="T39_5">of</text:span><text:span text:style-name="T39_6"><text:s/></text:span><text:span text:style-name="T39_7">our</text:span><text:span text:style-name="T39_8"><text:s/></text:span><text:span text:style-name="T39_9">products</text:span><text:span text:style-name="T39_10">,<text:s/></text:span><text:span text:style-name="T39_11">we</text:span><text:span text:style-name="T39_12"><text:s/></text:span><text:span text:style-name="T39_13">needed</text:span><text:span text:style-name="T39_14"><text:s/></text:span><text:span text:style-name="T39_15">an</text:span><text:span text:style-name="T39_16"><text:s/></text:span><text:span text:style-name="T39_17">HTML</text:span><text:span text:style-name="T39_18"><text:s/></text:span><text:span text:style-name="T39_19">widget</text:span><text:span text:style-name="T39_20"><text:s/></text:span><text:span text:style-name="T39_21">that</text:span><text:span text:style-name="T39_22"><text:s/></text:span><text:span text:style-name="T39_23">could</text:span><text:span text:style-name="T39_24"><text:s/></text:span><text:span text:style-name="T39_25">access</text:span><text:span text:style-name="T39_26"><text:s/></text:span><text:span text:style-name="T39_27">our</text:span><text:span text:style-name="T39_28"><text:s/></text:span><text:span text:style-name="T39_29">new</text:span><text:span text:style-name="T39_30"><text:s/>“</text:span><text:span text:style-name="T39_31">Segmentation</text:span><text:span text:style-name="T39_32">”<text:s/></text:span><text:span text:style-name="T39_33">API</text:span><text:span text:style-name="T39_34"><text:s/></text:span><text:span text:style-name="T39_35">which</text:span><text:span text:style-name="T39_36"><text:s/></text:span><text:span text:style-name="T39_37">can</text:span><text:span text:style-name="T39_38"><text:s/></text:span><text:span text:style-name="T39_39">segment</text:span><text:span text:style-name="T39_40"><text:s/>(</text:span><text:span text:style-name="T39_41">i</text:span><text:span text:style-name="T39_42">.</text:span><text:span text:style-name="T39_43">e</text:span><text:span text:style-name="T39_44">.<text:s/></text:span><text:span text:style-name="T39_45">facet</text:span><text:span text:style-name="T39_46">)<text:s/></text:span><text:span text:style-name="T39_47">user</text:span><text:span text:style-name="T39_48"><text:s/></text:span><text:span text:style-name="T39_49">data</text:span><text:span text:style-name="T39_50"><text:s/></text:span><text:span text:style-name="T39_51">in</text:span><text:span text:style-name="T39_52"><text:s/></text:span><text:span text:style-name="T39_53">several</text:span><text:span text:style-name="T39_54"><text:s/></text:span><text:span text:style-name="T39_55">ways</text:span><text:span text:style-name="T39_56">.<text:s/></text:span><text:span text:style-name="T39_57">The</text:span><text:span text:style-name="T39_58"><text:s/></text:span><text:span text:style-name="T39_59">widget</text:span><text:span text:style-name="T39_60"><text:s/></text:span><text:span text:style-name="T39_61">itself</text:span><text:span text:style-name="T39_62"><text:s/></text:span><text:span text:style-name="T39_63">was</text:span><text:span text:style-name="T39_64"><text:s/></text:span><text:span text:style-name="T39_65">interesting</text:span><text:span text:style-name="T39_66"><text:s/></text:span><text:span text:style-name="T39_67">because</text:span><text:span text:style-name="T39_68"><text:s/></text:span><text:span text:style-name="T39_69">it</text:span><text:span text:style-name="T39_70"><text:s/></text:span><text:span text:style-name="T39_71">was</text:span><text:span text:style-name="T39_72"><text:s/></text:span><text:span text:style-name="T39_73">pure</text:span><text:span text:style-name="T39_74"><text:s/></text:span><text:span text:style-name="T39_75">HTML</text:span><text:span text:style-name="T39_76">/</text:span><text:span text:style-name="T39_77">JS</text:span><text:span text:style-name="T39_78">/</text:span><text:span text:style-name="T39_79">CSS</text:span><text:span text:style-name="T39_80"><text:s/>(</text:span><text:span text:style-name="T39_81">with</text:span><text:span text:style-name="T39_82"><text:s/></text:span><text:span text:style-name="T39_83">a</text:span><text:span text:style-name="T39_84"><text:s/></text:span><text:span text:style-name="T39_85">small</text:span><text:span text:style-name="T39_86"><text:s/></text:span><text:span text:style-name="T39_87">dependency</text:span><text:span text:style-name="T39_88"><text:s/></text:span><text:span text:style-name="T39_89">on</text:span><text:span text:style-name="T39_90"><text:s/></text:span><text:span text:style-name="T39_91">JQuery</text:span><text:span text:style-name="T39_92"><text:s/></text:span><text:span text:style-name="T39_93">and</text:span><text:span text:style-name="T39_94"><text:s/></text:span><text:span text:style-name="T39_95">a</text:span><text:span text:style-name="T39_96"><text:s/></text:span><text:span text:style-name="T39_97">few</text:span><text:span text:style-name="T39_98"><text:s/></text:span><text:span text:style-name="T39_99">other</text:span><text:span text:style-name="T39_100"><text:s/></text:span><text:span text:style-name="T39_101">libraries</text:span><text:span text:style-name="T39_102">),<text:s/></text:span><text:span text:style-name="T39_103">which</text:span><text:span text:style-name="T39_104"><text:s/></text:span><text:span text:style-name="T39_105">we</text:span><text:span text:style-name="T39_106"><text:s/></text:span><text:span text:style-name="T39_107">could</text:span><text:span text:style-name="T39_108"><text:s/></text:span><text:span text:style-name="T39_109">then</text:span><text:span text:style-name="T39_110"><text:s/></text:span><text:span text:style-name="T39_111">encapsulate</text:span><text:span text:style-name="T39_112"><text:s/></text:span><text:span text:style-name="T39_113">in</text:span><text:span text:style-name="T39_114"><text:s/></text:span><text:span text:style-name="T39_115">an</text:span><text:span text:style-name="T39_116"><text:s/></text:span><text:span text:style-name="T39_117">easy</text:span><text:span text:style-name="T39_118"><text:s/></text:span><text:span text:style-name="T39_119">MVC</text:span><text:span text:style-name="T39_120"><text:s/></text:span><text:span text:style-name="T39_121">helper</text:span><text:span text:style-name="T39_122">,<text:s/></text:span><text:span text:style-name="T39_123">which</text:span><text:span text:style-name="T39_124"><text:s/></text:span><text:span text:style-name="T39_125">was</text:span><text:span text:style-name="T39_126"><text:s/></text:span><text:span text:style-name="T39_127">then</text:span><text:span text:style-name="T39_128"><text:s/></text:span><text:span text:style-name="T39_129">encapsulated</text:span><text:span text:style-name="T39_130"><text:s/></text:span><text:span text:style-name="T39_131">in</text:span><text:span text:style-name="T39_132"><text:s/></text:span><text:span text:style-name="T39_133">a</text:span><text:span text:style-name="T39_134"><text:s/></text:span><text:span text:style-name="T39_135">nuget</text:span><text:span text:style-name="T39_136"><text:s/></text:span><text:span text:style-name="T39_137">package</text:span><text:span text:style-name="T39_138">.<text:s/></text:span><text:span text:style-name="T39_139">Since</text:span><text:span text:style-name="T39_140"><text:s/></text:span><text:span text:style-name="T39_141">the</text:span><text:span text:style-name="T39_142"><text:s/></text:span><text:span text:style-name="T39_143">API</text:span><text:span text:style-name="T39_144"><text:s/></text:span><text:span text:style-name="T39_145">could</text:span><text:span text:style-name="T39_146"><text:s/></text:span><text:span text:style-name="T39_147">potentially</text:span><text:span text:style-name="T39_148"><text:s/></text:span><text:span text:style-name="T39_149">induce</text:span><text:span text:style-name="T39_150"><text:s/></text:span><text:span text:style-name="T39_151">expensive</text:span><text:span text:style-name="T39_152"><text:s/></text:span><text:span text:style-name="T39_153">operations</text:span><text:span text:style-name="T39_154">,<text:s/></text:span><text:span text:style-name="T39_155">the</text:span><text:span text:style-name="T39_156"><text:s/></text:span><text:span text:style-name="T39_157">full</text:span><text:span text:style-name="T39_158"><text:s/></text:span><text:span text:style-name="T39_159">stack</text:span><text:span text:style-name="T39_160"><text:s/>(</text:span><text:span text:style-name="T39_161">JS</text:span><text:span text:style-name="T39_162"><text:s/></text:span><text:span text:style-name="T39_163">to</text:span><text:span text:style-name="T39_164"><text:s/></text:span><text:span text:style-name="T39_165">API</text:span><text:span text:style-name="T39_166"><text:s/></text:span><text:span text:style-name="T39_167">to</text:span><text:span text:style-name="T39_168"><text:s/></text:span><text:span text:style-name="T39_169">DB</text:span><text:span text:style-name="T39_170">)<text:s/></text:span><text:span text:style-name="T39_171">was</text:span><text:span text:style-name="T39_172"><text:s/></text:span><text:span text:style-name="T39_173">all</text:span><text:span text:style-name="T39_174"><text:s/></text:span><text:span text:style-name="T39_175">async</text:span><text:span text:style-name="T39_176"><text:s/></text:span><text:span text:style-name="T39_177">with</text:span><text:span text:style-name="T39_178"><text:s/></text:span><text:span text:style-name="T39_179">cancellation</text:span><text:span text:style-name="T39_180"><text:s/></text:span><text:span text:style-name="T39_181">support</text:span><text:span text:style-name="T39_182">.<text:s/></text:span><text:span text:style-name="T39_183">While</text:span><text:span text:style-name="T39_184"><text:s/></text:span><text:span text:style-name="T39_185">the</text:span><text:span text:style-name="T39_186"><text:s/></text:span><text:span text:style-name="T39_187">JS</text:span><text:span text:style-name="T39_188"><text:s/></text:span><text:span text:style-name="T39_189">provides</text:span><text:span text:style-name="T39_190"><text:s/>“</text:span><text:span text:style-name="T39_191">real</text:span><text:span text:style-name="T39_192">-</text:span><text:span text:style-name="T39_193">time</text:span><text:span text:style-name="T39_194">”<text:s/></text:span><text:span text:style-name="T39_195">data</text:span><text:span text:style-name="T39_196">,<text:s/></text:span><text:span text:style-name="T39_197">the</text:span><text:span text:style-name="T39_198"><text:s/></text:span><text:span text:style-name="T39_199">underlying</text:span><text:span text:style-name="T39_200"><text:s/></text:span><text:span text:style-name="T39_201">model</text:span><text:span text:style-name="T39_202"><text:s/></text:span><text:span text:style-name="T39_203">was</text:span><text:span text:style-name="T39_204"><text:s/></text:span><text:span text:style-name="T39_205">mostly</text:span><text:span text:style-name="T39_206"><text:s/></text:span><text:span text:style-name="T39_207">intended</text:span><text:span text:style-name="T39_208"><text:s/></text:span><text:span text:style-name="T39_209">for</text:span><text:span text:style-name="T39_210"><text:s/>“</text:span><text:span text:style-name="T39_211">easy</text:span><text:span text:style-name="T39_212">”<text:s/></text:span><text:span text:style-name="T39_213">segments</text:span><text:span text:style-name="T39_214"><text:s/></text:span><text:span text:style-name="T39_215">that</text:span><text:span text:style-name="T39_216"><text:s/></text:span><text:span text:style-name="T39_217">could</text:span><text:span text:style-name="T39_218"><text:s/></text:span><text:span text:style-name="T39_219">be</text:span><text:span text:style-name="T39_220"><text:s/></text:span><text:span text:style-name="T39_221">calculated</text:span><text:span text:style-name="T39_222"><text:s/></text:span><text:span text:style-name="T39_223">ahead</text:span><text:span text:style-name="T39_224"><text:s/></text:span><text:span text:style-name="T39_225">of</text:span><text:span text:style-name="T39_226"><text:s/></text:span><text:span text:style-name="T39_227">time</text:span><text:span text:style-name="T39_228">.</text:span></text:p>
      <text:p text:style-name="P40"><text:span text:style-name="T40_1">Relevant</text:span><text:span text:style-name="T40_2"><text:s/></text:span><text:span text:style-name="T40_3">tech</text:span><text:span text:style-name="T40_4"><text:s/></text:span><text:span text:style-name="T40_5">details</text:span><text:span text:style-name="T40_6">:</text:span><text:span text:style-name="T40_7"><text:s/></text:span><text:span text:style-name="T40_8">Angular</text:span><text:span text:style-name="T40_9"><text:s/>(</text:span><text:span text:style-name="T40_10">v</text:span><text:span text:style-name="T40_11">1),<text:s/></text:span><text:span text:style-name="T40_12">Jasmine</text:span><text:span text:style-name="T40_13">,<text:s/></text:span><text:span text:style-name="T40_14">Protractor</text:span><text:span text:style-name="T40_15">,<text:s/></text:span><text:span text:style-name="T40_16">Gulp</text:span><text:span text:style-name="T40_17">,<text:s/></text:span><text:span text:style-name="T40_18">Bower</text:span><text:span text:style-name="T40_19">,<text:s/></text:span><text:span text:style-name="T40_20">NodeJS</text:span><text:span text:style-name="T40_21"><text:s/>/<text:s/></text:span><text:span text:style-name="T40_22">npm</text:span><text:span text:style-name="T40_23">,<text:s/></text:span><text:span text:style-name="T40_24">MVC</text:span><text:span text:style-name="T40_25">,<text:s/></text:span><text:span text:style-name="T40_26">WebApi</text:span></text:p>
      <text:p text:style-name="P41"/>
      <text:p text:style-name="P42"><text:span text:style-name="T42_1">Social</text:span><text:span text:style-name="T42_2"><text:s/></text:span><text:span text:style-name="T42_3">Media</text:span><text:span text:style-name="T42_4"><text:s/></text:span><text:span text:style-name="T42_5">Publishing</text:span></text:p>
      <text:p text:style-name="P43"><text:span text:style-name="T43_1">Many</text:span><text:span text:style-name="T43_2"><text:s/></text:span><text:span text:style-name="T43_3">clients</text:span><text:span text:style-name="T43_4"><text:s/></text:span><text:span text:style-name="T43_5">wanted</text:span><text:span text:style-name="T43_6"><text:s/></text:span><text:span text:style-name="T43_7">to</text:span><text:span text:style-name="T43_8"><text:s/></text:span><text:span text:style-name="T43_9">be</text:span><text:span text:style-name="T43_10"><text:s/></text:span><text:span text:style-name="T43_11">able</text:span><text:span text:style-name="T43_12"><text:s/></text:span><text:span text:style-name="T43_13">to</text:span><text:span text:style-name="T43_14"><text:s/></text:span><text:span text:style-name="T43_15">publish</text:span><text:span text:style-name="T43_16"><text:s/></text:span><text:span text:style-name="T43_17">the</text:span><text:span text:style-name="T43_18"><text:s/></text:span><text:span text:style-name="T43_19">content</text:span><text:span text:style-name="T43_20"><text:s/></text:span><text:span text:style-name="T43_21">of</text:span><text:span text:style-name="T43_22"><text:s/></text:span><text:span text:style-name="T43_23">their</text:span><text:span text:style-name="T43_24"><text:s/></text:span><text:span text:style-name="T43_25">mailings</text:span><text:span text:style-name="T43_26"><text:s/></text:span><text:span text:style-name="T43_27">to</text:span><text:span text:style-name="T43_28"><text:s/></text:span><text:span text:style-name="T43_29">their</text:span><text:span text:style-name="T43_30"><text:s/></text:span><text:span text:style-name="T43_31">social</text:span><text:span text:style-name="T43_32"><text:s/></text:span><text:span text:style-name="T43_33">media</text:span><text:span text:style-name="T43_34"><text:s/></text:span><text:span text:style-name="T43_35">accounts</text:span><text:span text:style-name="T43_36"><text:s/></text:span><text:span text:style-name="T43_37">when</text:span><text:span text:style-name="T43_38"><text:s/></text:span><text:span text:style-name="T43_39">the</text:span><text:span text:style-name="T43_40"><text:s/></text:span><text:span text:style-name="T43_41">mailings</text:span><text:span text:style-name="T43_42"><text:s/></text:span><text:span text:style-name="T43_43">go</text:span><text:span text:style-name="T43_44"><text:s/></text:span><text:span text:style-name="T43_45">out</text:span><text:span text:style-name="T43_46">.<text:s/></text:span><text:span text:style-name="T43_47">We</text:span><text:span text:style-name="T43_48"><text:s/></text:span><text:span text:style-name="T43_49">created</text:span><text:span text:style-name="T43_50"><text:s/></text:span><text:span text:style-name="T43_51">a</text:span><text:span text:style-name="T43_52"><text:s/></text:span><text:span text:style-name="T43_53">UI</text:span><text:span text:style-name="T43_54"><text:s/></text:span><text:span text:style-name="T43_55">with</text:span><text:span text:style-name="T43_56"><text:s/></text:span><text:span text:style-name="T43_57">which</text:span><text:span text:style-name="T43_58"><text:s/></text:span><text:span text:style-name="T43_59">they</text:span><text:span text:style-name="T43_60"><text:s/></text:span><text:span text:style-name="T43_61">can</text:span><text:span text:style-name="T43_62"><text:s/></text:span><text:span text:style-name="T43_63">create</text:span><text:span text:style-name="T43_64"><text:s/></text:span><text:span text:style-name="T43_65">social</text:span><text:span text:style-name="T43_66"><text:s/></text:span><text:span text:style-name="T43_67">posts</text:span><text:span text:style-name="T43_68"><text:s/></text:span><text:span text:style-name="T43_69">from</text:span><text:span text:style-name="T43_70"><text:s/></text:span><text:span text:style-name="T43_71">their</text:span><text:span text:style-name="T43_72"><text:s/></text:span><text:span text:style-name="T43_73">mailings</text:span><text:span text:style-name="T43_74"><text:s/></text:span><text:span text:style-name="T43_75">and</text:span><text:span text:style-name="T43_76"><text:s/></text:span><text:span text:style-name="T43_77">modify</text:span><text:span text:style-name="T43_78"><text:s/></text:span><text:span text:style-name="T43_79">the</text:span><text:span text:style-name="T43_80"><text:s/></text:span><text:span text:style-name="T43_81">content</text:span><text:span text:style-name="T43_82"><text:s/></text:span><text:span text:style-name="T43_83">as</text:span><text:span text:style-name="T43_84"><text:s/></text:span><text:span text:style-name="T43_85">desired</text:span><text:span text:style-name="T43_86">.<text:s/></text:span><text:span text:style-name="T43_87">The</text:span><text:span text:style-name="T43_88"><text:s/></text:span><text:span text:style-name="T43_89">feature</text:span><text:span text:style-name="T43_90"><text:s/></text:span><text:span text:style-name="T43_91">itself</text:span><text:span text:style-name="T43_92"><text:s/></text:span><text:span text:style-name="T43_93">sounds</text:span><text:span text:style-name="T43_94"><text:s/></text:span><text:span text:style-name="T43_95">trivial</text:span><text:span text:style-name="T43_96">,<text:s/></text:span><text:span text:style-name="T43_97">but</text:span><text:span text:style-name="T43_98"><text:s/></text:span><text:span text:style-name="T43_99">since</text:span><text:span text:style-name="T43_100"><text:s/></text:span><text:span text:style-name="T43_101">social</text:span><text:span text:style-name="T43_102"><text:s/></text:span><text:span text:style-name="T43_103">posts</text:span><text:span text:style-name="T43_104"><text:s/></text:span><text:span text:style-name="T43_105">could</text:span><text:span text:style-name="T43_106"><text:s/></text:span><text:span text:style-name="T43_107">be</text:span><text:span text:style-name="T43_108"><text:s/></text:span><text:span text:style-name="T43_109">edited</text:span><text:span text:style-name="T43_110"><text:s/></text:span><text:span text:style-name="T43_111">independently</text:span><text:span text:style-name="T43_112"><text:s/></text:span><text:span text:style-name="T43_113">of</text:span><text:span text:style-name="T43_114"><text:s/></text:span><text:span text:style-name="T43_115">mailings</text:span><text:span text:style-name="T43_116"><text:s/></text:span><text:span text:style-name="T43_117">and</text:span><text:span text:style-name="T43_118"><text:s/></text:span><text:span text:style-name="T43_119">we</text:span><text:span text:style-name="T43_120"><text:s/></text:span><text:span text:style-name="T43_121">actually</text:span><text:span text:style-name="T43_122"><text:s/></text:span><text:span text:style-name="T43_123">have</text:span><text:span text:style-name="T43_124"><text:s/></text:span><text:span text:style-name="T43_125">two</text:span><text:span text:style-name="T43_126"><text:s/></text:span><text:span text:style-name="T43_127">mailing</text:span><text:span text:style-name="T43_128"><text:s/></text:span><text:span text:style-name="T43_129">systems</text:span><text:span text:style-name="T43_130"><text:s/>(</text:span><text:span text:style-name="T43_131">one</text:span><text:span text:style-name="T43_132"><text:s/></text:span><text:span text:style-name="T43_133">built</text:span><text:span text:style-name="T43_134"><text:s/></text:span><text:span text:style-name="T43_135">on</text:span><text:span text:style-name="T43_136"><text:s/></text:span><text:span text:style-name="T43_137">top</text:span><text:span text:style-name="T43_138"><text:s/></text:span><text:span text:style-name="T43_139">of</text:span><text:span text:style-name="T43_140"><text:s/></text:span><text:span text:style-name="T43_141">the</text:span><text:span text:style-name="T43_142"><text:s/></text:span><text:span text:style-name="T43_143">other</text:span><text:span text:style-name="T43_144"><text:s/></text:span><text:span text:style-name="T43_145">with</text:span><text:span text:style-name="T43_146"><text:s/></text:span><text:span text:style-name="T43_147">added</text:span><text:span text:style-name="T43_148"><text:s/></text:span><text:span text:style-name="T43_149">workflow</text:span><text:span text:style-name="T43_150"><text:s/></text:span><text:span text:style-name="T43_151">and</text:span><text:span text:style-name="T43_152"><text:s/></text:span><text:span text:style-name="T43_153">business</text:span><text:span text:style-name="T43_154"><text:s/></text:span><text:span text:style-name="T43_155">rules</text:span><text:span text:style-name="T43_156">),<text:s/></text:span><text:span text:style-name="T43_157">it</text:span><text:span text:style-name="T43_158"><text:s/></text:span><text:span text:style-name="T43_159">became</text:span><text:span text:style-name="T43_160"><text:s/></text:span><text:span text:style-name="T43_161">slightly</text:span><text:span text:style-name="T43_162"><text:s/></text:span><text:span text:style-name="T43_163">more</text:span><text:span text:style-name="T43_164"><text:s/></text:span><text:span text:style-name="T43_165">complex</text:span><text:span text:style-name="T43_166"><text:s/></text:span><text:span text:style-name="T43_167">as</text:span><text:span text:style-name="T43_168"><text:s/></text:span><text:span text:style-name="T43_169">there</text:span><text:span text:style-name="T43_170"><text:s/></text:span><text:span text:style-name="T43_171">were</text:span><text:span text:style-name="T43_172"><text:s/></text:span><text:span text:style-name="T43_173">many</text:span><text:span text:style-name="T43_174"><text:s/></text:span><text:span text:style-name="T43_175">workflows</text:span><text:span text:style-name="T43_176"><text:s/></text:span><text:span text:style-name="T43_177">and</text:span><text:span text:style-name="T43_178"><text:s/></text:span><text:span text:style-name="T43_179">mixed</text:span><text:span text:style-name="T43_180"><text:s/></text:span><text:span text:style-name="T43_181">states</text:span><text:span text:style-name="T43_182"><text:s/></text:span><text:span text:style-name="T43_183">in</text:span><text:span text:style-name="T43_184"><text:s/></text:span><text:span text:style-name="T43_185">which</text:span><text:span text:style-name="T43_186"><text:s/></text:span><text:span text:style-name="T43_187">the</text:span><text:span text:style-name="T43_188"><text:s/></text:span><text:span text:style-name="T43_189">mailings</text:span><text:span text:style-name="T43_190"><text:s/></text:span><text:span text:style-name="T43_191">and</text:span><text:span text:style-name="T43_192"><text:s/></text:span><text:span text:style-name="T43_193">posts</text:span><text:span text:style-name="T43_194"><text:s/></text:span><text:span text:style-name="T43_195">could</text:span><text:span text:style-name="T43_196"><text:s/></text:span><text:span text:style-name="T43_197">exist</text:span><text:span text:style-name="T43_198">.</text:span></text:p>
      <text:p text:style-name="P44"/>
      <text:p text:style-name="P45"><text:span text:style-name="T45_1">Assorted</text:span><text:span text:style-name="T45_2"><text:s/></text:span><text:span text:style-name="T45_3">other</text:span><text:span text:style-name="T45_4"><text:s/></text:span><text:span text:style-name="T45_5">work</text:span></text:p>
      <text:p text:style-name="P46"><text:span text:style-name="T46_1">There</text:span><text:span text:style-name="T46_2">’</text:span><text:span text:style-name="T46_3">s</text:span><text:span text:style-name="T46_4"><text:s/></text:span><text:span text:style-name="T46_5">some</text:span><text:span text:style-name="T46_6"><text:s/></text:span><text:span text:style-name="T46_7">other</text:span><text:span text:style-name="T46_8"><text:s/></text:span><text:span text:style-name="T46_9">work</text:span><text:span text:style-name="T46_10"><text:s/></text:span><text:span text:style-name="T46_11">that</text:span><text:span text:style-name="T46_12"><text:s/></text:span><text:span text:style-name="T46_13">doesn</text:span><text:span text:style-name="T46_14">’</text:span><text:span text:style-name="T46_15">t</text:span><text:span text:style-name="T46_16"><text:s/></text:span><text:span text:style-name="T46_17">quite</text:span><text:span text:style-name="T46_18"><text:s/></text:span><text:span text:style-name="T46_19">stand</text:span><text:span text:style-name="T46_20"><text:s/></text:span><text:span text:style-name="T46_21">on</text:span><text:span text:style-name="T46_22"><text:s/></text:span><text:span text:style-name="T46_23">its</text:span><text:span text:style-name="T46_24"><text:s/></text:span><text:span text:style-name="T46_25">own</text:span><text:span text:style-name="T46_26"><text:s/></text:span><text:span text:style-name="T46_27">but</text:span><text:span text:style-name="T46_28"><text:s/></text:span><text:span text:style-name="T46_29">is</text:span><text:span text:style-name="T46_30"><text:s/></text:span><text:span text:style-name="T46_31">worth</text:span><text:span text:style-name="T46_32"><text:s/></text:span><text:span text:style-name="T46_33">mentioning</text:span><text:span text:style-name="T46_34">:<text:s/></text:span><text:span text:style-name="T46_35">Understanding</text:span><text:span text:style-name="T46_36"><text:s/></text:span><text:span text:style-name="T46_37">our</text:span><text:span text:style-name="T46_38"><text:s/></text:span><text:span text:style-name="T46_39">mission</text:span><text:span text:style-name="T46_40">-</text:span><text:span text:style-name="T46_41">critical</text:span><text:span text:style-name="T46_42"><text:s/></text:span><text:span text:style-name="T46_43">software</text:span><text:span text:style-name="T46_44"><text:s/>(</text:span><text:span text:style-name="T46_45">mailing</text:span><text:span text:style-name="T46_46"><text:s/></text:span><text:span text:style-name="T46_47">system</text:span><text:span text:style-name="T46_48">),<text:s/></text:span><text:span text:style-name="T46_49">database</text:span><text:span text:style-name="T46_50"><text:s/></text:span><text:span text:style-name="T46_51">performance</text:span><text:span text:style-name="T46_52"><text:s/></text:span><text:span text:style-name="T46_53">tuning</text:span><text:span text:style-name="T46_54">,<text:s/></text:span><text:span text:style-name="T46_55">mixed</text:span><text:span text:style-name="T46_56">-</text:span><text:span text:style-name="T46_57">stack</text:span><text:span text:style-name="T46_58"><text:s/></text:span><text:span text:style-name="T46_59">work</text:span><text:span text:style-name="T46_60">:<text:s/></text:span><text:span text:style-name="T46_61">Java</text:span><text:span text:style-name="T46_62"><text:s/>&amp;<text:s/></text:span><text:span text:style-name="T46_63">Python</text:span><text:span text:style-name="T46_64">,<text:s/></text:span><text:span text:style-name="T46_65">Code</text:span><text:span text:style-name="T46_66"><text:s/></text:span><text:span text:style-name="T46_67">reviews</text:span><text:span text:style-name="T46_68">,<text:s/></text:span><text:span text:style-name="T46_69">architectural</text:span><text:span text:style-name="T46_70"><text:s/></text:span><text:span text:style-name="T46_71">planning</text:span><text:span text:style-name="T46_72">,<text:s/></text:span><text:span text:style-name="T46_73">improving</text:span><text:span text:style-name="T46_74"><text:s/></text:span><text:span text:style-name="T46_75">our</text:span><text:span text:style-name="T46_76"><text:s/></text:span><text:span text:style-name="T46_77">documentation</text:span><text:span text:style-name="T46_78"><text:s/>(</text:span><text:span text:style-name="T46_79">by</text:span><text:span text:style-name="T46_80"><text:s/></text:span><text:span text:style-name="T46_81">an</text:span><text:span text:style-name="T46_82"><text:s/></text:span><text:span text:style-name="T46_83">order</text:span><text:span text:style-name="T46_84"><text:s/></text:span><text:span text:style-name="T46_85">of</text:span><text:span text:style-name="T46_86"><text:s/></text:span><text:span text:style-name="T46_87">magnitude</text:span><text:span text:style-name="T46_88">).</text:span></text:p>
      <text:p text:style-name="P47"/>
      <text:p text:style-name="P48"><text:span text:style-name="T48_1">July</text:span><text:span text:style-name="T48_2"><text:s/>2009<text:s/>-<text:s/></text:span><text:span text:style-name="T48_3">August</text:span><text:span text:style-name="T48_4"><text:s/>2014</text:span></text:p>
      <text:p text:style-name="P49"><text:span text:style-name="T49_1">REI</text:span><text:span text:style-name="T49_2"><text:s/></text:span><text:span text:style-name="T49_3">Systems</text:span><text:span text:style-name="T49_4"><text:s/>-<text:s/></text:span><text:span text:style-name="T49_5"><text:a xlink:type="simple" xlink:href="https://www.reisystems.com"><text:span text:style-name="T49_6">https</text:span></text:a></text:span><text:span text:style-name="T49_7"><text:a xlink:type="simple" xlink:href="https://www.reisystems.com"><text:span text:style-name="T49_8">://</text:span></text:a></text:span><text:span text:style-name="T49_9"><text:a xlink:type="simple" xlink:href="https://www.reisystems.com"><text:span text:style-name="T49_10">www</text:span></text:a></text:span><text:span text:style-name="T49_11"><text:a xlink:type="simple" xlink:href="https://www.reisystems.com"><text:span text:style-name="T49_12">.</text:span></text:a></text:span><text:span text:style-name="T49_13"><text:a xlink:type="simple" xlink:href="https://www.reisystems.com"><text:span text:style-name="T49_14">reisystems</text:span></text:a></text:span><text:span text:style-name="T49_15"><text:a xlink:type="simple" xlink:href="https://www.reisystems.com"><text:span text:style-name="T49_16">.</text:span></text:a></text:span><text:span text:style-name="T49_17"><text:a xlink:type="simple" xlink:href="https://www.reisystems.com"><text:span text:style-name="T49_18">com</text:span></text:a></text:span><text:span text:style-name="T49_19"><text:s/></text:span></text:p>
      <text:p text:style-name="P50"><text:span text:style-name="T50_1">Sr</text:span><text:span text:style-name="T50_2">.<text:s/></text:span><text:span text:style-name="T50_3">Software</text:span><text:span text:style-name="T50_4"><text:s/></text:span><text:span text:style-name="T50_5">Engineer</text:span></text:p>
      <text:p text:style-name="P51"/>
      <text:p text:style-name="P52"><text:span text:style-name="T52_1">Much</text:span><text:span text:style-name="T52_2"><text:s/></text:span><text:span text:style-name="T52_3">of</text:span><text:span text:style-name="T52_4"><text:s/></text:span><text:span text:style-name="T52_5">my</text:span><text:span text:style-name="T52_6"><text:s/></text:span><text:span text:style-name="T52_7">time</text:span><text:span text:style-name="T52_8"><text:s/></text:span><text:span text:style-name="T52_9">at</text:span><text:span text:style-name="T52_10"><text:s/></text:span><text:span text:style-name="T52_11">REI</text:span><text:span text:style-name="T52_12"><text:s/></text:span><text:span text:style-name="T52_13">was</text:span><text:span text:style-name="T52_14"><text:s/></text:span><text:span text:style-name="T52_15">spent</text:span><text:span text:style-name="T52_16"><text:s/></text:span><text:span text:style-name="T52_17">on</text:span><text:span text:style-name="T52_18"><text:s/></text:span><text:span text:style-name="T52_19">projects</text:span><text:span text:style-name="T52_20"><text:s/></text:span><text:span text:style-name="T52_21">within</text:span><text:span text:style-name="T52_22"><text:s/></text:span><text:span text:style-name="T52_23">the</text:span><text:span text:style-name="T52_24"><text:s/></text:span><text:span text:style-name="T52_25">Health</text:span><text:span text:style-name="T52_26"><text:s/></text:span><text:span text:style-name="T52_27">Resources</text:span><text:span text:style-name="T52_28"><text:s/></text:span><text:span text:style-name="T52_29">and</text:span><text:span text:style-name="T52_30"><text:s/></text:span><text:span text:style-name="T52_31">Services</text:span><text:span text:style-name="T52_32"><text:s/></text:span><text:span text:style-name="T52_33">Administration</text:span><text:span text:style-name="T52_34"><text:s/>(</text:span><text:span text:style-name="T52_35">HRSA</text:span><text:span text:style-name="T52_36">)<text:s/></text:span><text:span text:style-name="T52_37">program</text:span><text:span text:style-name="T52_38">.<text:s/></text:span><text:span text:style-name="T52_39">Chief</text:span><text:span text:style-name="T52_40"><text:s/></text:span><text:span text:style-name="T52_41">among</text:span><text:span text:style-name="T52_42"><text:s/></text:span><text:span text:style-name="T52_43">the</text:span><text:span text:style-name="T52_44"><text:s/></text:span><text:span text:style-name="T52_45">HRSA</text:span><text:span text:style-name="T52_46"><text:s/></text:span><text:span text:style-name="T52_47">products</text:span><text:span text:style-name="T52_48"><text:s/></text:span><text:span text:style-name="T52_49">is</text:span><text:span text:style-name="T52_50"><text:s/></text:span><text:span text:style-name="T52_51">the</text:span><text:span text:style-name="T52_52"><text:s/></text:span><text:span text:style-name="T52_53">Enterprise</text:span><text:span text:style-name="T52_54"><text:s/></text:span><text:span text:style-name="T52_55">Handbooks</text:span><text:span text:style-name="T52_56"><text:s/>(</text:span><text:span text:style-name="T52_57">EHB</text:span><text:span text:style-name="T52_58">)<text:s/></text:span><text:span text:style-name="T52_59">which</text:span><text:span text:style-name="T52_60"><text:s/></text:span><text:span text:style-name="T52_61">is</text:span><text:span text:style-name="T52_62"><text:s/></text:span><text:span text:style-name="T52_63">the</text:span><text:span text:style-name="T52_64"><text:s/></text:span><text:span text:style-name="T52_65">nickname</text:span><text:span text:style-name="T52_66"><text:s/></text:span><text:span text:style-name="T52_67">given</text:span><text:span text:style-name="T52_68"><text:s/></text:span><text:span text:style-name="T52_69">to</text:span><text:span text:style-name="T52_70"><text:s/></text:span><text:span text:style-name="T52_71">the</text:span><text:span text:style-name="T52_72"><text:s/></text:span><text:span text:style-name="T52_73">web</text:span><text:span text:style-name="T52_74"><text:s/></text:span><text:span text:style-name="T52_75">site</text:span><text:span text:style-name="T52_76"><text:s/></text:span><text:span text:style-name="T52_77">in</text:span><text:span text:style-name="T52_78"><text:s/></text:span><text:span text:style-name="T52_79">which</text:span><text:span text:style-name="T52_80"><text:s/></text:span><text:span text:style-name="T52_81">much</text:span><text:span text:style-name="T52_82"><text:s/></text:span><text:span text:style-name="T52_83">of</text:span><text:span text:style-name="T52_84"><text:s/></text:span><text:span text:style-name="T52_85">their</text:span><text:span text:style-name="T52_86"><text:s/></text:span><text:span text:style-name="T52_87">work</text:span><text:span text:style-name="T52_88"><text:s/></text:span><text:span text:style-name="T52_89">is</text:span><text:span text:style-name="T52_90"><text:s/></text:span><text:span text:style-name="T52_91">done</text:span><text:span text:style-name="T52_92">.<text:s/></text:span><text:span text:style-name="T52_93">Most</text:span><text:span text:style-name="T52_94"><text:s/></text:span><text:span text:style-name="T52_95">of</text:span><text:span text:style-name="T52_96"><text:s/></text:span><text:span text:style-name="T52_97">my</text:span><text:span text:style-name="T52_98"><text:s/></text:span><text:span text:style-name="T52_99">work</text:span><text:span text:style-name="T52_100"><text:s/></text:span><text:span text:style-name="T52_101">involved</text:span><text:span text:style-name="T52_102"><text:s/></text:span><text:span text:style-name="T52_103">transforming</text:span><text:span text:style-name="T52_104"><text:s/></text:span><text:span text:style-name="T52_105">complex</text:span><text:span text:style-name="T52_106"><text:s/></text:span><text:span text:style-name="T52_107">business</text:span><text:span text:style-name="T52_108"><text:s/></text:span><text:span text:style-name="T52_109">rules</text:span><text:span text:style-name="T52_110"><text:s/></text:span><text:span text:style-name="T52_111">into</text:span><text:span text:style-name="T52_112"><text:s/></text:span><text:span text:style-name="T52_113">well</text:span><text:span text:style-name="T52_114">-</text:span><text:span text:style-name="T52_115">designed</text:span><text:span text:style-name="T52_116"><text:s/></text:span><text:span text:style-name="T52_117">systems</text:span><text:span text:style-name="T52_118">.</text:span></text:p>
      <text:p text:style-name="P53"/>
      <text:p text:style-name="P54"><text:span text:style-name="T54_1">Audit</text:span><text:span text:style-name="T54_2"><text:s/></text:span><text:span text:style-name="T54_3">Tracking</text:span><text:span text:style-name="T54_4"><text:s/></text:span><text:span text:style-name="T54_5">Component</text:span></text:p>
      <text:p text:style-name="P55"><text:span text:style-name="T55_1">For</text:span><text:span text:style-name="T55_2"><text:s/></text:span><text:span text:style-name="T55_3">this</text:span><text:span text:style-name="T55_4"><text:s/></text:span><text:span text:style-name="T55_5">project</text:span><text:span text:style-name="T55_6">,<text:s/></text:span><text:span text:style-name="T55_7">there</text:span><text:span text:style-name="T55_8"><text:s/></text:span><text:span text:style-name="T55_9">was</text:span><text:span text:style-name="T55_10"><text:s/></text:span><text:span text:style-name="T55_11">a</text:span><text:span text:style-name="T55_12"><text:s/></text:span><text:span text:style-name="T55_13">business</text:span><text:span text:style-name="T55_14"><text:s/></text:span><text:span text:style-name="T55_15">need</text:span><text:span text:style-name="T55_16"><text:s/></text:span><text:span text:style-name="T55_17">to</text:span><text:span text:style-name="T55_18"><text:s/></text:span><text:span text:style-name="T55_19">see</text:span><text:span text:style-name="T55_20"><text:s/></text:span><text:span text:style-name="T55_21">snapshots</text:span><text:span text:style-name="T55_22"><text:s/></text:span><text:span text:style-name="T55_23">of</text:span><text:span text:style-name="T55_24"><text:s/></text:span><text:span text:style-name="T55_25">data</text:span><text:span text:style-name="T55_26"><text:s/></text:span><text:span text:style-name="T55_27">that</text:span><text:span text:style-name="T55_28"><text:s/></text:span><text:span text:style-name="T55_29">had</text:span><text:span text:style-name="T55_30"><text:s/></text:span><text:span text:style-name="T55_31">to</text:span><text:span text:style-name="T55_32"><text:s/></text:span><text:span text:style-name="T55_33">be</text:span><text:span text:style-name="T55_34"><text:s/></text:span><text:span text:style-name="T55_35">visualized</text:span><text:span text:style-name="T55_36"><text:s/></text:span><text:span text:style-name="T55_37">in</text:span><text:span text:style-name="T55_38"><text:s/></text:span><text:span text:style-name="T55_39">a</text:span><text:span text:style-name="T55_40"><text:s/></text:span><text:span text:style-name="T55_41">way</text:span><text:span text:style-name="T55_42"><text:s/></text:span><text:span text:style-name="T55_43">that</text:span><text:span text:style-name="T55_44"><text:s/></text:span><text:span text:style-name="T55_45">organized</text:span><text:span text:style-name="T55_46"><text:s/></text:span><text:span text:style-name="T55_47">it</text:span><text:span text:style-name="T55_48"><text:s/></text:span><text:span text:style-name="T55_49">into</text:span><text:span text:style-name="T55_50"><text:s/></text:span><text:span text:style-name="T55_51">sections</text:span><text:span text:style-name="T55_52"><text:s/></text:span><text:span text:style-name="T55_53">and</text:span><text:span text:style-name="T55_54"><text:s/></text:span><text:span text:style-name="T55_55">fields</text:span><text:span text:style-name="T55_56">.<text:s/></text:span><text:span text:style-name="T55_57">This</text:span><text:span text:style-name="T55_58"><text:s/></text:span><text:span text:style-name="T55_59">was</text:span><text:span text:style-name="T55_60"><text:s/></text:span><text:span text:style-name="T55_61">a</text:span><text:span text:style-name="T55_62"><text:s/></text:span><text:span text:style-name="T55_63">large</text:span><text:span text:style-name="T55_64"><text:s/></text:span><text:span text:style-name="T55_65">crosscutting</text:span><text:span text:style-name="T55_66"><text:s/></text:span><text:span text:style-name="T55_67">concern</text:span><text:span text:style-name="T55_68"><text:s/></text:span><text:span text:style-name="T55_69">needed</text:span><text:span text:style-name="T55_70"><text:s/></text:span><text:span text:style-name="T55_71">to</text:span><text:span text:style-name="T55_72"><text:s/></text:span><text:span text:style-name="T55_73">be</text:span><text:span text:style-name="T55_74"><text:s/></text:span><text:span text:style-name="T55_75">easily</text:span><text:span text:style-name="T55_76"><text:s/></text:span><text:span text:style-name="T55_77">applicable</text:span><text:span text:style-name="T55_78"><text:s/></text:span><text:span text:style-name="T55_79">with</text:span><text:span text:style-name="T55_80"><text:s/></text:span><text:span text:style-name="T55_81">any</text:span><text:span text:style-name="T55_82"><text:s/></text:span><text:span text:style-name="T55_83">data</text:span><text:span text:style-name="T55_84"><text:s/></text:span><text:span text:style-name="T55_85">model</text:span><text:span text:style-name="T55_86"><text:s/></text:span><text:span text:style-name="T55_87">and</text:span><text:span text:style-name="T55_88"><text:s/></text:span><text:span text:style-name="T55_89">solution</text:span><text:span text:style-name="T55_90">.<text:s/></text:span></text:p>
      <text:p text:style-name="P56"><text:span text:style-name="T56_1">Relevant</text:span><text:span text:style-name="T56_2"><text:s/></text:span><text:span text:style-name="T56_3">tech</text:span><text:span text:style-name="T56_4"><text:s/></text:span><text:span text:style-name="T56_5">details</text:span><text:span text:style-name="T56_6">:</text:span><text:span text:style-name="T56_7"><text:s/></text:span><text:span text:style-name="T56_8">Implemented</text:span><text:span text:style-name="T56_9"><text:s/></text:span><text:span text:style-name="T56_10">auditing</text:span><text:span text:style-name="T56_11"><text:s/></text:span><text:span text:style-name="T56_12">as</text:span><text:span text:style-name="T56_13"><text:s/></text:span><text:span text:style-name="T56_14">a</text:span><text:span text:style-name="T56_15"><text:s/></text:span><text:span text:style-name="T56_16">crosscutting</text:span><text:span text:style-name="T56_17"><text:s/></text:span><text:span text:style-name="T56_18">concern</text:span><text:span text:style-name="T56_19"><text:s/></text:span><text:span text:style-name="T56_20">via</text:span><text:span text:style-name="T56_21"><text:s/></text:span><text:span text:style-name="T56_22">attribute</text:span><text:span text:style-name="T56_23"><text:s/></text:span><text:span text:style-name="T56_24">decoration</text:span><text:span text:style-name="T56_25">,<text:s/></text:span><text:span text:style-name="T56_26">interceptors</text:span><text:span text:style-name="T56_27"><text:s/>(</text:span><text:span text:style-name="T56_28">using</text:span><text:span text:style-name="T56_29"><text:s/></text:span><text:span text:style-name="T56_30">Unity</text:span><text:span text:style-name="T56_31">),<text:s/></text:span><text:span text:style-name="T56_32">and</text:span><text:span text:style-name="T56_33"><text:s/></text:span><text:span text:style-name="T56_34">Reflection</text:span><text:span text:style-name="T56_35"><text:s/></text:span><text:span text:style-name="T56_36">to</text:span><text:span text:style-name="T56_37"><text:s/></text:span><text:span text:style-name="T56_38">accommodate</text:span><text:span text:style-name="T56_39"><text:s/></text:span><text:span text:style-name="T56_40">varying</text:span><text:span text:style-name="T56_41"><text:s/></text:span><text:span text:style-name="T56_42">data</text:span><text:span text:style-name="T56_43"><text:s/></text:span><text:span text:style-name="T56_44">models</text:span><text:span text:style-name="T56_45">.<text:s/></text:span><text:span text:style-name="T56_46">Since</text:span><text:span text:style-name="T56_47"><text:s/></text:span><text:span text:style-name="T56_48">we</text:span><text:span text:style-name="T56_49"><text:s/></text:span><text:span text:style-name="T56_50">were</text:span><text:span text:style-name="T56_51"><text:s/></text:span><text:span text:style-name="T56_52">limited</text:span><text:span text:style-name="T56_53"><text:s/></text:span><text:span text:style-name="T56_54">to</text:span><text:span text:style-name="T56_55"><text:s/>3.5,<text:s/></text:span><text:span text:style-name="T56_56">use</text:span><text:span text:style-name="T56_57"><text:s/></text:span><text:span text:style-name="T56_58">of</text:span><text:span text:style-name="T56_59"><text:s/></text:span><text:span text:style-name="T56_60">dynamic</text:span><text:span text:style-name="T56_61"><text:s/></text:span><text:span text:style-name="T56_62">wasn</text:span><text:span text:style-name="T56_63">’</text:span><text:span text:style-name="T56_64">t</text:span><text:span text:style-name="T56_65"><text:s/></text:span><text:span text:style-name="T56_66">an</text:span><text:span text:style-name="T56_67"><text:s/></text:span><text:span text:style-name="T56_68">option</text:span><text:span text:style-name="T56_69">.</text:span></text:p>
      <text:p text:style-name="P57"/>
      <text:p text:style-name="P58"><text:span text:style-name="T58_1">HIV</text:span><text:span text:style-name="T58_2">/</text:span><text:span text:style-name="T58_3">AIDS</text:span><text:span text:style-name="T58_4"><text:s/></text:span><text:span text:style-name="T58_5">Bureau</text:span><text:span text:style-name="T58_6"><text:s/>(</text:span><text:span text:style-name="T58_7">HAB</text:span><text:span text:style-name="T58_8">)<text:s/></text:span><text:span text:style-name="T58_9">Formula</text:span><text:span text:style-name="T58_10">,<text:s/></text:span><text:span text:style-name="T58_11">Initial</text:span><text:span text:style-name="T58_12"><text:s/></text:span><text:span text:style-name="T58_13">Release</text:span><text:span text:style-name="T58_14"><text:s/>&amp;<text:s/></text:span><text:span text:style-name="T58_15">Center</text:span><text:span text:style-name="T58_16"><text:s/></text:span><text:span text:style-name="T58_17">for</text:span><text:span text:style-name="T58_18"><text:s/></text:span><text:span text:style-name="T58_19">Disease</text:span><text:span text:style-name="T58_20"><text:s/></text:span><text:span text:style-name="T58_21">Control</text:span><text:span text:style-name="T58_22"><text:s/>(</text:span><text:span text:style-name="T58_23">CDC</text:span><text:span text:style-name="T58_24">)<text:s/></text:span><text:span text:style-name="T58_25">Integr</text:span><text:span text:style-name="T58_26">ation</text:span></text:p>
      <text:p text:style-name="P59"><text:span text:style-name="T59_1">For</text:span><text:span text:style-name="T59_2"><text:s/></text:span><text:span text:style-name="T59_3">HAB</text:span><text:span text:style-name="T59_4">,<text:s/></text:span><text:span text:style-name="T59_5">they</text:span><text:span text:style-name="T59_6"><text:s/></text:span><text:span text:style-name="T59_7">calculate</text:span><text:span text:style-name="T59_8"><text:s/></text:span><text:span text:style-name="T59_9">funding</text:span><text:span text:style-name="T59_10"><text:s/></text:span><text:span text:style-name="T59_11">for</text:span><text:span text:style-name="T59_12"><text:s/></text:span><text:span text:style-name="T59_13">grantees</text:span><text:span text:style-name="T59_14"><text:s/></text:span><text:span text:style-name="T59_15">based</text:span><text:span text:style-name="T59_16"><text:s/></text:span><text:span text:style-name="T59_17">on</text:span><text:span text:style-name="T59_18"><text:s/></text:span><text:span text:style-name="T59_19">several</text:span><text:span text:style-name="T59_20"><text:s/></text:span><text:span text:style-name="T59_21">data</text:span><text:span text:style-name="T59_22"><text:s/></text:span><text:span text:style-name="T59_23">points</text:span><text:span text:style-name="T59_24">.<text:s/></text:span><text:span text:style-name="T59_25">The</text:span><text:span text:style-name="T59_26"><text:s/></text:span><text:span text:style-name="T59_27">purpose</text:span><text:span text:style-name="T59_28"><text:s/></text:span><text:span text:style-name="T59_29">of</text:span><text:span text:style-name="T59_30"><text:s/></text:span><text:span text:style-name="T59_31">this</text:span><text:span text:style-name="T59_32"><text:s/></text:span><text:span text:style-name="T59_33">module</text:span><text:span text:style-name="T59_34"><text:s/></text:span><text:span text:style-name="T59_35">was</text:span><text:span text:style-name="T59_36"><text:s/></text:span><text:span text:style-name="T59_37">to</text:span><text:span text:style-name="T59_38"><text:s/></text:span><text:span text:style-name="T59_39">read</text:span><text:span text:style-name="T59_40"><text:s/></text:span><text:span text:style-name="T59_41">information</text:span><text:span text:style-name="T59_42"><text:s/></text:span><text:span text:style-name="T59_43">from</text:span><text:span text:style-name="T59_44"><text:s/></text:span><text:span text:style-name="T59_45">all</text:span><text:span text:style-name="T59_46"><text:s/></text:span><text:span text:style-name="T59_47">those</text:span><text:span text:style-name="T59_48"><text:s/></text:span><text:span text:style-name="T59_49">data</text:span><text:span text:style-name="T59_50"><text:s/></text:span><text:span text:style-name="T59_51">points</text:span><text:span text:style-name="T59_52">,<text:s/></text:span><text:span text:style-name="T59_53">display</text:span><text:span text:style-name="T59_54"><text:s/></text:span><text:span text:style-name="T59_55">relevant</text:span><text:span text:style-name="T59_56"><text:s/></text:span><text:span text:style-name="T59_57">information</text:span><text:span text:style-name="T59_58"><text:s/></text:span><text:span text:style-name="T59_59">to</text:span><text:span text:style-name="T59_60"><text:s/></text:span><text:span text:style-name="T59_61">the</text:span><text:span text:style-name="T59_62"><text:s/></text:span><text:span text:style-name="T59_63">user</text:span><text:span text:style-name="T59_64">,<text:s/></text:span><text:span text:style-name="T59_65">and</text:span><text:span text:style-name="T59_66"><text:s/></text:span><text:span text:style-name="T59_67">appropriately</text:span><text:span text:style-name="T59_68"><text:s/></text:span><text:span text:style-name="T59_69">make</text:span><text:span text:style-name="T59_70"><text:s/></text:span><text:span text:style-name="T59_71">calculations</text:span><text:span text:style-name="T59_72"><text:s/></text:span><text:span text:style-name="T59_73">automatically</text:span><text:span text:style-name="T59_74">.<text:s/></text:span><text:span text:style-name="T59_75">The</text:span><text:span text:style-name="T59_76"><text:s/></text:span><text:span text:style-name="T59_77">result</text:span><text:span text:style-name="T59_78"><text:s/></text:span><text:span text:style-name="T59_79">saves</text:span><text:span text:style-name="T59_80"><text:s/></text:span><text:span text:style-name="T59_81">several</text:span><text:span text:style-name="T59_82"><text:s/></text:span><text:span text:style-name="T59_83">weeks</text:span><text:span text:style-name="T59_84"><text:s/></text:span><text:span text:style-name="T59_85">of</text:span><text:span text:style-name="T59_86"><text:s/></text:span><text:span text:style-name="T59_87">work</text:span><text:span text:style-name="T59_88"><text:s/></text:span><text:span text:style-name="T59_89">that</text:span><text:span text:style-name="T59_90"><text:s/></text:span><text:span text:style-name="T59_91">was</text:span><text:span text:style-name="T59_92"><text:s/></text:span><text:span text:style-name="T59_93">previously</text:span><text:span text:style-name="T59_94"><text:s/></text:span><text:span text:style-name="T59_95">done</text:span><text:span text:style-name="T59_96"><text:s/></text:span><text:span text:style-name="T59_97">manually</text:span><text:span text:style-name="T59_98"><text:s/></text:span><text:span text:style-name="T59_99">by</text:span><text:span text:style-name="T59_100"><text:s/></text:span><text:span text:style-name="T59_101">the</text:span><text:span text:style-name="T59_102"><text:s/></text:span><text:span text:style-name="T59_103">client</text:span><text:span text:style-name="T59_104">.<text:s/></text:span><text:span text:style-name="T59_105">During</text:span><text:span text:style-name="T59_106"><text:s/></text:span><text:span text:style-name="T59_107">this</text:span><text:span text:style-name="T59_108"><text:s/></text:span><text:span text:style-name="T59_109">release</text:span><text:span text:style-name="T59_110"><text:s/></text:span><text:span text:style-name="T59_111">I</text:span><text:span text:style-name="T59_112"><text:s/></text:span><text:span text:style-name="T59_113">was</text:span><text:span text:style-name="T59_114"><text:s/></text:span><text:span text:style-name="T59_115">responsible</text:span><text:span text:style-name="T59_116"><text:s/></text:span><text:span text:style-name="T59_117">for</text:span><text:span text:style-name="T59_118"><text:s/></text:span><text:span text:style-name="T59_119">the</text:span><text:span text:style-name="T59_120"><text:s/></text:span><text:span text:style-name="T59_121">successful</text:span><text:span text:style-name="T59_122"><text:s/></text:span><text:span text:style-name="T59_123">integration</text:span><text:span text:style-name="T59_124"><text:s/></text:span><text:span text:style-name="T59_125">with</text:span><text:span text:style-name="T59_126"><text:s/></text:span><text:span text:style-name="T59_127">external</text:span><text:span text:style-name="T59_128"><text:s/></text:span><text:span text:style-name="T59_129">systems</text:span><text:span text:style-name="T59_130"><text:s/></text:span><text:span text:style-name="T59_131">while</text:span><text:span text:style-name="T59_132"><text:s/></text:span><text:span text:style-name="T59_133">overseeing</text:span><text:span text:style-name="T59_134"><text:s/></text:span><text:span text:style-name="T59_135">another</text:span><text:span text:style-name="T59_136"><text:s/></text:span><text:span text:style-name="T59_137">developer</text:span><text:span text:style-name="T59_138"><text:s/></text:span><text:span text:style-name="T59_139">to</text:span><text:span text:style-name="T59_140"><text:s/></text:span><text:span text:style-name="T59_141">help</text:span><text:span text:style-name="T59_142"><text:s/></text:span><text:span text:style-name="T59_143">make</text:span><text:span text:style-name="T59_144"><text:s/></text:span><text:span text:style-name="T59_145">those</text:span><text:span text:style-name="T59_146"><text:s/></text:span><text:span text:style-name="T59_147">changes</text:span><text:span text:style-name="T59_148">.</text:span></text:p>
      <text:p text:style-name="P60"><text:span text:style-name="T60_1">After</text:span><text:span text:style-name="T60_2"><text:s/></text:span><text:span text:style-name="T60_3">the</text:span><text:span text:style-name="T60_4"><text:s/></text:span><text:span text:style-name="T60_5">initial</text:span><text:span text:style-name="T60_6"><text:s/></text:span><text:span text:style-name="T60_7">release</text:span><text:span text:style-name="T60_8"><text:s/></text:span><text:span text:style-name="T60_9">of</text:span><text:span text:style-name="T60_10"><text:s/></text:span><text:span text:style-name="T60_11">HAB</text:span><text:span text:style-name="T60_12"><text:s/></text:span><text:span text:style-name="T60_13">Formula</text:span><text:span text:style-name="T60_14">,<text:s/></text:span><text:span text:style-name="T60_15">the</text:span><text:span text:style-name="T60_16"><text:s/></text:span><text:span text:style-name="T60_17">client</text:span><text:span text:style-name="T60_18"><text:s/></text:span><text:span text:style-name="T60_19">wanted</text:span><text:span text:style-name="T60_20"><text:s/></text:span><text:span text:style-name="T60_21">the</text:span><text:span text:style-name="T60_22"><text:s/></text:span><text:span text:style-name="T60_23">ability</text:span><text:span text:style-name="T60_24"><text:s/></text:span><text:span text:style-name="T60_25">to</text:span><text:span text:style-name="T60_26"><text:s/></text:span><text:span text:style-name="T60_27">drop</text:span><text:span text:style-name="T60_28"><text:s/></text:span><text:span text:style-name="T60_29">an</text:span><text:span text:style-name="T60_30"><text:s/></text:span><text:span text:style-name="T60_31">excel</text:span><text:span text:style-name="T60_32"><text:s/></text:span><text:span text:style-name="T60_33">file</text:span><text:span text:style-name="T60_34"><text:s/></text:span><text:span text:style-name="T60_35">suiting</text:span><text:span text:style-name="T60_36"><text:s/></text:span><text:span text:style-name="T60_37">a</text:span><text:span text:style-name="T60_38"><text:s/></text:span><text:span text:style-name="T60_39">specific</text:span><text:span text:style-name="T60_40"><text:s/></text:span><text:span text:style-name="T60_41">format</text:span><text:span text:style-name="T60_42"><text:s/></text:span><text:span text:style-name="T60_43">onto</text:span><text:span text:style-name="T60_44"><text:s/></text:span><text:span text:style-name="T60_45">a</text:span><text:span text:style-name="T60_46"><text:s/></text:span><text:span text:style-name="T60_47">file</text:span><text:span text:style-name="T60_48"><text:s/></text:span><text:span text:style-name="T60_49">server</text:span><text:span text:style-name="T60_50"><text:s/></text:span><text:span text:style-name="T60_51">which</text:span><text:span text:style-name="T60_52"><text:s/></text:span><text:span text:style-name="T60_53">can</text:span><text:span text:style-name="T60_54"><text:s/></text:span><text:span text:style-name="T60_55">then</text:span><text:span text:style-name="T60_56"><text:s/></text:span><text:span text:style-name="T60_57">be</text:span><text:span text:style-name="T60_58"><text:s/></text:span><text:span text:style-name="T60_59">read</text:span><text:span text:style-name="T60_60"><text:s/></text:span><text:span text:style-name="T60_61">into</text:span><text:span text:style-name="T60_62"><text:s/></text:span><text:span text:style-name="T60_63">our</text:span><text:span text:style-name="T60_64"><text:s/></text:span><text:span text:style-name="T60_65">system</text:span><text:span text:style-name="T60_66">.<text:s/></text:span><text:span text:style-name="T60_67">Since</text:span><text:span text:style-name="T60_68"><text:s/></text:span><text:span text:style-name="T60_69">this</text:span><text:span text:style-name="T60_70"><text:s/></text:span><text:span text:style-name="T60_71">behavior</text:span><text:span text:style-name="T60_72"><text:s/></text:span><text:span text:style-name="T60_73">could</text:span><text:span text:style-name="T60_74"><text:s/></text:span><text:span text:style-name="T60_75">be</text:span><text:span text:style-name="T60_76"><text:s/></text:span><text:span text:style-name="T60_77">done</text:span><text:span text:style-name="T60_78"><text:s/></text:span><text:span text:style-name="T60_79">while</text:span><text:span text:style-name="T60_80"><text:s/></text:span><text:span text:style-name="T60_81">formulas</text:span><text:span text:style-name="T60_82"><text:s/></text:span><text:span text:style-name="T60_83">are</text:span><text:span text:style-name="T60_84"><text:s/></text:span><text:span text:style-name="T60_85">in</text:span><text:span text:style-name="T60_86"><text:s/></text:span><text:span text:style-name="T60_87">progress</text:span><text:span text:style-name="T60_88">,<text:s/></text:span><text:span text:style-name="T60_89">it</text:span><text:span text:style-name="T60_90"><text:s/></text:span><text:span text:style-name="T60_91">followed</text:span><text:span text:style-name="T60_92"><text:s/></text:span><text:span text:style-name="T60_93">a</text:span><text:span text:style-name="T60_94"><text:s/></text:span><text:span text:style-name="T60_95">two</text:span><text:span text:style-name="T60_96">-</text:span><text:span text:style-name="T60_97">step</text:span><text:span text:style-name="T60_98"><text:s/></text:span><text:span text:style-name="T60_99">staging</text:span><text:span text:style-name="T60_100"><text:s/></text:span><text:span text:style-name="T60_101">process</text:span><text:span text:style-name="T60_102"><text:s/></text:span><text:span text:style-name="T60_103">and</text:span><text:span text:style-name="T60_104"><text:s/></text:span><text:span text:style-name="T60_105">then</text:span><text:span text:style-name="T60_106"><text:s/></text:span><text:span text:style-name="T60_107">would</text:span><text:span text:style-name="T60_108"><text:s/></text:span><text:span text:style-name="T60_109">explicitly</text:span><text:span text:style-name="T60_110"><text:s/></text:span><text:span text:style-name="T60_111">be</text:span><text:span text:style-name="T60_112"><text:s/></text:span><text:span text:style-name="T60_113">loaded</text:span><text:span text:style-name="T60_114"><text:s/></text:span><text:span text:style-name="T60_115">into</text:span><text:span text:style-name="T60_116"><text:s/></text:span><text:span text:style-name="T60_117">formulas</text:span><text:span text:style-name="T60_118"><text:s/></text:span><text:span text:style-name="T60_119">if</text:span><text:span text:style-name="T60_120"><text:s/></text:span><text:span text:style-name="T60_121">desired</text:span><text:span text:style-name="T60_122">.</text:span></text:p>
      <text:p text:style-name="P61"><text:span text:style-name="T61_1">Relevant</text:span><text:span text:style-name="T61_2"><text:s/></text:span><text:span text:style-name="T61_3">tech</text:span><text:span text:style-name="T61_4"><text:s/></text:span><text:span text:style-name="T61_5">details</text:span><text:span text:style-name="T61_6">:</text:span><text:span text:style-name="T61_7"><text:s/></text:span><text:span text:style-name="T61_8">Used</text:span><text:span text:style-name="T61_9"><text:s/></text:span><text:span text:style-name="T61_10">dependency</text:span><text:span text:style-name="T61_11"><text:s/></text:span><text:span text:style-name="T61_12">injection</text:span><text:span text:style-name="T61_13"><text:s/></text:span><text:span text:style-name="T61_14">to</text:span><text:span text:style-name="T61_15"><text:s/></text:span><text:span text:style-name="T61_16">allow</text:span><text:span text:style-name="T61_17"><text:s/></text:span><text:span text:style-name="T61_18">multiple</text:span><text:span text:style-name="T61_19"><text:s/></text:span><text:span text:style-name="T61_20">implementations</text:span><text:span text:style-name="T61_21"><text:s/></text:span><text:span text:style-name="T61_22">for</text:span><text:span text:style-name="T61_23"><text:s/></text:span><text:span text:style-name="T61_24">file</text:span><text:span text:style-name="T61_25"><text:s/></text:span><text:span text:style-name="T61_26">retrieval</text:span><text:span text:style-name="T61_27">,<text:s/></text:span><text:span text:style-name="T61_28">validation</text:span><text:span text:style-name="T61_29">,<text:s/></text:span><text:span text:style-name="T61_30">and</text:span><text:span text:style-name="T61_31"><text:s/></text:span><text:span text:style-name="T61_32">parsing</text:span><text:span text:style-name="T61_33">.<text:s/></text:span><text:span text:style-name="T61_34">Internally</text:span><text:span text:style-name="T61_35"><text:s/></text:span><text:span text:style-name="T61_36">used</text:span><text:span text:style-name="T61_37"><text:s/></text:span><text:span text:style-name="T61_38">Aspose</text:span><text:span text:style-name="T61_39"><text:s/></text:span><text:span text:style-name="T61_40">for</text:span><text:span text:style-name="T61_41"><text:s/></text:span><text:span text:style-name="T61_42">reading</text:span><text:span text:style-name="T61_43"><text:s/></text:span><text:span text:style-name="T61_44">excel</text:span><text:span text:style-name="T61_45"><text:s/></text:span><text:span text:style-name="T61_46">sheets</text:span><text:span text:style-name="T61_47"><text:s/></text:span><text:span text:style-name="T61_48">into</text:span><text:span text:style-name="T61_49"><text:s/></text:span><text:span text:style-name="T61_50">data</text:span><text:span text:style-name="T61_51"><text:s/></text:span><text:span text:style-name="T61_52">sets</text:span><text:span text:style-name="T61_53"><text:s/></text:span><text:span text:style-name="T61_54">for</text:span><text:span text:style-name="T61_55"><text:s/></text:span><text:span text:style-name="T61_56">parsing</text:span><text:span text:style-name="T61_57">.<text:s/></text:span><text:span text:style-name="T61_58">Knockout</text:span><text:span text:style-name="T61_59"><text:s/></text:span><text:span text:style-name="T61_60">for</text:span><text:span text:style-name="T61_61"><text:s/></text:span><text:span text:style-name="T61_62">some</text:span><text:span text:style-name="T61_63"><text:s/></text:span><text:span text:style-name="T61_64">UI</text:span><text:span text:style-name="T61_65"><text:s/></text:span><text:span text:style-name="T61_66">binding</text:span><text:span text:style-name="T61_67"><text:s/>&amp;<text:s/></text:span><text:span text:style-name="T61_68">validation</text:span><text:span text:style-name="T61_69">.<text:s/></text:span><text:span text:style-name="T61_70">WebForms</text:span><text:span text:style-name="T61_71">.</text:span></text:p>
      <text:p text:style-name="P62"/>
      <text:p text:style-name="P63"><text:span text:style-name="T63_1">HRSA</text:span><text:span text:style-name="T63_2"><text:s/></text:span><text:span text:style-name="T63_3">EHB</text:span><text:span text:style-name="T63_4"><text:s/></text:span><text:span text:style-name="T63_5">Funding</text:span><text:span text:style-name="T63_6"><text:s/></text:span><text:span text:style-name="T63_7">Memo</text:span><text:span text:style-name="T63_8"><text:s/></text:span><text:span text:style-name="T63_9">Re</text:span><text:span text:style-name="T63_10">-</text:span><text:span text:style-name="T63_11">Design</text:span></text:p>
      <text:p text:style-name="P64"><text:span text:style-name="T64_1">In</text:span><text:span text:style-name="T64_2"><text:s/></text:span><text:span text:style-name="T64_3">addition</text:span><text:span text:style-name="T64_4"><text:s/></text:span><text:span text:style-name="T64_5">to</text:span><text:span text:style-name="T64_6"><text:s/></text:span><text:span text:style-name="T64_7">upgrading</text:span><text:span text:style-name="T64_8"><text:s/></text:span><text:span text:style-name="T64_9">to</text:span><text:span text:style-name="T64_10"><text:s/></text:span><text:span text:style-name="T64_11">our</text:span><text:span text:style-name="T64_12"><text:s/></text:span><text:span text:style-name="T64_13">new</text:span><text:span text:style-name="T64_14"><text:s/></text:span><text:span text:style-name="T64_15">internal</text:span><text:span text:style-name="T64_16"><text:s/></text:span><text:span text:style-name="T64_17">technology</text:span><text:span text:style-name="T64_18"><text:s/></text:span><text:span text:style-name="T64_19">platform</text:span><text:span text:style-name="T64_20">,<text:s/></text:span><text:span text:style-name="T64_21">this</text:span><text:span text:style-name="T64_22"><text:s/></text:span><text:span text:style-name="T64_23">re</text:span><text:span text:style-name="T64_24">-</text:span><text:span text:style-name="T64_25">design</text:span><text:span text:style-name="T64_26"><text:s/></text:span><text:span text:style-name="T64_27">introduced</text:span><text:span text:style-name="T64_28"><text:s/></text:span><text:span text:style-name="T64_29">several</text:span><text:span text:style-name="T64_30"><text:s/></text:span><text:span text:style-name="T64_31">advanced</text:span><text:span text:style-name="T64_32"><text:s/></text:span><text:span text:style-name="T64_33">new</text:span><text:span text:style-name="T64_34"><text:s/></text:span><text:span text:style-name="T64_35">configurations</text:span><text:span text:style-name="T64_36"><text:s/></text:span><text:span text:style-name="T64_37">for</text:span><text:span text:style-name="T64_38"><text:s/></text:span><text:span text:style-name="T64_39">the</text:span><text:span text:style-name="T64_40"><text:s/></text:span><text:span text:style-name="T64_41">manner</text:span><text:span text:style-name="T64_42"><text:s/></text:span><text:span text:style-name="T64_43">in</text:span><text:span text:style-name="T64_44"><text:s/></text:span><text:span text:style-name="T64_45">which</text:span><text:span text:style-name="T64_46"><text:s/></text:span><text:span text:style-name="T64_47">a</text:span><text:span text:style-name="T64_48"><text:s/>“</text:span><text:span text:style-name="T64_49">Funding</text:span><text:span text:style-name="T64_50"><text:s/></text:span><text:span text:style-name="T64_51">Memo</text:span><text:span text:style-name="T64_52">”<text:s/></text:span><text:span text:style-name="T64_53">is</text:span><text:span text:style-name="T64_54"><text:s/></text:span><text:span text:style-name="T64_55">created</text:span><text:span text:style-name="T64_56">.<text:s/></text:span><text:span text:style-name="T64_57">The</text:span><text:span text:style-name="T64_58"><text:s/>“</text:span><text:span text:style-name="T64_59">Funding</text:span><text:span text:style-name="T64_60"><text:s/></text:span><text:span text:style-name="T64_61">Memo</text:span><text:span text:style-name="T64_62">”<text:s/></text:span><text:span text:style-name="T64_63">is</text:span><text:span text:style-name="T64_64"><text:s/></text:span><text:span text:style-name="T64_65">essentially</text:span><text:span text:style-name="T64_66"><text:s/></text:span><text:span text:style-name="T64_67">a</text:span><text:span text:style-name="T64_68"><text:s/></text:span><text:span text:style-name="T64_69">description</text:span><text:span text:style-name="T64_70"><text:s/></text:span><text:span text:style-name="T64_71">of</text:span><text:span text:style-name="T64_72"><text:s/></text:span><text:span text:style-name="T64_73">the</text:span><text:span text:style-name="T64_74"><text:s/></text:span><text:span text:style-name="T64_75">funding</text:span><text:span text:style-name="T64_76"><text:s/></text:span><text:span text:style-name="T64_77">that</text:span><text:span text:style-name="T64_78"><text:s/></text:span><text:span text:style-name="T64_79">is</text:span><text:span text:style-name="T64_80"><text:s/></text:span><text:span text:style-name="T64_81">to</text:span><text:span text:style-name="T64_82"><text:s/></text:span><text:span text:style-name="T64_83">be</text:span><text:span text:style-name="T64_84"><text:s/></text:span><text:span text:style-name="T64_85">award</text:span><text:span text:style-name="T64_86"><text:s/></text:span><text:span text:style-name="T64_87">to</text:span><text:span text:style-name="T64_88"><text:s/></text:span><text:span text:style-name="T64_89">several</text:span><text:span text:style-name="T64_90"><text:s/></text:span><text:span text:style-name="T64_91">potential</text:span><text:span text:style-name="T64_92"><text:s/></text:span><text:span text:style-name="T64_93">grantees</text:span><text:span text:style-name="T64_94">.<text:s/></text:span><text:span text:style-name="T64_95">With</text:span><text:span text:style-name="T64_96"><text:s/></text:span><text:span text:style-name="T64_97">all</text:span><text:span text:style-name="T64_98"><text:s/></text:span><text:span text:style-name="T64_99">of</text:span><text:span text:style-name="T64_100"><text:s/></text:span><text:span text:style-name="T64_101">the</text:span><text:span text:style-name="T64_102"><text:s/></text:span><text:span text:style-name="T64_103">new</text:span><text:span text:style-name="T64_104"><text:s/></text:span><text:span text:style-name="T64_105">configurations</text:span><text:span text:style-name="T64_106"><text:s/></text:span><text:span text:style-name="T64_107">introduced</text:span><text:span text:style-name="T64_108">,<text:s/></text:span><text:span text:style-name="T64_109">the</text:span><text:span text:style-name="T64_110"><text:s/></text:span><text:span text:style-name="T64_111">UI</text:span><text:span text:style-name="T64_112"><text:s/></text:span><text:span text:style-name="T64_113">had</text:span><text:span text:style-name="T64_114"><text:s/></text:span><text:span text:style-name="T64_115">to</text:span><text:span text:style-name="T64_116"><text:s/></text:span><text:span text:style-name="T64_117">be</text:span><text:span text:style-name="T64_118"><text:s/></text:span><text:span text:style-name="T64_119">flexible</text:span><text:span text:style-name="T64_120"><text:s/></text:span><text:span text:style-name="T64_121">to</text:span><text:span text:style-name="T64_122"><text:s/></text:span><text:span text:style-name="T64_123">accommodate</text:span><text:span text:style-name="T64_124"><text:s/></text:span><text:span text:style-name="T64_125">any</text:span><text:span text:style-name="T64_126"><text:s/></text:span><text:span text:style-name="T64_127">mix</text:span><text:span text:style-name="T64_128"><text:s/></text:span><text:span text:style-name="T64_129">of</text:span><text:span text:style-name="T64_130"><text:s/></text:span><text:span text:style-name="T64_131">configurable</text:span><text:span text:style-name="T64_132"><text:s/></text:span><text:span text:style-name="T64_133">parameters</text:span><text:span text:style-name="T64_134">.<text:s/></text:span><text:span text:style-name="T64_135">As</text:span><text:span text:style-name="T64_136"><text:s/></text:span><text:span text:style-name="T64_137">one</text:span><text:span text:style-name="T64_138"><text:s/></text:span><text:span text:style-name="T64_139">can</text:span><text:span text:style-name="T64_140"><text:s/></text:span><text:span text:style-name="T64_141">imagine</text:span><text:span text:style-name="T64_142">,<text:s/></text:span><text:span text:style-name="T64_143">it</text:span><text:span text:style-name="T64_144"><text:s/></text:span><text:span text:style-name="T64_145">was</text:span><text:span text:style-name="T64_146"><text:s/></text:span><text:span text:style-name="T64_147">also</text:span><text:span text:style-name="T64_148"><text:s/></text:span><text:span text:style-name="T64_149">critical</text:span><text:span text:style-name="T64_150"><text:s/></text:span><text:span text:style-name="T64_151">that</text:span><text:span text:style-name="T64_152"><text:s/></text:span><text:span text:style-name="T64_153">all</text:span><text:span text:style-name="T64_154"><text:s/></text:span><text:span text:style-name="T64_155">of</text:span><text:span text:style-name="T64_156"><text:s/></text:span><text:span text:style-name="T64_157">the</text:span><text:span text:style-name="T64_158"><text:s/></text:span><text:span text:style-name="T64_159">funding</text:span><text:span text:style-name="T64_160"><text:s/></text:span><text:span text:style-name="T64_161">specifications</text:span><text:span text:style-name="T64_162"><text:s/></text:span><text:span text:style-name="T64_163">calculated</text:span><text:span text:style-name="T64_164"><text:s/></text:span><text:span text:style-name="T64_165">the</text:span><text:span text:style-name="T64_166"><text:s/></text:span><text:span text:style-name="T64_167">desired</text:span><text:span text:style-name="T64_168"><text:s/></text:span><text:span text:style-name="T64_169">total</text:span><text:span text:style-name="T64_170">.<text:s/></text:span><text:span text:style-name="T64_171">I</text:span><text:span text:style-name="T64_172"><text:s/></text:span><text:span text:style-name="T64_173">was</text:span><text:span text:style-name="T64_174"><text:s/></text:span><text:span text:style-name="T64_175">also</text:span><text:span text:style-name="T64_176"><text:s/></text:span><text:span text:style-name="T64_177">responsible</text:span><text:span text:style-name="T64_178"><text:s/></text:span><text:span text:style-name="T64_179">for</text:span><text:span text:style-name="T64_180"><text:s/></text:span><text:span text:style-name="T64_181">onboarding</text:span><text:span text:style-name="T64_182"><text:s/></text:span><text:span text:style-name="T64_183">a</text:span><text:span text:style-name="T64_184"><text:s/></text:span><text:span text:style-name="T64_185">few</text:span><text:span text:style-name="T64_186"><text:s/></text:span><text:span text:style-name="T64_187">new</text:span><text:span text:style-name="T64_188"><text:s/></text:span><text:span text:style-name="T64_189">developers</text:span><text:span text:style-name="T64_190"><text:s/></text:span><text:span text:style-name="T64_191">throughout</text:span><text:span text:style-name="T64_192"><text:s/></text:span><text:span text:style-name="T64_193">the</text:span><text:span text:style-name="T64_194"><text:s/></text:span><text:span text:style-name="T64_195">project</text:span><text:span text:style-name="T64_196">.</text:span></text:p>
      <text:p text:style-name="P65"><text:span text:style-name="T65_1">Relevant</text:span><text:span text:style-name="T65_2"><text:s/></text:span><text:span text:style-name="T65_3">tech</text:span><text:span text:style-name="T65_4"><text:s/></text:span><text:span text:style-name="T65_5">details</text:span><text:span text:style-name="T65_6">:<text:s/></text:span><text:span text:style-name="T65_7">WebForms</text:span><text:span text:style-name="T65_8">.</text:span></text:p>
      <text:p text:style-name="P66"/>
      <text:p text:style-name="P67"><text:span text:style-name="T67_1">HRSA</text:span><text:span text:style-name="T67_2"><text:s/></text:span><text:span text:style-name="T67_3">EHB</text:span><text:span text:style-name="T67_4"><text:s/></text:span><text:span text:style-name="T67_5">Post</text:span><text:span text:style-name="T67_6"><text:s/></text:span><text:span text:style-name="T67_7">Award</text:span><text:span text:style-name="T67_8"><text:s/></text:span><text:span text:style-name="T67_9">Re</text:span><text:span text:style-name="T67_10">-</text:span><text:span text:style-name="T67_11">Design</text:span></text:p>
      <text:p text:style-name="P68"><text:span text:style-name="T68_1">This</text:span><text:span text:style-name="T68_2"><text:s/></text:span><text:span text:style-name="T68_3">project</text:span><text:span text:style-name="T68_4"><text:s/></text:span><text:span text:style-name="T68_5">was</text:span><text:span text:style-name="T68_6"><text:s/></text:span><text:span text:style-name="T68_7">a</text:span><text:span text:style-name="T68_8"><text:s/></text:span><text:span text:style-name="T68_9">substantial</text:span><text:span text:style-name="T68_10"><text:s/></text:span><text:span text:style-name="T68_11">enhancement</text:span><text:span text:style-name="T68_12"><text:s/></text:span><text:span text:style-name="T68_13">to</text:span><text:span text:style-name="T68_14"><text:s/></text:span><text:span text:style-name="T68_15">the</text:span><text:span text:style-name="T68_16"><text:s/></text:span><text:span text:style-name="T68_17">project</text:span><text:span text:style-name="T68_18"><text:s/></text:span><text:span text:style-name="T68_19">I</text:span><text:span text:style-name="T68_20"><text:s/></text:span><text:span text:style-name="T68_21">first</text:span><text:span text:style-name="T68_22"><text:s/></text:span><text:span text:style-name="T68_23">worked</text:span><text:span text:style-name="T68_24"><text:s/></text:span><text:span text:style-name="T68_25">on</text:span><text:span text:style-name="T68_26"><text:s/></text:span><text:span text:style-name="T68_27">in</text:span><text:span text:style-name="T68_28"><text:s/></text:span><text:span text:style-name="T68_29">the</text:span><text:span text:style-name="T68_30"><text:s/></text:span><text:span text:style-name="T68_31">company</text:span><text:span text:style-name="T68_32">.<text:s/></text:span><text:span text:style-name="T68_33">We</text:span><text:span text:style-name="T68_34"><text:s/></text:span><text:span text:style-name="T68_35">upgraded</text:span><text:span text:style-name="T68_36"><text:s/></text:span><text:span text:style-name="T68_37">the</text:span><text:span text:style-name="T68_38"><text:s/></text:span><text:span text:style-name="T68_39">solution</text:span><text:span text:style-name="T68_40"><text:s/></text:span><text:span text:style-name="T68_41">to</text:span><text:span text:style-name="T68_42"><text:s/></text:span><text:span text:style-name="T68_43">the</text:span><text:span text:style-name="T68_44"><text:s/></text:span><text:span text:style-name="T68_45">new</text:span><text:span text:style-name="T68_46"><text:s/></text:span><text:span text:style-name="T68_47">internal</text:span><text:span text:style-name="T68_48"><text:s/></text:span><text:span text:style-name="T68_49">technology</text:span><text:span text:style-name="T68_50"><text:s/></text:span><text:span text:style-name="T68_51">platform</text:span><text:span text:style-name="T68_52"><text:s/></text:span><text:span text:style-name="T68_53">and</text:span><text:span text:style-name="T68_54"><text:s/></text:span><text:span text:style-name="T68_55">implemented</text:span><text:span text:style-name="T68_56"><text:s/></text:span><text:span text:style-name="T68_57">several</text:span><text:span text:style-name="T68_58"><text:s/></text:span><text:span text:style-name="T68_59">workflow</text:span><text:span text:style-name="T68_60">-</text:span><text:span text:style-name="T68_61">related</text:span><text:span text:style-name="T68_62"><text:s/></text:span><text:span text:style-name="T68_63">enhancements</text:span><text:span text:style-name="T68_64">.<text:s/></text:span><text:span text:style-name="T68_65">On</text:span><text:span text:style-name="T68_66"><text:s/></text:span><text:span text:style-name="T68_67">this</text:span><text:span text:style-name="T68_68"><text:s/></text:span><text:span text:style-name="T68_69">team</text:span><text:span text:style-name="T68_70"><text:s/></text:span><text:span text:style-name="T68_71">I</text:span><text:span text:style-name="T68_72"><text:s/></text:span><text:span text:style-name="T68_73">was</text:span><text:span text:style-name="T68_74"><text:s/></text:span><text:span text:style-name="T68_75">responsible</text:span><text:span text:style-name="T68_76"><text:s/></text:span><text:span text:style-name="T68_77">to</text:span><text:span text:style-name="T68_78"><text:s/></text:span><text:span text:style-name="T68_79">effectively</text:span><text:span text:style-name="T68_80"><text:s/></text:span><text:span text:style-name="T68_81">coordinate</text:span><text:span text:style-name="T68_82"><text:s/></text:span><text:span text:style-name="T68_83">two</text:span><text:span text:style-name="T68_84"><text:s/></text:span><text:span text:style-name="T68_85">more</text:span><text:span text:style-name="T68_86"><text:s/></text:span><text:span text:style-name="T68_87">senior</text:span><text:span text:style-name="T68_88"><text:s/></text:span><text:span text:style-name="T68_89">developers</text:span><text:span text:style-name="T68_90"><text:s/></text:span><text:span text:style-name="T68_91">to</text:span><text:span text:style-name="T68_92"><text:s/></text:span><text:span text:style-name="T68_93">leverage</text:span><text:span text:style-name="T68_94"><text:s/></text:span><text:span text:style-name="T68_95">the</text:span><text:span text:style-name="T68_96"><text:s/></text:span><text:span text:style-name="T68_97">existing</text:span><text:span text:style-name="T68_98"><text:s/></text:span><text:span text:style-name="T68_99">code</text:span><text:span text:style-name="T68_100"><text:s/></text:span><text:span text:style-name="T68_101">base</text:span><text:span text:style-name="T68_102"><text:s/></text:span><text:span text:style-name="T68_103">while</text:span><text:span text:style-name="T68_104"><text:s/></text:span><text:span text:style-name="T68_105">introducing</text:span><text:span text:style-name="T68_106"><text:s/></text:span><text:span text:style-name="T68_107">enhancements</text:span><text:span text:style-name="T68_108">.</text:span></text:p>
      <text:p text:style-name="P69"><text:span text:style-name="T69_1">Relevant</text:span><text:span text:style-name="T69_2"><text:s/></text:span><text:span text:style-name="T69_3">tech</text:span><text:span text:style-name="T69_4"><text:s/></text:span><text:span text:style-name="T69_5">details</text:span><text:span text:style-name="T69_6">:<text:s/></text:span><text:span text:style-name="T69_7">Migrated</text:span><text:span text:style-name="T69_8"><text:s/></text:span><text:span text:style-name="T69_9">Classic</text:span><text:span text:style-name="T69_10"><text:s/></text:span><text:span text:style-name="T69_11">ASP</text:span><text:span text:style-name="T69_12"><text:s/>(</text:span><text:span text:style-name="T69_13">in</text:span><text:span text:style-name="T69_14"><text:s/></text:span><text:span text:style-name="T69_15">Visual</text:span><text:span text:style-name="T69_16"><text:s/></text:span><text:span text:style-name="T69_17">Basic</text:span><text:span text:style-name="T69_18">)<text:s/></text:span><text:span text:style-name="T69_19">to</text:span><text:span text:style-name="T69_20"><text:s/></text:span><text:span text:style-name="T69_21">WebForms</text:span><text:span text:style-name="T69_22">.</text:span></text:p>
      <text:p text:style-name="P70"/>
      <text:p text:style-name="P71"><text:span text:style-name="T71_1">HRSA</text:span><text:span text:style-name="T71_2"><text:s/></text:span><text:span text:style-name="T71_3">EHB</text:span><text:span text:style-name="T71_4"><text:s/></text:span><text:span text:style-name="T71_5">Awards</text:span><text:span text:style-name="T71_6"><text:s/></text:span><text:span text:style-name="T71_7">Re</text:span><text:span text:style-name="T71_8">-</text:span><text:span text:style-name="T71_9">Design</text:span></text:p>
      <text:p text:style-name="P72"><text:span text:style-name="T72_1">The</text:span><text:span text:style-name="T72_2"><text:s/></text:span><text:span text:style-name="T72_3">awards</text:span><text:span text:style-name="T72_4"><text:s/></text:span><text:span text:style-name="T72_5">process</text:span><text:span text:style-name="T72_6"><text:s/></text:span><text:span text:style-name="T72_7">in</text:span><text:span text:style-name="T72_8"><text:s/></text:span><text:span text:style-name="T72_9">EHB</text:span><text:span text:style-name="T72_10"><text:s/>(</text:span><text:span text:style-name="T72_11">Enterprise</text:span><text:span text:style-name="T72_12"><text:s/></text:span><text:span text:style-name="T72_13">Handbooks</text:span><text:span text:style-name="T72_14">)<text:s/></text:span><text:span text:style-name="T72_15">is</text:span><text:span text:style-name="T72_16"><text:s/></text:span><text:span text:style-name="T72_17">the</text:span><text:span text:style-name="T72_18"><text:s/></text:span><text:span text:style-name="T72_19">phase</text:span><text:span text:style-name="T72_20"><text:s/></text:span><text:span text:style-name="T72_21">in</text:span><text:span text:style-name="T72_22"><text:s/></text:span><text:span text:style-name="T72_23">which</text:span><text:span text:style-name="T72_24"><text:s/></text:span><text:span text:style-name="T72_25">money</text:span><text:span text:style-name="T72_26"><text:s/></text:span><text:span text:style-name="T72_27">and</text:span><text:span text:style-name="T72_28"><text:s/></text:span><text:span text:style-name="T72_29">terms</text:span><text:span text:style-name="T72_30"><text:s/></text:span><text:span text:style-name="T72_31">and</text:span><text:span text:style-name="T72_32"><text:s/></text:span><text:span text:style-name="T72_33">conditions</text:span><text:span text:style-name="T72_34"><text:s/></text:span><text:span text:style-name="T72_35">are</text:span><text:span text:style-name="T72_36"><text:s/></text:span><text:span text:style-name="T72_37">created</text:span><text:span text:style-name="T72_38"><text:s/></text:span><text:span text:style-name="T72_39">to</text:span><text:span text:style-name="T72_40"><text:s/></text:span><text:span text:style-name="T72_41">be</text:span><text:span text:style-name="T72_42"><text:s/></text:span><text:span text:style-name="T72_43">given</text:span><text:span text:style-name="T72_44"><text:s/></text:span><text:span text:style-name="T72_45">to</text:span><text:span text:style-name="T72_46"><text:s/></text:span><text:span text:style-name="T72_47">the</text:span><text:span text:style-name="T72_48"><text:s/></text:span><text:span text:style-name="T72_49">appropriate</text:span><text:span text:style-name="T72_50"><text:s/></text:span><text:span text:style-name="T72_51">grantee</text:span><text:span text:style-name="T72_52">.<text:s/></text:span><text:span text:style-name="T72_53">My</text:span><text:span text:style-name="T72_54"><text:s/></text:span><text:span text:style-name="T72_55">role</text:span><text:span text:style-name="T72_56"><text:s/></text:span><text:span text:style-name="T72_57">in</text:span><text:span text:style-name="T72_58"><text:s/></text:span><text:span text:style-name="T72_59">this</text:span><text:span text:style-name="T72_60"><text:s/></text:span><text:span text:style-name="T72_61">project</text:span><text:span text:style-name="T72_62"><text:s/></text:span><text:span text:style-name="T72_63">was</text:span><text:span text:style-name="T72_64"><text:s/></text:span><text:span text:style-name="T72_65">to</text:span><text:span text:style-name="T72_66"><text:s/></text:span><text:span text:style-name="T72_67">create</text:span><text:span text:style-name="T72_68"><text:s/></text:span><text:span text:style-name="T72_69">the</text:span><text:span text:style-name="T72_70"><text:s/></text:span><text:span text:style-name="T72_71">entire</text:span><text:span text:style-name="T72_72"><text:s/>“</text:span><text:span text:style-name="T72_73">funding</text:span><text:span text:style-name="T72_74"><text:s/></text:span><text:span text:style-name="T72_75">information</text:span><text:span text:style-name="T72_76">”<text:s/></text:span><text:span text:style-name="T72_77">module</text:span><text:span text:style-name="T72_78">,<text:s/></text:span><text:span text:style-name="T72_79">which</text:span><text:span text:style-name="T72_80"><text:s/></text:span><text:span text:style-name="T72_81">allowed</text:span><text:span text:style-name="T72_82"><text:s/></text:span><text:span text:style-name="T72_83">the</text:span><text:span text:style-name="T72_84"><text:s/></text:span><text:span text:style-name="T72_85">responsible</text:span><text:span text:style-name="T72_86"><text:s/></text:span><text:span text:style-name="T72_87">HRSA</text:span><text:span text:style-name="T72_88"><text:s/></text:span><text:span text:style-name="T72_89">employee</text:span><text:span text:style-name="T72_90"><text:s/></text:span><text:span text:style-name="T72_91">to</text:span><text:span text:style-name="T72_92"><text:s/></text:span><text:span text:style-name="T72_93">distribute</text:span><text:span text:style-name="T72_94"><text:s/></text:span><text:span text:style-name="T72_95">money</text:span><text:span text:style-name="T72_96">.<text:s/></text:span><text:span text:style-name="T72_97">It</text:span><text:span text:style-name="T72_98"><text:s/></text:span><text:span text:style-name="T72_99">was</text:span><text:span text:style-name="T72_100"><text:s/></text:span><text:span text:style-name="T72_101">a</text:span><text:span text:style-name="T72_102"><text:s/></text:span><text:span text:style-name="T72_103">large</text:span><text:span text:style-name="T72_104"><text:s/></text:span><text:span text:style-name="T72_105">team</text:span><text:span text:style-name="T72_106"><text:s/></text:span><text:span text:style-name="T72_107">of</text:span><text:span text:style-name="T72_108"><text:s/></text:span><text:span text:style-name="T72_109">about</text:span><text:span text:style-name="T72_110"><text:s/>10<text:s/></text:span><text:span text:style-name="T72_111">developers</text:span><text:span text:style-name="T72_112"><text:s/></text:span><text:span text:style-name="T72_113">and</text:span><text:span text:style-name="T72_114"><text:s/></text:span><text:span text:style-name="T72_115">occasionally</text:span><text:span text:style-name="T72_116"><text:s/></text:span><text:span text:style-name="T72_117">required</text:span><text:span text:style-name="T72_118"><text:s/></text:span><text:span text:style-name="T72_119">a</text:span><text:span text:style-name="T72_120"><text:s/></text:span><text:span text:style-name="T72_121">team</text:span><text:span text:style-name="T72_122"><text:s/></text:span><text:span text:style-name="T72_123">effort</text:span><text:span text:style-name="T72_124"><text:s/></text:span><text:span text:style-name="T72_125">in</text:span><text:span text:style-name="T72_126"><text:s/></text:span><text:span text:style-name="T72_127">order</text:span><text:span text:style-name="T72_128"><text:s/></text:span><text:span text:style-name="T72_129">to</text:span><text:span text:style-name="T72_130"><text:s/></text:span><text:span text:style-name="T72_131">integrate</text:span><text:span text:style-name="T72_132"><text:s/></text:span><text:span text:style-name="T72_133">modules</text:span><text:span text:style-name="T72_134">.</text:span></text:p>
      <text:p text:style-name="P73"><text:span text:style-name="T73_1">Relevant</text:span><text:span text:style-name="T73_2"><text:s/></text:span><text:span text:style-name="T73_3">tech</text:span><text:span text:style-name="T73_4"><text:s/></text:span><text:span text:style-name="T73_5">details</text:span><text:span text:style-name="T73_6">:<text:s/></text:span><text:span text:style-name="T73_7">WebForms</text:span><text:span text:style-name="T73_8">.</text:span></text:p>
      <text:p text:style-name="P74"/>
      <text:p text:style-name="P75"><text:span text:style-name="T75_1">HRSA</text:span><text:span text:style-name="T75_2"><text:s/></text:span><text:span text:style-name="T75_3">EHB</text:span><text:span text:style-name="T75_4"><text:s/></text:span><text:span text:style-name="T75_5">Post</text:span><text:span text:style-name="T75_6"><text:s/></text:span><text:span text:style-name="T75_7">Award</text:span><text:span text:style-name="T75_8"><text:s/>2.0</text:span></text:p>
      <text:p text:style-name="P76"><text:span text:style-name="T76_1">As</text:span><text:span text:style-name="T76_2"><text:s/></text:span><text:span text:style-name="T76_3">an</text:span><text:span text:style-name="T76_4"><text:s/></text:span><text:span text:style-name="T76_5">entry</text:span><text:span text:style-name="T76_6">-</text:span><text:span text:style-name="T76_7">level</text:span><text:span text:style-name="T76_8"><text:s/></text:span><text:span text:style-name="T76_9">software</text:span><text:span text:style-name="T76_10"><text:s/></text:span><text:span text:style-name="T76_11">engineer</text:span><text:span text:style-name="T76_12">,<text:s/></text:span><text:span text:style-name="T76_13">my</text:span><text:span text:style-name="T76_14"><text:s/></text:span><text:span text:style-name="T76_15">responsibilities</text:span><text:span text:style-name="T76_16"><text:s/></text:span><text:span text:style-name="T76_17">were</text:span><text:span text:style-name="T76_18"><text:s/></text:span><text:span text:style-name="T76_19">to</text:span><text:span text:style-name="T76_20"><text:s/></text:span><text:span text:style-name="T76_21">create</text:span><text:span text:style-name="T76_22"><text:s/></text:span><text:span text:style-name="T76_23">the</text:span><text:span text:style-name="T76_24"><text:s/></text:span><text:span text:style-name="T76_25">internal</text:span><text:span text:style-name="T76_26"><text:s/></text:span><text:span text:style-name="T76_27">review</text:span><text:span text:style-name="T76_28"><text:s/></text:span><text:span text:style-name="T76_29">module</text:span><text:span text:style-name="T76_30"><text:s/></text:span><text:span text:style-name="T76_31">for</text:span><text:span text:style-name="T76_32"><text:s/>“</text:span><text:span text:style-name="T76_33">EHB</text:span><text:span text:style-name="T76_34"><text:s/></text:span><text:span text:style-name="T76_35">Post</text:span><text:span text:style-name="T76_36"><text:s/></text:span><text:span text:style-name="T76_37">Award</text:span><text:span text:style-name="T76_38">”<text:s/></text:span><text:span text:style-name="T76_39">module</text:span><text:span text:style-name="T76_40">.<text:s/></text:span><text:span text:style-name="T76_41">Grantees</text:span><text:span text:style-name="T76_42"><text:s/></text:span><text:span text:style-name="T76_43">receiving</text:span><text:span text:style-name="T76_44"><text:s/></text:span><text:span text:style-name="T76_45">funds</text:span><text:span text:style-name="T76_46"><text:s/></text:span><text:span text:style-name="T76_47">from</text:span><text:span text:style-name="T76_48"><text:s/></text:span><text:span text:style-name="T76_49">HRSA</text:span><text:span text:style-name="T76_50"><text:s/></text:span><text:span text:style-name="T76_51">would</text:span><text:span text:style-name="T76_52"><text:s/></text:span><text:span text:style-name="T76_53">submit</text:span><text:span text:style-name="T76_54"><text:s/></text:span><text:span text:style-name="T76_55">applications</text:span><text:span text:style-name="T76_56"><text:s/></text:span><text:span text:style-name="T76_57">to</text:span><text:span text:style-name="T76_58"><text:s/></text:span><text:span text:style-name="T76_59">meet</text:span><text:span text:style-name="T76_60"><text:s/></text:span><text:span text:style-name="T76_61">the</text:span><text:span text:style-name="T76_62"><text:s/></text:span><text:span text:style-name="T76_63">terms</text:span><text:span text:style-name="T76_64"><text:s/></text:span><text:span text:style-name="T76_65">and</text:span><text:span text:style-name="T76_66"><text:s/></text:span><text:span text:style-name="T76_67">conditions</text:span><text:span text:style-name="T76_68"><text:s/></text:span><text:span text:style-name="T76_69">imposed</text:span><text:span text:style-name="T76_70"><text:s/></text:span><text:span text:style-name="T76_71">upon</text:span><text:span text:style-name="T76_72"><text:s/></text:span><text:span text:style-name="T76_73">them</text:span><text:span text:style-name="T76_74">,<text:s/></text:span><text:span text:style-name="T76_75">which</text:span><text:span text:style-name="T76_76"><text:s/></text:span><text:span text:style-name="T76_77">would</text:span><text:span text:style-name="T76_78"><text:s/></text:span><text:span text:style-name="T76_79">then</text:span><text:span text:style-name="T76_80"><text:s/></text:span><text:span text:style-name="T76_81">be</text:span><text:span text:style-name="T76_82"><text:s/></text:span><text:span text:style-name="T76_83">reviewed</text:span><text:span text:style-name="T76_84"><text:s/></text:span><text:span text:style-name="T76_85">by</text:span><text:span text:style-name="T76_86"><text:s/></text:span><text:span text:style-name="T76_87">HRSA</text:span><text:span text:style-name="T76_88"><text:s/></text:span><text:span text:style-name="T76_89">employees</text:span><text:span text:style-name="T76_90">.<text:s/></text:span><text:span text:style-name="T76_91">This</text:span><text:span text:style-name="T76_92"><text:s/></text:span><text:span text:style-name="T76_93">behavior</text:span><text:span text:style-name="T76_94"><text:s/></text:span><text:span text:style-name="T76_95">also</text:span><text:span text:style-name="T76_96"><text:s/></text:span><text:span text:style-name="T76_97">had</text:span><text:span text:style-name="T76_98"><text:s/></text:span><text:span text:style-name="T76_99">to</text:span><text:span text:style-name="T76_100"><text:s/></text:span><text:span text:style-name="T76_101">be</text:span><text:span text:style-name="T76_102"><text:s/></text:span><text:span text:style-name="T76_103">implemented</text:span><text:span text:style-name="T76_104"><text:s/></text:span><text:span text:style-name="T76_105">for</text:span><text:span text:style-name="T76_106"><text:s/></text:span><text:span text:style-name="T76_107">another</text:span><text:span text:style-name="T76_108"><text:s/></text:span><text:span text:style-name="T76_109">module</text:span><text:span text:style-name="T76_110"><text:s/>(</text:span><text:span text:style-name="T76_111">prior</text:span><text:span text:style-name="T76_112"><text:s/></text:span><text:span text:style-name="T76_113">approvals</text:span><text:span text:style-name="T76_114">)<text:s/></text:span><text:span text:style-name="T76_115">in</text:span><text:span text:style-name="T76_116"><text:s/></text:span><text:span text:style-name="T76_117">which</text:span><text:span text:style-name="T76_118"><text:s/></text:span><text:span text:style-name="T76_119">a</text:span><text:span text:style-name="T76_120"><text:s/></text:span><text:span text:style-name="T76_121">similar</text:span><text:span text:style-name="T76_122"><text:s/></text:span><text:span text:style-name="T76_123">review</text:span><text:span text:style-name="T76_124"><text:s/></text:span><text:span text:style-name="T76_125">process</text:span><text:span text:style-name="T76_126"><text:s/></text:span><text:span text:style-name="T76_127">was</text:span><text:span text:style-name="T76_128"><text:s/></text:span><text:span text:style-name="T76_129">necessary</text:span><text:span text:style-name="T76_130">,<text:s/></text:span><text:span text:style-name="T76_131">but</text:span><text:span text:style-name="T76_132"><text:s/></text:span><text:span text:style-name="T76_133">based</text:span><text:span text:style-name="T76_134"><text:s/></text:span><text:span text:style-name="T76_135">on</text:span><text:span text:style-name="T76_136"><text:s/></text:span><text:span text:style-name="T76_137">a</text:span><text:span text:style-name="T76_138"><text:s/></text:span><text:span text:style-name="T76_139">different</text:span><text:span text:style-name="T76_140"><text:s/></text:span><text:span text:style-name="T76_141">subject</text:span><text:span text:style-name="T76_142"><text:s/></text:span><text:span text:style-name="T76_143">matter</text:span><text:span text:style-name="T76_144">.<text:s/></text:span><text:span text:style-name="T76_145">For</text:span><text:span text:style-name="T76_146"><text:s/></text:span><text:span text:style-name="T76_147">this</text:span><text:span text:style-name="T76_148"><text:s/></text:span><text:span text:style-name="T76_149">reason</text:span><text:span text:style-name="T76_150">,<text:s/></text:span><text:span text:style-name="T76_151">the</text:span><text:span text:style-name="T76_152"><text:s/></text:span><text:span text:style-name="T76_153">code</text:span><text:span text:style-name="T76_154"><text:s/></text:span><text:span text:style-name="T76_155">base</text:span><text:span text:style-name="T76_156"><text:s/></text:span><text:span text:style-name="T76_157">and</text:span><text:span text:style-name="T76_158"><text:s/></text:span><text:span text:style-name="T76_159">data</text:span><text:span text:style-name="T76_160"><text:s/></text:span><text:span text:style-name="T76_161">model</text:span><text:span text:style-name="T76_162"><text:s/></text:span><text:span text:style-name="T76_163">had</text:span><text:span text:style-name="T76_164"><text:s/></text:span><text:span text:style-name="T76_165">to</text:span><text:span text:style-name="T76_166"><text:s/></text:span><text:span text:style-name="T76_167">be</text:span><text:span text:style-name="T76_168"><text:s/></text:span><text:span text:style-name="T76_169">flexible</text:span><text:span text:style-name="T76_170"><text:s/></text:span><text:span text:style-name="T76_171">enough</text:span><text:span text:style-name="T76_172"><text:s/></text:span><text:span text:style-name="T76_173">to</text:span><text:span text:style-name="T76_174"><text:s/></text:span><text:span text:style-name="T76_175">accommodate</text:span><text:span text:style-name="T76_176"><text:s/></text:span><text:span text:style-name="T76_177">both</text:span><text:span text:style-name="T76_178"><text:s/></text:span><text:span text:style-name="T76_179">modules</text:span><text:span text:style-name="T76_180">.</text:span></text:p>
      <text:p text:style-name="P77"><text:span text:style-name="T77_1">Relevant</text:span><text:span text:style-name="T77_2"><text:s/></text:span><text:span text:style-name="T77_3">tech</text:span><text:span text:style-name="T77_4"><text:s/></text:span><text:span text:style-name="T77_5">details</text:span><text:span text:style-name="T77_6">:<text:s/></text:span><text:span text:style-name="T77_7">WebForms</text:span><text:span text:style-name="T77_8">.</text:span></text:p>
      <text:p text:style-name="P78"/>
      <text:p text:style-name="P79"/>
      <text:p text:style-name="P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0.159cm" fo:line-height="115%" fo:margin-top="0.159cm" fo:margin-bottom="0.159cm" fo:margin-left="0.159cm" fo:margin-right="0.159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423cm" fo:margin-bottom="0.423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97cm" fo:margin-bottom="0.397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23cm" fo:margin-bottom="0.423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5cm" fo:margin-bottom="0.45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45cm" fo:margin-bottom="0.45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635cm" fo:margin-bottom="0.635cm" fo:margin-left="0cm" fo:margin-right="0cm" fo:keep-with-next="always" fo:keep-together="always" style:writing-mode="lr-tb"/>
      <style:text-properties style:text-line-through-style="none" fo:font-style="normal" style:font-style-asian="normal" style:font-style-complex="normal" fo:color="#000000" style:font-name="Verdana" fo:font-size="8pt" style:font-name-asian="Verdana" style:font-size-asian="8pt" style:font-name-complex="Verdana" style:font-size-complex="8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1.27cm" fo:padding-right="0cm" fo:margin-right="1.27cm"/>
      <style:header-style>
        <style:header-footer-properties fo:min-height="0.021cm" fo:margin-bottom="0.021cm" style:dynamic-spacing="true"/>
      </style:header-style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Heading_20_1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fo:color="#9a521b" fo:font-size="20pt" style:font-size-asian="20pt" style:font-size-complex="20pt" fo:font-weight="normal" style:font-weight-asian="normal" style:font-weight-complex="normal"/>
    </style:style>
    <style:style style:name="T1_2" style:family="text">
      <style:text-properties fo:color="#9a521b" fo:font-size="20pt" style:font-size-asian="20pt" style:font-size-complex="20pt" fo:font-weight="normal" style:font-weight-asian="normal" style:font-weight-complex="normal"/>
    </style:style>
    <style:style style:name="T1_3" style:family="text">
      <style:text-properties fo:color="#9a521b" fo:font-size="20pt" style:font-size-asian="20pt" style:font-size-complex="20pt" fo:font-weight="normal" style:font-weight-asian="normal" style:font-weight-complex="normal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fo:color="#cc7a17" fo:font-size="9pt" style:font-size-asian="9pt" style:font-size-complex="9pt"/>
    </style:style>
    <style:style style:name="T2_2" style:family="text">
      <style:text-properties fo:color="#cc7a17" fo:font-size="9pt" style:font-size-asian="9pt" style:font-size-complex="9pt"/>
    </style:style>
    <style:style style:name="T2_3" style:family="text">
      <style:text-properties fo:color="#cc7a17" fo:font-size="9pt" style:font-size-asian="9pt" style:font-size-complex="9pt"/>
    </style:style>
    <style:style style:name="T2_4" style:family="text">
      <style:text-properties fo:color="#cc7a17" fo:font-size="9pt" style:font-size-asian="9pt" style:font-size-complex="9pt"/>
    </style:style>
    <style:style style:name="T2_5" style:family="text">
      <style:text-properties style:text-line-through-style="none" fo:font-style="normal" style:font-style-asian="normal" style:font-style-complex="normal" fo:color="#cc7a17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2_6" style:family="text">
      <style:text-properties fo:color="#cc7a17" fo:font-size="9pt" style:font-size-asian="9pt" style:font-size-complex="9pt"/>
    </style:style>
    <style:style style:name="T2_7" style:family="text">
      <style:text-properties style:text-line-through-style="none" fo:font-style="normal" style:font-style-asian="normal" style:font-style-complex="normal" fo:color="#cc7a17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T2_8" style:family="text"/>
    <style:style style:name="T2_9" style:family="text">
      <style:text-properties fo:color="#1155cc" fo:font-size="9pt" style:font-size-asian="9pt" style:font-size-complex="9pt" style:text-underline-style="solid" style:text-underline-color="font-color"/>
    </style:style>
    <style:style style:name="T2_10" style:family="text"/>
    <style:style style:name="T2_11" style:family="text">
      <style:text-properties fo:color="#1155cc" fo:font-size="9pt" style:font-size-asian="9pt" style:font-size-complex="9pt" style:text-underline-style="solid" style:text-underline-color="font-color"/>
    </style:style>
    <style:style style:name="T2_12" style:family="text"/>
    <style:style style:name="T2_13" style:family="text">
      <style:text-properties fo:color="#1155cc" fo:font-size="9pt" style:font-size-asian="9pt" style:font-size-complex="9pt" style:text-underline-style="solid" style:text-underline-color="font-color"/>
    </style:style>
    <style:style style:name="T2_14" style:family="text"/>
    <style:style style:name="T2_15" style:family="text">
      <style:text-properties fo:color="#1155cc" fo:font-size="9pt" style:font-size-asian="9pt" style:font-size-complex="9pt" style:text-underline-style="solid" style:text-underline-color="font-color"/>
    </style:style>
    <style:style style:name="T2_16" style:family="text"/>
    <style:style style:name="T2_17" style:family="text">
      <style:text-properties fo:color="#1155cc" fo:font-size="9pt" style:font-size-asian="9pt" style:font-size-complex="9pt" style:text-underline-style="solid" style:text-underline-color="font-color"/>
    </style:style>
    <style:style style:name="T2_18" style:family="text"/>
    <style:style style:name="T2_19" style:family="text">
      <style:text-properties fo:color="#1155cc" fo:font-size="9pt" style:font-size-asian="9pt" style:font-size-complex="9pt" style:text-underline-style="solid" style:text-underline-color="font-color"/>
    </style:style>
    <style:style style:name="T2_20" style:family="text"/>
    <style:style style:name="T2_21" style:family="text">
      <style:text-properties fo:color="#1155cc" fo:font-size="9pt" style:font-size-asian="9pt" style:font-size-complex="9pt" style:text-underline-style="solid" style:text-underline-color="font-color"/>
    </style:style>
    <style:style style:name="T2_22" style:family="text">
      <style:text-properties fo:color="#cc7a17" fo:font-size="9pt" style:font-size-asian="9pt" style:font-size-complex="9pt"/>
    </style:style>
    <style:style style:name="T2_23" style:family="text"/>
    <style:style style:name="T2_24" style:family="text">
      <style:text-properties fo:color="#1155cc" fo:font-size="9pt" style:font-size-asian="9pt" style:font-size-complex="9pt" style:text-underline-style="solid" style:text-underline-color="font-color"/>
    </style:style>
    <style:style style:name="T2_25" style:family="text"/>
    <style:style style:name="T2_26" style:family="text">
      <style:text-properties fo:color="#1155cc" fo:font-size="9pt" style:font-size-asian="9pt" style:font-size-complex="9pt" style:text-underline-style="solid" style:text-underline-color="font-color"/>
    </style:style>
    <style:style style:name="T2_27" style:family="text"/>
    <style:style style:name="T2_28" style:family="text">
      <style:text-properties fo:color="#1155cc" fo:font-size="9pt" style:font-size-asian="9pt" style:font-size-complex="9pt" style:text-underline-style="solid" style:text-underline-color="font-color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cc7a17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h text:style-name="P1" text:outline-level="10"><text:span text:style-name="T1_1">Justin</text:span><text:span text:style-name="T1_2"><text:s/></text:span><text:span text:style-name="T1_3">Spencer</text:span></text:h>
        <text:p text:style-name="P2"><text:span text:style-name="T2_1">Ashburn</text:span><text:span text:style-name="T2_2">,<text:s/></text:span><text:span text:style-name="T2_3">VA</text:span><text:span text:style-name="T2_4"><text:s/></text:span><text:span text:style-name="T2_5">•<text:s/></text:span><text:span text:style-name="T2_6">571-969-8620<text:s/></text:span><text:span text:style-name="T2_7">•<text:s/></text:span><text:span text:style-name="T2_8"><text:a xlink:type="simple" xlink:href="mailto:jspencer.jms@gmail.com"><text:span text:style-name="T2_9">jspencer</text:span></text:a></text:span><text:span text:style-name="T2_10"><text:a xlink:type="simple" xlink:href="mailto:jspencer.jms@gmail.com"><text:span text:style-name="T2_11">.</text:span></text:a></text:span><text:span text:style-name="T2_12"><text:a xlink:type="simple" xlink:href="mailto:jspencer.jms@gmail.com"><text:span text:style-name="T2_13">jms</text:span></text:a></text:span><text:span text:style-name="T2_14"><text:a xlink:type="simple" xlink:href="mailto:jspencer.jms@gmail.com"><text:span text:style-name="T2_15">@</text:span></text:a></text:span><text:span text:style-name="T2_16"><text:a xlink:type="simple" xlink:href="mailto:jspencer.jms@gmail.com"><text:span text:style-name="T2_17">gmail</text:span></text:a></text:span><text:span text:style-name="T2_18"><text:a xlink:type="simple" xlink:href="mailto:jspencer.jms@gmail.com"><text:span text:style-name="T2_19">.</text:span></text:a></text:span><text:span text:style-name="T2_20"><text:a xlink:type="simple" xlink:href="mailto:jspencer.jms@gmail.com"><text:span text:style-name="T2_21">com</text:span></text:a></text:span><text:span text:style-name="T2_22"><text:s/>•<text:s/></text:span><text:span text:style-name="T2_23"><text:a xlink:type="simple" xlink:href="http://www.jamsupreme.net"><text:span text:style-name="T2_24">jamsupreme</text:span></text:a></text:span><text:span text:style-name="T2_25"><text:a xlink:type="simple" xlink:href="http://www.jamsupreme.net"><text:span text:style-name="T2_26">.</text:span></text:a></text:span><text:span text:style-name="T2_27"><text:a xlink:type="simple" xlink:href="http://www.jamsupreme.net"><text:span text:style-name="T2_28">net</text:span></text:a></text:span></text:p>
        <text:p text:style-name="P3"/>
      </style:header>
      <style:footer>
        <text:p text:style-name="P4"/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